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俄乌战争引中立论战 爱尔兰将进行国安辩论</text:span>
</text:h>
      <text:p text:style-name="P4">
Publisher: 法新社</text:p>
      <text:p text:style-name="P4">
Published Time: 2023-06-22T-13:32:09+00:00</text:p>
      <text:p text:style-name="P4">
Modified Time: 2023-06-22T13:20:06+00:00</text:p>
      <text:p text:style-name="P4">
Description: （法新社都柏林22日电） 俄罗斯全面入侵乌克兰后，爱尔兰与欧洲盟国歧见渐增。爱尔兰今天开始针对国际安全政策进行公开辩论，其中也将讨论该国长期以来的军事中立立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2T-13-32-09-00-00/000000.png" xlink:type="simple" xlink:show="embed" xlink:actuate="onLoad" draw:mime-type="image/png"/>
</draw:frame>
</text:p>
      <text:p text:style-name="P4">
面对俄国侵略乌克兰的局面，原本不结盟的芬兰及瑞典两国都决定重新评估数十年来的中立立场，如今爱尔兰也将就此徵询民意。</text:p>
      <text:p text:style-name="P4">
爱尔兰此次「公众意见徵询」今天从南部城市科克（Cork）开始，明天将在西海岸的加威（Galway）进行，随后于26日及27日在首都都柏林结束。</text:p>
      <text:p text:style-name="P4">
关于爱尔兰是否加入北大西洋组织公约（NATO）的辩论，不但激起人们的情绪，也可能改变二战以来历届政府所遵循的路线。</text:p>
      <text:p text:style-name="P4">
爱尔兰总统希金斯（Michael D. Higgins）上周谴责政府提出这个问题形同「玩火」。爱尔兰总统的职位在政治上属于礼仪性质的角色。</text:p>
      <text:p text:style-name="P4">
希金斯日前接受爱尔兰报纸「周日商业邮报」（Sunday BusinessPost）采访时表示，爱尔兰在外交政策上正处于「最危险的时刻」，并称爱尔兰如今的立场「随波逐流』。</text:p>
      <text:p text:style-name="P4">
爱尔兰总理瓦拉德卡（LeoVaradkar）淡化这项论坛对中立问题讨论的影响，他20日告诉爱尔兰众议院，这次公众意见徵询「没有隐藏议程」，将处理范围广泛的国防问题。</text:p>
      <text:p text:style-name="P4">
瓦拉德卡告诉众议院：「我们非常清楚我们的政策是什么。我们不会加入北约或任何其他的军事联盟。我们将投资我国国防军力。」</text:p>
      <text:p text:style-name="P4">
目前已有约1200人登记参加这场辩论，并提出300多份意见，届时将听取国际安全专家、公民社会和非政府组织成员的意见。</text:p>
      <text:p text:style-name="P4">
Source: <text:a xlink:type="simple" xlink:href="https://www.rfi.fr/cn/%E5%9B%BD%E9%99%85%E6%8A%A5%E9%81%93/20230622-%E4%BF%84%E4%B9%8C%E6%88%98%E4%BA%89%E5%BC%95%E4%B8%AD%E7%AB%8B%E8%AE%BA%E6%88%98-%E7%88%B1%E5%B0%94%E5%85%B0%E5%B0%86%E8%BF%9B%E8%A1%8C%E5%9B%BD%E5%AE%89%E8%BE%A9%E8%AE%BA" text:style-name="Internet_20_link" text:visited-style-name="Visited_20_Internet_20_Link">
https://www.rfi.fr/cn/%E5%9B%BD%E9%99%85%E6%8A%A5%E9%81%93/20230622-%E4%BF%84%E4%B9%8C%E6%88%98%E4%BA%89%E5%BC%95%E4%B8%AD%E7%AB%8B%E8%AE%BA%E6%88%98-%E7%88%B1%E5%B0%94%E5%85%B0%E5%B0%86%E8%BF%9B%E8%A1%8C%E5%9B%BD%E5%AE%89%E8%BE%A9%E8%AE%BA</text:a>
</text:p>
      <!--NEWS-->
      <text:h text:style-name="P10" text:outline-level="1">
<text:span text:style-name="T4">
美光将在印度投资8亿美元 建立晶片组装封测厂</text:span>
</text:h>
      <text:p text:style-name="P4">
Publisher: 法新社</text:p>
      <text:p text:style-name="P4">
Published Time: 2023-06-22T-15:32:09+00:00</text:p>
      <text:p text:style-name="P4">
Modified Time: 2023-06-22T13:05:01+00:00</text:p>
      <text:p text:style-name="P4">
Description: （法新社华盛顿22日电） 印度总理莫迪（Narendra Modi）抵达华府进行国是访问。美国官员表示，美国晶片巨擘美光科技公司（Micr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22T-15-32-09-00-00/000000.png" xlink:type="simple" xlink:show="embed" xlink:actuate="onLoad" draw:mime-type="image/png"/>
</draw:frame>
</text:p>
      <text:p text:style-name="P4">
这位官员在谈到美国阻止中国主导高端技术的努力时对记者表示，印度投资后，这项计画的总投资金额将达27.5亿美元，将有助于「建立促进供应链多元化的半导体生态系统」。</text:p>
      <text:p text:style-name="P4">
Source: <text:a xlink:type="simple" xlink:href="https://www.rfi.fr/cn/%E5%9B%BD%E9%99%85%E6%8A%A5%E9%81%93/20230622-%E7%BE%8E%E5%85%89%E5%B0%86%E5%9C%A8%E5%8D%B0%E5%BA%A6%E6%8A%95%E8%B5%848%E4%BA%BF%E7%BE%8E%E5%85%83-%E5%BB%BA%E7%AB%8B%E6%99%B6%E7%89%87%E7%BB%84%E8%A3%85%E5%B0%81%E6%B5%8B%E5%8E%82" text:style-name="Internet_20_link" text:visited-style-name="Visited_20_Internet_20_Link">
https://www.rfi.fr/cn/%E5%9B%BD%E9%99%85%E6%8A%A5%E9%81%93/20230622-%E7%BE%8E%E5%85%89%E5%B0%86%E5%9C%A8%E5%8D%B0%E5%BA%A6%E6%8A%95%E8%B5%848%E4%BA%BF%E7%BE%8E%E5%85%83-%E5%BB%BA%E7%AB%8B%E6%99%B6%E7%89%87%E7%BB%84%E8%A3%85%E5%B0%81%E6%B5%8B%E5%8E%82</text:a>
</text:p>
      <!--NEWS-->
      <text:h text:style-name="P10" text:outline-level="1">
<text:span text:style-name="T4">
马斯克与祖克柏隔空互呛 约战赌城铁笼格斗大赛</text:span>
</text:h>
      <text:p text:style-name="P4">
Publisher: 法新社</text:p>
      <text:p text:style-name="P4">
Published Time: 2023-06-22T-17:32:09+00:00</text:p>
      <text:p text:style-name="P4">
Modified Time: 2023-06-22T13:05:02+00:00</text:p>
      <text:p text:style-name="P4">
Description: （法新社伦敦22日电） 全球最知名的两位科技亿万富豪马斯克和祖克柏不仅是业界竞争对手，现在还可能上升到肢体冲突，两人约好要塞赌城进行铁笼格斗大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22T-17-32-09-00-00/000000.png" xlink:type="simple" xlink:show="embed" xlink:actuate="onLoad" draw:mime-type="image/png"/>
</draw:frame>
</text:p>
      <text:p text:style-name="P4">
马斯克（Elon Musk）在被他买下的社群媒体推特（Twitter）发文表示，他准备好「在铁笼战会会」祖克柏（Mark Zuckerberg）。</text:p>
      <text:p text:style-name="P4">
祖克柏上传一张马斯克推文截图，上面一行字写着「给我地点」。马斯克则回应祖克柏：「维加斯八角笼（Vegas Octagon）。」</text:p>
      <text:p text:style-name="P4">
Meta向法新社证实，祖克柏的讯息确实是他本人上传的。</text:p>
      <text:p text:style-name="P4">
两人约战在网路掀起热议，网友纷纷押注看好的对象，不过祖克柏大幅胜出。</text:p>
      <text:p text:style-name="P4">
39岁的祖克柏受过综合格斗（MMA）训练，最近还夺得柔术锦标赛的奖牌。本月底满52岁的马斯克则是推文说：「我有个动作不错，我称之为海象，只是躺在对手身上，什么事都不做。」</text:p>
      <text:p text:style-name="P4">
一名科技记者在推特说，「拜托请让这事情成真」。</text:p>
      <text:p text:style-name="P4">
Source: <text:a xlink:type="simple" xlink:href="https://www.rfi.fr/cn/%E7%BC%A4%E7%BA%B7%E4%B8%96%E7%95%8C/20230622-%E9%A9%AC%E6%96%AF%E5%85%8B%E4%B8%8E%E7%A5%96%E5%85%8B%E6%9F%8F%E9%9A%94%E7%A9%BA%E4%BA%92%E5%91%9B-%E7%BA%A6%E6%88%98%E8%B5%8C%E5%9F%8E%E9%93%81%E7%AC%BC%E6%A0%BC%E6%96%97%E5%A4%A7%E8%B5%9B" text:style-name="Internet_20_link" text:visited-style-name="Visited_20_Internet_20_Link">
https://www.rfi.fr/cn/%E7%BC%A4%E7%BA%B7%E4%B8%96%E7%95%8C/20230622-%E9%A9%AC%E6%96%AF%E5%85%8B%E4%B8%8E%E7%A5%96%E5%85%8B%E6%9F%8F%E9%9A%94%E7%A9%BA%E4%BA%92%E5%91%9B-%E7%BA%A6%E6%88%98%E8%B5%8C%E5%9F%8E%E9%93%81%E7%AC%BC%E6%A0%BC%E6%96%97%E5%A4%A7%E8%B5%9B</text:a>
</text:p>
      <!--NEWS-->
      <text:h text:style-name="P10" text:outline-level="1">
<text:span text:style-name="T4">
乌克兰战争：BBC记者探访乌克兰对俄反攻最前线</text:span>
</text:h>
      <text:p text:style-name="P4">
Author: https://www.facebook.com/bbcworldservice/</text:p>
      <text:p text:style-name="P4">
Publisher: BBC News 中文</text:p>
      <text:p text:style-name="P4">
Published Time: 2023-06-22T03:00:18.000Z</text:p>
      <text:p text:style-name="P4">
Modified Time: 2023-06-22T03:00:18.000Z</text:p>
      <text:p text:style-name="P4">
Description: 乌克兰对俄罗斯展开反攻已有两周多，泽连斯基总统承认战场进展“比预期的要慢”。BBC探访前线的第68猎兵旅，他们正试图扩大对布拉霍达特内村庄以东的控制。</text:p>
      <text:p text:style-name="P4">
Images: []</text:p>
      <text:p text:style-name="P4">
Videos: ["<text:a xlink:type="simple" xlink:href="https://www.bbc.com/ws/av-embeds/cps/zhongwen/simp/world-65975296/p0fwkqfl/zh-hans" text:style-name="Internet_20_link" text:visited-style-name="Visited_20_Internet_20_Link">
zh-hans</text:a>
"]</text:p>
      <text:p text:style-name="P4">
Tags: ['乌克兰局势升温', '俄国', '军事', '乌克兰']</text:p>
      <text:p text:style-name="P4">
Type: Article</text:p>
      <!--METADATA-->
      <text:h text:style-name="P12" text:outline-level="3">
<text:span text:style-name="T4">
乌克兰战争：BBC记者探访乌克兰对俄反攻最前线</text:span>
</text:h>
      <text:p text:style-name="P4">
<text:a xlink:type="simple" xlink:href="https://www.bbc.com/ws/av-embeds/cps/zhongwen/simp/world-65975296/p0fwkqfl/zh-hans" text:style-name="Internet_20_link" text:visited-style-name="Visited_20_Internet_20_Link">
 Video-1-Link：/ws/av-embeds/cps/zhongwen/simp/world-65975296/p0fwkqfl/zh-hans</text:a>
 <text:span text:style-name="T4">
你的器材不支持播放多媒体材料</text:span>
<text:span text:style-name="T4">
乌克兰战争：BBC记者探访乌克兰对俄反攻最前线</text:span>
 2023年6月22日</text:p>
      <text:p text:style-name="P4">
乌克兰对俄罗斯展开反攻已有两周多，泽连斯基总统承认战场进展“比预期的要慢”。</text:p>
      <text:p text:style-name="P4">
乌克兰国防部长周一表示，反攻迄今已经收复了南部地区和东部顿涅茨克的八个村庄。</text:p>
      <text:p text:style-name="P4">
乌克兰军队正在发起试探性攻击，大部分部队仍在等待俄罗斯出现足够大的防御缺口，以便发动主要进攻，夺回乌克兰南部土地。</text:p>
      <text:p text:style-name="P4">
BBC记者夏昆汀（Quentin Sommerville）和摄影师达伦·康威（DarrenConway）探访前线的第68猎兵旅，他们正试图扩大对近期夺回的布拉霍达特内村庄以东的控制。</text:p>
      <text:p text:style-name="P4">
Source: <text:a xlink:type="simple" xlink:href="https://www.bbc.com/zhongwen/simp/world-65975296" text:style-name="Internet_20_link" text:visited-style-name="Visited_20_Internet_20_Link">
https://www.bbc.com/zhongwen/simp/world-65975296</text:a>
</text:p>
      <!--NEWS-->
      <text:h text:style-name="P10" text:outline-level="1">
<text:span text:style-name="T4">
布林肯会习近平：中美时隔五年恢复高层访问前后的“唇枪舌剑”</text:span>
</text:h>
      <text:p text:style-name="P4">
Author: https://www.facebook.com/bbcworldservice/</text:p>
      <text:p text:style-name="P4">
Publisher: BBC News 中文</text:p>
      <text:p text:style-name="P4">
Published Time: 2023-06-22T03:23:59.000Z</text:p>
      <text:p text:style-name="P4">
Modified Time: 2023-06-22T03:23:59.000Z</text:p>
      <text:p text:style-name="P4">
Description: 五年来首位美国国务卿的访华行程以中国最高领导人一句“让中美关系稳下来好起来”作结，但分析人士对中美关系能否真正恢复正常抱有怀疑。</text:p>
      <text:p text:style-name="P4">
Images: ["<text:a xlink:type="simple" xlink:href="https://ichef.bbci.co.uk/news/640/cpsprodpb/B619/production/_130171664_091457.2023-06-19t091425z_178507080_rc29m1a70byy_rtrmadp_3_china-usa-blinken.jpg" text:style-name="Internet_20_link" text:visited-style-name="Visited_20_Internet_20_Link">
_130171664_09...</text:a>
"]</text:p>
      <text:p text:style-name="P4">
Videos: ["<text:a xlink:type="simple" xlink:href="https://www.bbc.com/ws/av-embeds/cps/zhongwen/simp/world-65981589/p0fw33tk/zh-hans" text:style-name="Internet_20_link" text:visited-style-name="Visited_20_Internet_20_Link">
zh-hans</text:a>
", "<text:a xlink:type="simple" xlink:href="https://www.bbc.com/ws/av-embeds/cps/zhongwen/simp/world-65981589/p0fwmg5z/zh-hans" text:style-name="Internet_20_link" text:visited-style-name="Visited_20_Internet_20_Link">
zh-hans</text:a>
", "<text:a xlink:type="simple" xlink:href="https://www.bbc.com/ws/av-embeds/cps/zhongwen/simp/world-65981589/p0fvkjns/zh-hans" text:style-name="Internet_20_link" text:visited-style-name="Visited_20_Internet_20_Link">
zh-hans</text:a>
", "<text:a xlink:type="simple" xlink:href="https://www.bbc.com/ws/av-embeds/cps/zhongwen/simp/world-65981589/p0fftnq5/zh-hans" text:style-name="Internet_20_link" text:visited-style-name="Visited_20_Internet_20_Link">
zh-hans</text:a>
", "<text:a xlink:type="simple" xlink:href="https://www.bbc.com/ws/av-embeds/cps/zhongwen/simp/world-65981589/p0fttybd/zh-hans" text:style-name="Internet_20_link" text:visited-style-name="Visited_20_Internet_20_Link">
zh-hans</text:a>
"]</text:p>
      <text:p text:style-name="P4">
Tags: ['中美关系', '习近平', '中國', '政治', '台湾', '美国']</text:p>
      <text:p text:style-name="P4">
Type: Article</text:p>
      <!--METADATA-->
      <text:h text:style-name="P12" text:outline-level="3">
<text:span text:style-name="T4">
布林肯会习近平：中美时隔五年恢复高层访问前后的“唇枪舌剑”</text:span>
</text:h>
      <text:p text:style-name="P4">
2023年6月22日<draw:frame draw:style-name="fr1" draw:name="Image6" text:anchor-type="as-char" svg:width="6.9236in" svg:height="3.894525in" draw:z-index="0">
<draw:image xlink:href="../Images/BBC Chinese/2023-06-22T03-23-59.000Z/_130171664_091457.2023-06-19t091425z_178507080_rc29m1a70byy_rtrmadp_3_china-usa-blinken.jpg" xlink:type="simple" xlink:show="embed" xlink:actuate="onLoad" draw:mime-type="image/jpeg"/>
</draw:frame>
</text:p>
      <text:p text:style-name="P4">
图像来源，  Reuters</text:p>
      <text:p text:style-name="P4">
图像加注文字，</text:p>
      <text:p text:style-name="P4">
习近平（中）在北京人民大会堂福建厅会晤布林肯（左）的布局引来广泛议论。</text:p>
      <text:p text:style-name="P4">
<text:span text:style-name="T4">
美国国务卿布林肯（AntonyBlinken）在会晤中国国家主席习近平后，结束了华府外交首长五年来首次访华行程，转往英国访问，但有关中国的讨论并未结束。</text:span>
</text:p>
      <text:p text:style-name="P4">
上一次美国国务卿访华并会晤习近平要追溯到2018年6月，蓬佩奥当年6月和10月两次访华，但第二次访问没有见到习近平。</text:p>
      <text:p text:style-name="P4">
在布林肯的两天访问行程里，中美双方均提出要稳定关系，但美方寻求重启军方沟通渠道一事未能如愿。中方则强调美方应为当前双边关系僵持而“反思”，而在中美关系的众多问题中，没有任何事情比台湾问题更为重要。</text:p>
      <text:p text:style-name="P4">
布林肯离开中国后，美国总统拜登（JoeBiden）先是形容美中关系已走在“正确轨道”上，然后在相隔一天后公开批评习近平是“独裁者”，再次引来北京的强烈批评。</text:p>
      <text:p text:style-name="P4">
虽然普遍评论认为布林肯访华迈出了恢复双边关系健康发展的重要一步，但多位观察人士向BBC指出，能否真正恢复正常，仍待审慎观察。</text:p>
      <text:p text:style-name="P4">
<text:a xlink:type="simple" xlink:href="https://www.bbc.com/zhongwen/simp/chinese-news-65950568" text:style-name="Internet_20_link" text:visited-style-name="Visited_20_Internet_20_Link">
 习近平会晤布林肯 促“让中美关系稳下来好起来” </text:a>
  * <text:a xlink:type="simple" xlink:href="https://www.bbc.com/zhongwen/simp/chinese-news-65915282" text:style-name="Internet_20_link" text:visited-style-name="Visited_20_Internet_20_Link">
 美国为何要终结中国的“发展中国家”地位 </text:a>
  * <text:a xlink:type="simple" xlink:href="https://www.bbc.com/zhongwen/simp/world-65807046" text:style-name="Internet_20_link" text:visited-style-name="Visited_20_Internet_20_Link">
 中国防长李尚福香格里拉对话释放全方位强硬信号 </text:a>
  * <text:a xlink:type="simple" xlink:href="https://www.bbc.com/zhongwen/simp/world-65705268" text:style-name="Internet_20_link" text:visited-style-name="Visited_20_Internet_20_Link">
 拜登政府出“乌龙”，美中关系“回暖”再蒙阴影 </text:a>
  * <text:a xlink:type="simple" xlink:href="https://www.bbc.com/zhongwen/simp/world-65662960" text:style-name="Internet_20_link" text:visited-style-name="Visited_20_Internet_20_Link">
 G7峰会：联合声明剑指中国“经济胁迫” 泽连斯基成最后一日焦点 </text:a>
</text:p>
      <text:h text:style-name="P12" text:outline-level="3">
<text:span text:style-name="T4">
红地毯与座次——旁观者眼中的“下马威”</text:span>
</text:h>
      <text:p text:style-name="P4">
<text:a xlink:type="simple" xlink:href="https://www.bbc.com/ws/av-embeds/cps/zhongwen/simp/world-65981589/p0fw33tk/zh-hans" text:style-name="Internet_20_link" text:visited-style-name="Visited_20_Internet_20_Link">
 Video-1-Link：/ws/av-embeds/cps/zhongwen/simp/world-65981589/p0fw33tk/zh-hans</text:a>
 <text:span text:style-name="T4">
你的器材不支持播放多媒体材料</text:span>
视频加注文字，</text:p>
      <text:p text:style-name="P4">
布林肯与习近平的会面在举行前约一个小时才对外公布。</text:p>
      <text:p text:style-name="P4">
从布林肯6月18日在北京首都机场下飞机的一刻起，无论是中国网民还是海外观察人士均在留意着他受到哪些对待——停机坪没铺红地毯，只有中国外交部北美大洋洲司司长杨涛接机；中国外交部长秦刚对布林肯就台湾问题等“阐明严正立场，提出明确要求”；中共中央外办主任王毅“要求美方停止炒作‘中国威胁论’，取消对华非法单边制裁，放弃对中国科技发展打压，不得肆意干涉中国的内政”。</text:p>
      <text:p text:style-name="P4">
到19日下午，外界得知习近平确定要会晤布林肯。在北京人民大会堂福建厅这35分钟里，习近平独坐长桌的正中央，左右分别是两国官员。观察人士甚至是网民纷纷找回昔日习近平会见蓬佩奥（MikePompeo）、蒂勒森（Rex Tillerson）和克里（John Kerry）等美国国务卿的照片，发觉此举前所未见。台湾前内政部长，时事评论员徐国勇 <text:a xlink:type="simple" xlink:href="https://www.ftvnews.com.tw/news/detail/2023620W0346" text:style-name="Internet_20_link" text:visited-style-name="Visited_20_Internet_20_Link">
甚至将之形容为“王朝式会面” </text:a>
 。</text:p>
      <text:p text:style-name="P4">
前美国国务院东亚与太平洋事务助理国务卿史达伟准将（Brig Gen DavidStilwell）对BBC说：“双方说的都还是那些不痛不痒的声明，说寻求平衡关系，但他下飞机的时候只获得比他低级许多的人接待，这视觉效果是个强烈的，以羞辱为目的的信息。”</text:p>
      <text:p text:style-name="P4">
“更重磅的是习近平坐在桌子顶端这个设定，中方的坐一边，美方的坐另一边，基本上就像是部下，而习近平就像是在跟这些人开会，布置事情都该如何推展下去。”</text:p>
      <text:p text:style-name="P4">
史达伟说：“从来没有人见过像这样的外交安排。这完全是非标准的。”</text:p>
      <text:p text:style-name="P4">
英国伦敦政治经济学院（LSE）高级访问研究员暨中非项目主任于泽教授（Prof ShirleyYu）接受BBC连线采访时形容，哪怕是相比于数天前接见美国微软公司创办人比尔·盖茨，这次习近平在会议厅中央，尽显相对于中美两国外交官员的超然地位，“这是中美建交40多年以来前所未见。”</text:p>
      <text:p text:style-name="P4">
</text:p>
      <text:p text:style-name="P4">
中国左派评论人士司马南在社交媒体平台上以“ <text:a xlink:type="simple" xlink:href="https://www.youtube.com/watch" text:style-name="Internet_20_link" text:visited-style-name="Visited_20_Internet_20_Link">
 美国人犯酸 </text:a>
”来形容“布林肯受辱”的观点，但微博上也有网民似乎认同给美方“下马威”的做法，甚至对各接待场景的事物加以解读。</text:p>
      <text:p text:style-name="P4">
网易一篇自媒体文章形容，习近平与布林肯的会晤安排在福建厅举行，而福建厅的背景油画是《武夷之春》，“这个暗示应该是非常明确了，那就是台湾问题是中国的最最核心利益，没有任何可谈的余地。”</text:p>
      <text:p text:style-name="P4">
根据中国全国人大官网介绍，自邓小平主政时代起，福建厅就是中共最高领导人接见外宾的场所。</text:p>
      <text:p text:style-name="P4">
微博上，一位黑龙江用户认为，福建厅内的布局“一定给他一个心理上的冲击，既让他突感受宠若惊，又有强力打压”；一位广东网友说：“我们领导人坐在桌子中间，布林肯像我们部长汇报工作一样坐着。希望能有点记性吧。”</text:p>
      <text:p text:style-name="P4">
一位浙江网友认为，机场停机坪上没有红地毯，却有红线，“划好红线。别踩中国的底线”。</text:p>
      <text:p text:style-name="P4">
中国官方媒体则点出摆在会议桌中央的荷花。新华社的微博帖文写道：“当下正是荷花盛开时节，‘荷’与‘和’、‘合’谐音，我们期待中美两国和平共处、合作共赢。”</text:p>
      <text:p text:style-name="P4">
</text:p>
      <text:p text:style-name="P4">
图像来源，  Reuters</text:p>
      <text:p text:style-name="P4">
图像加注文字，</text:p>
      <text:p text:style-name="P4">
中方派出外交部美大司司长杨涛（中）在机场迎接布林肯（右），两者官阶差距明显。</text:p>
      <text:p text:style-name="P4">
香港浸会大学政治及国际关系学系副教授陈家洛博士认为，北京这次是要把世界的期望管理做到最低，中方接待布林肯是“为做而做”。</text:p>
      <text:p text:style-name="P4">
陈家洛对BBC中文说：“我倒不觉得很需要用上一些封建的表述——像‘帝王’或者是‘居高临下’这些——我反而相信这很简单，在中国的面子文化中，这次北京明显地就是不要给足美方面子，透过这些或大或小的动作，想给美方传递这样的一个信息：你来了不代表我们之后便是一帆风顺，反而还有许多‘听其言，观其行’、‘走着瞧’，就看大家想把关系修补得多远。”</text:p>
      <text:h text:style-name="P12" text:outline-level="3">
<text:span text:style-name="T4">
“独裁者”论与原地踏步的军方联系</text:span>
</text:h>
      <text:p text:style-name="P4">
布林肯19日会晤习近平后，在加利福尼亚州出席竞选活动的拜登 <text:a xlink:type="simple" xlink:href="https://www.whitehouse.gov/briefing-room/speeches-remarks/2023/06/19/remarks-by-president-biden-in-press-gaggle-13/" text:style-name="Internet_20_link" text:visited-style-name="Visited_20_Internet_20_Link">
 被问到有否与布林肯通话</text:a>
。拜登表示只透过白宫国家安全顾问苏利文（Jake Sullivan）了解情况，表扬布林肯的表现，并说“我们走在了对的路上”。</text:p>
      <text:p text:style-name="P4">
相隔27个小时后，同样在加州， <text:a xlink:type="simple" xlink:href="https://www.whitehouse.gov/briefing-room/speeches-remarks/2023/06/20/remarks-by-president-biden-at-a-campaign-reception/" text:style-name="Internet_20_link" text:visited-style-name="Visited_20_Internet_20_Link">
 拜登对一场竞选集会演说时 </text:a>
 ，形容习近平是“独裁者”。这引来了北京的强烈回应。</text:p>
      <text:p text:style-name="P4">
中国外交部发言人毛宁21日在例行记者会上说：“美方有关言论极其荒谬，极不负责，严重违背基本事实，严重违背外交礼仪，严重侵犯中方政治尊严，是公开的政治挑衅。中方对此强烈不满，坚决反对。”</text:p>
      <text:p text:style-name="P4">
毛宁的这段发言并未出现在 <text:a xlink:type="simple" xlink:href="https://www.fmprc.gov.cn/fyrbt_673021/jzhsl_673025/202306/t20230621_11101904.shtml" text:style-name="Internet_20_link" text:visited-style-name="Visited_20_Internet_20_Link">
 外交部官网的文字记录中</text:a>
。</text:p>
      <text:p text:style-name="P4">
<text:a xlink:type="simple" xlink:href="https://www.bbc.com/ws/av-embeds/cps/zhongwen/simp/world-65981589/p0fwmg5z/zh-hans" text:style-name="Internet_20_link" text:visited-style-name="Visited_20_Internet_20_Link">
 Video-2-Link：/ws/av-embeds/cps/zhongwen/simp/world-65981589/p0fwmg5z/zh-hans</text:a>
 <text:span text:style-name="T4">
你的器材不支持播放多媒体材料</text:span>
视频加注文字，</text:p>
      <text:p text:style-name="P4">
拜登称习近平是“独裁者”，还说他对早前的间谍气球并不知情。</text:p>
      <text:p text:style-name="P4">
在推特（Twitter）上，一些美国网民质疑拜登“改口”批评习近平，实际上是因为传出了 <text:a xlink:type="simple" xlink:href="https://www.instagram.com/p/CtvdmGENnOh/" text:style-name="Internet_20_link" text:visited-style-name="Visited_20_Internet_20_Link">
 儿子亨特·拜登（Hunter Biden）</text:a>
将就税务违法、吸毒使持有枪支等控罪认罪的消息，所以要转移舆论视线。但这个动作还是引来了对拜登本人能力的质疑。</text:p>
      <text:p text:style-name="P4">
路透社引述上海复旦大学国际问题研究院院长暨美国研究中心主任吴心伯教授说：“拜登的大嘴巴就喜欢胡说八道。”但他不认为这会让布林肯的努力付诸东流。</text:p>
      <text:p text:style-name="P4">
华盛顿智库史汀生中心（StimsonCenter）中国项目主任孙韵也对路透社说：“我打赌华盛顿想让这事情悄悄冲淡，中方也不希望小题大做，破坏促成11月习近平与拜登举行双边峰会的过程。”</text:p>
      <text:p text:style-name="P4">
美国将在11月于旧金山主办亚太经合组织（APEC）领导人峰会。就在布林肯出发到北京前，拜登公开称“期望在未来几个月内我会再次与习近平见面”。</text:p>
      <text:p text:style-name="P4">
香港浸会大学的陈家洛博士也不认为正在寻求连任的拜登形容习近平为“独裁者”是失言。</text:p>
      <text:p text:style-name="P4">
陈家洛对BBC中文说：“拜登在竞选过程中一旦谈及中国问题，便很容易回到其二元世界思维，也就是不同政权有其本质上的分别，中国、俄罗斯这些政体就会被视为这个所谓由美国领导的民主阵营的一个对立面，或者说是主要的竞争对象。”</text:p>
      <text:p text:style-name="P4">
“这将影响到日后的中美关系，以至于美国的对外政策。”</text:p>
      <text:p text:style-name="P4">
</text:p>
      <text:p text:style-name="P4">
图像来源，  AFP</text:p>
      <text:p text:style-name="P4">
图像加注文字，</text:p>
      <text:p text:style-name="P4">
对于布林肯此次访华的成果外界评论不一。</text:p>
      <text:p text:style-name="P4">
中国官方在发布是次中方与布林肯一方各场对话的消息顺序上，其口风也似乎一直在反复变化。</text:p>
      <text:p text:style-name="P4">
拜登发表演说批评习近平的时间是西岸时间20日傍晚，也就是北京时间21日清晨。 <text:a xlink:type="simple" xlink:href="https://www.mfa.gov.cn/wjdt_674879/sjxw_674887/202306/t20230620_11101428.shtml" text:style-name="Internet_20_link" text:visited-style-name="Visited_20_Internet_20_Link">
 此前一晚</text:a>
，中国外交部官网发布了美大司司长杨涛19日晚在中外媒体吹风会上谈到，中美双方达成的五项共识，包括有效管控分歧并推进对话交流合作，保持高层交往，继续推进中美关系指导原则磋商，继续推进中美联合工作组磋商，以及就增加中美之间客运航班进行积极探讨。</text:p>
      <text:p text:style-name="P4">
拜登发表“独裁者”言论后，中国外交部官网 <text:a xlink:type="simple" xlink:href="https://www.mfa.gov.cn/wjdt_674879/sjxw_674887/202306/t20230621_11101653.shtml" text:style-name="Internet_20_link" text:visited-style-name="Visited_20_Internet_20_Link">
 21日上午</text:a>
发布了杨涛同样在19号晚间批评美国对台立场的言论，称美方“篡改其政治承诺”。</text:p>
      <text:p text:style-name="P4">
官方中国中央电视台 <text:a xlink:type="simple" xlink:href="https://news.cctv.com/2023/06/19/ARTIEg4RT2y1FSMWCAGOVjip230619.shtml" text:style-name="Internet_20_link" text:visited-style-name="Visited_20_Internet_20_Link">
 早于19日深夜</text:a>
已报道了杨涛吹风会的内容，但内容除了提及“双方达成了一些积极共识和成果”外，便是中方批评美方的五项“重点阐述”：</text:p>
      <ul>
        <li>
          <text:p text:style-name="P4">
中美关系陷入低谷的根源在于美方抱持错误的对华认知，这种状况不符合两国人民根本利益，也不符合国际社会共同期待</text:p>
        </li>
        <li>
          <text:p text:style-name="P4">
中美关系历经波折，美方有必要深刻反思，维护好中美关系的政治基础，冷静、专业、理性处理意外偶发事件，共同管控分歧，避免战略意外</text:p>
        </li>
        <li>
          <text:p text:style-name="P4">
当务之急是把两国元首巴厘岛会晤共识真正落到实处，扭转中美关系螺旋式下滑，推动重回健康稳定轨道</text:p>
        </li>
        <li>
          <text:p text:style-name="P4">
敦促美方不要拿“国强必霸”的模板来镜像中国，不要用西方传统大国走过的轨迹来误判中国</text:p>
        </li>
        <li>
          <text:p text:style-name="P4">
台湾问题是中国核心利益中的核心，是中美关系最重大的问题，也是最突出的风险，敦促美方明确反对“台独”，停止炒作“中国威胁论”，取消对华“非法单边制裁”，放弃打压中国科技发展，不得肆意干涉中国内政</text:p>
        </li>
      </ul>
      <text:p text:style-name="P4">
北京大学国际关系学院教授王勇接受BBC采访说，布林肯与中方举行了长时间的会议，“应该说还是取得了一定的成果。”</text:p>
      <text:p text:style-name="P4">
王勇教授说：“我觉得对于双方来说，改善对彼此的了解，增加互信，有非常多的好处。从这个角度讲，两国最高外交官坐下来谈了，本身就是一个非常大的成就。”</text:p>
      <text:p text:style-name="P4">
</text:p>
      <text:p text:style-name="P4">
图像来源，  US Navy</text:p>
      <text:p text:style-name="P4">
图像加注文字，</text:p>
      <text:p text:style-name="P4">
布林肯访华之际，美国里根号航母（USS Ronald Reagan）通过南中国海。</text:p>
      <text:p text:style-name="P4">
但布林肯此行所达成的五项共识中还是没有包括重启中美军方沟通。前美国国防部战略与军力发展副助理部长，“马拉松倡议”（The MarathonInitiative）创办人柯伯吉（Elbridge Colby）对BBC评论说，这正是说明布林肯此行缺乏实质成果的其中一项指标。</text:p>
      <text:p text:style-name="P4">
布林肯离开北京后， <text:a xlink:type="simple" xlink:href="http://politics.people.com.cn/n1/2023/0621/c1001-40018273.html" text:style-name="Internet_20_link" text:visited-style-name="Visited_20_Internet_20_Link">
 央视</text:a>
 与 <text:a xlink:type="simple" xlink:href="https://tv.cctv.com/2023/06/20/VIDEOEe99aEJ7NWKrxULoKfU230620.shtml" text:style-name="Internet_20_link" text:visited-style-name="Visited_20_Internet_20_Link">
 中共《人民日报》</text:a>
一连两天高调报道“中共中央宣传部向全社会宣传发布空军航空兵某团飞行二大队先进事迹，授予他们‘时代楷模’称号”的消息，当中提到轰-6K战斗机机队在南海“发现几艘外方船只在中国海域内非法行动”并予以驱离的情况。</text:p>
      <text:p text:style-name="P4">
<text:a xlink:type="simple" xlink:href="https://news.usni.org/2023/06/19/carrier-uss-ronald-reagan-now-in-the-south-china-sea" text:style-name="Internet_20_link" text:visited-style-name="Visited_20_Internet_20_Link">
 美国国防部同时发布拍摄于17日的照片 </text:a>
 ，证实里根号（USS RonaldReagan）航空母舰战斗群在南中国海活动。目前无法确认轰-6K战斗机机队与里根号战斗群的活动有否交集。</text:p>
      <text:p text:style-name="P4">
就在布林肯离开北京之际，白宫国家安全会议中国事务高级主任贝莎兰（SarahBeran）公开表示，恢复两军对话是管理两国竞争与进行危机沟通“绝对关键的方式”。</text:p>
      <text:p text:style-name="P4">
贝莎兰说：“我们仍然愿意并且能够在各种层级（与中国军方）见面，并促请中国给出恰当的回应。”</text:p>
      <text:p text:style-name="P4">
<text:a xlink:type="simple" xlink:href="https://www.cbsnews.com/news/blinken-xi-china-talks-military-communication/" text:style-name="Internet_20_link" text:visited-style-name="Visited_20_Internet_20_Link">
 布林肯在离开北京前对美国哥伦比亚广播公司（CBS）说 </text:a>
：“这是件进行中的事情。这是我们为了两国利益而需要做的事情。不光是建立、重建和强化我们政府之间的通信线路……但其中很重要的一环是军方对军方（通信）。”</text:p>
      <text:p text:style-name="P4">
“我们都同意，彼此都希望能起码确保不会因为沟通失误，因为误会而在不经意间发生冲突。”</text:p>
      <text:p text:style-name="P4">
<text:a xlink:type="simple" xlink:href="https://www.bbc.com/ws/av-embeds/cps/zhongwen/simp/world-65981589/p0fvkjns/zh-hans" text:style-name="Internet_20_link" text:visited-style-name="Visited_20_Internet_20_Link">
 Video-3-Link：/ws/av-embeds/cps/zhongwen/simp/world-65981589/p0fvkjns/zh-hans</text:a>
 <text:span text:style-name="T4">
你的器材不支持播放多媒体材料</text:span>
视频加注文字，</text:p>
      <text:p text:style-name="P4">
中美近日还因“古巴间谍站”争端而互相指责。</text:p>
      <text:p text:style-name="P4">
美国在2018年以涉及中国对俄罗斯军火销售为由，对现任中国国防部长李尚福上将颁布制裁令，而这似乎成为了 <text:a xlink:type="simple" xlink:href="https://www.bbc.com/zhongwen/simp/world-65788097" text:style-name="Internet_20_link" text:visited-style-name="Visited_20_Internet_20_Link">
 6月初</text:a>
 美国国防部长奥斯汀（LloydAustin）寻求在香格里拉对话会期间会晤李尚福的主要障碍。那么，解除对李尚福的制裁能否给突破僵局创造条件？</text:p>
      <text:p text:style-name="P4">
参加了新加坡香格里拉对话会的柯伯吉对BBC说：“这是有可能的，我个人本来就不觉得制裁中国的国防部长是个好主意。中国是个强国，自然需要予以恰当对待。”</text:p>
      <text:p text:style-name="P4">
“但我想更大的问题是，中国基于不明原因，其实在希望利用拜登政府缓和关系的尝试……因此我认为这对于美国来说是个十分危险的局面。”</text:p>
      <text:p text:style-name="P4">
前美国助理国务卿史达伟认为，布林肯之所以没能在两军对话方面取得进展，“是因为中国不想（与美军沟通），我们还没能让他们处于非得跟我们对话的境地。”</text:p>
      <text:p text:style-name="P4">
史达伟接受BBC采访时称，2019年8月，时任中共中央外事办主任杨洁篪到美国纽约会晤时任美国国务卿蓬佩奥讨论香港局势，是因为当时华盛顿利用《美国—香港政策法》等对北京施压，迫使中方要求会晤。<text:a xlink:type="simple" xlink:href="https://www.bbc.com/zhongwen/simp/world-53088563" text:style-name="Internet_20_link" text:visited-style-name="Visited_20_Internet_20_Link">
 两人2020年6月在夏威夷再次会晤 </text:a>
，也是由北京主动提出。</text:p>
      <text:p text:style-name="P4">
“我们没去追着他们，他们觉得自己准备好了，便找上门来了。跟这群人（中方）就只能这样。他们不及我们那么重视这些对话。”</text:p>
      <text:h text:style-name="P12" text:outline-level="3">
<text:span text:style-name="T4">
中美贸易——在艰难中前行</text:span>
</text:h>
      <text:p text:style-name="P4">
</text:p>
      <text:p text:style-name="P4">
图像来源，  China News Service</text:p>
      <text:p text:style-name="P4">
图像加注文字，</text:p>
      <text:p text:style-name="P4">
中国对美国出口近期显著减少。</text:p>
      <text:p text:style-name="P4">
中美关系僵持自特朗普（Donald Trump）执政时期持续至今， <text:a xlink:type="simple" xlink:href="https://www.bbc.com/news/business-64563855" text:style-name="Internet_20_link" text:visited-style-name="Visited_20_Internet_20_Link">
 但据美国商务部经济分析局（BEA）数据</text:a>
 ，2022年，中美双边贸易录得6906亿美元的破纪录高位。</text:p>
      <text:p text:style-name="P4">
<text:a xlink:type="simple" xlink:href="https://www.bbc.com/zhongwen/simp/chinese-news-65853730" text:style-name="Internet_20_link" text:visited-style-name="Visited_20_Internet_20_Link">
 但从中国海关总署的2023年5月份外贸数据所见 </text:a>
，中国当月出口2835亿美元，同比下降7.5%；按人民币计价，2023年前五个月，中国对美国的进出口同比下降5.5%，对欧盟增长3.6%，对日本下降3.5%，对俄罗斯则增长达到51.9%，意味着美国对中国出口的重要性下降。</text:p>
      <text:p text:style-name="P4">
<text:a xlink:type="simple" xlink:href="https://weibo.com/2656274875/N64BZqI2z" text:style-name="Internet_20_link" text:visited-style-name="Visited_20_Internet_20_Link">
 中国央视则在社交媒体上评论说 </text:a>
：“最近，欧美一大波重量级企业家访华，释放出反对‘脱钩断链’的强烈信息；同时，国际社会也不愿在中美之间选边站队，这都提醒美方要看到人心所向，要把握大势所趋。”</text:p>
      <text:p text:style-name="P4">
华府智库哈德逊研究所（Hudson Institute）高级研究员，国家安全专家罗伯特·斯伯丁（Robert S. Spalding） <text:a xlink:type="simple" xlink:href="https://twitter.com/robert_spalding/status/1670744193281449985" text:style-name="Internet_20_link" text:visited-style-name="Visited_20_Internet_20_Link">
在Twitter上质疑说 </text:a>
：“习近平愿意见布林肯只有两个原因：一是他急于让其经济复苏，二是拜登政府给了些什么他想要的东西。”</text:p>
      <text:p text:style-name="P4">
布林肯在北京期间重申，美国在对华经贸往来中希望实现“去风险化”（de-risking）和多元化，“这意味着投资提升我们自身的能力，以及没能实现韧性安全的供应链，为我们的工人与企业推动实现公平的竞争环境，针对具损害性的贸易手段捍卫自身，并保护我们的关键科技，以免被利用来对付我们。”</text:p>
      <text:p text:style-name="P4">
“我已（向中方）表明，将继续采取为保护美国国家安全而必要的针对性措施。”</text:p>
      <text:p text:style-name="P4">
伦敦政治经济学院（LSE）的于泽教授对BBC说：“你也许会疑惑，为什么给美国卖些汗衫能影响美国国家安全？这样讲，要是这影响到美国就业市场，那便成为了国安的一部分。”</text:p>
      <text:p text:style-name="P4">
北京大学的王勇教授称，一些美国人不愿意承认中国对美出口“给美国带来巨大的利益”。</text:p>
      <text:p text:style-name="P4">
</text:p>
      <text:p text:style-name="P4">
图像来源，  Getty Images</text:p>
      <text:p text:style-name="P4">
图像加注文字，</text:p>
      <text:p text:style-name="P4">
美国自特朗普执政时期起透过向中国进口商品侦收额外关税，以保护美国就业市场等，但专家学者们质疑成效。</text:p>
      <text:p text:style-name="P4">
王勇教授对BBC说：“美国跟中国打贸易战，最后的结果是什么？90%以上的额外关税由美国人来承担了，美国老百姓倒霉了……美国的通货膨胀率居高不下，这又是损害了美国的经济利益，这一点非常清楚。”</text:p>
      <text:p text:style-name="P4">
于泽教授认为，像关税等贸易保护主义思维恐怕将继续是华府的主流。美国康奈尔大学政府学系中国与亚太研究教授白洁曦（Prof Jessica ChenWeiss）则认为，当前美国对华额外关税只是承袭自特朗普政府的产物，而美国人民并不认为关税对美国企业与劳工有多少帮助。</text:p>
      <text:p text:style-name="P4">
白洁曦教授接受BBC国际台（BBC WorldService）采访时说：“我希望能找到往前走的办法，可在当前的政治环境里很困难。我想这得是双向的，中方与美方都得从这些帮倒忙的行动往后退一步。”</text:p>
      <text:p text:style-name="P4">
美国田纳西大学诺克斯维尔分校商学院供应链管理副实务教授徐赛兰博士（Dr SaraHsu）对BBC国际台评论说，布林肯访华还是说明拜登政府的对华立场已在某程度上软化，“但我想政府里头仍然有不少对华鹰派，而他们不希望软化对华立场，因此拜登政府得在鹰派代表与他自己改善对华关系的愿望之间多做协调”。</text:p>
      <text:h text:style-name="P12" text:outline-level="3">
<text:span text:style-name="T4">
台湾问题再表述</text:span>
</text:h>
      <text:p text:style-name="P4">
布林肯在会晤习近平后称，他向中方重申华府“一个中国”政策不变，不支持台湾独立，也不希望改变台海两岸现状，但同时对中国在台湾海峡的“挑衅”行为表达关切。</text:p>
      <text:p text:style-name="P4">
中国外交部官网21日刊发美大司司长杨涛的回应称：“美国的‘一中政策’本来是干干净净的，只用了中美三个联合公报作定语，但后来定语越来越多。”</text:p>
      <text:p text:style-name="P4">
“美方现在还有一个动向，将和平解决台湾问题同‘一中政策’相关联，作为‘一中政策’的核心内容。这不是对美方对华政治承诺的重申和坚持，而是篡改。”</text:p>
      <text:p text:style-name="P4">
在此之前，新华社称，中国外长秦刚向布林肯表明，“台湾问题是中国核心利益中的核心，是中美关系最重大的问题，也是最突出的风险。”</text:p>
      <text:p text:style-name="P4">
<text:a xlink:type="simple" xlink:href="https://www.bbc.com/ws/av-embeds/cps/zhongwen/simp/world-65981589/p0fftnq5/zh-hans" text:style-name="Internet_20_link" text:visited-style-name="Visited_20_Internet_20_Link">
 Video-4-Link：/ws/av-embeds/cps/zhongwen/simp/world-65981589/p0fftnq5/zh-hans</text:a>
 <text:span text:style-name="T4">
你的器材不支持播放多媒体材料</text:span>
视频加注文字，</text:p>
      <text:p text:style-name="P4">
4月，台湾总统蔡英文从美国返台几小时后，中国解放军开展三天环台军演。</text:p>
      <text:p text:style-name="P4">
自 <text:a xlink:type="simple" xlink:href="https://www.bbc.com/zhongwen/simp/chinese-news-62418011" text:style-name="Internet_20_link" text:visited-style-name="Visited_20_Internet_20_Link">
 2022年8月 </text:a>
时任美国国会众议院议长南希·佩洛西（NancyPelosi；裴洛西、波洛西）访问台湾后，中国解放军多次在靠近台湾海域举行军事演练，且不时有战斗机迫近以至于飞越台湾海峡中线。</text:p>
      <text:p text:style-name="P4">
北京大学教授王勇将台湾问题与俄罗斯入侵乌克兰问题相提并论。他认为，台湾问题是北京“红线中的红线”，而俄乌战事已给欧洲和世界带来了“灾难性的影响”。</text:p>
      <text:p text:style-name="P4">
“所以说我们不能够让中美争斗失控，在亚太地区重演这样一个悲剧，尤其是美国方面应该是放弃在台湾问题上把台湾问题作为一个棋子来遏制中国的发展，应该承认中国在台湾问题上的合法的一个权益，尊重中国的核心利益。”</text:p>
      <text:p text:style-name="P4">
“我觉得并不是对美国的一个过分的要求，实际上是非常合理的要求。处理好台湾问题，对于美国在亚太地区的地位和影响力也是非常有好处的。”</text:p>
      <text:p text:style-name="P4">
<text:a xlink:type="simple" xlink:href="https://www.bbc.com/ws/av-embeds/cps/zhongwen/simp/world-65981589/p0fttybd/zh-hans" text:style-name="Internet_20_link" text:visited-style-name="Visited_20_Internet_20_Link">
 Video-5-Link：/ws/av-embeds/cps/zhongwen/simp/world-65981589/p0fttybd/zh-hans</text:a>
 <text:span text:style-name="T4">
你的器材不支持播放多媒体材料</text:span>
视频加注文字，</text:p>
      <text:p text:style-name="P4">
台湾外交部长吴钊燮近日接受BBC专访时表示，两岸紧张局势“可能影响到世界其他地区”。</text:p>
      <text:p text:style-name="P4">
台北方面欢迎布林肯的对华表态。 <text:a xlink:type="simple" xlink:href="https://www.mofa.gov.tw/News_Content.aspx" text:style-name="Internet_20_link" text:visited-style-name="Visited_20_Internet_20_Link">
 台湾外交部20日发表声明说</text:a>
：“台海和平稳定是印太地区安全与繁荣的核心，我国政府将持续深化与美国及安全伙伴关系，共同捍卫以规则为基础的国际秩序，促进台海及印太区域的和平、稳定及繁荣。”</text:p>
      <text:p text:style-name="P4">
台湾行政院副院长郑文灿也称，台美关系并不会因布林肯访问中国受影响，一切合作都在轨道上。</text:p>
      <text:p text:style-name="P4">
“马拉松倡议”创办人柯伯吉认为布林肯对台湾问题的表态恰当；美国康奈尔大学的白洁曦教授说：“我预期美方代表的不光是美国，而是全球对军事敌对行为所产生风险的忧虑。要是中国采取主动，将不但会危害全球经济，也将危害中国自身的持续增长与现代化。”</text:p>
      <text:p text:style-name="P4">
台湾与美国均已进入选举拉票期，这将如何影响以台海局势为核心的中美关系发展？香港浸会大学的陈家洛博士指出，以美国来看，民调显示，无论是民主党还是共和党的支持者，无论是台湾问题还是其他中国人权议题，他们对中国的态度均倾向负面。无论谁入主白宫，中美之间的相互猜疑都将使两国角力成为未来几年双边关系的主轴。</text:p>
      <text:p text:style-name="P4">
Source: <text:a xlink:type="simple" xlink:href="https://www.bbc.com/zhongwen/simp/world-65981589" text:style-name="Internet_20_link" text:visited-style-name="Visited_20_Internet_20_Link">
https://www.bbc.com/zhongwen/simp/world-65981589</text:a>
</text:p>
      <!--NEWS-->
      <text:h text:style-name="P10" text:outline-level="1">
<text:span text:style-name="T4">
台裔蔡崇信掌舵 阿里巴巴將如何重組？</text:span>
</text:h>
      <text:p text:style-name="P4">
Author: None (Language: zh)</text:p>
      <text:p text:style-name="P4">
Publisher: None</text:p>
      <text:p text:style-name="P4">
Time: 2023-06-22T07:20:00Z</text:p>
      <text:p text:style-name="P4">
Description: 在台灣出生、美國受教育，也是馬雲創業夥伴之一的蔡崇信，9月將接任中國最大電商阿里巴巴的董事長，它的獨特背景、經歷與能力，這能否挽救這家陷入成長困境的科技業巨頭？</text:p>
      <text:p text:style-name="P4">
Videos: []</text:p>
      <text:p text:style-name="P4">
Images: []</text:p>
      <text:p text:style-name="P4">
Subject: 经济纵横</text:p>
      <text:p text:style-name="P4">
Subjects: ['奥巴马', '岛屿主权争端', '专题报道：全景观看“习马会”', '中国', '中共十九大', '美国', '德中关系']</text:p>
      <text:p text:style-name="P4">
Keywords: ['阿里巴巴', '蔡崇信', '中国', '美国']</text:p>
      <text:p text:style-name="P4">
ID: 65996693</text:p>
      <!--METADATA-->
      <text:p text:style-name="P4">
<text:a xlink:type="simple" xlink:href="https://www.dw.com/zh/overlay/image/article/65996693/57152918" text:style-name="Internet_20_link" text:visited-style-name="Visited_20_Internet_20_Link">
 </text:a>
</text:p>
      <text:p text:style-name="P4">
阿里巴巴將要進行換帥和同組，圖為阿里巴巴在北京的辦公室（資料照）</text:p>
      <text:p text:style-name="P4">
（德國之聲中文網）中國電商龍頭阿里巴巴本週宣布，身兼美國職籃（NBA）紐約籃網隊老闆的台灣人蔡崇信，將接掌其龐大的事業版圖， <text:a xlink:type="simple" xlink:href="https://www.dw.com/zh/zh/阿里巴巴将换帅-马云再有高论/a-65980411" text:style-name="Internet_20_link" text:visited-style-name="Visited_20_Internet_20_Link">
 並出任阿里巴巴董事長一職</text:a>
，這被認為是阿里巴巴設法挽救局面，以扭轉業績成長緩慢和重整業務的重要舉措。</text:p>
      <text:p text:style-name="P4">
彭博社報導，阿里巴巴現任執行副董事長蔡崇信將於9月接任董事長一職，現任董事長兼首席執行官張勇將卸任，並負責領導該集團分拆的雲智能部門。蔡崇信是阿里巴巴最大的個人股東之一，擁有該公司1.4%的已發行股票。</text:p>
      <text:p text:style-name="P4">
此外，蔡崇信是區塊鏈技術的支持者和投資者，因此他的新角色會將加密貨幣推向阿里巴巴電商業務的頂端，並可能為支付創新鋪平道路。</text:p>
      <text:p text:style-name="P4">
重組完成後，蔡崇信將執掌阿里巴巴多元化利益的控股公司，以及保留對公司核心業務實體，包括淘寶和天貓在內的電商業務控制權。</text:p>
      <text:h text:style-name="P12" text:outline-level="3">
<text:span text:style-name="T4">
獨特的台美背景</text:span>
</text:h>
      <text:p text:style-name="P4">
</text:p>
      <text:p text:style-name="P4">
中國電商市場面臨激烈競爭，圖為2019年浙江的一位女性消費者正在使用支付寶的臉部辨識科技（資料照）</text:p>
      <text:p text:style-name="P4">
美國《華爾街日報》報導，蔡崇信出生於台灣、從美國耶魯大學畢業，曾擔任律師和私募股權投資者。他在1999年與馬雲共同創立阿里巴巴，擔任首席財務官，並在2013年晉升為常務副董事長。</text:p>
      <text:p text:style-name="P4">
除了台灣的背景外，蔡崇信同時擁有香港和加拿大的護照。儘管他在某些有爭議的問題上，因支持北京的立場而在美國受到批評，但蔡崇信與美國之間的緊密聯繫，在當今的中國商界領袖中並不常見。</text:p>
      <text:p text:style-name="P4">
2018年，他購買了美國NBA籃網隊的股權，此外，他還控制著美國職業長曲棍球隊：聖地亞哥海豹隊，和美國職業女子籃球隊：紐約自由人隊。</text:p>
      <text:p text:style-name="P4">
香港《南華早報》報導，廣州艾媒諮詢首席執行官張毅表示， 「阿里巴巴很可能會轉型為一家金融控股公司，就像過去許多大財團所採取的方向一樣」。</text:p>
      <text:p text:style-name="P4">
「蔡崇信的主要職涯與金融和戰略投資有關，因此他的能力和經驗非常適合新階段」，張毅說。</text:p>
      <text:h text:style-name="P12" text:outline-level="3">
<text:span text:style-name="T4">
阿里巴巴成長緩慢</text:span>
</text:h>
      <text:p text:style-name="P4">
《華爾街日報》報導， <text:a xlink:type="simple" xlink:href="https://www.dw.com/zh/zh/避免中國監管打壓-螞蟻金服脫鉤阿里巴巴/a-62214059" text:style-name="Internet_20_link" text:visited-style-name="Visited_20_Internet_20_Link">
 阿里巴巴的這次重組和換帥 </text:a>
，是多年來使公司更加靈活的努力結晶。由於中國經濟成長趨緩，以及來自拼多多等電商平台和抖音等中國本土企業的競爭加劇，阿里巴巴現在發展緩慢。</text:p>
      <text:p text:style-name="P4">
阿里巴巴的市值在2020年底達到了頂峰，一度超過8,500億美元，但在領導層換屆宣布之前，市值已降至約2,380億美元。此外，阿里巴巴今年第1季度的收入增幅成長緩慢，是該公司自2014年上市以來的最低水平之一。</text:p>
      <text:p text:style-name="P4">
阿里巴巴的多元化業務將分為6大部門，分別是：雲計算、中國電子商務、全球電子商務、數字地圖和外賣、物流，以及媒體和娛樂部門。</text:p>
      <text:p text:style-name="P4">
這項重組還可以保持阿里巴巴創辦人馬雲對公司的實際影響力。因為在該計劃公佈前一年的大部分時間裡，馬雲在國外親自策劃了這次電商帝國的重組。</text:p>
      <text:p text:style-name="P4">
據知情人士透露，上個月，馬雲會見了阿里巴巴中國商務部的高管，討論公司日益激烈的競爭。知情人士說，他敦促該部門修改其業務戰略和治理，並表示阿里巴巴過去的成功戰略可能不再適用。</text:p>
      <text:p text:style-name="P4">
</text:p>
      <text:p text:style-name="P4">
阿里巴巴創辦人馬雲2016年在香港出席一場活動（資料照）</text:p>
      <text:h text:style-name="P12" text:outline-level="3">
<text:span text:style-name="T4">
分析師看重組：做法正確</text:span>
</text:h>
      <text:p text:style-name="P4">
彭博社專欄作家卡爾潘（Tim Culpan）認為，阿里巴巴集團旗下的6個部門中任何一個部門，投資者都將面臨一個選擇：要追求利潤還是增長率。而就目前情況而言，這6個部門中，沒有一個部門同時有辦法提供這2種目標。</text:p>
      <text:p text:style-name="P4">
卡爾潘認為，蔡崇信的掌舵，應該有助於穩定阿里巴巴集團這艘船。而隨著阿里巴巴每個分拆出來的部門獨立運作，母公司要做的事情將比過去少得多。</text:p>
      <text:p text:style-name="P4">
《華爾街日報》報導，中國投資機構「八六證券研究」（86Research）專注於科技產業的分析師柴查理（CharlieChai音譯）認為，這次重組表明：馬雲正在回歸阿里巴巴，且「行使更直接的控制權」。</text:p>
      <text:p text:style-name="P4">
瑞聯銀行（Union BancairePrivée）亞洲科技股票高級顧問凌偉森表示，蔡崇信的任命應該會受到投資者的青睞，但此舉不太可能改善阿里巴巴的股價。因為阿里巴巴近期的股價低迷，主要是受到地緣政治影響和對中國經濟的擔憂，而不是阿里巴巴管理層的問題。</text:p>
      <text:p text:style-name="P4">
（彭博社、美國《華爾街日報》、香港《南華早報》）</text:p>
      <text:p text:style-name="P4">
Source: <text:a xlink:type="simple" xlink:href="https://www.dw.com/zh/台裔蔡崇信掌舵-阿里巴巴將如何重組？/a-65996693" text:style-name="Internet_20_link" text:visited-style-name="Visited_20_Internet_20_Link">
https://www.dw.com/zh/台裔蔡崇信掌舵-阿里巴巴將如何重組？/a-65996693?maca=chi-rss-chi-all-1127-rdf</text:a>
</text:p>
      <!--NEWS-->
      <text:h text:style-name="P10" text:outline-level="1">
<text:span text:style-name="T4">
载五人探索铁达尼号遗址 潜水器安全早受质疑</text:span>
</text:h>
      <text:p text:style-name="P4">
Author: 联合早报 (Person)</text:p>
      <text:p text:style-name="P4">
Publisher: 联合早报 (Organization)</text:p>
      <text:p text:style-name="P4">
Published Time: 2023-06-22T08:12</text:p>
      <text:p text:style-name="P4">
Modified Time: 2023-06-23T22:07</text:p>
      <text:p text:style-name="P4">
Description: 观光潜水器“泰坦”号失联多日引发人们对其安全性的担忧。船东公司创始人拉什的一句名言：“讲安全纯粹是浪费时间”再引发人们议论。载着五人前往铁达尼号沉船遗址进行探险旅游的潜水器“泰坦”...</text:p>
      <text:p text:style-name="P4">
Videos: []</text:p>
      <text:p text:style-name="P4">
Audios: []</text:p>
      <text:p text:style-name="P4">
Images: []</text:p>
      <text:p text:style-name="P4">
Type: NewsArticle</text:p>
      <text:p text:style-name="P4">
Breadcrumbs: ['即时', '国际']</text:p>
      <text:p text:style-name="P4">
Keywords: ['铁达尼号', '泰坦号']</text:p>
      <!--METADATA-->
      <text:p text:style-name="P4">
观光潜水器“泰坦”号失联多日引发人们对其安全性的担忧。船东公司创始人拉什的一句名言：“讲安全纯粹是浪费时间”再引发人们议论。</text:p>
      <text:p text:style-name="P4">
载着五人前往铁达尼号沉船遗址进行探险旅游的潜水器“泰坦”号（Titan）星期天（6月18日） <text:a xlink:type="simple" xlink:href="https://www.zaobao.com/news/world/story20230620-1406292" text:style-name="Internet_20_link" text:visited-style-name="Visited_20_Internet_20_Link">
 在加拿大东部海域失踪</text:a>
。“泰坦”可潜至水下4000米，是美国私人海底勘探公司海洋之门探险公司（OceanGateExpeditions）所有，最多可承载五人。潜水器的氧气预计于星期四早上耗尽。</text:p>
      <text:p text:style-name="P4">
“泰坦”长22英尺（6.7米）。据该公司网站称，它于2018年12月首次下潜至4000米，并于2021年首次潜至深度约3800米的铁达尼号沉船遗址。今年计划进行18次此类潜水。</text:p>
      <text:h text:style-name="P13" text:outline-level="4">
<text:span text:style-name="T4">
前雇员曾对潜水器设计表示担忧</text:span>
</text:h>
      <text:p text:style-name="P4">
路透社报道，一些专家担心其安全性，一名前雇员和一个贸易团体的成员曾在潜水器开发过程中对其设计表示担忧。2018年1月18日，海洋之门员工大卫·洛奇里奇（DavidLochridge）向公司领导转发一份工程报告，批评“泰坦”的研发流程，他特别担心船体的设计及其承受深水强大压力的能力。</text:p>
      <text:p text:style-name="P4">
洛奇里奇和海洋之门相互提起诉讼，根据诉讼文件，公司第二天召开了一次会议，讨论洛奇里奇的担忧。会议结束时，洛奇里奇表示，他不能接受公司的设计决定，并且在没有进一步测试的情况下不会授权任何载人航行。随后，公司把他给解雇了。</text:p>
      <text:p text:style-name="P4">
总部位于华盛顿州埃弗里特的海洋之门创办人兼行政总裁拉什（StocktonRush）也在“泰坦”号上。彭博社引述他的一句名言，“讲安全纯粹是浪费时间”报道，拉什去年在一次播客节目中对哥伦比亚广播公司记者波格（DavidPogue）说：“我的意思是，如果你只想要安全，那就别下床，别上车，什么事情都别做。某个时候，你总会承担一些风险，这真的是一个风险回报问题。”</text:p>
      <text:p text:style-name="P4">
“泰坦”号这样的潜水器主要用来探索地球上一些人迹罕至的地方，它们几乎不受监管约束，因此会明确告知乘客登船后可能面临的致命风险。</text:p>
      <text:p text:style-name="P4">
出生于英国的海上冒险家麦卡勒姆（RobMcCallum）探访过泰坦尼克号沉船，据彭博2017年报道，早年麦卡勒姆曾经担任过海洋之门的顾问，但后来因担心拉什这个人过于冒进等原因与该公司分道扬镳。</text:p>
      <text:h text:style-name="P13" text:outline-level="4">
<text:span text:style-name="T4">
乘客登潜水器前 需签安全免责声明</text:span>
</text:h>
      <text:p text:style-name="P4">
据潜水器的乘客说，他们在潜水器前都需签署过一项安全免责声明。去年夏天曾经乘坐“泰坦”号的电视节目“辛普森一家”的制片人赖斯（MikeReiss）告诉《纽约邮报》：“第一页里光‘死亡’就提到过三次”。</text:p>
      <text:p text:style-name="P4">
一些人质疑为什么海洋之门的代表在与“泰坦”号失联后后很久才通知美国海岸警卫队。潜水器在纽约时间上午9时45分（新加坡时间晚上9时45分），也即在下潜一个小时45分钟后与母船失去联系，但是公司直到下午5时40分才将此事告知海岸警卫队。</text:p>
      <text:p text:style-name="P4">
一种可能的解释是，“泰坦”号不是第一次在长时间潜入海底后与水面失去联系。波格本周在一条推文中说，他上次坐潜艇时曾经长达五个小时和水面失去联系。</text:p>
      <text:p text:style-name="P4">
Source: <text:a xlink:type="simple" xlink:href="https://www.zaobao.com.sg/realtime/world/story20230622-1406652" text:style-name="Internet_20_link" text:visited-style-name="Visited_20_Internet_20_Link">
https://www.zaobao.com.sg/realtime/world/story20230622-1406652</text:a>
</text:p>
      <!--NEWS-->
      <text:h text:style-name="P10" text:outline-level="1">
<text:span text:style-name="T4">
“泰坦”潜水器失联：探索泰坦尼克号残骸要冒多大的风险？</text:span>
</text:h>
      <text:p text:style-name="P4">
Author: https://www.facebook.com/bbcworldservice/</text:p>
      <text:p text:style-name="P4">
Publisher: BBC News 中文</text:p>
      <text:p text:style-name="P4">
Published Time: 2023-06-22T09:01:27.000Z</text:p>
      <text:p text:style-name="P4">
Modified Time: 2023-06-22T09:01:27.000Z</text:p>
      <text:p text:style-name="P4">
Description: 一架载着付费乘客的五人潜水器在前往泰坦尼克残骸途中失踪，BBC探讨了这片海底区域的状况。</text:p>
      <text:p text:style-name="P4">
Images: ["<text:a xlink:type="simple" xlink:href="https://ichef.bbci.co.uk/news/640/cpsprodpb/E6CE/production/_130168095_9a4a0d16-c639-4aee-a051-4423d8b5e620.jpg" text:style-name="Internet_20_link" text:visited-style-name="Visited_20_Internet_20_Link">
_130168095_9a...</text:a>
"]</text:p>
      <text:p text:style-name="P4">
Videos: ["<text:a xlink:type="simple" xlink:href="https://www.bbc.com/ws/av-embeds/cps/zhongwen/simp/science-65982371/p0fwcwbv/zh-hans" text:style-name="Internet_20_link" text:visited-style-name="Visited_20_Internet_20_Link">
zh-hans</text:a>
"]</text:p>
      <text:p text:style-name="P4">
Tags: ['科学天地']</text:p>
      <text:p text:style-name="P4">
Type: Article</text:p>
      <!--METADATA-->
      <text:h text:style-name="P12" text:outline-level="3">
<text:span text:style-name="T4">
“泰坦”潜水器失联：探索泰坦尼克号残骸要冒多大的风险？</text:span>
</text:h>
      <ul>
        <li>
理查德·格雷（Richard Gray）   * BBC Future</li>
      </ul>
      <text:p text:style-name="P4">
2023年6月22日<draw:frame draw:style-name="fr1" draw:name="Image23" text:anchor-type="as-char" svg:width="6.9236in" svg:height="3.894525in" draw:z-index="0">
<draw:image xlink:href="../Images/BBC Chinese/2023-06-22T09-01-27.000Z/_130168095_9a4a0d16-c639-4aee-a051-4423d8b5e620.jpg" xlink:type="simple" xlink:show="embed" xlink:actuate="onLoad" draw:mime-type="image/jpeg"/>
</draw:frame>
</text:p>
      <text:p text:style-name="P4">
图像来源，  Getty Images</text:p>
      <text:p text:style-name="P4">
<text:span text:style-name="T4">
前往泰坦尼克号（TMSTitanic，铁达尼号）残骸的付费载客观光潜水器在周日（6月18日）出发后不久失踪，搜救行动进入关键时刻——据估算，潜水器内的氧气量将于周四用尽；美国海岸警卫队则声称两次侦测到水下的敲击声，但是潜水器的踪迹至目前仍未有线索。在本文中，我们将探讨一下，沉没100多年的泰坦尼克号残骸周边的海域，到底有多危险。</text:span>
</text:p>
      <text:p text:style-name="P4">
1911年秋天的某个时候，格陵兰岛西南部的广阔冰川上一个巨大的冰块破裂脱落。之后的几个月里，它缓慢地向南漂流，在洋流和风的带动下逐渐融化。</text:p>
      <text:p text:style-name="P4">
然后，在1912年4月14日那个看不见月光的寒冷夜晚，一块125米长的冰山——就是一年前从格陵兰峡湾脱离出来的500米冰块余下的部分——撞上了从南安普敦去往美国纽约的客轮“泰坦尼克号”。在不到三个小时的时间里，这艘处女航途中的轮船沉没了，超过1500名乘客和船组人员丧生。船的残骸现在位于纽芬兰海岸东南约640公里的海面近3.8公里深的水下。</text:p>
      <text:p text:style-name="P4">
到现在，冰山仍然是对船运构成威胁的事物——2019年，有1515座冰山在3月至8月间向南漂浮到跨大西洋的船运航线上。但是泰坦尼克号最终的安息地，本身也存在着危险，这使得拜访这个世界上最著名的失事船只残骸本身也是一种巨大的挑战。</text:p>
      <text:p text:style-name="P4">
随着一架载着付费乘客的五人潜水器在前往泰坦尼克残骸途中失踪，BBC也探讨了这片海底区域的状况。</text:p>
      <text:h text:style-name="P12" text:outline-level="3">
<text:span text:style-name="T4">
深海潜行</text:span>
</text:h>
      <text:p text:style-name="P4">
<text:a xlink:type="simple" xlink:href="https://www.bbc.com/ws/av-embeds/cps/zhongwen/simp/science-65982371/p0fwcwbv/zh-hans" text:style-name="Internet_20_link" text:visited-style-name="Visited_20_Internet_20_Link">
 Video-1-Link：/ws/av-embeds/cps/zhongwen/simp/science-65982371/p0fwcwbv/zh-hans </text:a>
 <text:span text:style-name="T4">
你的器材不支持播放多媒体材料</text:span>
视频加注文字，</text:p>
      <text:p text:style-name="P4">
观光潜水器前往参观泰坦尼克号沉船残骸途中失踪</text:p>
      <text:p text:style-name="P4">
海洋深处很黑暗。阳光很快被水吸收，在水面以下约1000米之后，就很难再穿透多远。在此之下，海洋就是一片永久的黑暗。泰坦尼克号安息的区域被称作“午夜区”，也正是这个原因。</text:p>
      <text:p text:style-name="P4">
过去对于这个沉船残骸的探索中也有讲述过，在完全的黑暗中连续下降超过两个小时，然后海床就忽然在潜水器的灯光下出现。</text:p>
      <text:p text:style-name="P4">
视线仅限于卡车大小的潜水器上灯光所能照到的几米远，在这个深度上潜行是一项很有难度的任务，以至于在海床上很容易迷失方向。</text:p>
      <text:p text:style-name="P4">
然而，经过数十年高精度扫描组合而成的泰坦尼克残骸地图，可以在有物体进入视线时提供参照点。声呐也令船员能够侦测到潜水器照明所及的小范围以外的地形和物体。</text:p>
      <text:p text:style-name="P4">
潜水器驾驶员也要依靠一种叫做惯性导航的技术，使用一组加速度计和陀螺仪，在已知的起点和速度上判定它们的位置和方向。海洋之门公司（OceanGate）的泰坦（Titan）潜水器配备最先进的自包含惯性导航系统，它与一种被称为多普勒测速仪的声学传感器相结合，来估算潜水器与海床之间的相对深度和速度。</text:p>
      <text:p text:style-name="P4">
即便如此，过去参加海洋之门公司泰坦尼克号之旅的乘客们仍然有提到，在抵达海底之后，要找到方向是有多困难。迈克·莱斯（MikeReiss）是一名电视喜剧编剧，去年参加了海洋之门的泰坦尼克号旅行。他向BBC表示：“当你到达海底时，你并不知道自己确切在哪里。我们不得不在海底瞎闯，只知道泰坦尼克号就在附近一带，但是那里漆黑一片，沉在海底的最大物体就在500码开外，而我们花了90分钟来找它。”</text:p>
      <text:h text:style-name="P12" text:outline-level="3">
<text:span text:style-name="T4">
深海高压</text:span>
</text:h>
      <text:p text:style-name="P4">
一个物体在海底潜得越深，其周围的水压也会越大。在水下3800米的海底，泰坦尼克号及其周围的一切都承受着约40兆帕的压力，这是地面上压力的390倍。</text:p>
      <text:p text:style-name="P4">
“换个角度讲，就是大约汽车轮胎内气压的200倍，”瑞典斯德哥尔摩大学的斯德哥尔摩复原力中心（Stockholm ResilienceCentre）的海洋研究员罗伯特·布拉西亚克（Robert Blasiak）接受BBC第四电台（Radio4）《今日》（Today）栏目采访时说，“这就是为什么你需要一个外壁非常厚的潜水器。”</text:p>
      <text:p text:style-name="P4">
泰坦潜水器的碳纤维和钛合金外壁设计，使它的最大操作深度达到4000米。</text:p>
      <text:p text:style-name="P4">
</text:p>
      <text:p text:style-name="P4">
图像来源，  PA Media</text:p>
      <text:p text:style-name="P4">
图像加注文字，</text:p>
      <text:p text:style-name="P4">
潜水器的特厚外壁，能够在超强水压下保护舱内人员。</text:p>
      <text:h text:style-name="P12" text:outline-level="3">
<text:span text:style-name="T4">
海底洋流</text:span>
</text:h>
      <text:p text:style-name="P4">
我们可能比较熟悉是能够将船只和游泳者带偏的强大海面洋流，但是在深海里也存在激烈的水下洋流。虽然通常不像海面上的洋流那样强，但是仍然是大量的水在流动。它们可能是由海面上的风带动下方水层，可能是深海潮汐或者由温度和盐度造成的水密度差异形成温盐环流（thermohalinecurrent）。被称为“海底风暴”的罕见现象——通常与海面漩涡有关——也可能造成强大的间歇性水流，将海床上的物质扫走。</text:p>
      <text:p text:style-name="P4">
泰坦尼克号沉没时，船首和船尾断裂，形成两个主要部分。对于它周边水流的已知信息是来自于对海床纹理和残骸周围乌贼游动方式的研究。</text:p>
      <text:p text:style-name="P4">
泰坦尼克号的一部分残骸所处的地方，据称是靠近一个受到所谓西边界洋流的冷南向流影响的海底区域。该“海底洋流”的流动在海床的泥土上形成了迁移的沙丘、涟漪和丝带形状的图案。这令科学家得以了解洋流的强度。他们在海床上观察到的大多数形成物，都与相对较弱至中等水流有关。</text:p>
      <text:p text:style-name="P4">
沿泰坦尼克号残骸的东侧形成的沙波纹——船沉后散布开来的物品、配件、固定件、煤和船本身的部件——表明有一种由东向西的底部洋流，而在主残骸的所在地，科学家说水流趋向于从西北到西南，这可能是由于残骸的较大部分改变了水流方向。</text:p>
      <text:p text:style-name="P4">
在船首部分的南面周围，水流似乎格外多变，从东北到西北再到西南都有。</text:p>
      <text:p text:style-name="P4">
许多专家预计，这些水流带来的沉淀最终将泰坦尼克号的残骸掩埋在沉积物下。</text:p>
      <text:p text:style-name="P4">
深海考研学家格哈德·赛弗特（GerhardSeiffert）最近领导了一次航行，对泰坦尼克残骸进行高精度扫描。他告诉BBC，他不相信该区域的水流会强到对潜水器造成威胁——只要潜水器有电。</text:p>
      <text:p text:style-name="P4">
“我不知道有水流会足以在泰坦尼克号残骸现场对任何运作正常的深海载具形成威胁，”他说，“水流……在我们做制图项目时，会给绘图精度增加难度，但不会威胁安全。”</text:p>
      <text:h text:style-name="P12" text:outline-level="3">
<text:span text:style-name="T4">
残骸本身</text:span>
</text:h>
      <text:p text:style-name="P4">
</text:p>
      <text:p text:style-name="P4">
图像来源，  PA Media</text:p>
      <text:p text:style-name="P4">
图像加注文字，</text:p>
      <text:p text:style-name="P4">
由于海底水压、沉积物移动以及以铁为食的微生物侵蚀其结构，泰坦尼克号其实正在缓慢地解体</text:p>
      <text:p text:style-name="P4">
沉在海底100多年后，泰坦尼克号已经逐渐降解。船体两个主要部分在最初与海底碰撞时造成的冲击，使得大片残骸扭曲变形。随着时间的推移，以铁为食的微生物形成了冰柱状的“锈柱”，加速了残骸的消蚀。事实上，科学家估计，船尾上更高的细菌活动——主要由于它遭受的损伤更大——导致它的消蚀速度比船头部分快40年。</text:p>
      <text:p text:style-name="P4">
“残骸在不断坍塌，主要是由于腐蚀，”赛弗特说，“每年都有一点点。但只要你保持安全距离——没有直接接触，没有从开口穿入——就不会有任何破坏。”</text:p>
      <text:h text:style-name="P12" text:outline-level="3">
<text:span text:style-name="T4">
漂流的沉积物</text:span>
</text:h>
      <text:p text:style-name="P4">
虽然发生的可能性极低，但是海床上沉积物的忽然涌动，过去已经被证实是会损坏甚至冲走海底的人造物体。</text:p>
      <text:p text:style-name="P4">
最大的同类事件——比如1929年在纽芬兰海岸附近的跨大西洋海底电缆被冲断的事件——是由地震之类的强震动引发的。人们越来越意识到这种现象的风险，只不过没有任何迹象显示泰坦潜水器的失踪与这一类情形有关。</text:p>
      <text:p text:style-name="P4">
多年来，研究人员已经发现迹象，泰坦尼克号沉船所在的周边海床在很久以前曾遭受过巨大的水下山体滑坡冲击。巨量的沉积物似乎是沿纽芬兰的大陆坡滑下，形成了科学家所称的“不稳固走廊”。他们估计，上次这类“解构性”事件发生在数万年前，形成了厚达100米（328英尺）的沉积物层。但是，多年研究泰坦尼克号周边海床的加拿大地质调查局（GeologicalSurvey of Canada）海洋地质科学家大卫·派珀（DavidPiper）说，这样的事件也是极其罕见的。他将这类事件比作维苏威火山或富士山的爆发，发生的频率可能是几万年到几十万年一次。</text:p>
      <text:p text:style-name="P4">
另外还有一种被称为浊积流（turbidity current）的现象——海水携带大量沉积物沿着大陆坡流动——这种事件会较为常见一些，且可以由风暴引发。“我们有大约500年一遇的重复间隔，”派珀说。但是，该地区海床的地形很可能会将任何沉积物流引向一个被称作“泰坦尼克山谷”，意味着它根本不会到达沉船残骸。</text:p>
      <text:p text:style-name="P4">
塞弗特和派珀均表示，这一类事件不太可能是泰坦潜水器失踪的因素。</text:p>
      <text:p text:style-name="P4">
沉船残骸周围还有其他地形尚待探索。在海洋之门公司和泰坦潜水器此前的远征中，有法国前海军潜水员兼潜水器驾驶员保罗-亨利·纳尔乔莱特（Paul-HenryNargeolet）曾在1996年探测到一个神秘的声纳讯号。最终发现那是一个被海洋生物覆盖的岩礁。在最近的出征中，他曾希望到达另一个离泰坦尼克号沉船不远的讯号。</text:p>
      <text:p text:style-name="P4">
虽然寻找失踪潜水器的行动仍在继续，但是对于泰坦及其船员到底遭遇了什么，目前仍茫无头绪。在如此艰难和恶劣的环境下，考虑前往泰坦尼克号沉船的风险，在今天仍然和1986年第一批人抵达深海看到沉船的时候一样。</text:p>
      <text:p text:style-name="P4">
Source: <text:a xlink:type="simple" xlink:href="https://www.bbc.com/zhongwen/simp/science-65982371" text:style-name="Internet_20_link" text:visited-style-name="Visited_20_Internet_20_Link">
https://www.bbc.com/zhongwen/simp/science-65982371</text:a>
</text:p>
      <!--NEWS-->
      <text:h text:style-name="P10" text:outline-level="1">
<text:span text:style-name="T4">
从八张图表看AI驱动特斯拉股价飙升的隐忧何在 (Free Version)</text:span>
</text:h>
      <text:p text:style-name="P4">
Author: Stephen Wilmot</text:p>
      <text:p text:style-name="P4">
Publisher: 华尔街日报中文网</text:p>
      <text:p text:style-name="P4">
Published Time: 2023-06-22T09:20:00.000Z</text:p>
      <text:p text:style-name="P4">
Modified Time: 2023-06-22T09:20:00.000Z</text:p>
      <text:p text:style-name="P4">
Created Time: 2023-06-21T07:29:00.000Z</text:p>
      <text:p text:style-name="P4">
Description: 特斯拉的市值在过去一个月里增加了约2500亿美元，关于个中理由有很多说法。长期以来，在决定特斯拉股价走向方面，遥远的希望总是胜过基本面因素。</text:p>
      <text:p text:style-name="P4">
Images: []</text:p>
      <text:p text:style-name="P4">
Categories: ['金融市场', '股闻天下']</text:p>
      <text:p text:style-name="P4">
Keywords: SYND,LINK:EN|WP-WSJ-0000992886</text:p>
      <text:p text:style-name="P4">
Type: Article</text:p>
      <!--METADATA-->
      <text:p text:style-name="P4">
特斯拉(Tesla,TSLA)的市值在过去一个月里增加了约2500亿美元，关于个中理由有很多说法。而在说法列表上，投资者通常最关注的东西排在非常靠后的位置：可预见的盈利前景。</text:p>
      <text:p text:style-name="P4">
Source: <text:a xlink:type="simple" xlink:href="https://cn.wsj.com/articles/%E4%BB%8E%E5%85%AB%E5%BC%A0%E5%9B%BE%E8%A1%A8%E7%9C%8Bai%E9%A9%B1%E5%8A%A8%E7%89%B9%E6%96%AF%E6%8B%89%E8%82%A1%E4%BB%B7%E9%A3%99%E5%8D%87%E7%9A%84%E9%9A%90%E5%BF%A7%E4%BD%95%E5%9C%A8-a6989928" text:style-name="Internet_20_link" text:visited-style-name="Visited_20_Internet_20_Link">
https://cn.wsj.com/articles/%E4%BB%8E%E5%85%AB%E5%BC%A0%E5%9B%BE%E8%A1%A8%E7%9C%8Bai%E9%A9%B1%E5%8A%A8%E7%89%B9%E6%96%AF%E6%8B%89%E8%82%A1%E4%BB%B7%E9%A3%99%E5%8D%87%E7%9A%84%E9%9A%90%E5%BF%A7%E4%BD%95%E5%9C%A8-a6989928</text:a>
</text:p>
      <!--NEWS-->
      <text:h text:style-name="P10" text:outline-level="1">
<text:span text:style-name="T4">
李强外交首秀到访德法 游说欧洲中国是“朋友”而非“对手”</text:span>
</text:h>
      <text:p text:style-name="P4">
Author: https://www.facebook.com/bbcworldservice/</text:p>
      <text:p text:style-name="P4">
Publisher: BBC News 中文</text:p>
      <text:p text:style-name="P4">
Published Time: 2023-06-22T09:41:04.000Z</text:p>
      <text:p text:style-name="P4">
Modified Time: 2023-06-23T06:42:46.000Z</text:p>
      <text:p text:style-name="P4">
Description: 在美国国务卿布林肯访华引人注目之际，中国总理李强选择在德国和法国开启他的外交首秀。</text:p>
      <text:p text:style-name="P4">
Images: []</text:p>
      <text:p text:style-name="P4">
Videos: ["<text:a xlink:type="simple" xlink:href="https://www.bbc.com/ws/av-embeds/cps/zhongwen/simp/chinese-news-65985203/p0fwvqb8/zh-hans" text:style-name="Internet_20_link" text:visited-style-name="Visited_20_Internet_20_Link">
zh-hans</text:a>
"]</text:p>
      <text:p text:style-name="P4">
Tags: ['德国', '金融财经', '法国', '中國', '政治', '贸易']</text:p>
      <text:p text:style-name="P4">
Type: Article</text:p>
      <!--METADATA-->
      <text:h text:style-name="P12" text:outline-level="3">
<text:span text:style-name="T4">
李强外交首秀到访德法 游说欧洲中国是“朋友”而非“对手”</text:span>
</text:h>
      <text:p text:style-name="P4">
<text:a xlink:type="simple" xlink:href="https://www.bbc.com/ws/av-embeds/cps/zhongwen/simp/chinese-news-65985203/p0fwvqb8/zh-hans" text:style-name="Internet_20_link" text:visited-style-name="Visited_20_Internet_20_Link">
 Video-1-Link：/ws/av-embeds/cps/zhongwen/simp/chinese-news-65985203/p0fwvqb8/zh-hans </text:a>
 <text:span text:style-name="T4">
你的器材不支持播放多媒体材料</text:span>
<text:span text:style-name="T4">
李强外交首秀到访德法 游说欧洲中国是“朋友”而非“对手”</text:span>
 2023年6月22日  最近更新： 2023年6月23日</text:p>
      <text:p text:style-name="P4">
在美国国务卿布林肯访华引人注目之际，中国总理李强选择在德国和法国开启他的外交首秀。</text:p>
      <text:p text:style-name="P4">
在经过疫情的三年中断之后，这名今年新上任的总理已经会晤包括德国总理肖尔茨在内的多名政要，并签署多项合作协议。</text:p>
      <text:p text:style-name="P4">
但观察人士认为，随着中美的紧张关系不断升温，北京能否根本性地修好与欧洲的关系令人怀疑。</text:p>
      <text:p text:style-name="P4">
Source: <text:a xlink:type="simple" xlink:href="https://www.bbc.com/zhongwen/simp/chinese-news-65985203" text:style-name="Internet_20_link" text:visited-style-name="Visited_20_Internet_20_Link">
https://www.bbc.com/zhongwen/simp/chinese-news-65985203</text:a>
</text:p>
      <!--NEWS-->
      <text:h text:style-name="P10" text:outline-level="1">
<text:span text:style-name="T4">
拜登称习近平为“独裁者”再次引发两国口水战</text:span>
</text:h>
      <text:p text:style-name="P4">
Author: https://www.facebook.com/bbcworldservice/</text:p>
      <text:p text:style-name="P4">
Publisher: BBC News 中文</text:p>
      <text:p text:style-name="P4">
Published Time: 2023-06-22T09:45:39.000Z</text:p>
      <text:p text:style-name="P4">
Modified Time: 2023-06-22T09:45:39.000Z</text:p>
      <text:p text:style-name="P4">
Description: 美国总统拜登6月20日在出席加州的一场筹款活动时，称中国国家主席习近平是“独裁者”。</text:p>
      <text:p text:style-name="P4">
Images: []</text:p>
      <text:p text:style-name="P4">
Videos: ["<text:a xlink:type="simple" xlink:href="https://www.bbc.com/ws/av-embeds/cps/zhongwen/simp/world-65985613/p0fwmg5z/zh-hans" text:style-name="Internet_20_link" text:visited-style-name="Visited_20_Internet_20_Link">
zh-hans</text:a>
"]</text:p>
      <text:p text:style-name="P4">
Tags: ['中國', '政治', '美国']</text:p>
      <text:p text:style-name="P4">
Type: Article</text:p>
      <!--METADATA-->
      <text:h text:style-name="P12" text:outline-level="3">
<text:span text:style-name="T4">
拜登称习近平为“独裁者”再次引发两国口水战</text:span>
</text:h>
      <text:p text:style-name="P4">
<text:a xlink:type="simple" xlink:href="https://www.bbc.com/ws/av-embeds/cps/zhongwen/simp/world-65985613/p0fwmg5z/zh-hans" text:style-name="Internet_20_link" text:visited-style-name="Visited_20_Internet_20_Link">
 Video-1-Link：/ws/av-embeds/cps/zhongwen/simp/world-65985613/p0fwmg5z/zh-hans</text:a>
 <text:span text:style-name="T4">
你的器材不支持播放多媒体材料</text:span>
<text:span text:style-name="T4">
拜登称习近平为“独裁者”再次引发两国口水战</text:span>
 2023年6月22日</text:p>
      <text:p text:style-name="P4">
美国总统拜登6月20日在出席加州的一场筹款活动时，称中国国家主席习近平是“独裁者”。他还说，习近平对早前的间谍气球并不知情。中国外交部21日回应称拜登的言论“极其荒谬”，“是公开的政治挑衅”。</text:p>
      <text:p text:style-name="P4">
拜登发表“独裁者论”前一日，美国国务卿布林肯与习近平在北京会晤，旨在缓解两国间的紧张关系。</text:p>
      <text:p text:style-name="P4">
Source: <text:a xlink:type="simple" xlink:href="https://www.bbc.com/zhongwen/simp/world-65985613" text:style-name="Internet_20_link" text:visited-style-name="Visited_20_Internet_20_Link">
https://www.bbc.com/zhongwen/simp/world-65985613</text:a>
</text:p>
      <!--NEWS-->
      <text:h text:style-name="P10" text:outline-level="1">
<text:span text:style-name="T4">
欧盟第11轮对俄制裁 外交官：五家中企从清单撤下</text:span>
</text:h>
      <text:p text:style-name="P4">
Author: None (Language: zh)</text:p>
      <text:p text:style-name="P4">
Publisher: None</text:p>
      <text:p text:style-name="P4">
Time: 2023-06-22T11:04:00Z</text:p>
      <text:p text:style-name="P4">
Description: 欧盟成员国就第11轮对俄制裁措施达成一致，其中也将针对绕过此前制裁的行为。外交官称，在北京的抗议下，列入制裁清单草案的八家中国企业中，有五家被撤除。</text:p>
      <text:p text:style-name="P4">
Videos: []</text:p>
      <text:p text:style-name="P4">
Images: []</text:p>
      <text:p text:style-name="P4">
Subject: 时政风云</text:p>
      <text:p text:style-name="P4">
Subjects: ['德中关系', '岛屿主权争端', '专题报道：全景观看“习马会”', '中国', '中共十九大']</text:p>
      <text:p text:style-name="P4">
Keywords: ['对俄制裁', '欧盟对俄制裁', '中国', '中国企业', '两用', '军民两用']</text:p>
      <text:p text:style-name="P4">
ID: 66001425</text:p>
      <!--METADATA-->
      <text:p text:style-name="P4">
<text:a xlink:type="simple" xlink:href="https://www.dw.com/zh/overlay/image/article/66001425/65863520" text:style-name="Internet_20_link" text:visited-style-name="Visited_20_Internet_20_Link">
 </text:a>
</text:p>
      <text:p text:style-name="P4">
（德国之声中文网）欧盟成员国制定出第11轮对俄制裁措施。其中既针对更多支持俄罗斯侵略乌克兰战争的个人和组织，也针对绕过迄今为止制裁措施的行为。欧盟理事会轮值主席国瑞典周三（6月21日）在布鲁塞尔宣布了这一消息。</text:p>
      <text:p text:style-name="P4">
欧盟27个成员国常任代表就此达成一致。周五前将正式完成书面程序。</text:p>
      <text:p text:style-name="P4">
制裁措施包括，因涉嫌存在绕过制裁的情况，禁止向某些第三国出口特定产品。欧盟成员国数月来已禁止很多种产品运往俄罗斯。</text:p>
      <text:p text:style-name="P4">
绕过对俄制裁措施的国家被认为包括哈萨克斯坦、亚美尼亚、阿联酋和 <text:a xlink:type="simple" xlink:href="https://www.dw.com/zh/zh/中国对俄罗斯银行实施限制/a-65991127" text:style-name="Internet_20_link" text:visited-style-name="Visited_20_Internet_20_Link">
 中国</text:a>
等。欧盟专家评估认为，土耳其相对坚决地对绕过制裁的线索作出了反应。</text:p>
      <text:p text:style-name="P4">
此外，据欧盟外交官消息，新的制裁措施中，加强了现有的中转禁令。俄罗斯国防领域所使用的特定高科技产品或飞机零部件将禁止由第三国运往俄罗斯。</text:p>
      <text:p text:style-name="P4">
与此前的制裁措施类似，这次也增加了从俄罗斯侵略战争中获利的个人清单，他们被禁止入境欧盟，其在欧盟财产将被冻结。据欧盟外交官消息，有71名个人和33个组织新列入制裁清单。据称，该举措也旨在打击非法劫持乌克兰儿童前往俄罗斯的行为。</text:p>
      <text:p text:style-name="P4">
欧委会主席冯德莱恩对制裁措施达成一致表示欢迎。她表示，加强出口限制将对俄总统普京的战争机器予以进一步的打击。不久前，冯德莱恩曾表示，迄今为止的对俄制裁中，仅欧盟出口禁令就涉及战前每年约500亿欧元的商品。这相当于55%的比重。欧盟对俄罗斯产品的进口禁令则涉及战前约60%的进口额，价值约为900亿欧元。</text:p>
      <text:h text:style-name="P12" text:outline-level="3">
<text:span text:style-name="T4">
西方對俄羅斯的制裁究竟有沒有用？</text:span>
</text:h>
      <text:h text:style-name="P12" text:outline-level="3">
<text:span text:style-name="T4">
一些国家曾忧虑中国反制</text:span>
</text:h>
      <text:p text:style-name="P4">
据德新社报道，5月初介绍此次制裁措施的建议时，曾引发较长的讨论，围绕是否应点名批评个别国家，俄罗斯经由这些国家绕过制裁。特别是，一些国家表达忧虑，如果对中国采取行动，可能会引发反制措施，对贸易关系带来消极影响。因此，最后达成的约定非常谨慎。</text:p>
      <text:p text:style-name="P4">
法新社报道称，欧委会最初想要将向俄罗斯提供军民两用产品的中国企业也列入制裁清单。据外交官消息，北京提出强烈抗议后，如今仅有三家位于香港的俄罗斯企业被列入清单。</text:p>
      <text:p text:style-name="P4">
5月下旬，中国驻欧盟使团团长傅聪曾表示，中国没有向俄罗斯提供任何军事装备，出口两用物项也极为谨慎。"关于制裁有关中国企业，我要强调，如果欧方拿不出有关企业规避欧盟对俄制裁的确凿证据，我们将坚决反制。"</text:p>
      <text:p text:style-name="P4">
路透社引述外交官消息称， <text:a xlink:type="simple" xlink:href="https://www.dw.com/zh/zh/媒體歐盟擬制裁七間助俄中企/a-65545705" text:style-name="Internet_20_link" text:visited-style-name="Visited_20_Internet_20_Link">
 此次制裁的草案中曾包括八家中国企业</text:a>
，欧盟认为他们向俄罗斯出售有助于战争的产品。这些企业名称于5月初被泄露，此后，欧委会与中方进行高层联络后，北京承诺向这些企业施压停止其活动。作为结果，其中五家企业从清单上撤出。剩余三家在香港注册的企业信息很少，有可能是俄罗斯所有。</text:p>
      <text:p text:style-name="P4">
此次新制裁措施没有明显更早推出，则首先是由于匈牙利和希腊提出的反对意见。据外交官消息，这两个欧盟国家予以阻止，原因是乌克兰将两国的企业列入 <text:a xlink:type="simple" xlink:href="https://www.dw.com/zh/zh/中国厂商小米被乌克兰列入战争资助者名单/a-65318453" text:style-name="Internet_20_link" text:visited-style-name="Visited_20_Internet_20_Link">
支持俄罗斯侵略战争的清单 </text:a>
。匈牙利批评说，所涉及的OTP银行没有违反任何规定。</text:p>
      <text:p text:style-name="P4">
与此同时，俄罗斯称，乌克兰军事力量的反攻攻势有所减弱，正在前线重新调整。俄国防部长绍伊古称，但乌军仍有潜力继续其攻势。乌克兰总统泽连斯基周三晚间的每日视频讲话中，则称乌军取得进展，在南方向前挺进。不过，BBC周三播出的对泽连斯基的采访中，他承认反攻攻势比预期要慢。原因之一也包括俄军大面积埋置地雷。</text:p>
      <text:p text:style-name="P4">
（德新社、法新社、路透社）</text:p>
      <text:p text:style-name="P4">
Source: <text:a xlink:type="simple" xlink:href="https://www.dw.com/zh/欧盟第11轮对俄制裁-外交官：五家中企从清单撤下/a-66001425" text:style-name="Internet_20_link" text:visited-style-name="Visited_20_Internet_20_Link">
https://www.dw.com/zh/欧盟第11轮对俄制裁-外交官：五家中企从清单撤下/a-66001425?maca=chi-rss-chi-all-1127-rdf</text:a>
</text:p>
      <!--NEWS-->
      <text:h text:style-name="P10" text:outline-level="1">
<text:span text:style-name="T4">
美财长:  拜登总统和我都认为保持美中沟通很关键</text:span>
</text:h>
      <text:p text:style-name="P4">
Author: None (Language: zh)</text:p>
      <text:p text:style-name="P4">
Publisher: None</text:p>
      <text:p text:style-name="P4">
Time: 2023-06-22T13:14:00Z</text:p>
      <text:p text:style-name="P4">
Description: 在拜登称习近平为“独裁者”引发中国政府谴责后，美国财长耶伦周四表示，美中维系关系至关重要，这样两个才能共同应对全球挑战。耶伦、中国总理李强等诸多政要目前正在巴黎参加“新全球融资契约峰会”。</text:p>
      <text:p text:style-name="P4">
Videos: []</text:p>
      <text:p text:style-name="P4">
Images: []</text:p>
      <text:p text:style-name="P4">
Subject: 经济纵横</text:p>
      <text:p text:style-name="P4">
Subjects: ['薄熙来', '专题报道：习近平访美', '中国共产党', '专题报道：全景观看“习马会”', '中国反腐风暴', '20国集团', '巴黎', '毛泽东', '中国宪法修正案取消国家主席任期限制', '南希·佩洛西']</text:p>
      <text:p text:style-name="P4">
Keywords: ['美国财长', '耶伦', '拜登', '习近平', '巴黎', '新全球融资契约峰会', '李强', '中美关系', '美中关系']</text:p>
      <text:p text:style-name="P4">
ID: 66004349</text:p>
      <!--METADATA-->
      <text:p text:style-name="P4">
<text:a xlink:type="simple" xlink:href="https://www.dw.com/zh/overlay/image/article/66004349/65487718" text:style-name="Internet_20_link" text:visited-style-name="Visited_20_Internet_20_Link">
 </text:a>
</text:p>
      <text:p text:style-name="P4">
美国财长耶伦（Janet Yellen）在谈到拜登此前的“独裁者”言论时表示：“我想，拜登总统和我都认为（美中）保持沟通很重要，……以便澄清误解和分歧”</text:p>
      <text:p text:style-name="P4">
（德国之声中文网）美国财长耶伦（JanetYellen）6月22日在巴黎的新闻发布会上谈到拜登此前的“独裁者”言论时表示：“我想，拜登总统和我都认为（美中）保持沟通很重要，……以便澄清误解和分歧。我们需要在能够合作的领域合作。”这位美国财政部长也表示，美中之间确实有分歧，“我们也直言不讳地承认我们确实有分歧”。</text:p>
      <text:p text:style-name="P4">
<text:a xlink:type="simple" xlink:href="https://www.dw.com/zh/zh/拜登称习近平为独裁者-北京公开的政治挑衅/a-65987541" text:style-name="Internet_20_link" text:visited-style-name="Visited_20_Internet_20_Link">
 美国总统拜登6月20日在一场募捐活动上间接地称习近平为独裁者，该言论引起了中国政府谴责。</text:a>
美联社报道指出，这在美国国务卿布林肯结束对华访问后撕开了一条新的裂痕。 <text:a xlink:type="simple" xlink:href="https://www.dw.com/zh/zh/专家评布林肯访华对话是好的-但安全风险并未消失/a-65962928" text:style-name="Internet_20_link" text:visited-style-name="Visited_20_Internet_20_Link">
 布林肯访华本是为了要打破目前降至历史低点的美中关系僵局。</text:a>
</text:p>
      <text:p text:style-name="P4">
在近期，耶伦曾经呼吁改善美中关系，她表示为了维护全球稳定，美中需要合作。</text:p>
      <text:p text:style-name="P4">
</text:p>
      <text:p text:style-name="P4">
图为6月22日在巴黎举行的“新全球融资契约峰会”，沙特王储、联合国秘书长、法国总统马克龙等均与会</text:p>
      <text:p text:style-name="P4">
在巴黎为期两天的“新全球融资契约峰会”开始之即，这位美国财长说，“我当然很高兴看到中国参加这次峰会”。该峰会旨在改善全球金融在气候变化和贫困问题上的应对。她还表示，“我相信，正如拜登总统所做的那样，世界上最大的两个经济体正在共同应对全球挑战,这是很重要的”。</text:p>
      <text:h text:style-name="P12" text:outline-level="3">
<text:span text:style-name="T4">
李强称赞法国是“具有独立自主精神的大国”</text:span>
</text:h>
      <text:p text:style-name="P4">
中国国务院总理李强目前正在巴黎参加峰会，其他与会的还有数十位与会的国家元首和政府首脑、世界金融官员等。他们聚集在巴黎，讨论如何改革全球金融体系，解决债务、气候变化和贫困危机等问题。</text:p>
      <text:p text:style-name="P4">
李强在6月21日结束访德之行后来到法国，对法国进行正式访问，并出席新全球融资契约峰会。在抵法之际，李强称赞法国是“具有独立自主精神的大国”。</text:p>
      <text:h text:style-name="P12" text:outline-level="3">
<text:span text:style-name="T4">
巴伐利亞「國王」會見中國總理</text:span>
</text:h>
      <text:h text:style-name="P12" text:outline-level="3">
<text:span text:style-name="T4">
法国经济部长：中国将帮助重组赞比亚、斯里兰卡债务</text:span>
</text:h>
      <text:p text:style-name="P4">
在巴黎，美国财长耶伦强调， <text:a xlink:type="simple" xlink:href="https://www.dw.com/zh/zh/耶倫促中國解決非洲債務-中使館無端施壓/a-64505770" text:style-name="Internet_20_link" text:visited-style-name="Visited_20_Internet_20_Link">
 债务重组是美国的一个优先事项。 </text:a>
越来越多的国家与不可持续的债务作斗争，这种情况因为气候变化的影响而加剧，耶伦鼓励所有债权人进行谈判，让债务负担变得更具可持续性。美联社报道指出，中国是世界上最大的官方债权方。</text:p>
      <text:p text:style-name="P4">
据法新社报道，法国经济部长勒梅尔（Bruno LeMaire）周四表示，在主要债权人中国的同意之下，参加这次全球金融峰会的领导人们接近达成重组赞比亚和斯里兰卡债务的协议。中国是赞比亚和斯里兰卡的最大债权人。勒梅尔说，“我们就快要达成一项协议”，他称这是“非常好的消息”。</text:p>
      <text:p text:style-name="P4">
（美联社，法新社）</text:p>
      <text:p text:style-name="P4">
Source: <text:a xlink:type="simple" xlink:href="https://www.dw.com/zh/美财长-拜登总统和我都认为保持美中沟通很关键/a-66004349" text:style-name="Internet_20_link" text:visited-style-name="Visited_20_Internet_20_Link">
https://www.dw.com/zh/美财长-拜登总统和我都认为保持美中沟通很关键/a-66004349?maca=chi-rss-chi-all-1127-rdf</text:a>
</text:p>
      <!--NEWS-->
      <text:h text:style-name="P10" text:outline-level="1">
<text:span text:style-name="T4">
中国在穷国债务减免方面持何种立场？</text:span>
</text:h>
      <text:p text:style-name="P4">
Author: None (Language: zh)</text:p>
      <text:p text:style-name="P4">
Publisher: None</text:p>
      <text:p text:style-name="P4">
Time: 2023-06-22T15:08:00Z</text:p>
      <text:p text:style-name="P4">
Description: 中国总理李强和世界各国领导人在巴黎汇聚一堂，出席从周四到周五举行的新全球融资契约峰会。在过去十年，中国迅速跃升为国际上一大主要债权方。在为贫穷国家减免债务方面，中国和西方发达国家存在怎样的分歧？</text:p>
      <text:p text:style-name="P4">
Videos: []</text:p>
      <text:p text:style-name="P4">
Images: []</text:p>
      <text:p text:style-name="P4">
Subject: 经济纵横</text:p>
      <text:p text:style-name="P4">
Subjects: ['希腊债务危机', '欧债危机', '岛屿主权争端', '专题报道：全景观看“习马会”', '国际货币基金组织', '世界银行', '中国', '非洲', '中共十九大', '德中关系']</text:p>
      <text:p text:style-name="P4">
Keywords: ['债务重组', '中国', '非洲', '债务减免', '债务陷阱', '世界银行', '国际货币基金']</text:p>
      <text:p text:style-name="P4">
ID: 66006275</text:p>
      <!--METADATA-->
      <text:p text:style-name="P4">
<text:a xlink:type="simple" xlink:href="https://www.dw.com/zh/overlay/image/article/66006275/64436527" text:style-name="Internet_20_link" text:visited-style-name="Visited_20_Internet_20_Link">
 </text:a>
</text:p>
      <text:p text:style-name="P4">
中国已是非洲国家罪主要的债权方</text:p>
      <text:p text:style-name="P4">
（德国之声中文网）本次新全球融资契约峰会的主题是"在全球北方和南方之间建立新的协议"，寻求帮助低收入国家处理债务负担和释放气候融资资金的途径。</text:p>
      <text:p text:style-name="P4">
作为全球最大的双边债务债权国，中国在通过20国集团主导的"共同框架"来向赞比亚、乍得、埃塞俄比亚和加纳提供债务减免方面发挥着核心作用。</text:p>
      <text:h text:style-name="P12" text:outline-level="3">
<text:span text:style-name="T4">
何为"共同框架"？</text:span>
</text:h>
      <text:p text:style-name="P4">
所谓"共同框架"（Common Framework）是2020年底在疫情期间由20国集团启动的一项倡议，旨在更快且更容易地帮助高负债国家重新稳固财政。</text:p>
      <text:p text:style-name="P4">
该框架将主要债权国聚集在一起，包括中国以及老牌工业国家--也就是所谓的巴黎俱乐部，就 <text:a xlink:type="simple" xlink:href="https://www.dw.com/zh/zh/新債務圓桌會議將登場-g7中國是絆腳石/a-64692972" text:style-name="Internet_20_link" text:visited-style-name="Visited_20_Internet_20_Link">
 债务重组方案</text:a>
 与债务方进行共同谈判。</text:p>
      <text:p text:style-name="P4">
不过将近3年时间过去，目前该机制尚未促成任何的债务减免协议，部分原因是富裕工业国家和中国之间存在分歧。在过去十年，中国迅速跃升为国际上一大主要债权方。</text:p>
      <text:h text:style-name="P12" text:outline-level="3">
<text:span text:style-name="T4">
中国对非洲贷款：有赞有弹</text:span>
</text:h>
      <text:h text:style-name="P12" text:outline-level="3">
<text:span text:style-name="T4">
中国在债务重组问题上的立场是什么？</text:span>
</text:h>
      <text:p text:style-name="P4">
中国希望像国际货币基金组织（IMF）和世界银行（WorldBank）这样的多边借贷方能够承担一部分损失，但是这些国际机构和很多发达国家，尤其是美国，则反对这一方案。美国和欧洲各国反对的理由是，如果答应北京提出的要求，等于变相为中国提供救助。</text:p>
      <text:p text:style-name="P4">
其中 <text:a xlink:type="simple" xlink:href="https://www.dw.com/zh/zh/债务难题如何解美财长和imf总裁访问赞比亚/a-64491558" text:style-name="Internet_20_link" text:visited-style-name="Visited_20_Internet_20_Link">
 赞比亚 </text:a>
就是一个典型案例。该国欠中国60亿美元的债务，已经在近三年前陷入债务违约。这个位于非洲东南部的内陆国家已经无法从IMF获得更多贷款，因为北京方面坚持多边借贷方也要参与债务减免--而这在以往是不常见的做法。</text:p>
      <text:p text:style-name="P4">
"共同框架"要求负债国家首先从双边借贷方那里获得重组许可，然后才是商业债权人和多边金融机构--这一点令北京不悦。</text:p>
      <text:p text:style-name="P4">
中国仍继续在双边基础上与债务国进行谈判，并且呼吁债务管理要建立在"具体案例具体分析"的基础上，尽管"共同框架"的主旨在于提供一个债务减免的标准化进程。</text:p>
      <text:p text:style-name="P4">
在今年4月举行的G20财长和央行行长会议上，中国人民银行行长易纲强调"中国愿意和各方合作，落实债务减免的共同框架"。</text:p>
      <text:p text:style-name="P4">
中国外交部发言人毛宁也在3月的一次新闻发布会上被问到北京是否会同意对加纳的19亿美元债务实施重组时，对记者表示："与中国之间的官方双边债务只占到加纳外债总额的不到5%。"她呼吁多边金融机构和商业债权人参与到发展中国家的债务减免进程中，因为这些主体才是发展中国家的主要债权方。</text:p>
      <text:h text:style-name="P12" text:outline-level="3">
<text:span text:style-name="T4">
在埃塞俄比亚备受争议的中国投资者</text:span>
</text:h>
      <text:h text:style-name="P12" text:outline-level="3">
<text:span text:style-name="T4">
为什么有些债务中国愿意减免，有些则不愿意？</text:span>
</text:h>
      <text:p text:style-name="P4">
今年1月，中国外交部长秦刚在访问埃塞俄比亚时宣布，对该国自2000年至今从中国借贷的137亿美元债务予以部分免除。</text:p>
      <text:p text:style-name="P4">
去年8月，中国免除了17个非洲国家所欠的23笔无息贷款，这些债务在2021年年底就已经到期。这些无息贷款的资金出自中国对外援助的预算资金，所以减免程序较为简便。</text:p>
      <text:p text:style-name="P4">
根据AidData平台提供的数据，在2000年到2017年之间中国向165个国家政府发放的总共8430亿美元贷款当中，无息贷款只占了不到5%。</text:p>
      <text:h text:style-name="P12" text:outline-level="3">
<text:span text:style-name="T4">
中国提供了哪些支持？</text:span>
</text:h>
      <text:p text:style-name="P4">
5月初，中国仅以观察员身份参加了斯里兰卡债权方的首次会议。日本、印度、和法国发起了这一会谈，尽管 <text:a xlink:type="simple" xlink:href="https://www.dw.com/zh/zh/中国延长还债期-斯里兰卡则希望中国能做更多/a-64499122" text:style-name="Internet_20_link" text:visited-style-name="Visited_20_Internet_20_Link">
 中国才是斯里兰卡最大的双边债权方</text:a>
。截至2021年底，这个南亚岛国欠中国74亿美元的债务。</text:p>
      <text:p text:style-name="P4">
在5月随后有关加纳的讨论中，中国加强了参与，同意和法国共同担任加纳官方债权人委员会的联合主席。</text:p>
      <text:p text:style-name="P4">
而对于赞比亚的案例，中国外交部发言人汪文斌的说法是，"中方一向重视赞比亚的债务问题，也将会积极配合，努力寻找更好的解决方案"。</text:p>
      <text:h text:style-name="P12" text:outline-level="3">
<text:span text:style-name="T4">
下一步怎么办？</text:span>
</text:h>
      <text:p text:style-name="P4">
分析人士猜测，在这次巴黎的会议上，中国还会继续表示支持"共同框架"，但是仍然主张在"具体案例具体分析"的基础上进行债务减免。</text:p>
      <text:p text:style-name="P4">
在"共同框架"上一次在华盛顿举行会议时，中方建议IMF在分享债务可持续分析信息方面加快速度、提升质量。</text:p>
      <text:p text:style-name="P4">
路透社指出，要想让中国答应减免更多债务，各国恐怕还需要进行不少的说服工作。</text:p>
      <text:p text:style-name="P4">
（路透社）</text:p>
      <text:p text:style-name="P4">
Source: <text:a xlink:type="simple" xlink:href="https://www.dw.com/zh/中国在穷国债务减免方面持何种立场？/a-66006275" text:style-name="Internet_20_link" text:visited-style-name="Visited_20_Internet_20_Link">
https://www.dw.com/zh/中国在穷国债务减免方面持何种立场？/a-66006275?maca=chi-rss-chi-all-1127-rdf</text:a>
</text:p>
      <!--NEWS-->
      <text:h text:style-name="P10" text:outline-level="1">
<text:span text:style-name="T4">
美印推动战略合作　拜登：习近平为"独裁者"是事实</text:span>
</text:h>
      <text:p text:style-name="P4">
Author: None</text:p>
      <text:p text:style-name="P4">
Publisher: Radio Free Asia (Organization)</text:p>
      <text:p text:style-name="P4">
Published Time: 2023-06-22T16:52:00-04:00</text:p>
      <text:p text:style-name="P4">
Modified Time: 2023-06-23T09:49:45-04:00</text:p>
      <text:p text:style-name="P4">
Description: None</text:p>
      <text:p text:style-name="P4">
Videos: []</text:p>
      <text:p text:style-name="P4">
Audios: ["<text:a xlink:type="simple" xlink:href="https://www.rfa.org/mandarin/yataibaodao/junshiwaijiao/tj-062220231035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4.612011in" draw:z-index="0">
<draw:image xlink:href="../Images/rfamandarin/2023-06-22T16-52-00-04-00/000000.png" xlink:type="simple" xlink:show="embed" xlink:actuate="onLoad" draw:mime-type="image/png"/>
</draw:frame>
2023年6月22日，美国总统拜登会见到访的印度总理莫迪。 <text:a xlink:type="simple" xlink:href="https://www.rfa.org/mandarin/yataibaodao/junshiwaijiao/tj-06222023103526.html/@@images/image" text:style-name="Internet_20_link" text:visited-style-name="Visited_20_Internet_20_Link">
</text:a>
美联社图片  <text:a xlink:type="simple" xlink:href="https://www.rfa.org/mandarin/yataibaodao/junshiwaijiao/tj-06222023103526.html/@@stream" text:style-name="Internet_20_link" text:visited-style-name="Visited_20_Internet_20_Link">
Audio-1-Link：https://www.rfa.org/mandarin/yataibaodao/junshiwaijiao/tj-06222023103526.html/@@stream</text:a>
</text:p>
      <text:p text:style-name="P4">
本周四，正在美国访问的印度总理莫迪与拜登总统召开联合记者会。拜登在会上重申，他称呼中国领导人习近平为"独裁者"是基于事实，并期待近期与习近平举行会晤。那么，莫迪此行在强化美印地区战略合作的同时，又会对美中竞争带来什么样的影响？</text:p>
      <text:p text:style-name="P4">
<text:a xlink:type="simple" xlink:href="https://www.rfa.org/mandarin/Xinwen/7-06212023141215.html" text:style-name="Internet_20_link" text:visited-style-name="Visited_20_Internet_20_Link">
 <text:span text:style-name="T4">
印度总理莫迪将与苹果等巨头商讨产业链撤出中国</text:span>
 </text:a>
  * <text:span text:style-name="T4">
<text:a xlink:type="simple" xlink:href="https://www.rfa.org/mandarin/yataibaodao/junshiwaijiao/jw-06212023131837.html" text:style-name="Internet_20_link" text:visited-style-name="Visited_20_Internet_20_Link">
 美国总统拜登称习近平为"独裁者" 北京：政治挑衅 </text:a>
 </text:span>
 <text:span text:style-name="T4">
<text:a xlink:type="simple" xlink:href="https://www.rfa.org/mandarin/Xinwen/7-06192023164321.html" text:style-name="Internet_20_link" text:visited-style-name="Visited_20_Internet_20_Link">
 </text:a>
 </text:span>
</text:p>
      <text:p text:style-name="P4">
印度总理莫迪自周三起对美国进行为期3天的访问，6月22日，美国总统拜登与莫迪召开联合记者会，宣布美国与印度将开展多领域合作，其中包括太空、芯片、人工智能、新一代6G网络、国防以及工程技术人员培养等。</text:p>
      <text:p text:style-name="P4">
美印强化合作，将如何影响印太战略格局及美中关系等问题，成为当天记者会上的焦点。美国总统拜登此前将中共领导人习近平称为“独裁者”而引发北京当局的强烈不满，《华尔街日报》记者在会上就此提问，此举是否会导致近期略有起色的美中关系受损？拜登就此回应表示：“我认为我说的话是事实，这不会影响现有的美中关系......。有些事件(间谍气球事件)为美中关系带来困惑，但是国务卿布林肯有一个很好的中国行，我也希望在近期能够会见习近平。"</text:p>
      <text:p text:style-name="P4">
记者会上，拜登与莫迪还重申了两国对俄乌战争的关注，并强调维护印太地区和平稳定的重要性。</text:p>
      <text:p text:style-name="P4">
拜登表示：“我们讨论了如何透过四方安全对话（QUAD），促使美国、印度、澳大利亚和日本共同确保印太地区的自由、开放、繁荣、安全。”</text:p>
      <text:p text:style-name="P4">
莫迪也表示：“印太地区的和平与稳定，是我们共同优先关注的事项。”</text:p>
      <text:p text:style-name="P4">
虽然美国白宫国安会战略沟通协调员约翰·科比（JohnKirby）周二在记者会表示，莫迪此行并非针对中国。但外界普遍认为，美国有意将印度纳入共同应对中国的行列，因为印度比邻中国又与之关系紧张，同时印度已成为世界上人口最多的国家，是非常具有潜力的经济体。</text:p>
      <text:p text:style-name="P4">
2023年6月22日，美国总统拜登会见到访的印度总理莫迪。（美联社）  <text:a xlink:type="simple" xlink:href="https://www.rfa.org/mandarin/yataibaodao/junshiwaijiao/tj-06222023103526.html/ap23173548913447.jpg" text:style-name="Internet_20_link" text:visited-style-name="Visited_20_Internet_20_Link">
</text:a>
</text:p>
      <text:p text:style-name="P4">
<text:span text:style-name="T4">
学者：美印加强合作 有意抗衡中国</text:span>
</text:p>
      <text:p text:style-name="P4">
在莫迪此次与美国政府签订的合作项目中，也包括两国军事合作，包括共同在印度生产战斗机引擎，以及印度将出借船厂，提供美国军舰检修等。对此，美国华盛顿智库哈德逊研究所（HudsonInstitute）研究员阿帕纳·潘德（AparnaPande）告诉本台记者：“（美印共同制造战斗机引擎）是前所未有的事，美国企业与外国的国有企业从来没有一起制造过战斗机引擎，所以这是一件大事。”</text:p>
      <text:p text:style-name="P4">
对于莫迪访美以及美、印加深伙伴关系，潘德认为此举将对中国在印太地区的角色产生影响：“这代表美印合作不只从经济贸易角度出发，也将涵盖国防、科技领域。如今美国不让中国得到最先进的技术，而打算将这些科技与印度分享，这让中国知道，美国跟印度在国防安全上将更紧密，美印合作将会冲击中国。”</text:p>
      <text:p text:style-name="P4">
潘德还指出，美印加深互动也代表着美国以及盟友打算与中国在国际供应链上脱钩，并将与中国相关的产业链转移至印度：“企业没办法立刻从中国抽离，它们如果想离开也至少需要五到七年，但是企业外移已经开始。”</text:p>
      <text:p text:style-name="P4">
<text:span text:style-name="T4">
学者：自2020年边界冲突起 中印关系不佳</text:span>
</text:p>
      <text:p text:style-name="P4">
而针对印度与中国的双边关系，潘德认为，两国在2020年发生的边界冲突是个分水岭事件：“过去三年，中印两国没有正常的外交互动。印度希望中国把边境的军队往后退，回归到2020年3月的位置，但是中国拒绝撤退。中印对此已经进行了十八轮谈判，但是却没有什么具体成果。”</text:p>
      <text:p text:style-name="P4">
华盛顿智库美国企业研究所（AEI）高级研究员库珀（ZackCooper）则告诉本台记者，莫迪此次访美表面上不会对中国产生直接影响，但是美国与印度高级官员势必会对中国问题进行讨论：“美国与印度不会因此成为正式盟友，但我相信他们对中国都有很大的担忧，所以他们会私底下会讨论中国问题，并且共同表明中国令他们担忧的行为。”</text:p>
      <text:p text:style-name="P4">
<text:span text:style-name="T4">
学者：中国的野心将印度推向美国</text:span>
</text:p>
      <text:p text:style-name="P4">
针对美印两国元首对印太地区和平稳定的关切，美国华盛顿智库史汀生中心(Stimson Center)南亚项目主任斯雷克尔德（ElizabethThrelkeld）认为，中国当前对于周边国家的军事和经济威胁日趋增强，这使得印度更加向美国靠拢：“印太地区是美国与印度利益越发交集的地方，但这不代表美国与印度将正式结盟。与其说是美国在美中竞争中拉拢印度，不如说是中国在过去几年一直将印度推向美国。”</text:p>
      <text:p text:style-name="P4">
斯雷克尔德也指出，随着中国对扩张世界影响力的野心增强，美国与印度未来在军事上的合作也会变得更多：“虽然我们没有在公开场合听闻美国与印度将成为共同防御的盟友，但是你还是可以看到有迹象显示美印在国防方面的伙伴关系正在增强。”</text:p>
      <text:p text:style-name="P4">
记者：唐缘媛、凯迪 责编：何平 网编：洪伟</text:p>
      <text:p text:style-name="P4">
Source: <text:a xlink:type="simple" xlink:href="https://www.rfa.org/mandarin/yataibaodao/junshiwaijiao/tj-06222023103526.html" text:style-name="Internet_20_link" text:visited-style-name="Visited_20_Internet_20_Link">
https://www.rfa.org/mandarin/yataibaodao/junshiwaijiao/tj-06222023103526.html</text:a>
</text:p>
      <!--NEWS-->
      <text:h text:style-name="P10" text:outline-level="1">
<text:span text:style-name="T4">
泰坦号乘客妻子是铁达尼号遇难者后裔</text:span>
</text:h>
      <text:p text:style-name="P4">
Author: 联合早报 (Person)</text:p>
      <text:p text:style-name="P4">
Publisher: 联合早报 (Organization)</text:p>
      <text:p text:style-name="P4">
Published Time: 2023-06-22T17:56</text:p>
      <text:p text:style-name="P4">
Modified Time: 2023-06-23T22:06</text:p>
      <text:p text:style-name="P4">
Description: 失联观光潜水器“泰坦”号（Titan）搭载的观光团中，有一人的伴侣是1912年“铁达尼”号沉船事故遇难者的后代。泰坦号搭载五人前往铁达尼号（Titanic）沉船遗址进行探险旅游，星...</text:p>
      <text:p text:style-name="P4">
Videos: []</text:p>
      <text:p text:style-name="P4">
Audios: []</text:p>
      <text:p text:style-name="P4">
Images: []</text:p>
      <text:p text:style-name="P4">
Type: NewsArticle</text:p>
      <text:p text:style-name="P4">
Breadcrumbs: ['即时', '国际']</text:p>
      <text:p text:style-name="P4">
Keywords: ['铁达尼号', '失踪', '搜救', '泰坦号']</text:p>
      <!--METADATA-->
      <text:p text:style-name="P4">
失联观光潜水器“泰坦”号（Titan）搭载的观光团中，有一人的伴侣是1912年“铁达尼”号沉船事故遇难者的后代。</text:p>
      <text:p text:style-name="P4">
泰坦号搭载五人前往铁达尼号（Titanic）沉船遗址进行探险旅游，星期天（6月18日） <text:a xlink:type="simple" xlink:href="https://www.zaobao.com.sg/realtime/world/story20230620-1406013" text:style-name="Internet_20_link" text:visited-style-name="Visited_20_Internet_20_Link">
 在加拿大东部海域失踪</text:a>
 。</text:p>
      <text:p text:style-name="P4">
泰坦号为美国私人海底勘探公司海洋之门探险公司（OceanGate Expeditions）所有。该公司的创办人兼行政总裁拉什（StocktonRush）就在这个五人观光团中。</text:p>
      <text:p text:style-name="P4">
《纽约时报》星期四（22日）的报道称，拉什的妻子温迪（Wendy Rush）是当年“铁达尼”号两名遇难者的曾孙女。</text:p>
      <text:p text:style-name="P4">
报道引述档案记录披露，这两名遇难者伊西多尔·斯特劳斯（Isidor Straus）和妻子伊达（IdaStraus）是零售业巨头梅西百货公司的共同所有者。他们是铁达尼号上最富有的两名乘客。</text:p>
      <text:p text:style-name="P4">
温迪是海洋之门公司的通讯主管。她曾在2021年、2022年和2023年对铁达尼号残骸进行过三次探险。</text:p>
      <text:p text:style-name="P4">
泰坦号目前仍未寻获，潜水器内的 <text:a xlink:type="simple" xlink:href="https://www.zaobao.com.sg/news/world/story20230621-1406626" text:style-name="Internet_20_link" text:visited-style-name="Visited_20_Internet_20_Link">
 紧急氧气供应会在新加坡时间星期四晚上8时左右耗尽</text:a>
 。</text:p>
      <text:p text:style-name="P4">
美国广播公司（ABC）援引专家报道，即使紧急供氧耗尽，如果空气仍在舱内循环，且五名乘客还活着，那么他们还能生存10至20个小时。</text:p>
      <text:p text:style-name="P4">
杜克大学麻醉学教授穆恩说，舱内的人可以通过保持冷静、尽可能地减少移动，来延长水箱耗尽后的可用氧气，但舱内氧气含量一旦少于6%，恐怕生命就只能再维持10至20小时。</text:p>
      <text:p text:style-name="P4">
Source: <text:a xlink:type="simple" xlink:href="https://www.zaobao.com.sg/realtime/world/story20230622-1406876" text:style-name="Internet_20_link" text:visited-style-name="Visited_20_Internet_20_Link">
https://www.zaobao.com.sg/realtime/world/story20230622-1406876</text:a>
</text:p>
      <!--NEWS-->
      <text:h text:style-name="P10" text:outline-level="1">
<text:span text:style-name="T4">
美股多收高</text:span>
</text:h>
      <text:p text:style-name="P4">
Publisher: 法新社</text:p>
      <text:p text:style-name="P4">
Published Time: 2023-06-22T21:32:13+00:00</text:p>
      <text:p text:style-name="P4">
Modified Time: 2023-06-22T21:05:02+00:00</text:p>
      <text:p text:style-name="P4">
Description: （法新社纽约22日电） 即使英国央行英格兰银行（BoE）等央行再度升息以对抗通膨，华尔街股市主要指数今天仍摆脱近期疲弱表现，在科技股涨势带动下多半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22T21-32-13-00-00/000000.png" xlink:type="simple" xlink:show="embed" xlink:actuate="onLoad" draw:mime-type="image/png"/>
</draw:frame>
</text:p>
      <text:p text:style-name="P4">
道琼工业指数微跌4.81点或0.01%，以33946.71点作收。</text:p>
      <text:p text:style-name="P4">
标准普尔500指数上扬16.20点或0.37%，收4381.89点。</text:p>
      <text:p text:style-name="P4">
科技股那斯达克指数上涨128.41点或0.95%，收13630.61点。</text:p>
      <text:p text:style-name="P4">
费城半导体指数上扬20.15点或0.57%，收3569.87点。</text:p>
      <text:p text:style-name="P4">
Source: <text:a xlink:type="simple" xlink:href="https://www.rfi.fr/cn/%E8%B4%A2%E7%BB%8F%E5%BF%AB%E8%AE%AF/20230622-%E7%BE%8E%E8%82%A1%E5%A4%9A%E6%94%B6%E9%AB%98" text:style-name="Internet_20_link" text:visited-style-name="Visited_20_Internet_20_Link">
https://www.rfi.fr/cn/%E8%B4%A2%E7%BB%8F%E5%BF%AB%E8%AE%AF/20230622-%E7%BE%8E%E8%82%A1%E5%A4%9A%E6%94%B6%E9%AB%98</text:a>
</text:p>
      <!--NEWS-->
      <text:h text:style-name="P10" text:outline-level="1">
<text:span text:style-name="T4">
IOC撤销承认国际拳总</text:span>
</text:h>
      <text:p text:style-name="P4">
Publisher: 法新社</text:p>
      <text:p text:style-name="P4">
Published Time: 2023-06-22T21:32:16+00:00</text:p>
      <text:p text:style-name="P4">
Modified Time: 2023-06-22T21:20:02+00:00</text:p>
      <text:p text:style-name="P4">
Description: （法新社瑞士洛桑22日电） 国际奥林匹克委员会（IOC）今天撤销对国际拳击总会（IBA）的承认，但表示2024年巴黎奥运、2028年洛杉矶奥运会有拳击赛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6-22T21-32-16-00-00/000000.png" xlink:type="simple" xlink:show="embed" xlink:actuate="onLoad" draw:mime-type="image/png"/>
</draw:frame>
</text:p>
      <text:p text:style-name="P4">
国际奥会执行委员会今天以69票赞成、1票反对、10票弃权，通过将国际拳总逐出国际奥会，拳坛为之震动。</text:p>
      <text:p text:style-name="P4">
最新决定结束了国际奥会与国际拳总长达4年的争执。国际拳总2019年即因多项贪腐丑闻而被国际奥会停权，并因其治理、财务透明度、永续性而备受抨击。</text:p>
      <text:p text:style-name="P4">
国际奥会总干事凯柏（Christophe DeKepper）今天在瑞士洛桑（Lausanne）的国际奥会会议中表示，「国际奥会持续耐心尝试在3个关切的领域帮忙」，但「国际拳总无法提出可以解除停权的要件」，现在唯一能做的结论就是「撤销承认」。</text:p>
      <text:p text:style-name="P4">
目前国际拳总的主席是俄罗斯籍的克列姆列夫（Umar Kremlev）。</text:p>
      <text:p text:style-name="P4">
Source: <text:a xlink:type="simple" xlink:href="https://www.rfi.fr/cn/%E8%BF%90%E5%8A%A8%E5%A4%A9%E5%9C%B0/20230622-ioc%E6%92%A4%E9%94%80%E6%89%BF%E8%AE%A4%E5%9B%BD%E9%99%85%E6%8B%B3%E6%80%BB" text:style-name="Internet_20_link" text:visited-style-name="Visited_20_Internet_20_Link">
https://www.rfi.fr/cn/%E8%BF%90%E5%8A%A8%E5%A4%A9%E5%9C%B0/20230622-ioc%E6%92%A4%E9%94%80%E6%89%BF%E8%AE%A4%E5%9B%BD%E9%99%85%E6%8B%B3%E6%80%BB</text:a>
</text:p>
      <!--NEWS-->
      <text:h text:style-name="P10" text:outline-level="1">
<text:span text:style-name="T4">
金融时报:韩对美出口20年来首次超过对华出口</text:span>
</text:h>
      <text:p text:style-name="P4">
Author: None</text:p>
      <text:p text:style-name="P4">
Publisher: Radio Free Asia (Organization)</text:p>
      <text:p text:style-name="P4">
Published Time: 2023-06-22T22:46:00-04:00</text:p>
      <text:p text:style-name="P4">
Modified Time: 2023-06-23T09:08: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4.567343in" draw:z-index="0">
<draw:image xlink:href="../Images/rfamandarin/2023-06-22T22-46-00-04-00/000000.png" xlink:type="simple" xlink:show="embed" xlink:actuate="onLoad" draw:mime-type="image/png"/>
</draw:frame>
韩国总统尹锡悦今年四月访美，在美国总统拜登面前高歌一曲。 <text:a xlink:type="simple" xlink:href="https://www.rfa.org/mandarin/Xinwen/cmh1-06222023224559.html/@@images/image" text:style-name="Internet_20_link" text:visited-style-name="Visited_20_Internet_20_Link">
</text:a>
路透</text:p>
      <text:p text:style-name="P4">
英国《金融时报》（FinancialTimes）22日报道，去年韩国向美国出口的商品超过了对中国的出口，这是近20年来的首次，突显出贸易模式正在发生变化，华盛顿方面正在将更多盟友纳入其供应链，而北京方面则在提高其制造业的自力更生程度。</text:p>
      <text:p text:style-name="P4">
《金融时报》引述韩国央行（Bank ofKorea）本周发布的数据显示，2021年至2022年间，韩国对华商品出口下降近10%，至1220亿美元。相比之下，韩国对美商品出口同期成长逾22%，至1390亿美元。</text:p>
      <text:p text:style-name="P4">
韩联社6月6日曾报道，韩中两国建交20年来，中国稳居韩国最大出口对象国地位。但近来由于韩国对华出口持续减少、对美出口增加，今年第一季度美国成为韩国最大贸易顺差国。</text:p>
      <text:p text:style-name="P4">
责编 陈美华</text:p>
      <text:p text:style-name="P4">
Source: <text:a xlink:type="simple" xlink:href="https://www.rfa.org/mandarin/Xinwen/cmh1-06222023224559.html" text:style-name="Internet_20_link" text:visited-style-name="Visited_20_Internet_20_Link">
https://www.rfa.org/mandarin/Xinwen/cmh1-06222023224559.html</text:a>
</text:p>
      <!--NEWS-->
      <text:h text:style-name="P10" text:outline-level="1">
<text:span text:style-name="T4">
【RFA独家】这位青年为什么要冒用香港议员身份？</text:span>
</text:h>
      <text:p text:style-name="P4">
Author: None</text:p>
      <text:p text:style-name="P4">
Publisher: Radio Free Asia (Organization)</text:p>
      <text:p text:style-name="P4">
Published Time: 2023-06-22T23:00:00-04:00</text:p>
      <text:p text:style-name="P4">
Modified Time: 2023-06-23T16:15:14-04:00</text:p>
      <text:p text:style-name="P4">
Description: None</text:p>
      <text:p text:style-name="P4">
Videos: []</text:p>
      <text:p text:style-name="P4">
Audios: ["<text:a xlink:type="simple" xlink:href="https://www.rfa.org/mandarin/yataibaodao/shehui/sc-062320231337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897317in" draw:z-index="0">
<draw:image xlink:href="../Images/rfamandarin/2023-06-22T23-00-00-04-00/000000.png" xlink:type="simple" xlink:show="embed" xlink:actuate="onLoad" draw:mime-type="image/png"/>
</draw:frame>
 陈永光的身份被冒用来发起联署请愿的情况。 <text:a xlink:type="simple" xlink:href="https://www.rfa.org/mandarin/yataibaodao/shehui/sc-06232023133706.html/@@images/image" text:style-name="Internet_20_link" text:visited-style-name="Visited_20_Internet_20_Link">
</text:a>
（change.org截图）  <text:a xlink:type="simple" xlink:href="https://www.rfa.org/mandarin/yataibaodao/shehui/sc-06232023133706.html/@@stream" text:style-name="Internet_20_link" text:visited-style-name="Visited_20_Internet_20_Link">
Audio-1-Link：https://www.rfa.org/mandarin/yataibaodao/shehui/sc-06232023133706.html/@@stream</text:a>
</text:p>
      <text:p text:style-name="P4">
最近，一起香港多位立法会议员的身份被人冒用于发表对中港当局的抨击和政治异见的事件，引起不止一位香港立法会议员的回应。这些议员的身份冒用者在6月21日接受了本台的独家采访，讲述了他这样做的前因后果。</text:p>
      <ul>
        <li>
<text:span text:style-name="T4">
<text:a xlink:type="simple" xlink:href="https://www.rfa.org/mandarin/Xinwen/3-05222023112228.html" text:style-name="Internet_20_link" text:visited-style-name="Visited_20_Internet_20_Link">
 香港立法会议员：约150反送中运动被捕者获不起诉 </text:a>
 </text:span>
  * <text:span text:style-name="T4">
<text:a xlink:type="simple" xlink:href="https://www.rfa.org/mandarin/yataibaodao/gangtai/al-05112023122903.html" text:style-name="Internet_20_link" text:visited-style-name="Visited_20_Internet_20_Link">
 香港前议员成立对华智库 助国际社会制订对华战略 </text:a>
 </text:span>
  * <text:span text:style-name="T4">
<text:a xlink:type="simple" xlink:href="https://www.rfa.org/mandarin/yataibaodao/gangtai/ec-05262022081155.html" text:style-name="Internet_20_link" text:visited-style-name="Visited_20_Internet_20_Link">
 香港亲北京议员建议港府试用中国电脑系统 预防被制裁 </text:a>
 </text:span>
</li>
      </ul>
      <text:p text:style-name="P4">
<text:span text:style-name="T4">
“我做这件事情，是为了表达我对过去香港议会中非亲共派不同声音的怀念”</text:span>
</text:p>
      <text:p text:style-name="P4">
近日，在美国请愿网站“change.org”上，出现了一则带有戏谑意味的联署请愿。这份请愿的发起者冒用了香港立法会议员陈永光的身份，向美国总统拜登和前总统特朗普发出呼吁，用英文表示，在6月15日也就是习近平的70岁生日之时，“请代表我们给他邮寄小熊维尼，以感谢他加速了中国和中共的灭亡。”</text:p>
      <text:p text:style-name="P4">
 陈永光对自身身份被冒用的声明。（陈永光脸书截图）<text:a xlink:type="simple" xlink:href="https://www.rfa.org/mandarin/yataibaodao/shehui/sc-06232023133706.html/m0622-sc6.png" text:style-name="Internet_20_link" text:visited-style-name="Visited_20_Internet_20_Link">
 </text:a>
</text:p>
      <text:p text:style-name="P4">
陈永光身份的冒用者是一名二十岁出头的在美中国留学生季先生。出于安全考虑，他不愿自己的全名被透露。自身并非香港人、来自一座闽南城市的他表示：“我对盗用这几位议员的身份感到抱歉，但我认为我做的是一件正义的事情。对于这个事情，我个人愿意负起全部的责任。”</text:p>
      <text:p text:style-name="P4">
在这条请愿之下，也出现了冒用香港立法会议员李世荣、周文港、邵家辉、邓飞等人身份发表的言论，发表了对中港当局的各种抨击和政治异议。例如，有冒用李世荣身份的言论套用了北京四通桥抗议者的横幅内容，说道：“罢免独裁国贼习近平，罢免祸港太监李家超，共产党下台，习近平下台。”。冒用周文港的言论则表示：“天灭中共，民族自强，香港独立，唯一出路。”事实上，这些言论全部是季先生冒用这些议员的身份发出的。他说：“我做这件事情，是为了表达我对过去香港议会中非亲共派不同声音的怀念。”</text:p>
      <text:p text:style-name="P4">
部分香港立法会议员身份被冒用并发表抨击中港当局言论的情况。（change.org截图）  <text:a xlink:type="simple" xlink:href="https://www.rfa.org/mandarin/yataibaodao/shehui/sc-06232023133706.html/m0622-sc2.jpg" text:style-name="Internet_20_link" text:visited-style-name="Visited_20_Internet_20_Link">
</text:a>
</text:p>
      <text:p text:style-name="P4">
部分香港立法会议员身份被冒用并发表抨击中港当局言论的情况。（change.org截图）  <text:a xlink:type="simple" xlink:href="https://www.rfa.org/mandarin/yataibaodao/shehui/sc-06232023133706.html/m0622-sc3.jpg" text:style-name="Internet_20_link" text:visited-style-name="Visited_20_Internet_20_Link">
</text:a>
</text:p>
      <text:p text:style-name="P4">
季先生说，虽然他并非香港人，他的母语也不是广东话，却从小对香港的政治文化很感兴趣，特别喜欢看过去香港立法会的辩论视频。他表示：“虽然民主派、反对派议员从来没有在香港立法会中占过多数，但是他们至少仍敢于发出声音，把反对的声音、制衡的声音、监督的声音、不同的声音带到议会中、带到公众面前。这在大陆是不可想象的。而如今在香港也后无来者，再也不可能发生了。”</text:p>
      <text:p text:style-name="P4">
在“国安法”推行之后产生的本届香港立法会，在选举过程中采用了中国人大通过的制度变更，并遭到选民的广泛抵制，创下了香港多年来立法机构选举的投票率新低。在本届立法会的90名议员中，包括89名建制派和1名中间派，没有泛民主派的踪影。</text:p>
      <text:p text:style-name="P4">
部分香港立法会议员身份被冒用并发表抨击中港当局言论的情况。（change.org截图）  <text:a xlink:type="simple" xlink:href="https://www.rfa.org/mandarin/yataibaodao/shehui/sc-06232023133706.html/m0622-sc4.jpg" text:style-name="Internet_20_link" text:visited-style-name="Visited_20_Internet_20_Link">
</text:a>
</text:p>
      <text:p text:style-name="P4">
季先生表示，他这样做的目的，也是希望给香港当局发出一个警告：“我以习近平的话送给他们：‘别看你今天闹得欢，小心今后拉清单。’纵观中共党史，我们可以清楚地明白，那些作恶的酷吏、官僚，以及为这个邪恶政权鼓与呼的肉喇叭，绝大多数都是没有好下场的。”</text:p>
      <text:p text:style-name="P4">
<text:span text:style-name="T4">
“每一个大独裁者都有一颗极易破碎的玻璃心”</text:span>
</text:p>
      <text:p text:style-name="P4">
目前，已有香港立法会议员在他们的脸书（Facebook）主页上发表声明。李世荣在声明中表示“强烈谴责冒认本人发出言论”，并说“事件已交由香港警务处处理，相信如有需要，会交由国安处跟进。人在做天在看，够胆就要承担责任”，“作为爱国爱港的我，这样冒犯的‘假信息’，只会显得反中乱港及外国势力仍不放弃捣乱香港的目标。”陈永光则在声明中说：“永光近日发现有不法之徒冒充本人身份和姓名，在互联网上发表失实言论，企图抹黑攻击国家领导人和‘一国两制’制度”，他对此表示“强烈谴责”，并“已将事件交予执法部门跟进。”这一议员身份被冒认的事件，现已有多家中文媒体进行了报道。</text:p>
      <text:p text:style-name="P4">
 李世荣对自身身份被冒用的声明。（李世荣脸书截图）<text:a xlink:type="simple" xlink:href="https://www.rfa.org/mandarin/yataibaodao/shehui/sc-06232023133706.html/m0622-sc5.png" text:style-name="Internet_20_link" text:visited-style-name="Visited_20_Internet_20_Link">
 </text:a>
</text:p>
      <text:p text:style-name="P4">
季先生表示，对于这样的结果，他的感受是：“在预料之中，又在预料之外。预料之中的是，这些当权政客也会像外交部发言人一样，强烈谴责和坚决反对。预料之外的是，已经引起了媒体的关注。”</text:p>
      <text:p text:style-name="P4">
他也将自己的这一行为定义成了“行为艺术”，认为他这样做，类似知名影星卓别林通过电影《大独裁者》讽刺希特勒：“他用这种软对抗的方式演绎着大独裁者希特勒的各种丑态，以这种方式给人们带来快乐，但是又用另类的方式羞辱了大独裁者。每一个大独裁者都有一颗极易破碎的玻璃心。而正是这种行为艺术，使他们的心灵受到了伤害。”</text:p>
      <text:p text:style-name="P4">
季先生的友人、来自浙江的留学生梁先生则告诉记者，他的朋友季先生在日常生活中就是个幽默、搞笑的人。梁先生说：“看到这些和暴政合作的议员们，被一个年轻人的行为艺术弄到如临大敌，我也感到很可笑。专制极权统治者看上去很强大，其实却非常脆弱。”</text:p>
      <text:p text:style-name="P4">
目前，在change.org网站上，这一呼吁给习近平邮寄小熊维尼的请愿已不再存在。记者已向这一网站的工作团队发出了原因查询，但截至到发稿时尚未得到回应。</text:p>
      <text:p text:style-name="P4">
记者：孙诚 责编：嘉远 网编：何足</text:p>
      <text:p text:style-name="P4">
Source: <text:a xlink:type="simple" xlink:href="https://www.rfa.org/mandarin/yataibaodao/shehui/sc-06232023133706.html" text:style-name="Internet_20_link" text:visited-style-name="Visited_20_Internet_20_Link">
https://www.rfa.org/mandarin/yataibaodao/shehui/sc-06232023133706.html</text:a>
</text:p>
      <!--NEWS-->
      <text:h text:style-name="P10" text:outline-level="1">
<text:span text:style-name="T4">
北京大学出现反专制标语　举牌者被校方保安带走</text:span>
</text:h>
      <text:p text:style-name="P4">
Author: None</text:p>
      <text:p text:style-name="P4">
Publisher: Radio Free Asia (Organization)</text:p>
      <text:p text:style-name="P4">
Published Time: 2023-06-22T23:42:00-04:00</text:p>
      <text:p text:style-name="P4">
Modified Time: 2023-06-23T12:33:45-04:00</text:p>
      <text:p text:style-name="P4">
Description: None</text:p>
      <text:p text:style-name="P4">
Videos: []</text:p>
      <text:p text:style-name="P4">
Audios: ["<text:a xlink:type="simple" xlink:href="https://www.rfa.org/mandarin/yataibaodao/renquanfazhi/gt-06222023233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88615in" draw:z-index="0">
<draw:image xlink:href="../Images/rfamandarin/2023-06-22T23-42-00-04-00/000000.png" xlink:type="simple" xlink:show="embed" xlink:actuate="onLoad" draw:mime-type="image/png"/>
</draw:frame>
一名抗议者高举的标语牌上写着"废黜一党极权，拥抱多党制度" <text:a xlink:type="simple" xlink:href="https://www.rfa.org/mandarin/yataibaodao/renquanfazhi/gt-06222023233902.html/@@images/image" text:style-name="Internet_20_link" text:visited-style-name="Visited_20_Internet_20_Link">
</text:a>
推特截图/古亭提供  <text:a xlink:type="simple" xlink:href="https://www.rfa.org/mandarin/yataibaodao/renquanfazhi/gt-06222023233902.html/@@stream" text:style-name="Internet_20_link" text:visited-style-name="Visited_20_Internet_20_Link">
Audio-1-Link：https://www.rfa.org/mandarin/yataibaodao/renquanfazhi/gt-06222023233902.html/@@stream</text:a>
</text:p>
      <text:p text:style-name="P4">
端午节期间，北京大学出现反对中共专制制度的标语。一名抗议者在校园内一家食堂门口高举写有"废黜一党极权，拥抱多党制度"的纸牌。据报，该举牌者被校方保安带走。北大保卫部在接受本台查询时，对此事既不证实，也不否认。</text:p>
      <text:p text:style-name="P4">
<text:a xlink:type="simple" xlink:href="https://www.rfa.org/mandarin/yataibaodao/renquanfazhi/kw-10142022094809.html" text:style-name="Internet_20_link" text:visited-style-name="Visited_20_Internet_20_Link">
 <text:span text:style-name="T4">
北京横幅抗议事件发酵 “民不畏死，奈何以死惧之”</text:span>
 </text:a>
  * <text:span text:style-name="T4">
<text:a xlink:type="simple" xlink:href="https://www.rfa.org/mandarin/Xinwen/wulb-10132022033345.html" text:style-name="Internet_20_link" text:visited-style-name="Visited_20_Internet_20_Link">
 北京闹市出现反习反封控、要求民主横幅 </text:a>
 </text:span>
</text:p>
      <text:p text:style-name="P4">
时隔三十四年，北京大学校园内再度出现抨击中国政治体制，呼吁实施多党执政的政治性标语。据海外媒体中国数字时代以及推特信息和图文显示，6月22日，一名身着驼色长衫的抗议者于端午节假期在北京大学家园食堂门口举牌，随后被学校保安带走。现场图片显示，举牌者高举的标语牌上写道“废黜一党极权，拥抱多党制度”。与以往的一些抗议不同，这名抗议者主动在标语牌上留下了自己的墙外账号信息“YouTube/TwitterHOBBIE SEPTEM”。而另一块置于墙边的标语牌则写着“民主革命始动 #风雷#NOW革命”。经网民核查，标语牌中所写的YouTube/Twitter账号均存在，两个平台的账号注册时间均为2023年5月。账号显示这名抗议者是一个名叫“张生”的男性。其备注为一名“中国作家”。</text:p>
      <text:p text:style-name="P4">
1989年发生在北京的学生运动，遭到当局武力镇压后，北京大学极少出现政治类标语。中国异议人士季风本周五（23日）接受本台采访时说，他留意到相关信息，事件反映学生们对社会现状不满：“现在的现状是三年疫情最终的结果，封控、对残酷的舆论压榨，还有经济的滑坡。因为经济滑坡，人们觉得生活越来越艰难。”</text:p>
      <text:p text:style-name="P4">
有爆料人称，举牌者名叫"张生"。（网络图片/古亭提供）  <text:a xlink:type="simple" xlink:href="https://www.rfa.org/mandarin/yataibaodao/renquanfazhi/gt-06222023233902.html/m0623-gtp2.png" text:style-name="Internet_20_link" text:visited-style-name="Visited_20_Internet_20_Link">
</text:a>
</text:p>
      <text:p text:style-name="P4">
<text:span text:style-name="T4">
北大保卫部未否认学生举牌 拒披露被捕者</text:span>
</text:p>
      <text:p text:style-name="P4">
本台就此致电北京大学保卫部查询被带走学生的下落：</text:p>
      <text:p text:style-name="P4">
保卫部：“你好，信访保卫部。”</text:p>
      <text:p text:style-name="P4">
记者：“你好，昨天在家园食堂门口举牌的那个人放了没有？抓的那个人？”</text:p>
      <text:p text:style-name="P4">
保卫部：“因为我们是值班室，我们不知道那个事情。再见。”</text:p>
      <text:p text:style-name="P4">
对方说完，径自挂断电话。</text:p>
      <text:p text:style-name="P4">
八九学潮经历者季风说，在大规模爆发学潮之前，北京已经有零星的反专制风潮：“从1985年，中国青年杂志社、中国青年报刊载文章，叫‘人生的路为什么越来越窄’，起义是从那时开始的，直到1989年。虽然那时候政治风险比现在小得多，人们各种各样的想法遭到了反中产阶级自由化运动的打击。对此，人们强烈不满。”</text:p>
      <text:p text:style-name="P4">
抗议者举牌地点为校园食堂外，去年十一月曾有人在该处声援"白纸运动"。（网络截图/古亭提供）  <text:a xlink:type="simple" xlink:href="https://www.rfa.org/mandarin/yataibaodao/renquanfazhi/gt-06222023233902.html/m0623-gtp3.png" text:style-name="Internet_20_link" text:visited-style-name="Visited_20_Internet_20_Link">
</text:a>
</text:p>
      <text:p text:style-name="P4">
<text:span text:style-name="T4">
去年北大青年举牌声援白纸运动 今年反专制</text:span>
</text:p>
      <text:p text:style-name="P4">
去年11月26日，南京传媒学院的学生举起白纸，要求结束疫情“清零”，其后包括北大、清华等各地高校学生响应，十天后，中国政府宣布结束三年的疫情清零政策。</text:p>
      <text:p text:style-name="P4">
不过，此次北大青年打出的是要求结束一党专政，实行多党制的政改诉求。流亡澳大利亚的中国异议人士司令对本台说：“北京大学现在出现抗议活动，虽然非常零星，但是这种对人的启发和借鉴意义、象征性意义，尤其在今天这样一个言论管控达到空前严厉的时期，无疑开启了中国未来民主探索之路的曙光。”</text:p>
      <text:p text:style-name="P4">
据悉，此次北大出现反对专制制度的位置，与去年声援白纸运动为同一地点。</text:p>
      <text:p text:style-name="P4">
记者：古亭 责编：陈美华、许书婷、嘉远 网编：洪伟</text:p>
      <text:p text:style-name="P4">
Source: <text:a xlink:type="simple" xlink:href="https://www.rfa.org/mandarin/yataibaodao/renquanfazhi/gt-06222023233902.html" text:style-name="Internet_20_link" text:visited-style-name="Visited_20_Internet_20_Link">
https://www.rfa.org/mandarin/yataibaodao/renquanfazhi/gt-06222023233902.html</text:a>
</text:p>
      <!--NEWS-->
      <text:h text:style-name="P10" text:outline-level="1">
<text:span text:style-name="T4">
卡达主权基金传欲投资 将成NBA巫师等队小股东</text:span>
</text:h>
      <text:p text:style-name="P4">
Publisher: 法新社</text:p>
      <text:p text:style-name="P4">
Published Time: 2023-06-23T-15:32:11+00:00</text:p>
      <text:p text:style-name="P4">
Modified Time: 2023-06-23T04:20:05+00:00</text:p>
      <text:p text:style-name="P4">
Description: （法新社华盛顿22日电） 主权财富基金投资美国职业运动将出现首例，因为拥有NBA、WNBA、NHL等华盛顿球队的集团，成为卡达投资局的投资标的，据传他们将买下该集团部分股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23T-15-32-11-00-00/000000.png" xlink:type="simple" xlink:show="embed" xlink:actuate="onLoad" draw:mime-type="image/png"/>
</draw:frame>
</text:p>
      <text:p text:style-name="P4">
华盛顿邮报 和其他数家美国媒体报导，国营的卡达投资局（Qatar Investment Authority, QIA）正试图收购MonumentalSports &amp; Entertainment集团5%的股权。</text:p>
      <text:p text:style-name="P4">
这个集团的大老板是李昂昔斯（TedLeonsis），旗下有美国职篮NBA华盛顿巫师队（Wizards）、美国女子职篮WNBA华盛顿神秘队（Mystics）、北美职业冰球联盟NHL华盛顿首都队（Capitals）。</text:p>
      <text:p text:style-name="P4">
一旦成交，卡达投资局将成为第一个入股美国主要运动队伍的外国主权财富基金。</text:p>
      <text:p text:style-name="P4">
华盛顿邮报引述了一名熟悉相关规定人士的说法，NBA也证实正在审查这项投资，目前还未定案。</text:p>
      <text:p text:style-name="P4">
NBA去年修改规定，开放这类外国投资，但不可拥有球队超过20%的股份。</text:p>
      <text:p text:style-name="P4">
美国媒体引述NBA发言人巴斯（Mike Bass）的声明，他说：「NBA董事会正在审查卡达投资局对巫师母公司Monumental Sports &amp;Entertainment及其他运动资产的可能投资。」</text:p>
      <text:p text:style-name="P4">
「根据目前规定，若此案获得批准，卡达投资局可对球队被动、少数股权投资，但不能涉入营运或决策。」</text:p>
      <text:p text:style-name="P4">
美国运动新闻网站「运动员」（TheAthletic）引述「NHL高层消息人士」说法报导，收购球队股份确实需要NHL理事会批准，但NHL从未反对主权财富基金投资。报导还提到，理事会的执行委员会已同意这桩交易案。</text:p>
      <text:p text:style-name="P4">
Source: <text:a xlink:type="simple" xlink:href="https://www.rfi.fr/cn/%E8%BF%90%E5%8A%A8%E5%A4%A9%E5%9C%B0/20230623-%E5%8D%A1%E8%BE%BE%E4%B8%BB%E6%9D%83%E5%9F%BA%E9%87%91%E4%BC%A0%E6%AC%B2%E6%8A%95%E8%B5%84-%E5%B0%86%E6%88%90nba%E5%B7%AB%E5%B8%88%E7%AD%89%E9%98%9F%E5%B0%8F%E8%82%A1%E4%B8%9C" text:style-name="Internet_20_link" text:visited-style-name="Visited_20_Internet_20_Link">
https://www.rfi.fr/cn/%E8%BF%90%E5%8A%A8%E5%A4%A9%E5%9C%B0/20230623-%E5%8D%A1%E8%BE%BE%E4%B8%BB%E6%9D%83%E5%9F%BA%E9%87%91%E4%BC%A0%E6%AC%B2%E6%8A%95%E8%B5%84-%E5%B0%86%E6%88%90nba%E5%B7%AB%E5%B8%88%E7%AD%89%E9%98%9F%E5%B0%8F%E8%82%A1%E4%B8%9C</text:a>
</text:p>
      <!--NEWS-->
      <text:h text:style-name="P10" text:outline-level="1">
<text:span text:style-name="T4">
泰坦号潜水器悲剧 英国政府致上深切哀悼</text:span>
</text:h>
      <text:p text:style-name="P4">
Publisher: 法新社</text:p>
      <text:p text:style-name="P4">
Published Time: 2023-06-23T-8:32:08+00:00</text:p>
      <text:p text:style-name="P4">
Modified Time: 2023-06-23T06:05:01+00:00</text:p>
      <text:p text:style-name="P4">
Description: （法新社伦敦22日电） 探索「铁达尼号」沉船的潜水器遭遇不幸，舱内5人宣告罹难，英国政府今天向罹难者家属致上「最深切的哀悼」。</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23T-8-32-08-00-00/000000.png" xlink:type="simple" xlink:show="embed" xlink:actuate="onLoad" draw:mime-type="image/png"/>
</draw:frame>
</text:p>
      <text:p text:style-name="P4">
英国外交大臣柯维立（JamesCleverly）在社群媒体推特（Twitter）上表示哀悼，他写道：「悲惨的消息是，泰坦号潜水器上的人员历经国际搜索行动后证实罹难，其中包括3名英国公民…英国政府紧密支持这些受影响的家庭，并致上最深切的哀悼。」</text:p>
      <text:p text:style-name="P4">
Source: <text:a xlink:type="simple" xlink:href="https://www.rfi.fr/cn/%E5%9B%BD%E9%99%85%E6%8A%A5%E9%81%93/20230623-%E6%B3%B0%E5%9D%A6%E5%8F%B7%E6%BD%9C%E6%B0%B4%E5%99%A8%E6%82%B2%E5%89%A7-%E8%8B%B1%E5%9B%BD%E6%94%BF%E5%BA%9C%E8%87%B4%E4%B8%8A%E6%B7%B1%E5%88%87%E5%93%80%E6%82%BC" text:style-name="Internet_20_link" text:visited-style-name="Visited_20_Internet_20_Link">
https://www.rfi.fr/cn/%E5%9B%BD%E9%99%85%E6%8A%A5%E9%81%93/20230623-%E6%B3%B0%E5%9D%A6%E5%8F%B7%E6%BD%9C%E6%B0%B4%E5%99%A8%E6%82%B2%E5%89%A7-%E8%8B%B1%E5%9B%BD%E6%94%BF%E5%BA%9C%E8%87%B4%E4%B8%8A%E6%B7%B1%E5%88%87%E5%93%80%E6%82%BC</text:a>
</text:p>
      <!--NEWS-->
      <text:h text:style-name="P10" text:outline-level="1">
<text:span text:style-name="T4">
美国最火快时尚零售商Shein试图摆脱中国血统 (Free Version)</text:span>
</text:h>
      <text:p text:style-name="P4">
Author: Shen Lu | Photographs by Gilles Sabrié for The Wall Street Journal</text:p>
      <text:p text:style-name="P4">
Publisher: 华尔街日报中文网</text:p>
      <text:p text:style-name="P4">
Published Time: 2023-06-23T00:15:00.000Z</text:p>
      <text:p text:style-name="P4">
Modified Time: 2023-06-23T00:15:00.000Z</text:p>
      <text:p text:style-name="P4">
Created Time: 2023-06-22T07:13:00.000Z</text:p>
      <text:p text:style-name="P4">
Description: 快时尚零售商Shein已成为美国年轻消费者的宠儿，该公司正在努力重塑公众形象，其中包括解决美国议员对Shein产品原料棉花来源地的关切。</text:p>
      <text:p text:style-name="P4">
Images: []</text:p>
      <text:p text:style-name="P4">
Categories: ['商业']</text:p>
      <text:p text:style-name="P4">
Keywords: SYND,LINK:EN|WP-WSJ-0000998598</text:p>
      <text:p text:style-name="P4">
Type: Article</text:p>
      <!--METADATA-->
      <text:p text:style-name="P4">
在中国创立的超快时尚零售商希音(Shein)已经成为 <text:a xlink:type="simple" xlink:href="https://cn.wsj.com/articles/CN-BIZ-20230327155833" text:style-name="Internet_20_link" text:visited-style-name="Visited_20_Internet_20_Link">
 美国年轻消费者的宠儿 </text:a>
 ，该公司正在努力重塑公众形象，其中包括解决美国议员对希音产品原料棉花来源地的关切。</text:p>
      <text:p text:style-name="P4">
Source: <text:a xlink:type="simple" xlink:href="https://cn.wsj.com/articles/%E7%BE%8E%E5%9B%BD%E6%9C%80%E7%81%AB%E5%BF%AB%E6%97%B6%E5%B0%9A%E9%9B%B6%E5%94%AE%E5%95%86shein%E8%AF%95%E5%9B%BE%E6%91%86%E8%84%B1%E4%B8%AD%E5%9B%BD%E8%A1%80%E7%BB%9F-b85ef3bc" text:style-name="Internet_20_link" text:visited-style-name="Visited_20_Internet_20_Link">
https://cn.wsj.com/articles/%E7%BE%8E%E5%9B%BD%E6%9C%80%E7%81%AB%E5%BF%AB%E6%97%B6%E5%B0%9A%E9%9B%B6%E5%94%AE%E5%95%86shein%E8%AF%95%E5%9B%BE%E6%91%86%E8%84%B1%E4%B8%AD%E5%9B%BD%E8%A1%80%E7%BB%9F-b85ef3bc</text:a>
</text:p>
      <!--NEWS-->
      <text:h text:style-name="P10" text:outline-level="1">
<text:span text:style-name="T4">
香港抗争四周年之二：前苹果日报记者设网媒为港人服务</text:span>
</text:h>
      <text:p text:style-name="P4">
Author: None</text:p>
      <text:p text:style-name="P4">
Publisher: Radio Free Asia (Organization)</text:p>
      <text:p text:style-name="P4">
Published Time: 2023-06-23T01:11:00-04:00</text:p>
      <text:p text:style-name="P4">
Modified Time: 2023-06-23T12:34:59-04:00</text:p>
      <text:p text:style-name="P4">
Description: None</text:p>
      <text:p text:style-name="P4">
Videos: []</text:p>
      <text:p text:style-name="P4">
Audios: ["<text:a xlink:type="simple" xlink:href="https://www.rfa.org/mandarin/yataibaodao/gangtai/ec-062320230109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5.1927in" draw:z-index="0">
<draw:image xlink:href="../Images/rfamandarin/2023-06-23T01-11-00-04-00/000000.png" xlink:type="simple" xlink:show="embed" xlink:actuate="onLoad" draw:mime-type="image/png"/>
</draw:frame>
梁嘉丽表示，已有觉悟在海外继续采访工作，难以再回香港。 <text:a xlink:type="simple" xlink:href="https://www.rfa.org/mandarin/yataibaodao/gangtai/ec-06232023010920.html/@@images/image" text:style-name="Internet_20_link" text:visited-style-name="Visited_20_Internet_20_Link">
</text:a>
记者陈子非摄  <text:a xlink:type="simple" xlink:href="https://www.rfa.org/mandarin/yataibaodao/gangtai/ec-06232023010920.html/@@stream" text:style-name="Internet_20_link" text:visited-style-name="Visited_20_Internet_20_Link">
Audio-1-Link：https://www.rfa.org/mandarin/yataibaodao/gangtai/ec-06232023010920.html/@@stream</text:a>
</text:p>
      <text:p text:style-name="P4">
2021年6月23日《苹果日报》倒闭后，《苹果日报》的两名前记者在《国安法》下继续履行记者职责，持守真相。前《苹果日报》记者梁嘉丽选择在海外续写香港故事，另一名记者陈珏明决定扎根香港，与年轻记者同行，为《国安法》下的庭审做记录。</text:p>
      <text:p text:style-name="P4">
<text:a xlink:type="simple" xlink:href="https://www.rfa.org/mandarin/yataibaodao/renquanfazhi/al-06222023125946.html" text:style-name="Internet_20_link" text:visited-style-name="Visited_20_Internet_20_Link">
 <text:span text:style-name="T4">
中国人权状况全球垫底 港人在《国安法》下噤若寒蝉</text:span>
 </text:a>
  * <text:span text:style-name="T4">
<text:a xlink:type="simple" xlink:href="https://www.rfa.org/mandarin/Xinwen/4-06172023120612.html" text:style-name="Internet_20_link" text:visited-style-name="Visited_20_Internet_20_Link">
 留日女生因"港独"言论开海外港人因言获罪先例 </text:a>
 </text:span>
</text:p>
      <text:p text:style-name="P4">
在《苹果日报》倒闭后，前记者梁嘉丽率先以独立记者的身份，开设脸书个人专页，主要写抗争者的故事。总结经验，梁嘉丽表示，《国安法》对香港社会影响之大，越出预期。在风险和压力下，愿意受访的人，越来越少，也承认，在满布红线的香港，继续采访报道，有点力不从心。</text:p>
      <text:p text:style-name="P4">
梁嘉丽："即便我想记录这个历史，但是空间越来越少，我自己也觉得有一点风险。这个压力就是关于国安法，我写的时候，很多红线很多不能写，或者是越来越难找被访者，2020年和2021年的时候，大家还是很想说，或者是想把我自己的历史让人写下来留下来，但过两三年以后，大家都比较沉默，不再想说或提起2019年发生的事情。被访者可能他也觉得危险，作为一个记者，我离开的时候，看作是一种了解自己以后想走的路。"</text:p>
      <text:p text:style-name="P4">
<text:span text:style-name="T4">
前《苹果日报》记者移师台湾搭建新闻平台 顶住风险换取跨越红线的自由</text:span>
</text:p>
      <text:p text:style-name="P4">
离开香港后，梁嘉丽保留个人专页，同时与同在海外的香港媒体人，以台湾为基地，合组网上新闻平台《光传媒》，继续写港人港事。虽然在海外搭建新闻平台的困难多，但能找回"我手写我心"的自由。</text:p>
      <text:p text:style-name="P4">
梁嘉丽："在海外面对的问题更多，很难找被访者，因为可能会担心是不是有勾结外国势力的问题，有不安全的感觉。还有资金的问题，有可能众筹规管立法。但是有一点比较香港好，就是新闻言论自由，很多也可以写。比如说制裁可以，一些流亡的人士或者在海外继续做公民社会倡议的，他们的意见我们能重新带进香港，把不同的声音百花齐放，而不是只有官方说一就是一，二就是二。"</text:p>
      <text:p text:style-name="P4">
梁嘉丽以"Be Water"和"兄弟爬山"作比喻，认为在海外报道香港新闻，也是延续2019年港人信念的方法。但她承认，已有心理准备，日后难以再回香港。</text:p>
      <text:p text:style-name="P4">
梁嘉丽："这个时代就是要你选择，对吧。离开了之后，有一个很大的觉悟，就是如果继续去做媒体的话，要知道可能不能够回去香港，因为香港现在已经不是一个自由的地方，不是一个重视人权的地方。现在的情况就是我从美国飞过来的时候，最便宜的机票是要经过香港转机，但是我也不敢买，要准备可能要放弃很多很多。"</text:p>
      <text:p text:style-name="P4">
她形容，现在用抱着"摸着石头过河"的心态办媒体，摸索还可以继续写香港故事的渠道。与梁嘉丽同步设个人专页的前《苹果》记者陈珏明，也与几名香港记者合作，在香港搭建主力写法庭新闻的网上媒体<text:a xlink:type="simple" xlink:href="https://hkcourtnews.com/%e8%aa%8d%e8%ad%98%e6%88%91%e5%80%91/" text:style-name="Internet_20_link" text:visited-style-name="Visited_20_Internet_20_Link">
 《庭刊》 </text:a>
 。</text:p>
      <text:p text:style-name="P4">
<text:span text:style-name="T4">
港记建平台报香港法庭新闻 在地记录《国安法》等重大案件为港人留纪录</text:span>
</text:p>
      <text:p text:style-name="P4">
他表示，法庭新闻只有在地记者能做，又说，以往《苹果日报》是投放很多资源，采访法庭新闻的媒体，在《苹果》消失后，法庭新闻有很多"空白"需要填补，在"47人初选案"等《国安法》的大案件陆续开庭，相信报道庭审内容，既能为香港做记录，也能让港人更了解《国安法》的运作。</text:p>
      <text:p text:style-name="P4">
陈珏明："国安法是新的法律，法官和司法人员也正摸索、理解和学习中。以近期审讯的47人初选案为例子，像"共谋者"等法律原则，公众不一定听过和认识，因此他们不理解参与初选为何会犯法。我们把法庭上控辩双方的陈述和争议，以及法官的回应，尽量作纪录，让公众更能理解这条法律，这也是公众知情权的实践过程。法庭新闻是有存在的意义和功能，而且一定要有人进到法庭旁听，才能做详细的报道。"</text:p>
      <text:p text:style-name="P4">
前《苹果日报》记者陈珏明（右）表示，采访香港法庭新闻能在风险相对低下，持守新闻专业。（资料图/陈子非提供）  <text:a xlink:type="simple" xlink:href="https://www.rfa.org/mandarin/yataibaodao/gangtai/ec-06232023010920.html/524d300a82f9679c300b8bb08005964873cf660e-56fe53f3-8868793a-63a18bbf99996e2f6cd55ead65b095fb80fd572898ce966976f85bf94f4e4e0b-63015b8865b095fb4e134e1a3002-8d44659976f87247.jpg" text:style-name="Internet_20_link" text:visited-style-name="Visited_20_Internet_20_Link">
</text:a>
</text:p>
      <text:p text:style-name="P4">
陈珏明表示，香港现在的环境，难以再有免于恐惧的采访自由，法庭新闻相对而言，风险和压力比较低。</text:p>
      <text:p text:style-name="P4">
陈珏明："在安全考量上，法庭新闻相对上的风险比较低。因为我们不需要有个人观点、看法和报道的取向，只是把法庭上说过的做记录。如果做法庭记录也不容许，那是另一回事，暂时并不是香港当下的处境。这也是为何大家会去尝试做法庭新闻的原因，我们还可以找到一些位置，发挥作为媒体工作者的专业。"</text:p>
      <text:p text:style-name="P4">
陈珏明表示，平台运作不足一年，要处理资金和人手不足等难题，压力和工作量大于当独立记者，但被年轻记者的热诚感动，鼓励他继续尝试。</text:p>
      <text:p text:style-name="P4">
陈珏明："想与年轻记者同行，但觉得对他们有所亏欠，因为无法保证有未来。对于很多年轻记者来说，在一个不知能否走下去的平台工作，一定会担心自己的生计和前途等，但这批年轻记者只希望能多做一天算一天，他们只期望公司能撑到手中负责的案件有裁制已满足，当你知道他们是如此热血和有心，会鼓励我去想方法，让公司能走得更远。"</text:p>
      <text:p text:style-name="P4">
他表示，后《国安法》时代的媒体生态和运作模式，对每个香港人和记者而言都是全新的经验。前路再难走，相信坚持和专业，仍有空间让守护真相的人，发挥所长。</text:p>
      <text:p text:style-name="P4">
记者：陈子非 责编：陈美华、许书婷、嘉远 网编：洪伟</text:p>
      <text:p text:style-name="P4">
Source: <text:a xlink:type="simple" xlink:href="https://www.rfa.org/mandarin/yataibaodao/gangtai/ec-06232023010920.html" text:style-name="Internet_20_link" text:visited-style-name="Visited_20_Internet_20_Link">
https://www.rfa.org/mandarin/yataibaodao/gangtai/ec-06232023010920.html</text:a>
</text:p>
      <!--NEWS-->
      <text:h text:style-name="P10" text:outline-level="1">
<text:span text:style-name="T4">
乌克兰战争：从俄罗斯国内的讨论看普京的核武轮盘赌局</text:span>
</text:h>
      <text:p text:style-name="P4">
Author: https://www.facebook.com/bbcworldservice/</text:p>
      <text:p text:style-name="P4">
Publisher: BBC News 中文</text:p>
      <text:p text:style-name="P4">
Published Time: 2023-06-23T01:44:18.000Z</text:p>
      <text:p text:style-name="P4">
Modified Time: 2023-06-23T01:44:18.000Z</text:p>
      <text:p text:style-name="P4">
Description: BBC俄罗斯事务编辑罗森伯格探讨对乌克兰使用核武器的论调是如何渗透到俄罗斯媒体当中。</text:p>
      <text:p text:style-name="P4">
Images: ["<text:a xlink:type="simple" xlink:href="https://ichef.bbci.co.uk/news/640/cpsprodpb/2875/production/_130175301_213701-shutterstock_editorial_russian_president_vladimir_putin_13964453n.jpg" text:style-name="Internet_20_link" text:visited-style-name="Visited_20_Internet_20_Link">
_130175301_21...</text:a>
"]</text:p>
      <text:p text:style-name="P4">
Videos: ["<text:a xlink:type="simple" xlink:href="https://www.bbc.com/ws/av-embeds/cps/zhongwen/simp/world-65985991/p0fwkqfl/zh-hans" text:style-name="Internet_20_link" text:visited-style-name="Visited_20_Internet_20_Link">
zh-hans</text:a>
"]</text:p>
      <text:p text:style-name="P4">
Tags: ['核武器', '乌克兰局势升温', '俄国', '军事', '乌克兰']</text:p>
      <text:p text:style-name="P4">
Type: Article</text:p>
      <!--METADATA-->
      <text:h text:style-name="P12" text:outline-level="3">
<text:span text:style-name="T4">
乌克兰战争：从俄罗斯国内的讨论看普京的核武轮盘赌局</text:span>
</text:h>
      <ul>
        <li>
史蒂夫·罗森伯格（Steve Rosenberg）   * BBC俄罗斯事务编辑 发自莫斯科</li>
      </ul>
      <text:p text:style-name="P4">
2023年6月23日凌晨1点44分<draw:frame draw:style-name="fr1" draw:name="Image65" text:anchor-type="as-char" svg:width="6.9236in" svg:height="3.894525in" draw:z-index="0">
<draw:image xlink:href="../Images/BBC Chinese/2023-06-23T01-44-18.000Z/_130175301_213701-shutterstock_editorial_russian_president_vladimir_putin_13964453n.jpg" xlink:type="simple" xlink:show="embed" xlink:actuate="onLoad" draw:mime-type="image/jpeg"/>
</draw:frame>
</text:p>
      <text:p text:style-name="P4">
图像来源，  EPA</text:p>
      <text:p text:style-name="P4">
图像加注文字，</text:p>
      <text:p text:style-name="P4">
普京在下令进攻乌克兰之初已将俄国核武处于“高度戒备”状态。</text:p>
      <text:p text:style-name="P4">
<text:span text:style-name="T4">
自俄罗斯总统普京（Vladimir Putin）下令全面入侵乌克兰以来，这道问题便一直会被提起：克里姆林宫会在这场战争中选择核武器吗？</text:span>
</text:p>
      <text:p text:style-name="P4">
美国总统拜登（Joe Biden）没曾排除过这一可能。</text:p>
      <text:p text:style-name="P4">
他本周说：“我担心普京会使用战略核武器。”他相信这是“真实的”危机。</text:p>
      <text:p text:style-name="P4">
我不知道拜登总统是否有读俄罗斯《概览》杂志（Profile; Профиль）。要是他有读，那你能理解他为何会担忧。</text:p>
      <text:p text:style-name="P4">
<text:a xlink:type="simple" xlink:href="https://www.bbc.com/zhongwen/simp/world-64779290" text:style-name="Internet_20_link" text:visited-style-name="Visited_20_Internet_20_Link">
 普京的命运如何与乌克兰战争紧密相连 </text:a>
  * <text:a xlink:type="simple" xlink:href="https://www.bbc.com/zhongwen/simp/world-65291814" text:style-name="Internet_20_link" text:visited-style-name="Visited_20_Internet_20_Link">
 俄罗斯入侵乌克兰：俄艺术家要么支持普京，要么面临审查 </text:a>
  * <text:a xlink:type="simple" xlink:href="https://www.bbc.com/zhongwen/simp/world-65831170" text:style-name="Internet_20_link" text:visited-style-name="Visited_20_Internet_20_Link">
 乌克兰水坝遭炸毁：数千平民逃命 俄乌均否认发动攻击 </text:a>
  * <text:a xlink:type="simple" xlink:href="https://www.bbc.com/zhongwen/simp/world-63025996" text:style-name="Internet_20_link" text:visited-style-name="Visited_20_Internet_20_Link">
 俄罗斯会不会使用战术核武器？ </text:a>
  * <text:a xlink:type="simple" xlink:href="https://www.bbc.com/zhongwen/simp/world-60765354" text:style-name="Internet_20_link" text:visited-style-name="Visited_20_Internet_20_Link">
 评估核战争风险：如何衡量核战的可能性和严重程度 </text:a>
</text:p>
      <text:p text:style-name="P4">
上周，《概览》刊登了俄国知名外交与国防政策专家 <text:a xlink:type="simple" xlink:href="https://profile.ru/politics/primenenie-yadernogo-oruzhiya-mozhet-uberech-chelovechestvo-ot-globalnoj-katastrofy-1338893/" text:style-name="Internet_20_link" text:visited-style-name="Visited_20_Internet_20_Link">
 谢尔盖·卡拉加诺夫（Sergey Karaganov）的文章</text:a>
 。鹰派的卡拉加诺夫是外交与国防政策委员会（Councilfor Foreign and Defense Policy）主席团名誉主席。简而言之，他跟这里的权贵很熟。</text:p>
      <text:p text:style-name="P4">
他是这样理论的：为了“击溃西方的愿望”，俄国“不得不透过降低动用核武器的门槛，让核威慑再次成为有说服力的论点”。</text:p>
      <text:p text:style-name="P4">
“敌人必须认识到，我们已准备好先发制人，报复当前与过去的侵略行为，从而防止滑入全球化的热核战争。”</text:p>
      <text:p text:style-name="P4">
“可要是他们拒不屈服怎么办？那样我们就得攻击好些国家的一堆目标，让那些傻掉的人恢复理智。”</text:p>
      <text:p text:style-name="P4">
</text:p>
      <text:p text:style-name="P4">
<text:a xlink:type="simple" xlink:href="https://www.bbc.com/zhongwen/simp/world-60599049" text:style-name="Internet_20_link" text:visited-style-name="Visited_20_Internet_20_Link">
 俄罗斯有多少核武器？ </text:a>
  * <text:a xlink:type="simple" xlink:href="https://www.bbc.com/zhongwen/simp/world-63025996" text:style-name="Internet_20_link" text:visited-style-name="Visited_20_Internet_20_Link">
 俄罗斯会不会使用战术核武器？ </text:a>
  * <text:a xlink:type="simple" xlink:href="https://www.bbc.com/zhongwen/simp/world-59307490" text:style-name="Internet_20_link" text:visited-style-name="Visited_20_Internet_20_Link">
 对自己的发明追悔莫及 四个科学家的故事 </text:a>
</text:p>
      <text:p text:style-name="P4">
自去年以来，我们越来越习惯听到来自莫斯科的核武力恫吓。</text:p>
      <text:p text:style-name="P4">
普京总统证实，俄罗斯已经将首批战略核武器部署到白俄罗斯（白罗斯）。这位俄国领导人说，此举旨在给所有“想着要导致我们战略性失败”的人来个当头棒喝。</text:p>
      <text:p text:style-name="P4">
然而，讨论对西方先发制人进行核打击的好处？这一话题可是提升到了一个全新的层次。</text:p>
      <text:p text:style-name="P4">
显然，不是所有俄国人都赞同这主意。</text:p>
      <text:p text:style-name="P4">
今天（6月21日）出版的《工商日报》（Kommersant; Коммерсантъ）刊登了一篇题为 <text:a xlink:type="simple" xlink:href="https://www.kommersant.ru/doc/6055340" text:style-name="Internet_20_link" text:visited-style-name="Visited_20_Internet_20_Link">
 〈核战争是解决问题的劣途〉</text:a>
 的文章。</text:p>
      <text:p text:style-name="P4">
</text:p>
      <text:p text:style-name="P4">
图像来源，  AFP</text:p>
      <text:p text:style-name="P4">
图像加注文字，</text:p>
      <text:p text:style-name="P4">
应否对乌克兰动用核武器的辩论已走进俄国的公共领域。</text:p>
      <text:p text:style-name="P4">
也许这算是史无前例的轻描淡写，但这篇文章引人入胜之处，在于其表明俄国国内有关在乌克兰战事中何时与应否使用核武器的讨论已进入公共领域，而鹰派一路走来并非万事如意。</text:p>
      <text:p text:style-name="P4">
《工商日报》的文章出自莫斯科的另一群外交与国防政策专家，它解释了为何他们相信卡拉加诺夫错了，而且错得很危险。</text:p>
      <text:p text:style-name="P4">
来自俄罗斯国家科学院国际安全中心的阿列克谢·阿尔巴托夫（Aleksey Arbatov）、康斯坦丁·波格丹诺夫（KonstantinBogdanov）和德米特里·斯特凡诺维奇（DmitryStefanovich）写道：“使用核武器便能制止（局势）升级，并解决传统军事手段没能解决的战略问题的想法，是极其可疑，更可能是错误的。”</text:p>
      <text:p text:style-name="P4">
“当代历史中有许多军事行动导致意外后果的例子，但这些都不牵涉使用核武器。核打击将把冲突的不可预知性提升至一个全新的层次，并将对抗的风险以倍数提升。”</text:p>
      <text:p text:style-name="P4">
“玩弄‘核轮盘’导致的放射性后果，恐怕就是将给光明的未来打下最糟糕的基础。那些拥护耸人听闻的想法和危险的赌博的人们最好将此牢记于心。”</text:p>
      <text:p text:style-name="P4">
<text:a xlink:type="simple" xlink:href="https://www.bbc.com/ws/av-embeds/cps/zhongwen/simp/world-65985991/p0fwkqfl/zh-hans" text:style-name="Internet_20_link" text:visited-style-name="Visited_20_Internet_20_Link">
 Video-1-Link：/ws/av-embeds/cps/zhongwen/simp/world-65985991/p0fwkqfl/zh-hans</text:a>
 <text:span text:style-name="T4">
你的器材不支持播放多媒体材料</text:span>
视频加注文字，</text:p>
      <text:p text:style-name="P4">
乌克兰开始反攻俄罗斯占领地区，BBC记者夏昆汀（Quentin Sommerville）和摄影师达伦·康威（DarrenConway）探访前线的第68猎兵旅。</text:p>
      <text:p text:style-name="P4">
这把我们带到了另一道自俄乌开战以来便反复提出的问题上：到底都发生什么事了？</text:p>
      <text:p text:style-name="P4">
也许卡拉加诺夫这先发制人式核打击的建议太让人震惊了，让俄罗斯的学者们觉得坐不住了。</text:p>
      <text:p text:style-name="P4">
若真如此，这便说明即使俄罗斯的媒体景观受国家控制的程度越来越重，即便在现存的局限下，还是有些平台具备空间，容得下对某些题目有限度的讨论，尤其是像核武器这样生死攸关的题目。</text:p>
      <text:p text:style-name="P4">
也可能是，这整场辩论都是经过精心设计，目的是要吸引西方注意，让普京总统在卡拉加诺夫这黑脸的衬托下成为白脸。</text:p>
      <text:p text:style-name="P4">
说到底，克里姆林宫的首长本人没曾要求对西方采取先发制人的核打击。因此——正如这场辩论所提出——最好还是坐下来试着跟他谈和，免得卡拉加诺夫派强硬分子争得一日之长短，按下核按钮。</text:p>
      <text:p text:style-name="P4">
倒有一件事情是明确的：随着俄国内部反西方论调崛起，随着乌克兰军开始反攻，核武问题恐将挥之不去。</text:p>
      <text:p text:style-name="P4">
Source: <text:a xlink:type="simple" xlink:href="https://www.bbc.com/zhongwen/simp/world-65985991" text:style-name="Internet_20_link" text:visited-style-name="Visited_20_Internet_20_Link">
https://www.bbc.com/zhongwen/simp/world-65985991</text:a>
</text:p>
      <!--NEWS-->
      <text:h text:style-name="P10" text:outline-level="1">
<text:span text:style-name="T4">
拜登的贸易挑战：戒掉依赖中国的习惯 (Free Version)</text:span>
</text:h>
      <text:p text:style-name="P4">
Author: Greg Ip</text:p>
      <text:p text:style-name="P4">
Publisher: 华尔街日报中文网</text:p>
      <text:p text:style-name="P4">
Published Time: 2023-06-23T01:50:00.000Z</text:p>
      <text:p text:style-name="P4">
Modified Time: 2023-06-23T01:50:00.000Z</text:p>
      <text:p text:style-name="P4">
Created Time: 2023-06-22T04:58:00.000Z</text:p>
      <text:p text:style-name="P4">
Description: 中国在地缘政治方面有很多可以利用的手段，从军事筹码到其巨大的市场，不一而足。其中威力最大且最被忽视的，可能是中国在全球供应链中建立的险要地位。</text:p>
      <text:p text:style-name="P4">
Images: []</text:p>
      <text:p text:style-name="P4">
Categories: ['经济']</text:p>
      <text:p text:style-name="P4">
Keywords: SYND,LINK:EN|WP-WSJ-0000995887</text:p>
      <text:p text:style-name="P4">
Type: Article</text:p>
      <!--METADATA-->
      <text:p text:style-name="P4">
中国在 <text:a xlink:type="simple" xlink:href="https://cn.wsj.com/articles/CN-BGH-20230621152617" text:style-name="Internet_20_link" text:visited-style-name="Visited_20_Internet_20_Link">
 地缘政治方面 </text:a>
有很多可以利用的手段，从军事筹码到其巨大的市场，不一而足。其中威力最大且最被忽视的，可能是中国在 <text:a xlink:type="simple" xlink:href="https://cn.wsj.com/articles/CN-BIZ-20230531163233" text:style-name="Internet_20_link" text:visited-style-name="Visited_20_Internet_20_Link">
 全球供应链</text:a>
 中建立的险要地位。</text:p>
      <text:p text:style-name="P4">
Source: <text:a xlink:type="simple" xlink:href="https://cn.wsj.com/articles/%E6%8B%9C%E7%99%BB%E7%9A%84%E8%B4%B8%E6%98%93%E6%8C%91%E6%88%98-%E6%88%92%E6%8E%89%E4%BE%9D%E8%B5%96%E4%B8%AD%E5%9B%BD%E7%9A%84%E4%B9%A0%E6%83%AF-1a2b0f4f" text:style-name="Internet_20_link" text:visited-style-name="Visited_20_Internet_20_Link">
https://cn.wsj.com/articles/%E6%8B%9C%E7%99%BB%E7%9A%84%E8%B4%B8%E6%98%93%E6%8C%91%E6%88%98-%E6%88%92%E6%8E%89%E4%BE%9D%E8%B5%96%E4%B8%AD%E5%9B%BD%E7%9A%84%E4%B9%A0%E6%83%AF-1a2b0f4f</text:a>
</text:p>
      <!--NEWS-->
      <text:h text:style-name="P10" text:outline-level="1">
<text:span text:style-name="T4">
尋獲泰坦號潛艇殘骸 5乘客據信全罹難</text:span>
</text:h>
      <text:p text:style-name="P4">
Author: None (Language: zh)</text:p>
      <text:p text:style-name="P4">
Publisher: None</text:p>
      <text:p text:style-name="P4">
Time: 2023-06-23T02:01:00Z</text:p>
      <text:p text:style-name="P4">
Description: 美國海警隊表示，他們在泰坦尼克號沉船附近，找到了失聯潛艇「泰坦號」的殘骸，艇上人員據信已全數罹難。電影《泰坦尼克號》導演也對此發表了看法，他說了什麼？「泰坦號」究竟發生了什麼事？</text:p>
      <text:p text:style-name="P4">
Videos: []</text:p>
      <text:p text:style-name="P4">
Images: []</text:p>
      <text:p text:style-name="P4">
Subject: 科技环境</text:p>
      <text:p text:style-name="P4">
Subjects: ['泰坦尼克号', '铁达尼号', '潜艇', '潜水器']</text:p>
      <text:p text:style-name="P4">
Keywords: ['意见反馈']</text:p>
      <text:p text:style-name="P4">
ID: 66009194</text:p>
      <!--METADATA-->
      <text:p text:style-name="P4">
<text:a xlink:type="simple" xlink:href="https://www.dw.com/zh/overlay/image/article/66009194/65986414" text:style-name="Internet_20_link" text:visited-style-name="Visited_20_Internet_20_Link">
 </text:a>
</text:p>
      <text:p text:style-name="P4">
失聯潛艇的營運商 「海洋之門」提供泰坦號過去的下潛照片。</text:p>
      <text:p text:style-name="P4">
（德國之聲中文網）美國海岸警衛隊週四（6月22日）表示，負責搜尋「泰坦號」潛艇的救援人員相信，船上的五人均已死亡；該失聯潛艇的營運商「海洋之門」（OceanGate）也稱，該公司相信船上所有人員「均已不幸離世」。</text:p>
      <text:p text:style-name="P4">
週四稍早，美國海警隊稱在搜索區內發現了一片「殘骸區」，救援人員隨後打撈出5塊屬於泰坦號的殘骸碎片。海警隊因此向所有乘客的家屬通報稱，生還的可能性很小。</text:p>
      <text:p text:style-name="P4">
美國海警隊海軍少將莫格（John Mauger）在美國波士頓市舉行的記者會上表示，尋獲潛艇殘骸一事，顯示「該艇發生了災難性的內爆」。</text:p>
      <text:p text:style-name="P4">
一位匿名的美國海軍高級官員告訴美聯社和《華爾街日報》，這艘潛艇18日失聯後不久，美國海軍就偵測到了「異音」，並對該聲學數據進行了分析，「發現泰坦號潛艇通訊中斷時的所在地附近，出現了符合內爆、或爆炸（聲紋）的異音」。美國海軍已將此資訊轉達美國海警隊，後者的搜索工作則一直持續到22日。</text:p>
      <text:p text:style-name="P4">
莫格說：「我代表美國海岸警衛隊和整個指揮部，向罹難者家屬致上最深的哀悼。」</text:p>
      <text:p text:style-name="P4">
莫格也稱，泰坦號殘骸位於距泰坦尼克號沈船船頭約488公尺處，搜索小組將繼續調查殘骸區，但現在要判斷潛艇究竟何時發生內爆，還為時過早。</text:p>
      <text:p text:style-name="P4">
泰坦號是一艘長6.5公尺的旅遊潛水器，18日出航不到兩小時便與母船失去了聯繫。</text:p>
      <text:p text:style-name="P4">
</text:p>
      <text:p text:style-name="P4">
莫格在美國波士頓的記者會上，針對失聯的泰坦號發表談話。</text:p>
      <text:h text:style-name="P12" text:outline-level="3">
<text:span text:style-name="T4">
《泰坦尼克號》導演：悲劇重演</text:span>
</text:h>
      <text:p text:style-name="P4">
艇上的罹難者中，有3位是英國公民。英國政府向罹難者家屬致上了哀悼。</text:p>
      <text:p text:style-name="P4">
英國外交大臣克萊弗利（James Cleverly）在推特上寫道：「英國政府正對受影響的家庭提供密切支援，並致上最深切的哀悼。」</text:p>
      <text:p text:style-name="P4">
巴基斯坦著名商人達烏德（ShahzadaDawood）的家人在一份聲明中表示，達烏德及其子均在艇上。巴基斯坦政府對潛艇相關救援工作表達了讚揚，罹難者親屬表示哀悼。</text:p>
      <text:p text:style-name="P4">
電影《泰坦尼克號》的導演卡梅隆（JamesCameron）有豐富的深海探險經驗，除曾潛入泰坦尼克號沉船殘骸33次外，他亦曾於2012年駕駛自己設計的潛艇深入馬里亞納海溝。</text:p>
      <text:p text:style-name="P4">
對於泰坦號潛艇的意外，卡梅隆22日接受美國ABC新聞採訪時表示，深海潛水是一門須經千錘百鍊的藝術，許多業界人士在下潛前，光是在電腦上進行前期模擬就要耗時3年；過去業界許多高級玩家亦曾致信泰坦號的營運商「海洋之門」，告誡他們該艇的下潛仍太實驗性、應取得認證後再行載客。如今出此憾事，與泰坦尼克號當年不顧與冰山相關的警告、終至沈船的悲劇有類似之處，令他感到震驚且「超現實」。</text:p>
      <text:p text:style-name="P4">
</text:p>
      <text:p text:style-name="P4">
卡梅隆2012年駕駛自己設計的深海淺艇，深入馬里雅納海溝。</text:p>
      <text:p text:style-name="P4">
（綜合報導）</text:p>
      <text:p text:style-name="P4">
Source: <text:a xlink:type="simple" xlink:href="https://www.dw.com/zh/尋獲泰坦號潛艇殘骸-5乘客據信全罹難/a-66009194" text:style-name="Internet_20_link" text:visited-style-name="Visited_20_Internet_20_Link">
https://www.dw.com/zh/尋獲泰坦號潛艇殘骸-5乘客據信全罹難/a-66009194?maca=chi-rss-chi-all-1127-rdf</text:a>
</text:p>
      <!--NEWS-->
      <text:h text:style-name="P10" text:outline-level="1">
<text:span text:style-name="T4">
加拿大通过立法强制Facebook和谷歌等就新闻链接向媒体公司付费 (Free Version)</text:span>
</text:h>
      <text:p text:style-name="P4">
Author: Paul Vieira</text:p>
      <text:p text:style-name="P4">
Publisher: 华尔街日报中文网</text:p>
      <text:p text:style-name="P4">
Published Time: 2023-06-23T02:10:00.000Z</text:p>
      <text:p text:style-name="P4">
Modified Time: 2023-06-23T02:10:00.000Z</text:p>
      <text:p text:style-name="P4">
Created Time: 2023-06-22T23:10:00.000Z</text:p>
      <text:p text:style-name="P4">
Description: 加拿大议会通过了强制数字公司就文章链接向国内媒体机构付费的法案，Facebook已警告说，此举将迫使Facebook平台对加拿大用户屏蔽新闻内容，就像该公司两年前在澳大利亚采取的做法那样。</text:p>
      <text:p text:style-name="P4">
Images: []</text:p>
      <text:p text:style-name="P4">
Categories: ['商业']</text:p>
      <text:p text:style-name="P4">
Keywords: SYND,LINK:EN|WP-WSJ-0000997551</text:p>
      <text:p text:style-name="P4">
Type: Article</text:p>
      <!--METADATA-->
      <text:p text:style-name="P4">
加拿大议会通过了强制数字公司就文章链接向国内媒体机构付费的法案，Facebook已警告说，此举将迫使 <text:a xlink:type="simple" xlink:href="https://cn.wsj.com/articles/CN-BIZ-20230623081405" text:style-name="Internet_20_link" text:visited-style-name="Visited_20_Internet_20_Link">
 Facebook平台对加拿大用户屏蔽新闻内容</text:a>
 ，就像该公司两年前在澳大利亚采取的做法那样。</text:p>
      <text:p text:style-name="P4">
Source: <text:a xlink:type="simple" xlink:href="https://cn.wsj.com/articles/%E5%8A%A0%E6%8B%BF%E5%A4%A7%E9%80%9A%E8%BF%87%E7%AB%8B%E6%B3%95%E5%BC%BA%E5%88%B6facebook%E5%92%8C%E8%B0%B7%E6%AD%8C%E7%AD%89%E5%B0%B1%E6%96%B0%E9%97%BB%E9%93%BE%E6%8E%A5%E5%90%91%E5%AA%92%E4%BD%93%E5%85%AC%E5%8F%B8%E4%BB%98%E8%B4%B9-b09064da" text:style-name="Internet_20_link" text:visited-style-name="Visited_20_Internet_20_Link">
https://cn.wsj.com/articles/%E5%8A%A0%E6%8B%BF%E5%A4%A7%E9%80%9A%E8%BF%87%E7%AB%8B%E6%B3%95%E5%BC%BA%E5%88%B6facebook%E5%92%8C%E8%B0%B7%E6%AD%8C%E7%AD%89%E5%B0%B1%E6%96%B0%E9%97%BB%E9%93%BE%E6%8E%A5%E5%90%91%E5%AA%92%E4%BD%93%E5%85%AC%E5%8F%B8%E4%BB%98%E8%B4%B9-b09064da</text:a>
</text:p>
      <!--NEWS-->
      <text:h text:style-name="P10" text:outline-level="1">
<text:span text:style-name="T4">
拜登和莫迪瞄準中俄 稱美印是親密夥伴</text:span>
</text:h>
      <text:p text:style-name="P4">
Author: None (Language: zh)</text:p>
      <text:p text:style-name="P4">
Publisher: None</text:p>
      <text:p text:style-name="P4">
Time: 2023-06-23T02:16:00Z</text:p>
      <text:p text:style-name="P4">
Description: 印度總理莫迪本週訪問美國，除了與拜登總統會面外，更是罕見的出席聯合記者會，究竟他們說了什麼？美國和印度又談成了哪些合作？</text:p>
      <text:p text:style-name="P4">
Videos: []</text:p>
      <text:p text:style-name="P4">
Images: []</text:p>
      <text:p text:style-name="P4">
Subject: 时政风云</text:p>
      <text:p text:style-name="P4">
Subjects: ['奥巴马', '印度', '美国']</text:p>
      <text:p text:style-name="P4">
Keywords: ['印度', '美国', '拜登', '莫迪']</text:p>
      <text:p text:style-name="P4">
ID: 66009193</text:p>
      <!--METADATA-->
      <text:p text:style-name="P4">
<text:a xlink:type="simple" xlink:href="https://www.dw.com/zh/overlay/image/article/66009193/66005800" text:style-name="Internet_20_link" text:visited-style-name="Visited_20_Internet_20_Link">
 </text:a>
</text:p>
      <text:p text:style-name="P4">
美國總統拜登週四歡迎印度總理莫迪訪問白宮</text:p>
      <text:p text:style-name="P4">
（德國之聲中文網）印度總理莫迪（Narendra Modi）週四（22日）結束了與美國總統拜登（JoeBiden）的會晤，雙方在2.5個小時的閉門會談後，聯合聲明不點名的瞄準中國和俄羅斯，並且宣稱兩國是「 <text:a xlink:type="simple" xlink:href="https://www.dw.com/zh/zh/印度總理莫迪訪美-兩國關係有望更上層樓/a-65969345" text:style-name="Internet_20_link" text:visited-style-name="Visited_20_Internet_20_Link">
 世界上最親密的夥伴之一</text:a>
 」。</text:p>
      <text:p text:style-name="P4">
路透社報導，受俄烏戰爭影響，華盛頓對印度與俄羅斯的密切關係感到沮喪。而莫迪在聯合記者會上沒有直接談到中國或俄羅斯，拜登也僅在回答記者提問時提到了中國。</text:p>
      <text:p text:style-name="P4">
記者會上，雙方強調「基於規則的國際秩序」的重要性，美國和印度重申將對「任何單方面顛覆多邊體系的企圖」進行反擊，並表示「當代全球秩序建立在《聯合國憲章》、國際法以及尊重國家主權和領土完整的原則之上」。</text:p>
      <text:p text:style-name="P4">
兩人「重申對自由、開放、包容、和平和繁榮的印度太平洋地區的持久承諾，尊重領土完整和主權以及國際法」，同時表示「對脅迫行動和日益緊張的局勢感到擔憂」並反對「尋求通過武力改變現狀的破壞穩定或單方面行動」。</text:p>
      <text:p text:style-name="P4">
為維護航海和飛行自由、並應對如東海和南海等對國際海洋秩序的挑戰，兩國領導人也強調了遵守《聯合國海洋法公約》（UNCLOS）國際法的重要性。</text:p>
      <text:p text:style-name="P4">
此外，兩位領導人「對烏克蘭衝突深表關切」，並指出「戰爭對全球經濟體系，包括糧食、燃料和能源安全，以及關鍵領域供應鏈造成了嚴重、且日益更嚴重的影響」。兩國一致認為烏克蘭的戰後重建十分重要，並承諾「繼續向烏克蘭人民提供人道主義援助」。</text:p>
      <text:p text:style-name="P4">
</text:p>
      <text:p text:style-name="P4">
美國總統拜登與印度總理莫迪在白宮的橢圓形辦公室會晤</text:p>
      <text:h text:style-name="P12" text:outline-level="3">
<text:span text:style-name="T4">
兩國達成多項協議</text:span>
</text:h>
      <text:p text:style-name="P4">
美聯社報導，在與莫迪舉行的聯合記者會上，拜登稱美國和印度之間的關係是世界上最重要的關係之一，並且「比歷史上任何時期都更有活力」。他強調了世界上兩個最強大的民主國家如何在氣候、醫療保健和太空等問題上進行合作，並表示美印經濟關係正在蓬勃發展。</text:p>
      <text:p text:style-name="P4">
白宮22日發布的公告中包括一項協議，該協議將允許美國通用電氣公司與印度斯坦航空公司合作，在印度當地為印度飛機生產噴氣發動機，並銷售美國製造的武裝無人機「海上衛士」（MQ-9BSeaGuardian） 。</text:p>
      <text:p text:style-name="P4">
拜登政府還宣布了振興印度半導體產業的計劃。美國美光科技公司已同意在印度建設一座價值27.5億美元的半導體組裝和測試工廠，其中美光科技斥資超過8億美元，其餘部分由印度融資。</text:p>
      <text:p text:style-name="P4">
美國應用材料公司將在印度建立一個新的半導體商業化和創新中心，另一家半導體製造設備公司泛林集團，將啟動針對6萬名印度工程師的培訓計劃。</text:p>
      <text:p text:style-name="P4">
在太空方面，印度簽署了《阿耳忒彌斯協議》（ArtemisAccords），這是參與美國宇航局月球探測計劃的國家之間太空探索合作的藍圖。美國宇航局和印度空間研究組織還同意明年聯合前往國際空間站執行任務。</text:p>
      <text:p text:style-name="P4">
</text:p>
      <text:p text:style-name="P4">
美國和印度本次達成多項合作協議，圖為印度總理莫迪21日在紐約聯合國前與其他民眾一起做瑜伽</text:p>
      <text:h text:style-name="P12" text:outline-level="3">
<text:span text:style-name="T4">
罕見回答記者提問</text:span>
</text:h>
      <text:p text:style-name="P4">
美聯社報導，莫迪22日出席在白宮的記者會，並回答了記者的提問， <text:a xlink:type="simple" xlink:href="https://www.dw.com/zh/zh/莫迪將與拜登開記者會-罕見接受媒體提問/a-65996040" text:style-name="Internet_20_link" text:visited-style-name="Visited_20_Internet_20_Link">
 是相當不尋常的事情</text:a>
，因為對於印度總理來說，這種情況很少見，莫迪通常會避免即興回答，且該國的新聞自由度也不斷下降。</text:p>
      <text:p text:style-name="P4">
雖然這次的聯合記者會，比美國總統與其他外國領導人舉行的新聞發布會更加有限，但即使是這樣，與莫迪安排一場記者會也不容易。據一位要求匿名討論敏感談判的知情人士透露，印度官員在前一天才同意舉行此次活動。</text:p>
      <text:p text:style-name="P4">
該人士表示，美國政府官員告訴莫迪的顧問，接受媒體提問是白宮國事訪問的標準組成部分。</text:p>
      <text:p text:style-name="P4">
一名印度記者詢問了有關應對氣候變化的問題，一名美國記者就人權問題向莫迪施壓。人權對印度而言是一個特別敏感的話題，因為美國尋求與印度建立更密切的關係，以對抗中國在印太地區的影響力。</text:p>
      <text:h text:style-name="P12" text:outline-level="3">
<text:span text:style-name="T4">
否認存在歧視</text:span>
</text:h>
      <text:p text:style-name="P4">
路透社報導，儘管人權組織和美國國務院都曾詳細指控印度虐待少數族裔、異見者和記者，拜登也稱他在白宮會談期間，與莫迪討論了人權和其他民主價值觀，但莫迪22日在與拜登舉行的記者會上，否認印度政府存在對少數族裔的歧視。</text:p>
      <text:p text:style-name="P4">
在被問及他願意採取哪些措施，來改善該「穆斯林和其他少數民族的權利，並維護言論自由」時，莫迪告訴記者，他的政府內對於「種姓、信仰、宗教、性別，都沒有任何歧視的空間」，並表示印度的現行措施不需要改進。</text:p>
      <text:p text:style-name="P4">
早前在有關人權和宗教自由的報告中，美國國務院對印度穆斯林、印度教達利特人、基督徒和其他宗教少數群體的待遇表示擔憂，同時還列出了印度政府對記者的鎮壓。</text:p>
      <text:p text:style-name="P4">
人權倡導者和拜登所在民主黨，有數十名議員敦促拜登此次應向莫迪公開提出這一問題，因為莫迪領導的印度人民黨 (BJP) 自2014年以來就一直掌權。</text:p>
      <text:p text:style-name="P4">
（綜合報導）</text:p>
      <text:p text:style-name="P4">
Source: <text:a xlink:type="simple" xlink:href="https://www.dw.com/zh/拜登和莫迪瞄準中俄-稱美印是親密夥伴/a-66009193" text:style-name="Internet_20_link" text:visited-style-name="Visited_20_Internet_20_Link">
https://www.dw.com/zh/拜登和莫迪瞄準中俄-稱美印是親密夥伴/a-66009193?maca=chi-rss-chi-all-1127-rdf</text:a>
</text:p>
      <!--NEWS-->
      <text:h text:style-name="P10" text:outline-level="1">
<text:span text:style-name="T4">
TikTok首席运营官V Pappas将在任职近五年后离职 (Free Version)</text:span>
</text:h>
      <text:p text:style-name="P4">
Author: Georgia Wells</text:p>
      <text:p text:style-name="P4">
Publisher: 华尔街日报中文网</text:p>
      <text:p text:style-name="P4">
Published Time: 2023-06-23T02:20:00.000Z</text:p>
      <text:p text:style-name="P4">
Modified Time: 2023-06-23T02:20:00.000Z</text:p>
      <text:p text:style-name="P4">
Created Time: 2023-06-22T22:49:00.000Z</text:p>
      <text:p text:style-name="P4">
Description: TikTok的首席运营官、驻美国的最高级别高管V Pappas将在任职近五年后离职，此举为该公司在最重要市场面临关键时刻之际调整领导层拉开序幕。</text:p>
      <text:p text:style-name="P4">
Images: []</text:p>
      <text:p text:style-name="P4">
Categories: ['科技']</text:p>
      <text:p text:style-name="P4">
Keywords: SYND,LINK:EN|WP-WSJ-0001001867</text:p>
      <text:p text:style-name="P4">
Type: Article</text:p>
      <!--METADATA-->
      <text:p text:style-name="P4">
由中资拥有的视频分享公司TikTok的首席运营官、驻美国的最高级别高管VPappas将在任职近五年后离职，此举为该公司在最重要市场面临关键时刻之际调整领导层拉开序幕。</text:p>
      <text:p text:style-name="P4">
Source: <text:a xlink:type="simple" xlink:href="https://cn.wsj.com/articles/tiktok%E9%A6%96%E5%B8%AD%E8%BF%90%E8%90%A5%E5%AE%98v-pappas%E5%B0%86%E7%A6%BB%E8%81%8C-172d1553" text:style-name="Internet_20_link" text:visited-style-name="Visited_20_Internet_20_Link">
https://cn.wsj.com/articles/tiktok%E9%A6%96%E5%B8%AD%E8%BF%90%E8%90%A5%E5%AE%98v-pappas%E5%B0%86%E7%A6%BB%E8%81%8C-172d1553</text:a>
</text:p>
      <!--NEWS-->
      <text:h text:style-name="P10" text:outline-level="1">
<text:span text:style-name="T4">
赞比亚与中国和西方债权人达成重组63亿美元贷款的协议 (Free Version)</text:span>
</text:h>
      <text:p text:style-name="P4">
Author: Lingling Wei / Matthew Dalton / Alexander Saeedy</text:p>
      <text:p text:style-name="P4">
Publisher: 华尔街日报中文网</text:p>
      <text:p text:style-name="P4">
Published Time: 2023-06-23T02:35:00.000Z</text:p>
      <text:p text:style-name="P4">
Modified Time: 2023-06-23T02:35:00.000Z</text:p>
      <text:p text:style-name="P4">
Created Time: 2023-06-22T22:40:00.000Z</text:p>
      <text:p text:style-name="P4">
Description: 据知情人士透露，赞比亚已与中国和西方债权人达成协议，延长63亿美元贷款的偿还期。这一结果是在漫长的谈判后取得的，被视为发展中国家应对中国“一带一路”倡议下积累的大量债务的一个试验案例。</text:p>
      <text:p text:style-name="P4">
Images: []</text:p>
      <text:p text:style-name="P4">
Categories: ['国际']</text:p>
      <text:p text:style-name="P4">
Keywords: SYND,LINK:EN|WP-WSJ-0001001954</text:p>
      <text:p text:style-name="P4">
Type: Article</text:p>
      <!--METADATA-->
      <text:p text:style-name="P4">
据知情人士透露，赞比亚已与中国和西方债权人达成协议，延长63亿美元贷款的偿还期。这一结果是在漫长的谈判后取得的，被视为发展中国家应对 <text:a xlink:type="simple" xlink:href="https://cn.wsj.com/articles/CN-BGH-20220927105523" text:style-name="Internet_20_link" text:visited-style-name="Visited_20_Internet_20_Link">
中国“一带一路”倡议 </text:a>
下积累的大量债务的一个试验案例。</text:p>
      <text:p text:style-name="P4">
Source: <text:a xlink:type="simple" xlink:href="https://cn.wsj.com/articles/%E8%B5%9E%E6%AF%94%E4%BA%9A%E4%B8%8E%E4%B8%AD%E5%9B%BD%E5%92%8C%E8%A5%BF%E6%96%B9%E5%80%BA%E6%9D%83%E4%BA%BA%E8%BE%BE%E6%88%90%E9%87%8D%E7%BB%8463%E4%BA%BF%E7%BE%8E%E5%85%83%E8%B4%B7%E6%AC%BE%E7%9A%84%E5%8D%8F%E8%AE%AE-3bcb150a" text:style-name="Internet_20_link" text:visited-style-name="Visited_20_Internet_20_Link">
https://cn.wsj.com/articles/%E8%B5%9E%E6%AF%94%E4%BA%9A%E4%B8%8E%E4%B8%AD%E5%9B%BD%E5%92%8C%E8%A5%BF%E6%96%B9%E5%80%BA%E6%9D%83%E4%BA%BA%E8%BE%BE%E6%88%90%E9%87%8D%E7%BB%8463%E4%BA%BF%E7%BE%8E%E5%85%83%E8%B4%B7%E6%AC%BE%E7%9A%84%E5%8D%8F%E8%AE%AE-3bcb150a</text:a>
</text:p>
      <!--NEWS-->
      <text:h text:style-name="P10" text:outline-level="1">
<text:span text:style-name="T4">
拜登与莫迪会晤，美国与印度达成一系列协议</text:span>
</text:h>
      <text:p text:style-name="P4">
Author: 半岛电视台＋通讯社</text:p>
      <text:p text:style-name="P4">
Publisher: Al Jazeera</text:p>
      <text:p text:style-name="P4">
Published Time: 2023-06-23T02:44:25</text:p>
      <text:p text:style-name="P4">
Modified Time: 2023-06-23T02:44:25</text:p>
      <text:p text:style-name="P4">
Description: 乔·拜登总统赞扬美印关系进入新时代，此前，印度总理纳伦德拉·莫迪周四踏上白宫红地毯，宣扬旨在对抗中国全球影响力的国防和商业协议。</text:p>
      <text:p text:style-name="P4">
Images: ["<text:a xlink:type="simple" xlink:href="https://chinese.aljazeera.net/wp-content/uploads/2023/06/1-1687487201.png" text:style-name="Internet_20_link" text:visited-style-name="Visited_20_Internet_20_Link">
1-1687487201.png</text:a>
", "<text:a xlink:type="simple" xlink:href="https://chinese.aljazeera.net/wp-content/uploads/2023/06/1-1687487262.jpg" text:style-name="Internet_20_link" text:visited-style-name="Visited_20_Internet_20_Link">
1-1687487262.jpg</text:a>
", "<text:a xlink:type="simple" xlink:href="https://chinese.aljazeera.net/wp-content/uploads/2023/06/1-1687487339.jpg" text:style-name="Internet_20_link" text:visited-style-name="Visited_20_Internet_20_Link">
1-1687487339.jpg</text:a>
"]</text:p>
      <text:p text:style-name="P4">
Topics: ['政治', '新闻', '经济']</text:p>
      <text:p text:style-name="P4">
Keywords: ['政治', '新闻', '经济', '印度', '美国']</text:p>
      <text:p text:style-name="P4">
Type: Article</text:p>
      <!--METADATA-->
      <text:p text:style-name="P4">
<draw:frame draw:style-name="fr1" draw:name="Image78" text:anchor-type="as-char" svg:width="6.9236in" svg:height="4.612736in" draw:z-index="0">
<draw:image xlink:href="../Images/Aljazeera Chinese/2023-06-23T02-44-25/1-1687487201.png" xlink:type="simple" xlink:show="embed" xlink:actuate="onLoad" draw:mime-type="image/png"/>
</draw:frame>
华盛顿希望印度成为对中国的战略制衡，并将其视为重要的伙伴关系（美联社）</text:p>
      <text:p text:style-name="P4">
乔·拜登总统赞扬美印关系进入新时代，此前，印度总理纳伦德拉·莫迪周四踏上白宫红地毯，宣扬旨在对抗中国全球影响力的国防和商业协议。</text:p>
      <text:p text:style-name="P4">
拜登在与莫迪的联合新闻发布会上告诉记者说，这种伙伴关系“比历史上任何时候都更强大、更密切、更有活力”，而且经济关系正在“蓬勃发展”，过去十年贸易额增加了一倍多。</text:p>
      <text:p text:style-name="P4">
拜登表示，“印度和美国之间的贸易和投资伙伴关系不仅对我们两国很重要，而且对全球经济也很重要。”他并补充说，“我们决定解决长期悬而未决的贸易相关问题并开启新的开始。”</text:p>
      <text:p text:style-name="P4">
两国领导人在椭圆形办公室会谈中提出了两国在俄罗斯和人权问题上的分歧，莫迪称赞两国“战略伙伴关系”开启了“新篇章”。</text:p>
      <text:p text:style-name="P4">
华盛顿希望印度成为对中国的战略制衡，并将其视为重要的伙伴关系，尽管一些分析人士和前官员质疑印度是否愿意在台湾等问题上集体对抗北京，在俄乌战争期间，印度与俄罗斯的密切关系也让华盛顿感到沮丧。</text:p>
      <text:p text:style-name="P4">
在与邻国中国关系紧张之后，莫迪正在寻求提高印度这个拥有 14 亿人口的世界第一大国在世界舞台上的影响力。</text:p>
      <text:p text:style-name="P4">
他并表示，“我们还决定，在全球不确定性背景下，印度和美国也将作为值得信赖的合作伙伴，创建可靠、安全和有弹性的全球供应链和价值链。”</text:p>
      <text:p text:style-name="P4">
对于拜登来说，在与竞争对手中国的紧张局势加剧之际，与世界上人口最多的民主国家接触的好处超过了成本和风险。</text:p>
      <text:p text:style-name="P4">
拜登在欢迎莫迪访问白宫时表示：“本世纪世界面临的挑战和机遇要求印度和美国共同努力和领导，而我们也确实这样做了。”</text:p>
      <text:p text:style-name="P4">
在白宫举行的一场节日般的早晨仪式上，无伴奏合唱团 Penn Masala 表演了美国乐队 Maroon 5 的歌曲以及宝莱坞巨星沙鲁克·汗 (ShahRukh Khan) 主演电影中的歌曲。</text:p>
      <text:p text:style-name="P4">
莫迪在国会发表讲话后，拜登将于周四晚上招待印度领导人举行一场盛大的国宴。</text:p>
      <text:p text:style-name="P4">
<draw:frame draw:style-name="fr1" draw:name="Image79" text:anchor-type="as-char" svg:width="6.9236in" svg:height="3.894067in" draw:z-index="0">
<draw:image xlink:href="../Images/Aljazeera Chinese/2023-06-23T02-44-25/1-1687487262.jpg" xlink:type="simple" xlink:show="embed" xlink:actuate="onLoad" draw:mime-type="image/jpeg"/>
</draw:frame>
 美国总统乔·拜登欢迎印度莫迪访问白宫</text:p>
      <text:h text:style-name="P13" text:outline-level="4">
<text:span text:style-name="T4">
美印协议</text:span>
</text:h>
      <text:p text:style-name="P4">
拜登政府官员表示，即将宣布的有关半导体、关键矿产、技术、太空合作以及国防合作和销售的全面协议将开启两国关系的新时代。</text:p>
      <text:p text:style-name="P4">
其中一些旨在实现供应链多元化，以减少对中国的依赖，另一些则旨在垄断可能出现在未来战场的先进技术市场。</text:p>
      <text:p text:style-name="P4">
美国还寻求通过加强与印度、日本、澳大利亚、韩国以及太平洋和东南亚国家的防务关系，来应对中国在印太地区日益增长的影响力。</text:p>
      <text:p text:style-name="P4">
以下是已宣布或即将宣布的协议摘要：</text:p>
      <text:p text:style-name="P4">
通用电气 (GE) 与印度国有的印度斯坦航空有限公司 (HAL) 签署了一项协议，将在印度联合生产发动机，为印度空军的战斗机提供动力。</text:p>
      <text:p text:style-name="P4">
这项历史性交易是迄今为止所有公告中最重要的一项，因为美国愿意让印度获得 F414 等美国关键技术，而印度很少与非盟友分享这些技术。</text:p>
      <text:p text:style-name="P4">
对于印度来说，该协议非常重要，因为这可以帮助它实现由国产发动机驱动的自制喷气式飞机的目标，从而控制成本并避免对外国供应商的依赖。</text:p>
      <text:p text:style-name="P4">
所涉及的 GE 发动机名为 F414，美国海军飞机已使用该发动机 30 多年。 HAL 使用 F414的前身为其本土轻型战斗机“Tejas”提供动力，印度目前也在致力于开发下一代光辉 2，该机将由 F414提供动力，而该发动机还将用于印度下一代先进中型战斗机。</text:p>
      <text:p text:style-name="P4">
根据海事协议，该地区的美国海军舰艇将能够在印度造船厂停靠进行维修，印度将采购美国制造的MQ-9“收割者”武装无人机。</text:p>
      <text:p text:style-name="P4">
美国芯片制造商美光科技将投资超过 8 亿美元，在莫迪家乡古吉拉特邦建造一座新的半导体测试和封装工厂，价值 27.5 亿美元。</text:p>
      <text:p text:style-name="P4">
<draw:frame draw:style-name="fr1" draw:name="Image80" text:anchor-type="as-char" svg:width="6.9236in" svg:height="3.894525in" draw:z-index="0">
<draw:image xlink:href="../Images/Aljazeera Chinese/2023-06-23T02-44-25/1-1687487339.jpg" xlink:type="simple" xlink:show="embed" xlink:actuate="onLoad" draw:mime-type="image/jpeg"/>
</draw:frame>
 莫迪在白宫表示，印度“没有歧视的空间”</text:p>
      <text:p text:style-name="P4">
应用材料公司宣布将在印度建立半导体商业化和创新中心，以促进半导体供应链多元化，此外，Lam Research 将培训 60000名印度工程师，以加速印度的半导体教育和劳动力发展目标。</text:p>
      <text:p text:style-name="P4">
莫迪表示：“通过加强在人工智能、半导体、太空、量子和电信等领域的合作，我们正在建立一种强大的、面向未来的伙伴关系。”</text:p>
      <text:p text:style-name="P4">
美国还将让印度技术工人更容易获得和续签美国签证。</text:p>
      <text:p text:style-name="P4">
印度还同意加入美国主导的太空探索《阿耳忒弥斯协议》，并与 NASA 合作于 2024 年联合执行国际空间站任务。</text:p>
      <text:p text:style-name="P4">
一系列协议出台之际，正值一些立法者对印度民主倒退表示严重担忧之时。</text:p>
      <text:p text:style-name="P4">
包括美国众议员亚历山大·奥卡西奥-科尔特斯、伊尔汗·奥马尔和拉希达·特莱布在内的几位进步民主党人表示，他们将抵制莫迪在国会的讲话。</text:p>
      <text:p text:style-name="P4">
莫迪将于周五在招待会上向美国首席执行官发表讲话，美国公司计划在印度进行新投资。</text:p>
      <text:p text:style-name="P4">
Source: <text:a xlink:type="simple" xlink:href="https://chinese.aljazeera.net/news/2023/6/23/%e6%8b%9c%e7%99%bb%e4%b8%8e%e8%8e%ab%e8%bf%aa%e4%bc%9a%e6%99%a4%e7%be%8e%e5%9b%bd%e4%b8%8e%e5%8d%b0%e5%ba%a6%e8%be%be%e6%88%90%e4%b8%80%e7%b3%bb%e5%88%97%e5%8d%8f%e8%ae%ae" text:style-name="Internet_20_link" text:visited-style-name="Visited_20_Internet_20_Link">
https://chinese.aljazeera.net/news/2023/6/23/%e6%8b%9c%e7%99%bb%e4%b8%8e%e8%8e%ab%e8%bf%aa%e4%bc%9a%e6%99%a4%e7%be%8e%e5%9b%bd%e4%b8%8e%e5%8d%b0%e5%ba%a6%e8%be%be%e6%88%90%e4%b8%80%e7%b3%bb%e5%88%97%e5%8d%8f%e8%ae%ae</text:a>
</text:p>
      <!--NEWS-->
      <text:h text:style-name="P10" text:outline-level="1">
<text:span text:style-name="T4">
失踪泰坦尼克号观光潜艇的五名乘客据信全数罹难 (Free Version)</text:span>
</text:h>
      <text:p text:style-name="P4">
Author: Costas Paris / Alyssa Lukpat / Joanna Sugden</text:p>
      <text:p text:style-name="P4">
Publisher: 华尔街日报中文网</text:p>
      <text:p text:style-name="P4">
Published Time: 2023-06-23T02:50:00.000Z</text:p>
      <text:p text:style-name="P4">
Modified Time: 2023-06-23T02:50:00.000Z</text:p>
      <text:p text:style-name="P4">
Created Time: 2023-06-22T22:27:00.000Z</text:p>
      <text:p text:style-name="P4">
Description: 美国海岸警卫队和在北大西洋失踪的潜艇的运营公司周四表示，该潜艇上的五名乘客据信已经罹难，此前搜救人员发现了该艘潜艇的残骸，结束了寻找他们生还迹象的搜救行动。</text:p>
      <text:p text:style-name="P4">
Images: []</text:p>
      <text:p text:style-name="P4">
Categories: ['国际']</text:p>
      <text:p text:style-name="P4">
Keywords: SYND</text:p>
      <text:p text:style-name="P4">
Type: Article</text:p>
      <!--METADATA-->
      <text:p text:style-name="P4">
美国海岸警卫队和在北大西洋失踪的潜艇的运营公司周四表示，该潜艇上的五名乘客据信已经罹难，此前搜救人员发现了该艘潜艇的残骸，结束了寻找他们生还迹象的绝望搜救行动。</text:p>
      <text:p text:style-name="P4">
Source: <text:a xlink:type="simple" xlink:href="https://cn.wsj.com/articles/%E5%A4%B1%E8%B8%AA%E6%B3%B0%E5%9D%A6%E5%B0%BC%E5%85%8B%E5%8F%B7%E8%A7%82%E5%85%89%E6%BD%9C%E8%89%87%E7%9A%84%E4%BA%94%E5%90%8D%E4%B9%98%E5%AE%A2%E6%8D%AE%E4%BF%A1%E5%85%A8%E6%95%B0%E7%BD%B9%E9%9A%BE-983bb450" text:style-name="Internet_20_link" text:visited-style-name="Visited_20_Internet_20_Link">
https://cn.wsj.com/articles/%E5%A4%B1%E8%B8%AA%E6%B3%B0%E5%9D%A6%E5%B0%BC%E5%85%8B%E5%8F%B7%E8%A7%82%E5%85%89%E6%BD%9C%E8%89%87%E7%9A%84%E4%BA%94%E5%90%8D%E4%B9%98%E5%AE%A2%E6%8D%AE%E4%BF%A1%E5%85%A8%E6%95%B0%E7%BD%B9%E9%9A%BE-983bb450</text:a>
</text:p>
      <!--NEWS-->
      <text:h text:style-name="P10" text:outline-level="1">
<text:span text:style-name="T4">
中国提出正式谴责后，拜登试图淡化“独裁者”言论影响 (Free Version)</text:span>
</text:h>
      <text:p text:style-name="P4">
Author: Sabrina Siddiqui / Vivian Salama</text:p>
      <text:p text:style-name="P4">
Publisher: 华尔街日报中文网</text:p>
      <text:p text:style-name="P4">
Published Time: 2023-06-23T03:20:00.000Z</text:p>
      <text:p text:style-name="P4">
Modified Time: 2023-06-23T03:20:00.000Z</text:p>
      <text:p text:style-name="P4">
Created Time: 2023-06-22T22:34:00.000Z</text:p>
      <text:p text:style-name="P4">
Description: 美国总统拜登周四表示，不认为自己本周将习近平描述为独裁者会破坏美中关系。此前中国政府在拜登发表这一言论后召见了美国大使并提出正式谴责。</text:p>
      <text:p text:style-name="P4">
Images: []</text:p>
      <text:p text:style-name="P4">
Categories: ['国际']</text:p>
      <text:p text:style-name="P4">
Keywords: SYND,LINK:EN|WP-WSJ-0001001661</text:p>
      <text:p text:style-name="P4">
Type: Article</text:p>
      <!--METADATA-->
      <text:p text:style-name="P4">
美国总统拜登(Joe Biden)周四表示，不认为自己本周 <text:a xlink:type="simple" xlink:href="https://cn.wsj.com/articles/CN-BGH-20230622104335" text:style-name="Internet_20_link" text:visited-style-name="Visited_20_Internet_20_Link">
 将中国领导人习近平描述为独裁者</text:a>
会破坏美中关系。此前中国政府在拜登发表这一言论后召见了美国大使并提出正式谴责。</text:p>
      <text:p text:style-name="P4">
Source: <text:a xlink:type="simple" xlink:href="https://cn.wsj.com/articles/%E4%B8%AD%E5%9B%BD%E6%8F%90%E5%87%BA%E6%AD%A3%E5%BC%8F%E8%B0%B4%E8%B4%A3%E5%90%8E%E6%8B%9C%E7%99%BB%E6%B7%A1%E5%8C%96%E7%8B%AC%E8%A3%81%E8%80%85%E8%A8%80%E8%AE%BA%E5%BD%B1%E5%93%8D-%E5%B9%B6%E7%A7%B0%E9%A2%84%E8%AE%A1%E8%BF%91%E6%9C%9F%E4%B8%8E%E4%B9%A0%E8%BF%91%E5%B9%B3%E4%BC%9A%E9%9D%A2-9ec3eaf" text:style-name="Internet_20_link" text:visited-style-name="Visited_20_Internet_20_Link">
https://cn.wsj.com/articles/%E4%B8%AD%E5%9B%BD%E6%8F%90%E5%87%BA%E6%AD%A3%E5%BC%8F%E8%B0%B4%E8%B4%A3%E5%90%8E%E6%8B%9C%E7%99%BB%E6%B7%A1%E5%8C%96%E7%8B%AC%E8%A3%81%E8%80%85%E8%A8%80%E8%AE%BA%E5%BD%B1%E5%93%8D-%E5%B9%B6%E7%A7%B0%E9%A2%84%E8%AE%A1%E8%BF%91%E6%9C%9F%E4%B8%8E%E4%B9%A0%E8%BF%91%E5%B9%B3%E4%BC%9A%E9%9D%A2-9ec3eaf</text:a>
</text:p>
      <!--NEWS-->
      <text:h text:style-name="P10" text:outline-level="1">
<text:span text:style-name="T4">
尚比亚负债累累 中国等债权国同意伸援重组债务</text:span>
</text:h>
      <text:p text:style-name="P4">
Publisher: 法新社</text:p>
      <text:p text:style-name="P4">
Published Time: 2023-06-23T04:32:10+00:00</text:p>
      <text:p text:style-name="P4">
Modified Time: 2023-06-23T04:20:04+00:00</text:p>
      <text:p text:style-name="P4">
Description: （法新社巴黎22日电） 官员今天表示，中国等债权国已经同意重组尚比亚的公共债务，为Covid-19（2019冠状病毒疾病）疫情后第一个债务违约的非洲国家提供财务纾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6-23T04-32-10-00-00/000000.png" xlink:type="simple" xlink:show="embed" xlink:actuate="onLoad" draw:mime-type="image/png"/>
</draw:frame>
</text:p>
      <text:p text:style-name="P4">
尚比亚总统希奇莱马（HakaindeHichilema）在推特（Twitter）发文表示，尚比亚「已与官方债权人就债务处理达成协议」，并称是「我们经济走向复苏与成长的重要里程碑」。</text:p>
      <text:p text:style-name="P4">
法新社报导，一名不愿透露姓名的法国官员在一场峰会场边证实有关尚比亚63亿美元债务重组协议。这场峰会目的在改善国际金融体系，以更好方式处理气候变迁和贫困问题。</text:p>
      <text:p text:style-name="P4">
非洲最大铜产国、人口近2000万的尚比亚，因中国与西方债权人就债务谈判出现分歧而陷僵，2020年发生186亿美元外债违约。美国指责中国在尚比亚债务协议上拖延。</text:p>
      <text:p text:style-name="P4">
这位法国官员表示，协议涉及尚比亚与其他国家之间的双边债务，其中很大一部分41亿美元是欠中国的债务。这名官员提到债权人之间的谈判过程「困难」。</text:p>
      <text:p text:style-name="P4">
这场由法国总统马克宏（Emmanuel Macron）主持、为期两天的峰会中，中国总理李强与尚比亚总统希奇莱马都出席会议。</text:p>
      <text:p text:style-name="P4">
尚比亚债务总额达328亿美元，其中外债占186亿美元。</text:p>
      <text:p text:style-name="P4">
当中部分外债是欠国际货币基金（IMF）、世界银行（World Bank）和多方开发银行，这部分无法重组。</text:p>
      <text:p text:style-name="P4">
这位法国官员表示，至于尚比亚积欠私人债权人68亿美元，这些私人债权人必须「努力去解决，和我们先前已做过的努力类似」。</text:p>
      <text:p text:style-name="P4">
国际货币基金4月报告指出，撒哈拉以南非洲地区（sub-SaharanAfrica）的公共债务去年已达国内生产毛额（GDP）的56%，为2000年代初以来的最高水准，并说此地区的借贷成本高出已开发国家3倍。 （译者：纪锦玲）</text:p>
      <text:p text:style-name="P4">
Source: <text:a xlink:type="simple" xlink:href="https://www.rfi.fr/cn/%E5%9B%BD%E9%99%85%E6%8A%A5%E9%81%93/20230623-%E5%B0%9A%E6%AF%94%E4%BA%9A%E8%B4%9F%E5%80%BA%E7%B4%AF%E7%B4%AF-%E4%B8%AD%E5%9B%BD%E7%AD%89%E5%80%BA%E6%9D%83%E5%9B%BD%E5%90%8C%E6%84%8F%E4%BC%B8%E6%8F%B4%E9%87%8D%E7%BB%84%E5%80%BA%E5%8A%A1" text:style-name="Internet_20_link" text:visited-style-name="Visited_20_Internet_20_Link">
https://www.rfi.fr/cn/%E5%9B%BD%E9%99%85%E6%8A%A5%E9%81%93/20230623-%E5%B0%9A%E6%AF%94%E4%BA%9A%E8%B4%9F%E5%80%BA%E7%B4%AF%E7%B4%AF-%E4%B8%AD%E5%9B%BD%E7%AD%89%E5%80%BA%E6%9D%83%E5%9B%BD%E5%90%8C%E6%84%8F%E4%BC%B8%E6%8F%B4%E9%87%8D%E7%BB%84%E5%80%BA%E5%8A%A1</text:a>
</text:p>
      <!--NEWS-->
      <text:h text:style-name="P10" text:outline-level="1">
<text:span text:style-name="T4">
巫师送出资深后卫保罗 换来勇士潜力股普尔</text:span>
</text:h>
      <text:p text:style-name="P4">
Publisher: 法新社</text:p>
      <text:p text:style-name="P4">
Published Time: 2023-06-23T04:32:11+00:00</text:p>
      <text:p text:style-name="P4">
Modified Time: 2023-06-23T04:05:01+00:00</text:p>
      <text:p text:style-name="P4">
Description: （法新社纽约22日电） 在NBA选秀会开始前，多家美国媒体报导，巫师将刚换到手的资深后卫保罗（Chris Paul）拿来和勇士交易，得到普尔（Jord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23T04-32-11-00-00/000000.png" xlink:type="simple" xlink:show="embed" xlink:actuate="onLoad" draw:mime-type="image/png"/>
</draw:frame>
</text:p>
      <text:p text:style-name="P4">
美国职篮NBA凤凰城太阳稍早与华盛顿巫师做出惊天交易，毕尔（Bradley Beal）因此改穿太阳战袍，与杜兰特（KevinDurant）、布克（Devin Booker）、艾顿（DeandreAtyon）组成威力更强的4巨头，而保罗在被换到巫师后不久，就被近年的常胜军金州勇士看上。</text:p>
      <text:p text:style-name="P4">
这次交易据传巫师将获得普尔、罗林斯（Ryan Rollins）、2030年首轮选秀权、2027年次轮选秀权，勇士则是得到保罗。</text:p>
      <text:p text:style-name="P4">
保罗2005年在选秀会第1轮第4顺位被选上，是2006年的新人王，先后在纽奥良黄蜂、洛杉矶快艇、休士顿火箭、奥克拉荷马雷霆、凤凰城太阳打过球。</text:p>
      <text:p text:style-name="P4">
在至今18年的生涯，保罗12次入选明星赛、4次入选年度第1队、7次进到年度防守第1队，曾5次拿下助攻王、6度成为抄截王。</text:p>
      <text:p text:style-name="P4">
保罗生涯有平均17.9分、9.5助攻、4.5篮板的成绩，但38岁的保罗表现已有衰退迹象，上季平均每场比赛可获13.9分、8.9助攻、4.3篮板，3项主要数据都不如生涯平均值，得分更是生涯新低。</text:p>
      <text:p text:style-name="P4">
勇士近10年6次闯进总冠军赛、抱回4座总冠军，本季寻求卫冕却出现内部失和问题，葛林（DraymondGreen）季前甚至曾出拳教训普尔，这恐是勇士本季无法全力争冠的一大关键。</text:p>
      <text:p text:style-name="P4">
Source: <text:a xlink:type="simple" xlink:href="https://www.rfi.fr/cn/%E8%BF%90%E5%8A%A8%E5%A4%A9%E5%9C%B0/20230623-%E5%B7%AB%E5%B8%88%E9%80%81%E5%87%BA%E8%B5%84%E6%B7%B1%E5%90%8E%E5%8D%AB%E4%BF%9D%E7%BD%97-%E6%8D%A2%E6%9D%A5%E5%8B%87%E5%A3%AB%E6%BD%9C%E5%8A%9B%E8%82%A1%E6%99%AE%E5%B0%94" text:style-name="Internet_20_link" text:visited-style-name="Visited_20_Internet_20_Link">
https://www.rfi.fr/cn/%E8%BF%90%E5%8A%A8%E5%A4%A9%E5%9C%B0/20230623-%E5%B7%AB%E5%B8%88%E9%80%81%E5%87%BA%E8%B5%84%E6%B7%B1%E5%90%8E%E5%8D%AB%E4%BF%9D%E7%BD%97-%E6%8D%A2%E6%9D%A5%E5%8B%87%E5%A3%AB%E6%BD%9C%E5%8A%9B%E8%82%A1%E6%99%AE%E5%B0%94</text:a>
</text:p>
      <!--NEWS-->
      <text:h text:style-name="P10" text:outline-level="1">
<text:span text:style-name="T4">
俄罗斯因杀害儿童而被列入联合国“耻辱名单”与以色列被排除在外</text:span>
</text:h>
      <text:p text:style-name="P4">
Author: 半岛电视台＋通讯社</text:p>
      <text:p text:style-name="P4">
Publisher: Al Jazeera</text:p>
      <text:p text:style-name="P4">
Published Time: 2023-06-23T04:41:38</text:p>
      <text:p text:style-name="P4">
Modified Time: 2023-06-23T04:41:38</text:p>
      <text:p text:style-name="P4">
Description: 联合国已将俄罗斯军队和盟军武装团体列入“耻辱名单”，原因是莫斯科在对乌克兰的战争中杀害和残害了数百名儿童，尽管以色列军队去年杀害了 40 多名巴勒斯坦儿童，但仍被排除在名单之外。</text:p>
      <text:p text:style-name="P4">
Images: ["<text:a xlink:type="simple" xlink:href="https://chinese.aljazeera.net/wp-content/uploads/2023/06/1-1687493703.png" text:style-name="Internet_20_link" text:visited-style-name="Visited_20_Internet_20_Link">
1-1687493703.png</text:a>
", "<text:a xlink:type="simple" xlink:href="https://chinese.aljazeera.net/wp-content/uploads/2023/06/1-1687493754.jpg" text:style-name="Internet_20_link" text:visited-style-name="Visited_20_Internet_20_Link">
1-1687493754.jpg</text:a>
", "<text:a xlink:type="simple" xlink:href="https://chinese.aljazeera.net/wp-content/uploads/2023/06/2-1687493785.jpg" text:style-name="Internet_20_link" text:visited-style-name="Visited_20_Internet_20_Link">
2-1687493785.jpg</text:a>
"]</text:p>
      <text:p text:style-name="P4">
Topics: ['乌克兰战争', '巴勒斯坦问题', '新闻', '联合国']</text:p>
      <text:p text:style-name="P4">
Keywords: ['乌克兰战争', '巴勒斯坦问题', '新闻', '联合国', '以色列']</text:p>
      <text:p text:style-name="P4">
Type: Article</text:p>
      <!--METADATA-->
      <text:p text:style-name="P4">
<draw:frame draw:style-name="fr1" draw:name="Image83" text:anchor-type="as-char" svg:width="6.9236in" svg:height="4.612736in" draw:z-index="0">
<draw:image xlink:href="../Images/Aljazeera Chinese/2023-06-23T04-41-38/1-1687493703.png" xlink:type="simple" xlink:show="embed" xlink:actuate="onLoad" draw:mime-type="image/png"/>
</draw:frame>
联合国秘书长安东尼奥·古特雷斯因将以色列排除在联合国名单之外而受到批评，这是对武装部队杀害和残害大量儿童的国家的羞辱（路透）</text:p>
      <text:p text:style-name="P4">
联合国已将俄罗斯军队和盟军武装团体列入“耻辱名单”，原因是莫斯科在对乌克兰的战争中杀害和残害了数百名儿童，尽管以色列军队去年杀害了 40多名巴勒斯坦儿童，但仍被排除在名单之外。</text:p>
      <text:p text:style-name="P4">
人权组织多次要求将以色列列入联合国黑名单，原因是以色列在被占领的约旦河西岸杀害和残害巴勒斯坦儿童。</text:p>
      <text:p text:style-name="P4">
巴勒斯坦驻联合国大使里亚德·曼苏尔周四表示，联合国秘书长安东尼奥·古特雷斯将以色列从耻辱名单上剔除的决定是一个“大错误”。</text:p>
      <text:p text:style-name="P4">
古特雷斯在联合国关于冲突地区儿童待遇的年度报告——周四分发给联合国安理会成员——中表示，他对 2022 年“乌克兰发生的大量严重侵犯儿童行为感到震惊”。</text:p>
      <text:p text:style-name="P4">
据获悉该报告副本的新闻机构称，去年，乌克兰有 477 名儿童被杀，其中 136 人的死亡直接归因于俄罗斯军队及其附属组织。</text:p>
      <text:p text:style-name="P4">
<draw:frame draw:style-name="fr1" draw:name="Image84" text:anchor-type="as-char" svg:width="6.9236in" svg:height="3.894525in" draw:z-index="0">
<draw:image xlink:href="../Images/Aljazeera Chinese/2023-06-23T04-41-38/1-1687493754.jpg" xlink:type="simple" xlink:show="embed" xlink:actuate="onLoad" draw:mime-type="image/jpeg"/>
</draw:frame>
 “你知道她在哪儿吗？” 赫尔森母亲寻求自己的女儿</text:p>
      <text:p text:style-name="P4">
联合国报告称，乌克兰武装部队杀害了 80 名儿童，在剩下的儿童受害者中，交战双方都不能肯定地受到指责，儿童大多死于空袭。</text:p>
      <text:p text:style-name="P4">
联合国还证实，俄罗斯军队及其附属组织在乌克兰残害了 518 名儿童，并对学校和医院发动了 480 次袭击，报道称，俄罗斯武装部队还使用了 91名儿童作为人盾，乌克兰武装部队致残 175 名儿童，并对学校和医院发动了 212 次袭击，乌克兰军队并未被列入名单。</text:p>
      <text:p text:style-name="P4">
联合国秘书长在报告中表示，他对2022年被以色列军队杀害的巴勒斯坦儿童数量“深感关切”。</text:p>
      <text:p text:style-name="P4">
报道称，2022年，以色列军队造成42名巴勒斯坦儿童死亡、933人受伤，2021年，以色列军队杀害了78名巴勒斯坦儿童。</text:p>
      <text:p text:style-name="P4">
以色列从未出现在联合国因杀害儿童而蒙羞的国家名单上。</text:p>
      <text:p text:style-name="P4">
<draw:frame draw:style-name="fr1" draw:name="Image85" text:anchor-type="as-char" svg:width="6.9236in" svg:height="3.826739in" draw:z-index="0">
<draw:image xlink:href="../Images/Aljazeera Chinese/2023-06-23T04-41-38/2-1687493785.jpg" xlink:type="simple" xlink:show="embed" xlink:actuate="onLoad" draw:mime-type="image/jpeg"/>
</draw:frame>
 数百名巴勒斯坦人埋葬被以色列军队杀害的幼儿</text:p>
      <text:p text:style-name="P4">
古特雷斯表示，与上一份报告相比，去年“被以色列军队（包括空袭）杀害的儿童人数显着减少”。</text:p>
      <text:p text:style-name="P4">
人权观察欢迎联合国点名俄罗斯军队的决定，但批评联合国秘书长将以色列从耻辱名单上剔除的决定，称他“再次辜负了巴勒斯坦儿童”。</text:p>
      <text:p text:style-name="P4">
该组织儿童权利倡导主任乔·贝克尔表示，“通过将俄罗斯军队列入联合国耻辱名单，秘书长正在追究他们对儿童可怕侵犯行为的责任。”</text:p>
      <text:p text:style-name="P4">
贝克尔表示，“他（古特雷斯）年复一年不愿追究以色列军队对儿童的严重侵犯行为的责任，这适得其反，只会助长以色列军队对巴勒斯坦儿童使用非法致命武力。”</text:p>
      <text:p text:style-name="P4">
贝克尔在推文中写道，“从 2015 年到 2020 年，联合国将超过 6700 名儿童伤亡归因于以色列军队，并在 2022 年核实了 975名儿童的死亡，但仍然将以色列从其‘耻辱名单’中遗漏了。”</text:p>
      <text:p text:style-name="P4">
巴勒斯坦联合国大使曼苏尔表示，将以色列排除在联合国名单之外“让巴勒斯坦人民和巴勒斯坦儿童非常失望”。</text:p>
      <text:p text:style-name="P4">
曼苏尔表示，“秘书长没有列出现任以色列政府的名单，犯了一个大错误。这是最极端的政府，充斥着法西斯分子。如果现在不列出这个政府，那么什么时候列出以色列政府呢？”他并补充说，“非常不幸的是，他选择不列出它们。”</text:p>
      <text:p text:style-name="P4">
联合国的报告长期以来一直备受争议，外交官表示，沙特阿拉伯和以色列近年来施加压力，试图避免被列入耻辱名单，沙特领导的军事联盟因在也门杀害和伤害儿童而首次被列入名单，几年后于2020 年被从名单中删除。</text:p>
      <text:p text:style-name="P4">
半岛电视台外交编辑詹姆斯·贝斯表示，俄罗斯的加入标志着“安理会常任理事国首次被列入黑名单”。</text:p>
      <text:p text:style-name="P4">
詹姆斯·贝斯表示，“该报告再次引起争议，部分原因是以色列，报告称以色列在 2022 年杀害了 42名儿童，现在秘书长说这是一次有意义的下降，他不会将他们列入黑名单”但他也指出以色列2021年在加沙的战争持续了11天，而2022年8月的战争只持续了三天。</text:p>
      <text:p text:style-name="P4">
贝斯在推文中写道“现实是#以色列仍在杀害许多儿童。”</text:p>
      <text:p text:style-name="P4">
联合国报告还谴责刚果民主共和国、索马里、叙利亚、海地等国家针对儿童的暴力行为。</text:p>
      <text:p text:style-name="P4">
Source: <text:a xlink:type="simple" xlink:href="https://chinese.aljazeera.net/news/2023/6/23/%e4%bf%84%e7%bd%97%e6%96%af%e5%9b%a0%e6%9d%80%e5%ae%b3%e5%84%bf%e7%ab%a5%e8%80%8c%e8%a2%ab%e5%88%97%e5%85%a5%e8%81%94%e5%90%88%e5%9b%bd%e8%80%bb%e8%be%b1%e5%90%8d%e5%8d%95%e4%b8%8e" text:style-name="Internet_20_link" text:visited-style-name="Visited_20_Internet_20_Link">
https://chinese.aljazeera.net/news/2023/6/23/%e4%bf%84%e7%bd%97%e6%96%af%e5%9b%a0%e6%9d%80%e5%ae%b3%e5%84%bf%e7%ab%a5%e8%80%8c%e8%a2%ab%e5%88%97%e5%85%a5%e8%81%94%e5%90%88%e5%9b%bd%e8%80%bb%e8%be%b1%e5%90%8d%e5%8d%95%e4%b8%8e</text:a>
</text:p>
      <!--NEWS-->
      <text:h text:style-name="P10" text:outline-level="1">
<text:span text:style-name="T4">
铁达尼号导演：从铁达尼到泰坦 都是一堆警告都没人听</text:span>
</text:h>
      <text:p text:style-name="P4">
Publisher: 法新社</text:p>
      <text:p text:style-name="P4">
Published Time: 2023-06-23T05:02:09+00:00</text:p>
      <text:p text:style-name="P4">
Modified Time: 2023-06-23T04:35:01+00:00</text:p>
      <text:p text:style-name="P4">
Description: （法新社洛杉矶22日电） 潜水器「泰坦号」发生事故，5名乘客全数罹难。电影「铁达尼号」导演兼深海探险家詹姆斯柯麦隆说，关于这具旅游潜水器的许多安全警告均遭忽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6-23T05-02-09-00-00/000000.png" xlink:type="simple" xlink:show="embed" xlink:actuate="onLoad" draw:mime-type="image/png"/>
</draw:frame>
</text:p>
      <text:p text:style-name="P4">
詹姆斯柯麦隆（JamesCameron）表示，海洋勘探界一直担心这具潜水器；他提到，这起事件与1912年远洋客轮「铁达尼号」沉没造成约1500人死亡一事相似。</text:p>
      <text:p text:style-name="P4">
詹姆斯柯麦隆向美国广播公司新闻网（ABCNews）：「我为（此事）与铁达尼号灾难的相似之处感到震惊，铁达尼号船长多次被警告注意船前有冰，却仍在没有月光的夜晚全速驶入冰域，导致许多人死亡。」</text:p>
      <text:p text:style-name="P4">
他认为铁达尼号与泰坦号的悲剧十分相似，同样都是警告没人理睬，而且在同一地点发生，多国协力投入水下搜救，「这实在令人震惊…真的很超现实」。美国海岸防卫队今天证实，由「海洋之门探险」（OceanGateExpeditions）营运的泰坦号，在海洋深处发生「灾难性内部爆炸」，结束了一场举世瞩目的多国搜救行动。</text:p>
      <text:p text:style-name="P4">
詹姆斯柯麦隆2012年成为第一个驾驶自己设计和制造的潜水器独自潜入深海的人。他表示，潜水器在压力下内爆的风险始终是工程师的「首要考量」。</text:p>
      <text:p text:style-name="P4">
他说，自从进入深海探勘领域以来，「这是我们所有人的梦魇」，这个领域数十年来的安全纪录都非常出色，但「圈内许多人都非常担心这具潜水器」。</text:p>
      <text:p text:style-name="P4">
「深海潜水工程圈子里的一些高阶参与者甚至写信给这家公司，说他们所做的事情过于实验性，不能用来载客，需要获得认证。」</text:p>
      <text:p text:style-name="P4">
詹姆斯柯麦隆还说，他认识其中一名罹难乘客，即法国海洋探险家纳若莱（Paul-HenriNargeolet）。「这个圈子非常小。我认识纳若莱25年了。他以这种方式悲惨离世，我几乎无法接受。」</text:p>
      <text:p text:style-name="P4">
他说：「我非常了解沉船地点…我实际算过，我在船上花的时间比船长当时还多。」</text:p>
      <text:p text:style-name="P4">
Source: <text:a xlink:type="simple" xlink:href="https://www.rfi.fr/cn/%E5%9B%BD%E9%99%85%E6%8A%A5%E9%81%93/20230623-%E9%93%81%E8%BE%BE%E5%B0%BC%E5%8F%B7%E5%AF%BC%E6%BC%94-%E4%BB%8E%E9%93%81%E8%BE%BE%E5%B0%BC%E5%88%B0%E6%B3%B0%E5%9D%A6-%E9%83%BD%E6%98%AF%E4%B8%80%E5%A0%86%E8%AD%A6%E5%91%8A%E9%83%BD%E6%B2%A1%E4%BA%BA%E5%90%AC" text:style-name="Internet_20_link" text:visited-style-name="Visited_20_Internet_20_Link">
https://www.rfi.fr/cn/%E5%9B%BD%E9%99%85%E6%8A%A5%E9%81%93/20230623-%E9%93%81%E8%BE%BE%E5%B0%BC%E5%8F%B7%E5%AF%BC%E6%BC%94-%E4%BB%8E%E9%93%81%E8%BE%BE%E5%B0%BC%E5%88%B0%E6%B3%B0%E5%9D%A6-%E9%83%BD%E6%98%AF%E4%B8%80%E5%A0%86%E8%AD%A6%E5%91%8A%E9%83%BD%E6%B2%A1%E4%BA%BA%E5%90%AC</text:a>
</text:p>
      <!--NEWS-->
      <text:h text:style-name="P10" text:outline-level="1">
<text:span text:style-name="T4">
欧盟监管官员称Twitter显出遵守数字内容法规的“强烈意愿” (Free Version)</text:span>
</text:h>
      <text:p text:style-name="P4">
Author: Alexa Corse / Sam Schechner</text:p>
      <text:p text:style-name="P4">
Publisher: 华尔街日报中文网</text:p>
      <text:p text:style-name="P4">
Published Time: 2023-06-23T05:50:00.000Z</text:p>
      <text:p text:style-name="P4">
Modified Time: 2023-06-23T05:50:00.000Z</text:p>
      <text:p text:style-name="P4">
Created Time: 2023-06-23T04:40:00.000Z</text:p>
      <text:p text:style-name="P4">
Description: 欧盟的一位高级科技监管官员说，他看到了Twitter遵守欧洲新的数字内容法的“强烈意愿”，并说该平台正致力于遵守法律要求。</text:p>
      <text:p text:style-name="P4">
Images: []</text:p>
      <text:p text:style-name="P4">
Categories: ['科技']</text:p>
      <text:p text:style-name="P4">
Keywords: SYND</text:p>
      <text:p text:style-name="P4">
Type: Article</text:p>
      <!--METADATA-->
      <text:p text:style-name="P4">
欧盟的一位高级科技监管官员说，他看到了Twitter遵守欧洲新的数字内容法的“强烈意愿”，并说该平台正致力于遵守法律要求。</text:p>
      <text:p text:style-name="P4">
Source: <text:a xlink:type="simple" xlink:href="https://cn.wsj.com/articles/%E6%AC%A7%E7%9B%9F%E7%9B%91%E7%AE%A1%E5%AE%98%E5%91%98%E7%A7%B0twitter%E6%98%BE%E5%87%BA%E9%81%B5%E5%AE%88%E6%95%B0%E5%AD%97%E5%86%85%E5%AE%B9%E6%B3%95%E8%A7%84%E7%9A%84-%E5%BC%BA%E7%83%88%E6%84%8F%E6%84%BF-74d1b0de" text:style-name="Internet_20_link" text:visited-style-name="Visited_20_Internet_20_Link">
https://cn.wsj.com/articles/%E6%AC%A7%E7%9B%9F%E7%9B%91%E7%AE%A1%E5%AE%98%E5%91%98%E7%A7%B0twitter%E6%98%BE%E5%87%BA%E9%81%B5%E5%AE%88%E6%95%B0%E5%AD%97%E5%86%85%E5%AE%B9%E6%B3%95%E8%A7%84%E7%9A%84-%E5%BC%BA%E7%83%88%E6%84%8F%E6%84%BF-74d1b0de</text:a>
</text:p>
      <!--NEWS-->
      <text:h text:style-name="P10" text:outline-level="1">
<text:span text:style-name="T4">
若台海爆冲突制裁中国 智库估全球贸易恐损3万亿美元</text:span>
</text:h>
      <text:p text:style-name="P4">
Author: None</text:p>
      <text:p text:style-name="P4">
Publisher: Radio Free Asia (Organization)</text:p>
      <text:p text:style-name="P4">
Published Time: 2023-06-23T05:56:00-04:00</text:p>
      <text:p text:style-name="P4">
Modified Time: 2023-06-23T09:10: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97317in" draw:z-index="0">
<draw:image xlink:href="../Images/rfamandarin/2023-06-23T05-56-00-04-00/000000.png" xlink:type="simple" xlink:show="embed" xlink:actuate="onLoad" draw:mime-type="image/png"/>
</draw:frame>
中国解放军东部战区公布的照片显示，该战区陆军部队在2022年8月4日军事演习中向台湾海峡地区发射实弹远程导弹。 路透社资料图片</text:p>
      <text:p text:style-name="P4">
美国华盛顿智库大西洋理事会（AtlanticCouncil）22日发表1篇报告指出，如果北京提升台湾海峡的冲突对立，由七国集团（G7）领导的联合制裁中国行动，恐使3万亿美元的全球贸易和金融流动面临风险。</text:p>
      <text:p text:style-name="P4">
“市场内幕”（MarketsInsider）援引这份报告指出，去年西方对俄罗斯实施制裁，引发对中国采取类似行动的想法，但考虑中国金融影响力的规模，将使所有相关各方均受到更严重的影响。</text:p>
      <text:p text:style-name="P4">
大西洋理事会在报告中写道：“在最极端情况下，对中国银行体系大型机构实施制裁，估计至少有3万亿美元的贸易和金融流动（不包括外汇储备资产）面临中断的立即性风险。”</text:p>
      <text:p text:style-name="P4">
报告说，进一步后果可能包括“广泛的商品短缺、大规模失业，还有可能出现的金融危机。”报告指出，任何措施的后果也将伤害发动制裁的国家。</text:p>
      <text:p text:style-name="P4">
《华尔街日报》报道，这份报告建议美国及其盟友提前解决这些问题，在彼此之间、以及与台湾讨论他们想为中国设定的“红线”，以及如果这些红线被打破，他们愿意采取什么反制措施。报告认为，他们还应该私下向中国暗示他们愿意走多远，并开始采取法律措施（比如出台必要的法律法规）为经济制裁手段的使用做好准备和铺垫，来提高他们所发出威慑的可信度。</text:p>
      <text:p text:style-name="P4">
责编 陈美华</text:p>
      <text:p text:style-name="P4">
Source: <text:a xlink:type="simple" xlink:href="https://www.rfa.org/mandarin/Xinwen/cmh2-06232023055633.html" text:style-name="Internet_20_link" text:visited-style-name="Visited_20_Internet_20_Link">
https://www.rfa.org/mandarin/Xinwen/cmh2-06232023055633.html</text:a>
</text:p>
      <!--NEWS-->
      <text:h text:style-name="P10" text:outline-level="1">
<text:span text:style-name="T4">
泰坦号潜水器失联不久后 美军声音监测设备曾侦测到内爆声响</text:span>
</text:h>
      <text:p text:style-name="P4">
Publisher: 法新社</text:p>
      <text:p text:style-name="P4">
Published Time: 2023-06-23T06:02:10+00:00</text:p>
      <text:p text:style-name="P4">
Modified Time: 2023-06-23T05:50:02+00:00</text:p>
      <text:p text:style-name="P4">
Description: （法新社华盛顿22日电） 「华尔街日报」今天报导，载着5人前往观赏知名沉船铁达尼号的潜水器泰坦号在北大西洋失联后，美国海军出动协寻，透过水下声音监测设备检测到泰坦号可能发生内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6-23T06-02-10-00-00/000000.png" xlink:type="simple" xlink:show="embed" xlink:actuate="onLoad" draw:mime-type="image/png"/>
</draw:frame>
</text:p>
      <text:p text:style-name="P4">
根据「华尔街日报」（The Wall StreetJournal），一位不愿透露姓名的美国海军高级官员表示，泰坦号（Titan）于18日失联后不久，一个设计用来探测敌方潜艇的高度机密声学监测系统，首次侦测到疑似泰坦号内爆的声音。</text:p>
      <text:p text:style-name="P4">
这位官员告诉「华尔街日报」：「美国海军对声学数据进行分析，发现泰坦号潜水器在通讯中断时运行的地方附近，出现与内爆或爆炸相符的异常现象。」</text:p>
      <text:p text:style-name="P4">
美国海岸防卫队（US Coast Guard）今天表示，他们在水深3800公尺处的铁达尼号（Titanic）沉船所在地附近发现潜水器残骸。</text:p>
      <text:p text:style-name="P4">
此消息让为期4天的多国搜救行动划下句点，官员告诉记者，分析报告显示海床上发现的残骸与潜水器压力室的内爆相符。</text:p>
      <text:p text:style-name="P4">
安排这趟观光行程的民间公司海洋之门探险（OceanGate Expeditions）表示，潜水器中的5人据信已死亡。</text:p>
      <text:p text:style-name="P4">
Source: <text:a xlink:type="simple" xlink:href="https://www.rfi.fr/cn/%E5%9B%BD%E9%99%85%E6%8A%A5%E9%81%93/20230623-%E6%B3%B0%E5%9D%A6%E5%8F%B7%E6%BD%9C%E6%B0%B4%E5%99%A8%E5%A4%B1%E8%81%94%E4%B8%8D%E4%B9%85%E5%90%8E-%E7%BE%8E%E5%86%9B%E5%A3%B0%E9%9F%B3%E7%9B%91%E6%B5%8B%E8%AE%BE%E5%A4%87%E6%9B%BE%E4%BE%A6%E6%B5%8B%E5%88%B0%E5%86%85%E7%88%86%E5%A3%B0%E5%93%8D" text:style-name="Internet_20_link" text:visited-style-name="Visited_20_Internet_20_Link">
https://www.rfi.fr/cn/%E5%9B%BD%E9%99%85%E6%8A%A5%E9%81%93/20230623-%E6%B3%B0%E5%9D%A6%E5%8F%B7%E6%BD%9C%E6%B0%B4%E5%99%A8%E5%A4%B1%E8%81%94%E4%B8%8D%E4%B9%85%E5%90%8E-%E7%BE%8E%E5%86%9B%E5%A3%B0%E9%9F%B3%E7%9B%91%E6%B5%8B%E8%AE%BE%E5%A4%87%E6%9B%BE%E4%BE%A6%E6%B5%8B%E5%88%B0%E5%86%85%E7%88%86%E5%A3%B0%E5%93%8D</text:a>
</text:p>
      <!--NEWS-->
      <text:h text:style-name="P10" text:outline-level="1">
<text:span text:style-name="T4">
英特尔代工业务能否成功？调整内部结构是关键 (Free Version)</text:span>
</text:h>
      <text:p text:style-name="P4">
Author: Dan Gallagher</text:p>
      <text:p text:style-name="P4">
Publisher: 华尔街日报中文网</text:p>
      <text:p text:style-name="P4">
Published Time: 2023-06-23T06:25:00.000Z</text:p>
      <text:p text:style-name="P4">
Modified Time: 2023-06-23T06:25:00.000Z</text:p>
      <text:p text:style-name="P4">
Created Time: 2023-06-23T05:03:00.000Z</text:p>
      <text:p text:style-name="P4">
Description: 英特尔公司的芯片代工业务需要一些大客户，但它需要先把自己的内部理顺。这对代工业务的成败十分关键。</text:p>
      <text:p text:style-name="P4">
Images: []</text:p>
      <text:p text:style-name="P4">
Categories: ['金融市场', '股闻天下']</text:p>
      <text:p text:style-name="P4">
Keywords: SYND,LINK:EN|WP-WSJ-0001000930</text:p>
      <text:p text:style-name="P4">
Type: Article</text:p>
      <!--METADATA-->
      <text:p text:style-name="P4">
英特尔公司(Intel, INTC)的芯片代工业务需要一些大客户。但它需要先把自己的内部理顺。</text:p>
      <text:p text:style-name="P4">
Source: <text:a xlink:type="simple" xlink:href="https://cn.wsj.com/articles/%E8%8B%B1%E7%89%B9%E5%B0%94%E4%BB%A3%E5%B7%A5%E4%B8%9A%E5%8A%A1%E8%83%BD%E5%90%A6%E6%88%90%E5%8A%9F-%E8%B0%83%E6%95%B4%E5%86%85%E9%83%A8%E7%BB%93%E6%9E%84%E6%98%AF%E5%85%B3%E9%94%AE-a31800fb" text:style-name="Internet_20_link" text:visited-style-name="Visited_20_Internet_20_Link">
https://cn.wsj.com/articles/%E8%8B%B1%E7%89%B9%E5%B0%94%E4%BB%A3%E5%B7%A5%E4%B8%9A%E5%8A%A1%E8%83%BD%E5%90%A6%E6%88%90%E5%8A%9F-%E8%B0%83%E6%95%B4%E5%86%85%E9%83%A8%E7%BB%93%E6%9E%84%E6%98%AF%E5%85%B3%E9%94%AE-a31800fb</text:a>
</text:p>
      <!--NEWS-->
      <text:h text:style-name="P10" text:outline-level="1">
<text:span text:style-name="T4">
不跟隨拜登批中 新西蘭總理將率團訪華</text:span>
</text:h>
      <text:p text:style-name="P4">
Author: None (Language: zh)</text:p>
      <text:p text:style-name="P4">
Publisher: None</text:p>
      <text:p text:style-name="P4">
Time: 2023-06-23T06:31:00Z</text:p>
      <text:p text:style-name="P4">
Description: 新西蘭總理希普金斯即將率團訪中，預計將會見到中國國家主席習近平等人，同時，他不願意跟隨美國稱呼習近平為「獨裁者」。</text:p>
      <text:p text:style-name="P4">
Videos: []</text:p>
      <text:p text:style-name="P4">
Images: []</text:p>
      <text:p text:style-name="P4">
Subject: 时政风云</text:p>
      <text:p text:style-name="P4">
Subjects: ['德中关系', '奥巴马', '岛屿主权争端', '专题报道：全景观看“习马会”', '中国', '新西兰', '中共十九大', '美国']</text:p>
      <text:p text:style-name="P4">
Keywords: ['纽西兰', '新西兰', '中国', '美国', '拜登']</text:p>
      <text:p text:style-name="P4">
ID: 66009563</text:p>
      <!--METADATA-->
      <text:p text:style-name="P4">
<text:a xlink:type="simple" xlink:href="https://www.dw.com/zh/overlay/image/article/66009563/64505373" text:style-name="Internet_20_link" text:visited-style-name="Visited_20_Internet_20_Link">
 </text:a>
</text:p>
      <text:p text:style-name="P4">
新西蘭總理希普金斯，圖為今年1月25日他接任總理時的資料照</text:p>
      <text:p text:style-name="P4">
（德國之聲中文網）正值美中外交爭端再起之際，新西蘭總理希普金斯（ChrisHipkins）有意遠離這項衝突，並將於周日（25日）起率領該國一個貿易代表團訪問中國，此外，他不同意美國總統拜登（JoeBiden）對中國國家主席是「獨裁者」的批評。</text:p>
      <text:p text:style-name="P4">
路透社報導，本週日希普金斯將前往中國進行為期6天的貿易訪問，他意識到新西蘭的企業需要尋找新買家。希普金斯上週在宣布此行後對媒體表示，該國政府簽署了7項新的或升級的自由貿易協定，作為「我們真正一致努力的一部分，以實現整體市場份額多元化」。但同時他也表示，<text:a xlink:type="simple" xlink:href="https://www.dw.com/zh/zh/民调-将中国视为威胁的新西兰人比例下降/a-65987699" text:style-name="Internet_20_link" text:visited-style-name="Visited_20_Internet_20_Link">
 中國是一個寶貴的合作夥伴 </text:a>
 。</text:p>
      <text:p text:style-name="P4">
來自新西蘭各行各業的29位商界領袖，將陪同希普金斯出訪，他們預計將會會見中國國家主席習近平、中國總理李強和中國全國人大常委會委員長趙樂際。</text:p>
      <text:p text:style-name="P4">
「我認為我們將（與習近平）進行相當廣泛的對話……這對我來說是一個強調新西蘭與中國關係重要性的機會」，希普金斯週一（19日）在例行記者會上表示。</text:p>
      <text:p text:style-name="P4">
新西蘭歷來對中國採取比澳大利亞，或其他五眼聯盟的安全夥伴 <text:a xlink:type="simple" xlink:href="https://www.dw.com/zh/zh/新西兰外长与秦刚见面-提及人权台湾议题/a-65120221" text:style-name="Internet_20_link" text:visited-style-name="Visited_20_Internet_20_Link">
 更為溫和的態度 </text:a>
。疫情期間，中國與新西蘭簽署了升級版的自由貿易協定（FTA），去年11月，與希普金斯同黨的前總理阿德恩（JacindaArdern）會見習近平時，中國領導人也特別提到了新西蘭獨立自主的外交政策。</text:p>
      <text:p text:style-name="P4">
</text:p>
      <text:p text:style-name="P4">
與希普金斯同黨的新西蘭前總理阿德恩（資料照）</text:p>
      <text:h text:style-name="P12" text:outline-level="3">
<text:span text:style-name="T4">
設法轉向多元市場</text:span>
</text:h>
      <text:p text:style-name="P4">
路透社報導，新西蘭也已經注意到，北京先前正試圖通過貿易來懲罰鄰國澳大利亞，因為澳大利亞先前在新冠肺炎（COVID-19）起源、間諜和人權等問題上，表現出對中國的不妥協態度。</text:p>
      <text:p text:style-name="P4">
截至今年4月份的過去一年裡，新西蘭對中國的商品出口比例，從2022年的31%下降至29%，這是該國自2015年以來，對中國出口比例首次下降，這也顯示該國的生產商正在從中國這個最大的市場，轉向更多元化的買家。</text:p>
      <text:p text:style-name="P4">
新西蘭預計不會停止向中國出售產品，而中國也需要新西蘭的食品和纖維。由政府資助的國際商業發展機構「新西蘭貿易與企業局」執行長克里斯普（PeteChrisp）說，「在可預見的未來，中國將成為這個國家真正非常重要的貿易夥伴」。</text:p>
      <text:p text:style-name="P4">
但在兩個關鍵問題下，對該國貿易多元化的呼聲日益高漲：首先，人們擔心，如果地緣政治挑戰升溫，要搶進中國市場可能會變得更具挑戰性；其次，越來越多的小公司認為澳大利亞和北美市場較願意為優質和永續產品付費，提供更好的商業機會。</text:p>
      <text:p text:style-name="P4">
「地緣政治格局的影響很大」，新西蘭最大的牛羊肉出口商之一「聯盟集團公司」（Alliance Group Limited）的總經理塔爾博特（MathewTalbot）表示。</text:p>
      <text:p text:style-name="P4">
「北亞（市場）和東南亞（市場）的建設確實非常重要，因為它可以降低這種（對中國單一市場）的依賴性風險」，塔爾伯特說。</text:p>
      <text:p text:style-name="P4">
</text:p>
      <text:p text:style-name="P4">
新西蘭外長馬胡塔今年3月曾訪華，並與中國外長秦剛會晤（資料照）</text:p>
      <text:h text:style-name="P12" text:outline-level="3">
<text:span text:style-name="T4">
不同意拜登言論</text:span>
</text:h>
      <text:p text:style-name="P4">
路透社報導，希普金斯本週還反駁了美國總統拜登對習近平的言論，並拒絕稱呼習近平為獨裁者，「中國的政府形式是中國人民的事情」，他對記者說。</text:p>
      <text:p text:style-name="P4">
隨後，在被記者被問到中國人民是否對他們的政府形式有發言權時說，「如果他們（中國人）想改變政府體系，那將是他們（中國人）的事情」，他回答道。</text:p>
      <text:p text:style-name="P4">
新西蘭奧塔哥大學國際政治系副教授邱尼古拉斯（Nicholas Khoo），週五（23日）在澳大利亞學術交流平台《對話》（TheConversation），發表文章反駁希普金斯的論點並表示，「我們可能會爭論（中國）這個國家是良性獨裁、還是惡性獨裁，但這就是一個獨裁政權」。</text:p>
      <text:p text:style-name="P4">
「歷史清楚地表明，獨裁政權與自由民主國家一直是敵對關係」，他說。</text:p>
      <text:p text:style-name="P4">
他認為，希普金斯的言論，凸顯了21世紀大國競爭導致意識形態分歧加劇，「在本世紀的第3個十年，新西蘭必須制定外交政策來應對這些挑戰」 。</text:p>
      <text:p text:style-name="P4">
（路透社、天空新聞、《對話》）</text:p>
      <text:p text:style-name="P4">
Source: <text:a xlink:type="simple" xlink:href="https://www.dw.com/zh/不跟隨拜登批中-新西蘭總理將率團訪華/a-66009563" text:style-name="Internet_20_link" text:visited-style-name="Visited_20_Internet_20_Link">
https://www.dw.com/zh/不跟隨拜登批中-新西蘭總理將率團訪華/a-66009563?maca=chi-rss-chi-all-1127-rdf</text:a>
</text:p>
      <!--NEWS-->
      <text:h text:style-name="P10" text:outline-level="1">
<text:span text:style-name="T4">
拜登：「獨裁者」言論不影響中美關係</text:span>
</text:h>
      <text:p text:style-name="P4">
Author: None (Language: zh)</text:p>
      <text:p text:style-name="P4">
Publisher: None</text:p>
      <text:p text:style-name="P4">
Time: 2023-06-23T06:32:00Z</text:p>
      <text:p text:style-name="P4">
Description: 美國總統拜登日前間接稱習近平為獨裁者，據報中方已要求美方採取行動化解此事，拜登22日則表示他拒絕收回該說法。此外，本週有一艘美國海警隊船隻行經台海，中方如何反應？</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南希·佩洛西', '周永康']</text:p>
      <text:p text:style-name="P4">
Keywords: ['拜登', '习近平', '中美关系', '独裁', '解放军', '台海局势', '岛屿主权争议']</text:p>
      <text:p text:style-name="P4">
ID: 66009564</text:p>
      <!--METADATA-->
      <text:p text:style-name="P4">
<text:a xlink:type="simple" xlink:href="https://www.dw.com/zh/overlay/image/article/66009564/63748732" text:style-name="Internet_20_link" text:visited-style-name="Visited_20_Internet_20_Link">
 </text:a>
</text:p>
      <text:p text:style-name="P4">
拜登與習近平曾在2022年峇里島的G20會議上談話。</text:p>
      <text:p text:style-name="P4">
（德國之聲中文網）週四（6月22日）， <text:a xlink:type="simple" xlink:href="https://www.dw.com/zh/zh/拜登称习近平为独裁者-北京公开的政治挑衅/a-65987541" text:style-name="Internet_20_link" text:visited-style-name="Visited_20_Internet_20_Link">
 美國總統拜登（Joe Biden）針對其稱習近平為獨裁者</text:a>
、引發中國抗議一事表示，他不認為自己的言論會破壞或複雜化美國與中國的關係，同時拒絕收回該說法。</text:p>
      <text:p text:style-name="P4">
路透社報導，拜登週二（20日）在加州的1場籌款活動上談到中國間諜氣球事件時，稱習近平對該氣球飛過美國領空一事並無掌握，而這令作為「獨裁者」的習近平感到非常尷尬。中國外交部發言人毛寧次日對此表達了抗議，稱拜登的言論是「嚴重侵犯中方政治尊嚴」的「政治挑釁」。</text:p>
      <text:p text:style-name="P4">
報導指，拜登22日在白宮告訴記者：「那些我認為與中國關係有關的事實，不論我選擇談或避談，我都不會做出太大的改變。」他表示，他「不認為這會造成任何真正的後果」，並稱<text:a xlink:type="simple" xlink:href="https://www.dw.com/zh/zh/中美未能重啟軍事對話-布林肯訪華失利/a-65968525" text:style-name="Internet_20_link" text:visited-style-name="Visited_20_Internet_20_Link">
 美國國務卿布林肯（Antony Blinken）最近對中國進行了一次愉快的訪問</text:a>
 ，他自己也期待短期內能與習近平會面。</text:p>
      <text:p text:style-name="P4">
</text:p>
      <text:p text:style-name="P4">
布林肯19日於北京會見習近平。</text:p>
      <text:p text:style-name="P4">
美國國務院副發言人帕特爾（VedantPatel）21日亦曾表示，華盛頓雖期待與中國「在適當的時機」進行外交接觸，但這並不代表美方不會對中美之間的分歧直言不諱。</text:p>
      <text:p text:style-name="P4">
CNN等多家美媒報導，在拜登發表22日的回應前，中國駐美大使館同日曾發表聲明，稱中國駐美大使謝鋒21日已向白宮和美國國務院資深官員，提出嚴正表態和強烈抗議。聲明也表示，拜登的「貶低」言論違背美方承諾、損害中美互信，並呼籲美方立即採取行動，以化解此事造成的負面影響，否則將「承擔一切後果」。</text:p>
      <text:p text:style-name="P4">
然而，路透社引述分析人士說法，稱中美雙方均無意讓拜登此次的爭議言論，破壞兩國近期改善關係的努力。路透社並指出，中國的官方媒體22日均未報導此事。</text:p>
      <text:p text:style-name="P4">
此前，拜登亦曾稱中國是個「本質上的獨裁政權」，並表示世界上沒有其他領導人會想成為習近平。</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海警隊過航台海</text:span>
</text:h>
      <text:p text:style-name="P4">
中美關係因間諜氣球事件降至冰點，近期 <text:a xlink:type="simple" xlink:href="https://www.dw.com/zh/zh/美财长-拜登总统和我都认为保持美中沟通很关键/a-66004349" text:style-name="Internet_20_link" text:visited-style-name="Visited_20_Internet_20_Link">
 美方為恢復雙方的溝通，展現了積極的態度 </text:a>
 ，布林肯本月稍早亦赴中會見習近平等一眾中國高層。然而， <text:a xlink:type="simple" xlink:href="https://www.dw.com/zh/zh/专家评布林肯访华对话是好的-但安全风险并未消失/a-65962928" text:style-name="Internet_20_link" text:visited-style-name="Visited_20_Internet_20_Link">
 布林肯前腳才離開中國</text:a>
，1艘美國海警隊巡邏艦隔日便駛過台灣海峽，引發中國海警局新聞發言人甘羽批評美方「公開炒作」。</text:p>
      <text:p text:style-name="P4">
中國海警局22日發佈聲明稱，美國海警隊「斯特拉頓號」（Stratton）砲艦21日過航台灣海峽並公開炒作，中國海警艦艇對其全程跟監警戒，依法依規應對處置。</text:p>
      <text:p text:style-name="P4">
路透社報導，美國海軍第七艦隊同日稍晚亦發表聲明，「斯特拉頓號」20日進行例行巡航、通過台灣海峽，「途經國際法保障公海航行和飛越自由的水域」。</text:p>
      <text:p text:style-name="P4">
第七艦隊補充，斯特拉頓號過航台海，表明美國致力於印太地區的自由、開放，並強調美軍有權在國際法允許的任何地方行動。</text:p>
      <text:p text:style-name="P4">
台灣國防部表示，在斯特拉頓號由南向北執行「自由航行」任務期間，台灣軍方全程掌握周邊海空域動態，一切狀況均正常。</text:p>
      <text:p text:style-name="P4">
路透社引述安全消息人士說法，稱斯特拉頓號已於22日離開海峽。</text:p>
      <text:p text:style-name="P4">
21日，台灣軍方也曾表示，有1支由山東艦航母率領的中國艦隊駛過該海峽。</text:p>
      <text:p text:style-name="P4">
（路透社、美聯社、CNN等）</text:p>
      <text:p text:style-name="P4">
Source: <text:a xlink:type="simple" xlink:href="https://www.dw.com/zh/拜登：「獨裁者」言論不影響中美關係/a-66009564" text:style-name="Internet_20_link" text:visited-style-name="Visited_20_Internet_20_Link">
https://www.dw.com/zh/拜登：「獨裁者」言論不影響中美關係/a-66009564?maca=chi-rss-chi-all-1127-rdf</text:a>
</text:p>
      <!--NEWS-->
      <text:h text:style-name="P10" text:outline-level="1">
<text:span text:style-name="T4">
泰坦号潜水器搜救悲剧收场 罹难英富商家属哀悼</text:span>
</text:h>
      <text:p text:style-name="P4">
Publisher: 法新社</text:p>
      <text:p text:style-name="P4">
Published Time: 2023-06-23T06:32:08+00:00</text:p>
      <text:p text:style-name="P4">
Modified Time: 2023-06-23T06:05:03+00:00</text:p>
      <text:p text:style-name="P4">
Description: （法新社伦敦22日电） 探索「铁达尼号」沉船的潜水器遭遇不幸，舱内5人宣告罹难，英国富豪商人哈定便是其一，他的家属今天发声明向他致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6-23T06-32-08-00-00/000000.png" xlink:type="simple" xlink:show="embed" xlink:actuate="onLoad" draw:mime-type="image/png"/>
</draw:frame>
</text:p>
      <text:p text:style-name="P4">
此次遇难的潜水器「泰坦号」（Titan）是由华盛顿州艾弗雷特（Everett）的海洋之门探险公司（OceanGateExpeditions）营运。「泰坦号」18日下潜约1小时45分钟后就与水面失联。</text:p>
      <text:p text:style-name="P4">
美国海岸防卫队（U.S. Coast Guard）今天宣布，「泰坦号」在深海发生「灾难性内爆」，舱内5人全数罹难，多国4天来在北大西洋的搜救行动也划上句点。</text:p>
      <text:p text:style-name="P4">
58岁的英国航空大亨哈定（Hamish Harding）是「泰坦号」乘客之一，拥有3项金氏世界纪录（Guinness World Records）。</text:p>
      <text:p text:style-name="P4">
哈定的家属及他的私人飞机公司Action Aviation发表声明指出，他们「与泰坦潜水器内其他失去亲人的家庭在悲痛中保持团结」。</text:p>
      <text:p text:style-name="P4">
声明指出：「他（哈定）是独一无二的，我们很崇拜他…无论面对何种情势，他都是满怀热情的探险家，他的一生为了他的家庭、事业和下一次冒险而活。」</text:p>
      <text:p text:style-name="P4">
声明也称哈定是名「忠诚的丈夫和对2名儿子尽责的父亲」 。</text:p>
      <text:p text:style-name="P4">
声明提到：「他一生成就非凡，如果说我们能从这场悲剧中获得什么安慰，那就是我们在他做喜欢的事情时失去他。」</text:p>
      <text:p text:style-name="P4">
与哈定一起登上这艘潜水器的还有法国海洋学家暨铁达尼号专家纳若莱（Paul-Henri Nargeolet）、巴基斯坦富商达武德（ShahzadaDawood）与他19岁的儿子苏里曼（Suleman Dawood），以及海洋之门探险（OceanGateExpeditions）执行长，也是这艘潜水器的驾驶人拉许（Stockton Rush）。</text:p>
      <text:p text:style-name="P4">
Source: <text:a xlink:type="simple" xlink:href="https://www.rfi.fr/cn/%E5%9B%BD%E9%99%85%E6%8A%A5%E9%81%93/20230623-%E6%B3%B0%E5%9D%A6%E5%8F%B7%E6%BD%9C%E6%B0%B4%E5%99%A8%E6%90%9C%E6%95%91%E6%82%B2%E5%89%A7%E6%94%B6%E5%9C%BA-%E7%BD%B9%E9%9A%BE%E8%8B%B1%E5%AF%8C%E5%95%86%E5%AE%B6%E5%B1%9E%E5%93%80%E6%82%BC" text:style-name="Internet_20_link" text:visited-style-name="Visited_20_Internet_20_Link">
https://www.rfi.fr/cn/%E5%9B%BD%E9%99%85%E6%8A%A5%E9%81%93/20230623-%E6%B3%B0%E5%9D%A6%E5%8F%B7%E6%BD%9C%E6%B0%B4%E5%99%A8%E6%90%9C%E6%95%91%E6%82%B2%E5%89%A7%E6%94%B6%E5%9C%BA-%E7%BD%B9%E9%9A%BE%E8%8B%B1%E5%AF%8C%E5%95%86%E5%AE%B6%E5%B1%9E%E5%93%80%E6%82%BC</text:a>
</text:p>
      <!--NEWS-->
      <text:h text:style-name="P10" text:outline-level="1">
<text:span text:style-name="T4">
泰坦号潜水器内爆 五人全部丧命</text:span>
</text:h>
      <text:p text:style-name="P4">
Author: 联合早报 (Person)</text:p>
      <text:p text:style-name="P4">
Publisher: 联合早报 (Organization)</text:p>
      <text:p text:style-name="P4">
Published Time: 2023-06-23T07:05</text:p>
      <text:p text:style-name="P4">
Modified Time: 2023-06-23T22:05</text:p>
      <text:p text:style-name="P4">
Description: 失联多天的“泰坦”号潜水器遭遇了“灾难性的内爆”，潜水器里的五人已全部丧命。这艘海洋之门探险公司的潜水器，原定前往探索铁达尼号沉船遗址。搜索队找到主要部件综合英国广播公司（BBC）...</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铁达尼号', '爆炸', '死亡', '搜救', '泰坦号']</text:p>
      <!--METADATA-->
      <text:p text:style-name="P4">
失联多天的“泰坦”号潜水器遭遇了“灾难性的内爆”，潜水器里的五人已全部丧命。</text:p>
      <text:p text:style-name="P4">
这艘海洋之门探险公司的潜水器，原定前往探索铁达尼号沉船遗址。</text:p>
      <text:h text:style-name="P13" text:outline-level="4">
<text:span text:style-name="T4">
搜索队找到主要部件</text:span>
</text:h>
      <text:p text:style-name="P4">
综合英国广播公司（BBC）和路透社报道，美国海岸警卫队海军少将莫格星期四（6月22日）召开新闻发布会说，当天上午，加拿大的遥控水下搜索车（ROV）在北大西洋偏远角落的海面下4公里处，发现一个残骸碎片场。</text:p>
      <text:p text:style-name="P4">
ROV找到五个潜水器的主要部件，包括舷窗、尾锥和着陆架等，碎片距离铁达尼号残骸船头约488米。</text:p>
      <text:p text:style-name="P4">
<draw:frame draw:style-name="fr1" draw:name="Image101" text:anchor-type="as-char" svg:width="6.9236in" svg:height="9.259139in" draw:z-index="0">
<draw:image xlink:href="../Images/zaobao world/2023-06-23T07-05/000000.png" xlink:type="simple" xlink:show="embed" xlink:actuate="onLoad" draw:mime-type="image/png"/>
</draw:frame>
</text:p>
      <text:h text:style-name="P13" text:outline-level="4">
<text:span text:style-name="T4">
尚不清楚发生内爆原因</text:span>
</text:h>
      <text:p text:style-name="P4">
目前尚不清楚潜水器内爆发生的时间或原因，但莫格说：“碎片场与发生灾难性内爆的情况一致。”</text:p>
      <text:p text:style-name="P4">
潜水器下潜到铁达尼号沉船遗址须要两小时， <text:a xlink:type="simple" xlink:href="https://www.zaobao.com/news/world/story20230620-1406292" text:style-name="Internet_20_link" text:visited-style-name="Visited_20_Internet_20_Link">
 潜水器在下潜约1小时45分钟后与母船失去联系</text:a>
 。</text:p>
      <text:p text:style-name="P4">
莫格说，现在判断潜水器出事的时间还为时过早，他也说，搜索团队在海底投放声纳浮标超过三天，在这三天里并没有收集到任何巨大爆炸噪音。</text:p>
      <text:p text:style-name="P4">
另外，哥伦比亚广播公司（CBS）引述一名官员称，美国海军在潜水器与地面失去联系后不久，就探测到“与内爆相符的声学异常”。</text:p>
      <text:p text:style-name="P4">
这名官员说，美国海岸警卫队接获信息后缩小了搜索范围。</text:p>
      <text:p text:style-name="P4">
当局现在认为，早前报道的海底撞击声是来自其他船只，不是潜水器里的人为引起注意而撞击潜水器的金属部件。</text:p>
      <text:p text:style-name="P4">
不幸遇难的五人为英国富豪哈丁、巴基斯坦裔富商达乌德与儿子苏莱曼、有“铁达尼先生”之称的法国潜水家纳吉奥莱，以及海洋之门探险公司创办人拉什。</text:p>
      <text:p text:style-name="P4">
Source: <text:a xlink:type="simple" xlink:href="https://www.zaobao.com.sg/realtime/world/story20230623-1406985" text:style-name="Internet_20_link" text:visited-style-name="Visited_20_Internet_20_Link">
https://www.zaobao.com.sg/realtime/world/story20230623-1406985</text:a>
</text:p>
      <!--NEWS-->
      <text:h text:style-name="P10" text:outline-level="1">
<text:span text:style-name="T4">
马斯克和扎克伯格相约笼中比武，社交媒体竞争积怨已久 (Free Version)</text:span>
</text:h>
      <text:p text:style-name="P4">
Author: Tim Higgins / Deepa Seetharaman</text:p>
      <text:p text:style-name="P4">
Publisher: 华尔街日报中文网</text:p>
      <text:p text:style-name="P4">
Published Time: 2023-06-23T07:15:00.000Z</text:p>
      <text:p text:style-name="P4">
Modified Time: 2023-06-23T07:15:00.000Z</text:p>
      <text:p text:style-name="P4">
Created Time: 2023-06-23T03:40:00.000Z</text:p>
      <text:p text:style-name="P4">
Description: 两人在各自的社交媒体网站上发帖，初步同意约架。即使按照亿万富翁之间的口水战标准来看，马斯克和扎克伯格之间提出的笼中对战也很引人注目。</text:p>
      <text:p text:style-name="P4">
Images: []</text:p>
      <text:p text:style-name="P4">
Categories: ['科技']</text:p>
      <text:p text:style-name="P4">
Keywords: SYND,LINK:EN|WP-WSJ-0001003293</text:p>
      <text:p text:style-name="P4">
Type: Article</text:p>
      <!--METADATA-->
      <text:p text:style-name="P4">
即使按照亿万富翁之间的口水战标准来看，马斯克(Elon Musk)和扎克伯格(Mark Zuckerberg)之间提出的“铁笼赛”也很吸引眼球。</text:p>
      <text:p text:style-name="P4">
Source: <text:a xlink:type="simple" xlink:href="https://cn.wsj.com/articles/%E9%A9%AC%E6%96%AF%E5%85%8B%E5%92%8C%E6%89%8E%E5%85%8B%E4%BC%AF%E6%A0%BC%E7%9B%B8%E7%BA%A6%E7%AC%BC%E4%B8%AD%E6%AF%94%E6%AD%A6-%E7%A4%BE%E4%BA%A4%E5%AA%92%E4%BD%93%E7%AB%9E%E4%BA%89%E7%A7%AF%E6%80%A8%E5%B7%B2%E4%B9%85-476a115c" text:style-name="Internet_20_link" text:visited-style-name="Visited_20_Internet_20_Link">
https://cn.wsj.com/articles/%E9%A9%AC%E6%96%AF%E5%85%8B%E5%92%8C%E6%89%8E%E5%85%8B%E4%BC%AF%E6%A0%BC%E7%9B%B8%E7%BA%A6%E7%AC%BC%E4%B8%AD%E6%AF%94%E6%AD%A6-%E7%A4%BE%E4%BA%A4%E5%AA%92%E4%BD%93%E7%AB%9E%E4%BA%89%E7%A7%AF%E6%80%A8%E5%B7%B2%E4%B9%85-476a115c</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3T07:27:26</text:p>
      <text:p text:style-name="P4">
Modified Time: 2023-06-23T13:10:24</text:p>
      <text:p text:style-name="P4">
Description: 据乌克兰部分占领地区的州长称，俄罗斯在赫尔松的炮击造成至少两人死亡。</text:p>
      <text:p text:style-name="P4">
Images: ["<text:a xlink:type="simple" xlink:href="https://chinese.aljazeera.net/wp-content/uploads/2023/06/1-1687520425.png" text:style-name="Internet_20_link" text:visited-style-name="Visited_20_Internet_20_Link">
1-1687520425.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2" text:anchor-type="as-char" svg:width="6.9236in" svg:height="4.615733in" draw:z-index="0">
<draw:image xlink:href="../Images/Aljazeera Chinese/2023-06-23T07-27-26/1-1687520425.png" xlink:type="simple" xlink:show="embed" xlink:actuate="onLoad" draw:mime-type="image/png"/>
</draw:frame>
赫尔松拍摄的一张照片显示，切尔诺拜夫卡卡霍夫卡水电站大坝倒塌后，该地区被上涨的水位淹没（法新社）</text:p>
      <ul>
        <li>
据乌克兰部分占领地区的州长称，俄罗斯在赫尔松的炮击造成至少两人死亡。   * 乌克兰表示，其防空系统击落了 13 枚俄罗斯巡航导弹，该导弹飞向赫梅利尼茨基西部地区的一个军用机场。</li>
      </ul>
      <text:p text:style-name="P4">
阅读更多</text:p>
      <text:p text:style-name="P4">
Source: <text:a xlink:type="simple" xlink:href="https://chinese.aljazeera.net/news/war-in-ukraine/liveblog/2023/6/23/%e4%bf%84%e7%bd%97%e6%96%af%e5%af%b9%e4%b9%8c%e5%85%8b%e5%85%b0%e6%88%98%e4%ba%89%e7%9a%84%e4%bb%8a%e6%97%a5%e5%8f%91%e5%b1%95-365" text:style-name="Internet_20_link" text:visited-style-name="Visited_20_Internet_20_Link">
https://chinese.aljazeera.net/news/war-in-ukraine/liveblog/2023/6/23/%e4%bf%84%e7%bd%97%e6%96%af%e5%af%b9%e4%b9%8c%e5%85%8b%e5%85%b0%e6%88%98%e4%ba%89%e7%9a%84%e4%bb%8a%e6%97%a5%e5%8f%91%e5%b1%95-365</text:a>
</text:p>
      <!--NEWS-->
      <text:h text:style-name="P10" text:outline-level="1">
<text:span text:style-name="T4">
俄罗斯涉侵犯乌国儿童权利 联合国列入年度「耻辱名单」</text:span>
</text:h>
      <text:p text:style-name="P4">
Publisher: 法新社</text:p>
      <text:p text:style-name="P4">
Published Time: 2023-06-23T07:32:09+00:00</text:p>
      <text:p text:style-name="P4">
Modified Time: 2023-06-23T07:05:02+00:00</text:p>
      <text:p text:style-name="P4">
Description: （法新社纽约联合国总部22日电） 俄罗斯军队及其傀儡武装组织，因在侵乌战争中侵犯儿童权利，遭联合国列入「耻辱名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6-23T07-32-09-00-00/000000.png" xlink:type="simple" xlink:show="embed" xlink:actuate="onLoad" draw:mime-type="image/png"/>
</draw:frame>
</text:p>
      <text:p text:style-name="P4">
根据记者今天看到的文件，联合国秘书长古特瑞斯（Antonio Guterres）在一份年度报告中说，他对2022年乌克兰发生大量严重侵犯儿童的情况感到震惊。</text:p>
      <text:p text:style-name="P4">
古特瑞斯在报告中表示：「俄军及其附属武装组织大举袭击学校、医院和受保护人员，造成大量儿童遇害和失能，我对此感到特别震惊。」这份报告今天分发给联合国安全理事会成员，将于下周公开。</text:p>
      <text:p text:style-name="P4">
报告指出，乌克兰去年有477名儿童丧命，其中136人是俄军与附属组织所致，80人是由乌克兰武装部队造成。</text:p>
      <text:p text:style-name="P4">
报告也提到，另有909名儿童失能，其中518人是俄军和傀儡组织所伤，175人为乌克兰军队所伤。</text:p>
      <text:p text:style-name="P4">
尽管人权组织一再要求，以色列仍未因与巴勒斯坦武装分子冲突中对待儿童的方式而被列入「耻辱名单」。</text:p>
      <text:p text:style-name="P4">
古特瑞斯说，与前一份报告相比，去年「被以色列军队（包括空袭）杀害的儿童人数显着减少」。</text:p>
      <text:p text:style-name="P4">
但他补充说，尽管如此，他仍非常关心以色列军队在冲突中造成的死亡与失能儿童人数，也关切在执法过程中使用实弹，以及始终未能针对侵犯权利追究责任等状况。</text:p>
      <text:p text:style-name="P4">
Source: <text:a xlink:type="simple" xlink:href="https://www.rfi.fr/cn/%E5%9B%BD%E9%99%85%E6%8A%A5%E9%81%93/20230623-%E4%BF%84%E7%BD%97%E6%96%AF%E6%B6%89%E4%BE%B5%E7%8A%AF%E4%B9%8C%E5%9B%BD%E5%84%BF%E7%AB%A5%E6%9D%83%E5%88%A9-%E8%81%94%E5%90%88%E5%9B%BD%E5%88%97%E5%85%A5%E5%B9%B4%E5%BA%A6-%E8%80%BB%E8%BE%B1%E5%90%8D%E5%8D%95" text:style-name="Internet_20_link" text:visited-style-name="Visited_20_Internet_20_Link">
https://www.rfi.fr/cn/%E5%9B%BD%E9%99%85%E6%8A%A5%E9%81%93/20230623-%E4%BF%84%E7%BD%97%E6%96%AF%E6%B6%89%E4%BE%B5%E7%8A%AF%E4%B9%8C%E5%9B%BD%E5%84%BF%E7%AB%A5%E6%9D%83%E5%88%A9-%E8%81%94%E5%90%88%E5%9B%BD%E5%88%97%E5%85%A5%E5%B9%B4%E5%BA%A6-%E8%80%BB%E8%BE%B1%E5%90%8D%E5%8D%95</text:a>
</text:p>
      <!--NEWS-->
      <text:h text:style-name="P10" text:outline-level="1">
<text:span text:style-name="T4">
美国会特设委员会公布对Shein和Temu涉及强迫劳动调查初步结果</text:span>
</text:h>
      <text:p text:style-name="P4">
Author: chinese@voanews.com (美国之音)</text:p>
      <text:p text:style-name="P4">
Publisher: 美国之音中文网 (Type: NewsMediaOrganization)</text:p>
      <text:p text:style-name="P4">
Published Time: 2023-06-23T07:43:08+08:00</text:p>
      <text:p text:style-name="P4">
Modified Time: 2023-06-22 23:43:08Z</text:p>
      <text:p text:style-name="P4">
Description: 美国国会众议院的一个针对中国的特设委员会星期四（6月22日）公布了一份初步调查报告，该报告详细介绍了该两党委员会对中国快时尚品牌涉强迫劳动的调查的初步结果。</text:p>
      <text:p text:style-name="P4">
Videos: []</text:p>
      <text:p text:style-name="P4">
Images: []</text:p>
      <text:p text:style-name="P4">
Categories: ['美国', '国会报道', '人权', '中国', '法律', '新疆西藏问题']</text:p>
      <text:p text:style-name="P4">
Type: None</text:p>
      <!--METADATA-->
      <text:p text:style-name="P4">
NoneNone</text:p>
      <text:p text:style-name="P4">
Source: <text:a xlink:type="simple" xlink:href="https://www.voachinese.com/a/select-committee-releases-interim-findings-from-shein-temu-forced-labor-investigation-20230622/7149052.html" text:style-name="Internet_20_link" text:visited-style-name="Visited_20_Internet_20_Link">
https://www.voachinese.com/a/select-committee-releases-interim-findings-from-shein-temu-forced-labor-investigation-20230622/7149052.html</text:a>
</text:p>
      <!--NEWS-->
      <text:h text:style-name="P10" text:outline-level="1">
<text:span text:style-name="T4">
拜登莫迪强调国际法 决心反击单方面颠覆多边体系企图</text:span>
</text:h>
      <text:p text:style-name="P4">
Author: 联合早报 (Person)</text:p>
      <text:p text:style-name="P4">
Publisher: 联合早报 (Organization)</text:p>
      <text:p text:style-name="P4">
Published Time: 2023-06-23T08:08</text:p>
      <text:p text:style-name="P4">
Modified Time: 2023-06-23T08:38</text:p>
      <text:p text:style-name="P4">
Description: 美国总统拜登和印度总理莫迪称美印两国，是“世界上最亲密伙伴之一”，并强调“基于规则的国际秩序”的重要性。路透社报道，拜登星期四（6月22日）在白宫为莫迪举行盛大的欢迎仪式，两人在椭...</text:p>
      <text:p text:style-name="P4">
Videos: []</text:p>
      <text:p text:style-name="P4">
Audios: []</text:p>
      <text:p text:style-name="P4">
Images: []</text:p>
      <text:p text:style-name="P4">
Type: NewsArticle</text:p>
      <text:p text:style-name="P4">
Breadcrumbs: ['即时', '国际']</text:p>
      <text:p text:style-name="P4">
Keywords: ['美国', '印度', '拜登', '莫迪']</text:p>
      <!--METADATA-->
      <text:p text:style-name="P4">
美国总统拜登和印度总理莫迪称美印两国，是“世界上最亲密伙伴之一”，并强调“基于规则的国际秩序”的重要性。</text:p>
      <text:p text:style-name="P4">
路透社报道，拜登星期四（6月22日）在白宫为莫迪举行盛大的欢迎仪式，两人在椭圆形办公室进行了两小时30分钟的闭门会谈后，一起出席联合新闻发布会。</text:p>
      <text:p text:style-name="P4">
拜登说，美国和印度的伙伴关系“比历史上任何时候都更强大、更密切、更有活力”。美印经济关系正在“蓬勃发展”，过去十年的贸易额增加超过一倍。</text:p>
      <text:p text:style-name="P4">
他说，印度公司在莫迪此次访问中，宣布在美国投资超过20亿美元（约27亿新元）。</text:p>
      <text:p text:style-name="P4">
莫迪说，印太地区的和平列是优先事项，他也说，美国和印度之间的紧密防务关系显示两国相互信任，而美国科技公司在印度的投资，展示了印美双边伙伴关系的未来。</text:p>
      <text:p text:style-name="P4">
印度在俄罗斯入侵乌克兰之际，仍与俄罗斯维持密切关系，对华府来说是一个头痛问题。莫迪在新闻发布上没有直接谈到中国或俄罗斯，拜登只是在回答记者提问时谈到中国，但两人的联合声明似乎针对俄中两国。</text:p>
      <text:p text:style-name="P4">
拜登和莫迪“重申对自由、开放、包容、和平、繁荣的印度太平洋地区的持久承诺，尊重领土完整和主权以及国际法”。</text:p>
      <text:p text:style-name="P4">
他们“强调遵守国际法，特别是《联合国海洋法公约》所代表的国际法，以及维护航行和飞越自由，以应对基于海洋规则的秩序的挑战的重要性 ，包括东海和南中国海。”</text:p>
      <text:p text:style-name="P4">
他们”对胁迫行动和日益紧张的局势感到担忧”，反对 “寻求通过武力改变现状的破坏稳定或单方面行动。”</text:p>
      <text:p text:style-name="P4">
拜登和莫迪说，“美国和印度重申决心反击任何单方面颠覆多边体系的企图。”</text:p>
      <text:p text:style-name="P4">
在乌克兰议题方面，两位领导人“对乌克兰冲突深表关切，对战争造成的可怕和悲惨的人道主义后果表示哀悼”。他们也说，“战争对全球经济体系，包括粮食、燃料和能源安全，以及关键领域造成了严重且日益严重的影响”。</text:p>
      <text:p text:style-name="P4">
拜登和莫迪承诺“继续向乌克兰人民提供人道援助”，并“一致认为乌克兰冲突后重建的重要性”。</text:p>
      <text:p text:style-name="P4">
根据美国和印度的联合声明，拜登重申，美国支持印度在联合国安全理事会进行改革后，成为安理会的常任理事国。</text:p>
      <text:p text:style-name="P4">
拜登和莫迪也呼吁巴基斯塔“立即采取行动”杜绝极端主义，并重申美印两国在人权问题上的“共同价值观”。</text:p>
      <text:p text:style-name="P4">
Source: <text:a xlink:type="simple" xlink:href="https://www.zaobao.com.sg/realtime/world/story20230623-1406992" text:style-name="Internet_20_link" text:visited-style-name="Visited_20_Internet_20_Link">
https://www.zaobao.com.sg/realtime/world/story20230623-1406992</text:a>
</text:p>
      <!--NEWS-->
      <text:h text:style-name="P10" text:outline-level="1">
<text:span text:style-name="T4">
拜登：“独裁者”言论不影响美中关系 期待与习近平会面</text:span>
</text:h>
      <text:p text:style-name="P4">
Author: 联合早报 (Person)</text:p>
      <text:p text:style-name="P4">
Publisher: 联合早报 (Organization)</text:p>
      <text:p text:style-name="P4">
Published Time: 2023-06-23T08:27</text:p>
      <text:p text:style-name="P4">
Modified Time: 2023-06-23T08:39</text:p>
      <text:p text:style-name="P4">
Description: 美国总统拜登星期四（6月22日）拒绝收回他日前关于中国国家主席习近平的独裁者言论，并认为，他那番话不会破坏或使美国与中国的关系复杂化。拜登星期二在加利福尼亚州一场民主党筹款活动上，...</text:p>
      <text:p text:style-name="P4">
Videos: []</text:p>
      <text:p text:style-name="P4">
Audios: []</text:p>
      <text:p text:style-name="P4">
Images: []</text:p>
      <text:p text:style-name="P4">
Type: NewsArticle</text:p>
      <text:p text:style-name="P4">
Breadcrumbs: ['即时', '国际']</text:p>
      <text:p text:style-name="P4">
Keywords: ['美中关系', '拜登', '习近平', '布林肯']</text:p>
      <!--METADATA-->
      <text:p text:style-name="P4">
美国总统拜登星期四（6月22日）拒绝收回他日前关于中国国家主席习近平的独裁者言论，并认为，他那番话不会破坏或使美国与中国的关系复杂化。</text:p>
      <text:p text:style-name="P4">
拜登星期二在加利福尼亚州一场民主党筹款活动上，指习近平是“独裁者”，并称数月前中国气球偏离航道，飞入美国领空的事件，令习近平感到非常难堪。中国外交部说，拜登的言论荒谬与不负责任，是公开的政治挑衅。</text:p>
      <text:p text:style-name="P4">
路透社报道，拜登星期四与印度总理莫迪出席联合新闻发布会时，被记者问到此事时说：“要我选择并避免说出我认为与美中关系有关的事实，我不会为此改变什么。”</text:p>
      <text:p text:style-name="P4">
拜登：“我不认为这会导致任何真正的问题。”</text:p>
      <text:p text:style-name="P4">
拜登说，他期待在短期内与习近平会面，并指国务卿布林肯最近的中国访问取得很好的结果。</text:p>
      <text:p text:style-name="P4">
Source: <text:a xlink:type="simple" xlink:href="https://www.zaobao.com.sg/realtime/world/story20230623-1406993" text:style-name="Internet_20_link" text:visited-style-name="Visited_20_Internet_20_Link">
https://www.zaobao.com.sg/realtime/world/story20230623-1406993</text:a>
</text:p>
      <!--NEWS-->
      <text:h text:style-name="P10" text:outline-level="1">
<text:span text:style-name="T4">
端午节：世界各地举行龙舟比赛</text:span>
</text:h>
      <text:p text:style-name="P4">
Author: https://www.facebook.com/bbcworldservice/</text:p>
      <text:p text:style-name="P4">
Publisher: BBC News 中文</text:p>
      <text:p text:style-name="P4">
Published Time: 2023-06-23T08:44:13.000Z</text:p>
      <text:p text:style-name="P4">
Modified Time: 2023-06-23T08:44:13.000Z</text:p>
      <text:p text:style-name="P4">
Description: 2023年6月22日是农历五月初五的端午节。被视为是华人四大节日之一的端午，传统的庆祝方式包括划龙舟和吃粽子。除了部分亚洲的国家和地区会庆祝端午节之外，英国和美国的人们也会举行龙舟比赛。</text:p>
      <text:p text:style-name="P4">
Images: []</text:p>
      <text:p text:style-name="P4">
Videos: ["<text:a xlink:type="simple" xlink:href="https://www.bbc.com/ws/av-embeds/cps/zhongwen/simp/chinese-news-65997362/p0fww0zm/zh-hans" text:style-name="Internet_20_link" text:visited-style-name="Visited_20_Internet_20_Link">
zh-hans</text:a>
"]</text:p>
      <text:p text:style-name="P4">
Tags: ['英国', '体育', '中國', '文化', '美国', '香港', '旅游']</text:p>
      <text:p text:style-name="P4">
Type: Article</text:p>
      <!--METADATA-->
      <text:h text:style-name="P12" text:outline-level="3">
<text:span text:style-name="T4">
端午节：世界各地举行龙舟比赛</text:span>
</text:h>
      <text:p text:style-name="P4">
<text:a xlink:type="simple" xlink:href="https://www.bbc.com/ws/av-embeds/cps/zhongwen/simp/chinese-news-65997362/p0fww0zm/zh-hans" text:style-name="Internet_20_link" text:visited-style-name="Visited_20_Internet_20_Link">
 Video-1-Link：/ws/av-embeds/cps/zhongwen/simp/chinese-news-65997362/p0fww0zm/zh-hans </text:a>
 <text:span text:style-name="T4">
你的器材不支持播放多媒体材料</text:span>
<text:span text:style-name="T4">
端午节：世界各地举行龙舟比赛</text:span>
 2023年6月23日早上8点44分</text:p>
      <text:p text:style-name="P4">
2023年6月22日是农历五月初五的端午节。被视为是华人四大节日之一的端午，传统的庆祝方式包括划龙舟和吃粽子。</text:p>
      <text:p text:style-name="P4">
除了部分亚洲的国家和地区会庆祝端午节之外，英国和美国的人们也会举行龙舟比赛。</text:p>
      <text:p text:style-name="P4">
2009年9月，联合国教科文组织将中国端午节纳入《人类非物质文化遗产代表作名录》。</text:p>
      <text:p text:style-name="P4">
Source: <text:a xlink:type="simple" xlink:href="https://www.bbc.com/zhongwen/simp/chinese-news-65997362" text:style-name="Internet_20_link" text:visited-style-name="Visited_20_Internet_20_Link">
https://www.bbc.com/zhongwen/simp/chinese-news-65997362</text:a>
</text:p>
      <!--NEWS-->
      <text:h text:style-name="P10" text:outline-level="1">
<text:span text:style-name="T4">
评论 | 魏京生：中美外交博弈</text:span>
</text:h>
      <text:p text:style-name="P4">
Author: None</text:p>
      <text:p text:style-name="P4">
Publisher: Radio Free Asia (Organization)</text:p>
      <text:p text:style-name="P4">
Published Time: 2023-06-23T09:10:00-04:00</text:p>
      <text:p text:style-name="P4">
Modified Time: 2023-06-23T11:35:31-04:00</text:p>
      <text:p text:style-name="P4">
Description: None</text:p>
      <text:p text:style-name="P4">
Videos: []</text:p>
      <text:p text:style-name="P4">
Audios: ["<text:a xlink:type="simple" xlink:href="https://www.rfa.org/mandarin/pinglun/weijingsheng/wjs-062320230904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88615in" draw:z-index="0">
<draw:image xlink:href="../Images/rfamandarin/2023-06-23T09-10-00-04-00/000000.png" xlink:type="simple" xlink:show="embed" xlink:actuate="onLoad" draw:mime-type="image/png"/>
</draw:frame>
 美中两国国旗 美联社图片  <text:a xlink:type="simple" xlink:href="https://www.rfa.org/mandarin/pinglun/weijingsheng/wjs-06232023090410.html/@@stream" text:style-name="Internet_20_link" text:visited-style-name="Visited_20_Internet_20_Link">
Audio-1-Link：https://www.rfa.org/mandarin/pinglun/weijingsheng/wjs-06232023090410.html/@@stream</text:a>
</text:p>
      <text:p text:style-name="P4">
美国国务卿最近访问北京，成为评论的热点。拜登总统总结说：很成功，达成了目标。习近平总书记总结说：中美关系靠民间交流。也就是说外交不成功，官方关系失败了。这个过程很有意思，我们来简略地分析一下。</text:p>
      <text:p text:style-name="P4">
年初有个气球事件。中共军方的侦察气球飞越了美国领空，美国上下群情激愤，白宫下令把它给击落了。为了平复社会舆论的愤怒情绪，延期了计划中的美国国务卿访问北京。这是对中共挑衅行为的一个警告，也是对挑衅行为的一个惩罚。这符合国际间外交行为规范，有来有往不失为礼节嘛。</text:p>
      <text:p text:style-name="P4">
当然这让习近平大大地丢脸。你是中共方面有人故意给习总下绊子呢，还是中共自己失控呢？没有进一步的消息咱们无法定论。总之就是习总很没面子，被人打脸了。找不到暗算者，只好拿美国人发泄愤怒。于是就拒绝了美国延期后的进一步安排。中美关系缓和的希望似乎就要破灭了。</text:p>
      <text:p text:style-name="P4">
外交关系破裂，对双方来说都是很危险的形势。美国是个负责任的大国，必须挽回这个意外造成的危险局面。中国是个流氓大国，我就给你玩浑的，破罐子破摔，看看你害怕不害怕。于是就造成了看上去是美国求着要访问北京，习近平却端着个架子说：朕不在乎你来不来，本皇上还不伺候了。似乎这样就能找回面子。</text:p>
      <text:p text:style-name="P4">
其实小习还真不是不在乎，他频频约见美国大资本家，就是在逼迫白宫来求他。这就是他说的希望在民间的意思。传统上流氓对付君子，抓住的就是你必须负责任，古语管这个叫作“君子可欺之以方”。考虑到维持和平的局面，考虑到维护两国的经济等等，美国不得不放下架子反复联络，给了习近平很大的面子；同时恢复了两个大国之间的高层沟通，也就是拜登总统说的完成了任务。</text:p>
      <text:p text:style-name="P4">
小习的这一番骚操作得到了什么呢？没看见什么。提了一大堆条件，老战狼王毅还威胁什么选择战还是和。布林肯国务卿还是没做任何妥协，只是重复了美国一贯的政策，就此结束了访华的行程。这是因为美国很清楚战狼们的底气，除了嘴炮没有什么实质的东西可以威胁美国。</text:p>
      <text:p text:style-name="P4">
战狼们没得到的东西，只好让宣传部找回面子了。造谣机器发挥全套的功能，编造了很多谣言，向老百姓证明中共如何打败了美帝国主义，美国佬如何向习皇帝磕头。而且现在早就没有纯粹的大内宣了，消息很快就传遍了全世界，这就直接打脸了白宫。</text:p>
      <text:p text:style-name="P4">
这次美国放低身段力求恢复中美关系，在美国国内也面临了舆论的批评。反对党不可能放过这样的好机会，白宫也是要面子的。中共放肆的负面宣传，让白宫的脸往哪儿搁？必须要有所反击找回面子。在不破坏外交关系的前提下，拜登总统送了习近平一顶桂冠，在公众讲演中尊称习近平为独裁者。可怜的小习呀，最后这点儿面子也没有了，输了个干干净净。</text:p>
      <text:p text:style-name="P4">
在中国有利益的大企业和他们资助的政客学者们紧张了，害怕这可能破坏了刚刚缓和的中美关系。所以拜登总统就此做出了解释，说中共的经济很糟糕，他们自顾不暇哪儿有工夫破坏中美关系呢。</text:p>
      <text:p text:style-name="P4">
进一步解读就是中共内外交困，面临崩溃的局面。是习近平有求于美国而不是美国有求于中共。在这种紧要关头，中共不敢冒险继续破坏中美关系。同时也警告习近平，不要给脸不要脸继续搞事儿。否则美国要是被迫采取报复措施，以中共现在的脆弱状况，可能会承受不起。</text:p>
      <text:p text:style-name="P4">
（文章只代表特约评论员个人的立场和观点）</text:p>
      <text:p text:style-name="P4">
Source: <text:a xlink:type="simple" xlink:href="https://www.rfa.org/mandarin/pinglun/weijingsheng/wjs-06232023090410.html" text:style-name="Internet_20_link" text:visited-style-name="Visited_20_Internet_20_Link">
https://www.rfa.org/mandarin/pinglun/weijingsheng/wjs-06232023090410.html</text:a>
</text:p>
      <!--NEWS-->
      <text:h text:style-name="P10" text:outline-level="1">
<text:span text:style-name="T4">
拜登与莫迪会晤，称赞美印关系更加紧密 (Free Version)</text:span>
</text:h>
      <text:p text:style-name="P4">
Author: Sabrina Siddiqui / Gordon Lubold / Ken Thomas</text:p>
      <text:p text:style-name="P4">
Publisher: 华尔街日报中文网</text:p>
      <text:p text:style-name="P4">
Published Time: 2023-06-23T09:15:00.000Z</text:p>
      <text:p text:style-name="P4">
Modified Time: 2023-06-23T09:15:00.000Z</text:p>
      <text:p text:style-name="P4">
Created Time: 2023-06-23T00:24:00.000Z</text:p>
      <text:p text:style-name="P4">
Description: 美国总统拜登在结束了与印度领导人的一轮会谈之际表示，美国与印度的关系正在迅速加强。美印两国在会谈中宣布了多项防务交易，目的是让印度政府逐渐减少从俄罗斯购买武器。</text:p>
      <text:p text:style-name="P4">
Images: []</text:p>
      <text:p text:style-name="P4">
Categories: ['国际']</text:p>
      <text:p text:style-name="P4">
Keywords: SYND,LINK:EN|WP-WSJ-0000998878</text:p>
      <text:p text:style-name="P4">
Type: Article</text:p>
      <!--METADATA-->
      <text:p text:style-name="P4">
美国总统拜登(JoeBiden)在结束了与印度领导人的一轮会谈之际表示，美国与印度的关系正在迅速加强。美印两国在会谈中宣布了多项防务交易，目的是让印度政府逐渐减少从俄罗斯购买武器。</text:p>
      <text:p text:style-name="P4">
Source: <text:a xlink:type="simple" xlink:href="https://cn.wsj.com/articles/%E7%BE%8E%E5%9B%BD%E4%BB%A5%E6%8F%90%E4%BE%9B%E6%97%A0%E4%BA%BA%E6%9C%BA%E5%92%8C%E6%88%98%E6%96%97%E6%9C%BA%E5%BC%95%E6%93%8E%E6%9D%A5%E4%BF%83%E4%BD%BF%E5%8D%B0%E5%BA%A6%E8%BF%9C%E7%A6%BB%E4%BF%84%E7%BD%97%E6%96%AF-c5985d76" text:style-name="Internet_20_link" text:visited-style-name="Visited_20_Internet_20_Link">
https://cn.wsj.com/articles/%E7%BE%8E%E5%9B%BD%E4%BB%A5%E6%8F%90%E4%BE%9B%E6%97%A0%E4%BA%BA%E6%9C%BA%E5%92%8C%E6%88%98%E6%96%97%E6%9C%BA%E5%BC%95%E6%93%8E%E6%9D%A5%E4%BF%83%E4%BD%BF%E5%8D%B0%E5%BA%A6%E8%BF%9C%E7%A6%BB%E4%BF%84%E7%BD%97%E6%96%AF-c5985d76</text:a>
</text:p>
      <!--NEWS-->
      <text:h text:style-name="P10" text:outline-level="1">
<text:span text:style-name="T4">
拜登加倍强调习近平是独裁者</text:span>
</text:h>
      <text:p text:style-name="P4">
Author: chinese@voanews.com (维达库斯瓦拉)</text:p>
      <text:p text:style-name="P4">
Publisher: 美国之音中文网 (Type: NewsMediaOrganization)</text:p>
      <text:p text:style-name="P4">
Published Time: 2023-06-23T09:38:46+08:00</text:p>
      <text:p text:style-name="P4">
Modified Time: 2023-06-23 10:44:26Z</text:p>
      <text:p text:style-name="P4">
Description: 乔·拜登（Joe Biden）总统周四（6月22日）对他本周早些时候发表的评论进行了加倍的强调，他将中国国家主席习近平比作是独裁者。</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biden-doubles-down-on-xi-dictator-comment-20230622/7149438.html" text:style-name="Internet_20_link" text:visited-style-name="Visited_20_Internet_20_Link">
https://www.voachinese.com/a/biden-doubles-down-on-xi-dictator-comment-20230622/7149438.html</text:a>
</text:p>
      <!--NEWS-->
      <text:h text:style-name="P10" text:outline-level="1">
<text:span text:style-name="T4">
巴西总统卢拉：富国须为环境破坏作出赔偿</text:span>
</text:h>
      <text:p text:style-name="P4">
Author: 联合早报 (Person)</text:p>
      <text:p text:style-name="P4">
Publisher: 联合早报 (Organization)</text:p>
      <text:p text:style-name="P4">
Published Time: 2023-06-23T09:45</text:p>
      <text:p text:style-name="P4">
Modified Time: 2023-06-23T09:50</text:p>
      <text:p text:style-name="P4">
Description: 巴西总统卢拉说，富裕国家应该为贫穷国家的环境破坏买单，称这是富国对地球负有的“历史债务”。路透社报道，卢拉星期四（6月22日）应邀出席在法国巴黎举行的“为地球供电”（Power O...</text:p>
      <text:p text:style-name="P4">
Videos: []</text:p>
      <text:p text:style-name="P4">
Audios: []</text:p>
      <text:p text:style-name="P4">
Images: []</text:p>
      <text:p text:style-name="P4">
Type: NewsArticle</text:p>
      <text:p text:style-name="P4">
Breadcrumbs: ['即时', '国际']</text:p>
      <text:p text:style-name="P4">
Keywords: ['巴西', '环境', '赔偿', '环境保护']</text:p>
      <!--METADATA-->
      <text:p text:style-name="P4">
巴西总统卢拉说，富裕国家应该为贫穷国家的环境破坏买单，称这是富国对地球负有的“历史债务”。</text:p>
      <text:p text:style-name="P4">
路透社报道，卢拉星期四（6月22日）应邀出席在法国巴黎举行的“为地球供电”（Power OurPlanet）音乐节活动时，向埃菲尔铁塔前的群众说：“过去200年污染地球的人，是工业革命者。他们必须偿还对地球的历史债务。”</text:p>
      <text:p text:style-name="P4">
卢拉还说，发达国家应该承担起为保护低收入国家森林提供资金的责任。</text:p>
      <text:p text:style-name="P4">
“为地球供电”由可持续发展倡导组织“全球公民”举办，与法国总统马克龙主持召开的新全球融资契约峰会同时举行，参与演出者包括美国摇滚歌手克拉维茨（LennyKravitz）和美国乐坛小天后怪奇比莉（Billie Eilish）等知名艺人。</text:p>
      <text:p text:style-name="P4">
Source: <text:a xlink:type="simple" xlink:href="https://www.zaobao.com.sg/realtime/world/story20230623-1407010" text:style-name="Internet_20_link" text:visited-style-name="Visited_20_Internet_20_Link">
https://www.zaobao.com.sg/realtime/world/story20230623-1407010</text:a>
</text:p>
      <!--NEWS-->
      <text:h text:style-name="P10" text:outline-level="1">
<text:span text:style-name="T4">
澳洲不准在国会旁建使馆 俄罗斯派人坐镇预定地</text:span>
</text:h>
      <text:p text:style-name="P4">
Publisher: 法新社</text:p>
      <text:p text:style-name="P4">
Published Time: 2023-06-23T10:02:09+00:00</text:p>
      <text:p text:style-name="P4">
Modified Time: 2023-06-23T09:50:02+00:00</text:p>
      <text:p text:style-name="P4">
Description: （法新社坎培拉23日电） 澳洲上周以国家安全威胁为由，阻止俄国在澳洲首都坎培拉国会大厦旁兴建新的大使馆，后来出现一名俄国外交人员驻守使馆预定地，不让澳方回收土地，两国之间掀起新一波争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6-23T10-02-09-00-00/000000.png" xlink:type="simple" xlink:show="embed" xlink:actuate="onLoad" draw:mime-type="image/png"/>
</draw:frame>
</text:p>
      <text:p text:style-name="P4">
俄罗斯现有大使馆位于坎培拉郊区。</text:p>
      <text:p text:style-name="P4">
澳洲情报官员先前示警，俄国可能会利用距离国会大厦仅约400公尺的一片土地当作监视澳洲国会议员的基地，因此澳洲决定阻止俄国在这里兴建大使馆，上周通过一项专门阻止这件事的法案。</text:p>
      <text:p text:style-name="P4">
后来，一名穿着运动裤、羽绒衣、戴眼镜的俄国官员开始阻挠澳洲政府收回土地，他守在一间小小的组合屋里，周围满是杂草和废弃建材。</text:p>
      <text:p text:style-name="P4">
今天下午，在这名外交人员驻守工程预定地的同时，俄罗斯大使馆也展开法律行动，要防止他被驱离。</text:p>
      <text:p text:style-name="P4">
澳洲政府发言人说，俄罗斯试图向澳洲最高法院申请强制令，「俄罗斯对法律效力发起挑战，并不令人意外。这是他们教战手册的一部分」。</text:p>
      <text:p text:style-name="P4">
澳洲政府消息人士已证实，驻守那片土地的男子享有外交保护，但法新社在俄国驻澳官员名单中找不到这个人。</text:p>
      <text:p text:style-name="P4">
澳洲警方一直在监看这片土地，但政府不愿逮捕这名外交人员，以免两国之间已很复杂的外交关系变得更加棘手。</text:p>
      <text:p text:style-name="P4">
有人拍到这名俄国外交人员在组合屋外面抽菸的画面。澳洲总理艾班尼斯（AnthonyAlbanese）今天说：「澳洲会坚持自己的价值，我们会维护国家安全。某个家伙在坎培拉的严寒中站在一片草丛里，威胁不了我们国家的安全。」坎培拉本周的夜间温度已降到冰点以下。</text:p>
      <text:p text:style-name="P4">
俄罗斯2008年从澳洲政府手中取得这片土地的租约，2011年获得兴建新大使馆的许可。</text:p>
      <text:p text:style-name="P4">
澳洲政府上周宣布废止租约，艾班尼斯告诉记者：「政府已收到非常明确的安全建议，关于俄罗斯在距离国会大厦这么近的地方兴建新大使馆所构成的风险…我们正迅速采取行动来确保租约地点不会变成正式使馆。」</text:p>
      <text:p text:style-name="P4">
澳洲朝野一致通过新法，新法并不妨碍俄罗斯在澳洲兴建使馆，只是不准距离国会太近。</text:p>
      <text:p text:style-name="P4">
Source: <text:a xlink:type="simple" xlink:href="https://www.rfi.fr/cn/%E5%9B%BD%E9%99%85%E6%8A%A5%E9%81%93/20230623-%E6%BE%B3%E6%B4%B2%E4%B8%8D%E5%87%86%E5%9C%A8%E5%9B%BD%E4%BC%9A%E6%97%81%E5%BB%BA%E4%BD%BF%E9%A6%86-%E4%BF%84%E7%BD%97%E6%96%AF%E6%B4%BE%E4%BA%BA%E5%9D%90%E9%95%87%E9%A2%84%E5%AE%9A%E5%9C%B0" text:style-name="Internet_20_link" text:visited-style-name="Visited_20_Internet_20_Link">
https://www.rfi.fr/cn/%E5%9B%BD%E9%99%85%E6%8A%A5%E9%81%93/20230623-%E6%BE%B3%E6%B4%B2%E4%B8%8D%E5%87%86%E5%9C%A8%E5%9B%BD%E4%BC%9A%E6%97%81%E5%BB%BA%E4%BD%BF%E9%A6%86-%E4%BF%84%E7%BD%97%E6%96%AF%E6%B4%BE%E4%BA%BA%E5%9D%90%E9%95%87%E9%A2%84%E5%AE%9A%E5%9C%B0</text:a>
</text:p>
      <!--NEWS-->
      <text:h text:style-name="P10" text:outline-level="1">
<text:span text:style-name="T4">
上合组织成员对塔利班恐怖主义担忧缺乏统一立场</text:span>
</text:h>
      <text:p text:style-name="P4">
Author: chinese@voanews.com (阿克迈·达维)</text:p>
      <text:p text:style-name="P4">
Publisher: 美国之音中文网 (Type: NewsMediaOrganization)</text:p>
      <text:p text:style-name="P4">
Published Time: 2023-06-23T10:04:30+08:00</text:p>
      <text:p text:style-name="P4">
Modified Time: 2023-06-23 02:04:30Z</text:p>
      <text:p text:style-name="P4">
Description: 上海合作组织本周会议上出现对来自阿富汗日益增加的恐怖主义威胁的不满。</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sco-members-differ-on-terror-threats-20230622/7149411.html" text:style-name="Internet_20_link" text:visited-style-name="Visited_20_Internet_20_Link">
https://www.voachinese.com/a/sco-members-differ-on-terror-threats-20230622/7149411.html</text:a>
</text:p>
      <!--NEWS-->
      <text:h text:style-name="P10" text:outline-level="1">
<text:span text:style-name="T4">
中国总理李强访问德法 试探欧盟“去风险化”底线</text:span>
</text:h>
      <text:p text:style-name="P4">
Author: https://www.facebook.com/bbcworldservice/</text:p>
      <text:p text:style-name="P4">
Publisher: BBC News 中文</text:p>
      <text:p text:style-name="P4">
Published Time: 2023-06-23T10:19:49.000Z</text:p>
      <text:p text:style-name="P4">
Modified Time: 2023-06-23T10:19:49.000Z</text:p>
      <text:p text:style-name="P4">
Description: 欧盟的对华关系强调“去风险化”，李强访问中喊话称“不合作才是最大的风险，不发展才是最大的不安全”。</text:p>
      <text:p text:style-name="P4">
Images: []</text:p>
      <text:p text:style-name="P4">
Videos: ["<text:a xlink:type="simple" xlink:href="https://www.bbc.com/ws/av-embeds/cps/zhongwen/simp/world-65997546/p0fwvqb8/zh-hans" text:style-name="Internet_20_link" text:visited-style-name="Visited_20_Internet_20_Link">
zh-hans</text:a>
", "<text:a xlink:type="simple" xlink:href="https://www.bbc.com/ws/av-embeds/cps/zhongwen/simp/world-65997546/p0ffg17s/zh-hans" text:style-name="Internet_20_link" text:visited-style-name="Visited_20_Internet_20_Link">
zh-hans</text:a>
"]</text:p>
      <text:p text:style-name="P4">
Tags: ['德国', '法国', '中國', '欧洲联盟']</text:p>
      <text:p text:style-name="P4">
Type: Article</text:p>
      <!--METADATA-->
      <text:h text:style-name="P12" text:outline-level="3">
<text:span text:style-name="T4">
中国总理李强访问德法 试探欧盟“去风险化”底线</text:span>
</text:h>
      <ul>
        <li>
李澄欣   * BBC中文</li>
      </ul>
      <text:p text:style-name="P4">
2023年6月23日上午10点19分  <text:a xlink:type="simple" xlink:href="https://www.bbc.com/ws/av-embeds/cps/zhongwen/simp/world-65997546/p0fwvqb8/zh-hans" text:style-name="Internet_20_link" text:visited-style-name="Visited_20_Internet_20_Link">
 Video-1-Link：/ws/av-embeds/cps/zhongwen/simp/world-65997546/p0fwvqb8/zh-hans</text:a>
 <text:span text:style-name="T4">
你的器材不支持播放多媒体材料</text:span>
视频加注文字，</text:p>
      <text:p text:style-name="P4">
李强外交首秀到访德法 游说欧洲中国是“朋友”而非“对手”</text:p>
      <text:p text:style-name="P4">
<text:span text:style-name="T4">
就在美国国务卿布林肯到北京会见中国领导人习近平的同时，中国总理李强展开上任后的首度外访，先后抵达欧盟主要经济体德国和法国。</text:span>
</text:p>
      <text:p text:style-name="P4">
这是继去年底和今年初德法元首访华后，中方领导人受邀回访。此前，中共中央政治局委员、中央外事工作委员会办公室主任王毅和外长秦刚都曾出访欧洲。</text:p>
      <text:p text:style-name="P4">
“疫情后解除清零政策，北京就向欧洲示好。毕竟，欧洲离中国比较远，直接的利益冲突比较少。”新加坡国立大学政治学副教授、卡耐基中国项目研究员庄嘉颖（ChongJa Ian）对BBC中文说。</text:p>
      <text:p text:style-name="P4">
他认为，北京希望缓和中欧之间在俄乌战争后紧张的关系，而面对美国在科技和半导体等方面的限制，中国欲拉拢欧盟国家突破重围，同时试探是否可以让欧美的盟友关系有所动摇。</text:p>
      <text:p text:style-name="P4">
<text:a xlink:type="simple" xlink:href="https://www.bbc.com/zhongwen/simp/world-65382727" text:style-name="Internet_20_link" text:visited-style-name="Visited_20_Internet_20_Link">
 卢沙野“质疑主权论”为何引爆中国与欧洲的外交风波 </text:a>
  * <text:a xlink:type="simple" xlink:href="https://www.bbc.com/zhongwen/simp/world-64208079" text:style-name="Internet_20_link" text:visited-style-name="Visited_20_Internet_20_Link">
 肖尔茨访华后德国会代表团访台 欧盟最大经济体对华姿态现分歧 </text:a>
  * <text:a xlink:type="simple" xlink:href="https://www.bbc.com/zhongwen/simp/world-65195334" text:style-name="Internet_20_link" text:visited-style-name="Visited_20_Internet_20_Link">
 马克龙冯德莱恩联袂访华：解决乌克兰危机，法欧领导人如何拉拢中国 </text:a>
</text:p>
      <text:h text:style-name="P12" text:outline-level="3">
<text:span text:style-name="T4">
应对“去风险化”</text:span>
</text:h>
      <text:p text:style-name="P4">
</text:p>
      <text:p text:style-name="P4">
图像来源，  Getty Images</text:p>
      <text:p text:style-name="P4">
图像加注文字，</text:p>
      <text:p text:style-name="P4">
李强会见德国政商界人士。</text:p>
      <text:p text:style-name="P4">
在李强访欧前一周，德国发表首份国家安全战略（Die NationaleSicherheitsstrategie），定义中国为“伙伴、竞争者和系统性对手”，批评北京正以各种方式，试图重塑以规则为基础的国际秩序，威胁全球安全和漠视人权。</text:p>
      <text:p text:style-name="P4">
文件认为德国需要减少对其他国家商品的依赖，但指中国仍是“伙伴”和“解决诸多国际挑战及危机不可或缺之一员”。</text:p>
      <text:p text:style-name="P4">
在这份被指论调矛盾的文件发布后，李强会见德国总理肖尔茨时强调，中德是现代化道路上的可信、可靠合作伙伴，肖尔茨则以“反对脱钩”、“去风险化（de-risk）不是去中国化”回应。法国总统马克龙也表示，高度重视法中关系，坚持一个中国政策，法中应坚持有效的多边主义。</text:p>
      <text:p text:style-name="P4">
“这是整个上半年的一场很重要的外交摸底过程。”研究欧洲政治的国际关系学者、Orientis研究总监陈伟信博士对BBC中文说。“上半年中欧、中美关系都有点似寒还暖的现象，西方松口不再讲脱钩（decouple），而是去风险化，所以北京也尝试了解这个词语的实际意思。”</text:p>
      <text:p text:style-name="P4">
“去风险化”一词最先由欧盟委员会主席冯德莱恩在3月提出，其后德法外交官都采用该说法，华盛顿亦跟随，上月七国集团（G7）峰会正式把“去风险化而非脱钩”的对华策略写入联合公报。</text:p>
      <text:p text:style-name="P4">
“完全脱钩并不符合大家的利益，对美国来说，民主党在2024年大选前要讨好华尔街和企业利益阶层，拜登要摆出外交姿态，不会因为地缘政治和北京闹得那么僵；对欧洲而言，中国资金和市场还是非常重要，尤其德国、法国有很大利益在中国。”陈伟信说。</text:p>
      <text:p text:style-name="P4">
</text:p>
      <text:p text:style-name="P4">
图像来源，  Getty Images</text:p>
      <text:p text:style-name="P4">
图像加注文字，</text:p>
      <text:p text:style-name="P4">
李强的第二站是法国，在这里他受到了总统马克龙的热情接待，后者刚在今年4月访问了中国。</text:p>
      <text:p text:style-name="P4">
李强在访问行程中对商界喊话，他在德国会晤西门子、大众汽车、平治、宝马等企业负责人时指，世界经济你中有我、我中有你，应该辩证看待依赖问题，不能人为夸大“依赖”，甚至把相互依存与不安全简单画等号，“不合作才是最大的风险，不发展才是最大的不安全”。</text:p>
      <text:p text:style-name="P4">
李强在巴黎的中法工商界晚餐上则提到，中法良好的政治互信使两国在相互依赖中看到稳定性、确定性和共同的发展机遇，而不是风险。他称赞法国政府反对阵营对抗和“脱钩断链”，呼吁中法企业家坚定支持经济全球化，共同维护中法、中欧产业链供应链稳定和韧性。</text:p>
      <text:p text:style-name="P4">
“李强是被迫回应去风险化——因为大家都知道，这个模糊的概念可以被用来针对中国。”香港浸会大学政治及国际关系学系副教授陈家洛向BBC中文说。</text:p>
      <text:p text:style-name="P4">
他解释，过去三十年北京成功把人权与贸易“脱钩”，让西方为了经济和发展，对中国分享科技和技术秘密（know-how），并把人权议题放在一边，“欧盟最近试图将这两者重新联系起来，这就是中国最不满的地方”。</text:p>
      <text:p text:style-name="P4">
欧盟在6月20日发表“欧洲经济安全战略”（European Economic SecurityStrategy）的文件，提出多项行动，包括建立攸关经济安全的技术清单并评估其风险、全面实施欧盟的军民两用出口管制法规、审查外国直接投资筛选法规、与成员国共同研究出口投资可能产生的安全风险等。文件没有点名中国，但强调要“与一同走在去风险化道路上的国家合作”。</text:p>
      <text:p text:style-name="P4">
陈家洛教授指出，李强此行意在拉拢德法大财团，“企业是天然的盟友，因为他们都跟着钱走，德法领导人也不能说不”。但值得注意的是，企业也都同意降低风险，包括把在中国的生产线和资金分散到东南亚其他国家。</text:p>
      <text:p text:style-name="P4">
“当涉及到贸易时，布鲁塞尔有很大影响力，因为它对27个欧盟成员国有法律和监管权力。商界都清楚这一点，所以他们在与中国合作时必须小心，以免被发现违反欧盟的规范而受到法律制裁，并可能被处以重罚。”</text:p>
      <text:h text:style-name="P12" text:outline-level="3">
<text:span text:style-name="T4">
被俄乌战争改变的欧盟</text:span>
</text:h>
      <text:p text:style-name="P4">
</text:p>
      <text:p text:style-name="P4">
图像来源，  Getty Images</text:p>
      <text:p text:style-name="P4">
图像加注文字，</text:p>
      <text:p text:style-name="P4">
俄罗斯入侵乌克兰，而中国拒绝谴责普京，成为中欧关系的分水岭。</text:p>
      <text:p text:style-name="P4">
两个月前，法国总统马克龙和欧盟委员会主席冯德莱恩一同访京，前者获习近平超高规格接待，后者却被媒体称为“消失式访问”。两个月后，李强欧洲之行也只到了德法两国，并没有访问布鲁塞尔，反映北京外交传统上“重德法、轻欧盟”的思维。</text:p>
      <text:p text:style-name="P4">
前欧洲议会政治顾问冯儒莎（Zsuzsa AnnaFerenczy）对BBC中文指出，北京向来“拉一派打一派”，采取分化欧盟、拉拢部分国家的策略，历来行之有效，但俄乌战争改写了这个脉络。</text:p>
      <text:p text:style-name="P4">
“欧洲已经进入新局面（newreality），27个成员国变得更团结，而习近平支持普京、拒绝谴责俄罗斯入侵乌克兰，成为了中欧关系的分水岭，令欧盟国家的疑中情绪加剧。因此，中方与德法经贸合作，能否根本性地修好与欧洲的关系，恐怕仍让人怀疑。”</text:p>
      <text:p text:style-name="P4">
国际关系学者陈伟信也指出，经历了疫情和俄乌战争，北京必须意识到欧洲已不是三年前的欧洲，中欧关系也不再只有德法两国。</text:p>
      <text:p text:style-name="P4">
“重视人权等价值的北欧、以及与俄乌接壤的中东欧国家，现在成为对华关系的最大阻力。北京不把欧盟当一回事，还觉得可以利用经贸利益拿住德法，去扭转整个中欧关系回到以前那一套，这种旧思维无法在新的制度和地缘政治下实现。”</text:p>
      <text:p text:style-name="P4">
<text:a xlink:type="simple" xlink:href="https://www.bbc.com/ws/av-embeds/cps/zhongwen/simp/world-65997546/p0ffg17s/zh-hans" text:style-name="Internet_20_link" text:visited-style-name="Visited_20_Internet_20_Link">
 Video-2-Link：/ws/av-embeds/cps/zhongwen/simp/world-65997546/p0ffg17s/zh-hans</text:a>
 <text:span text:style-name="T4">
你的器材不支持播放多媒体材料</text:span>
视频加注文字，</text:p>
      <text:p text:style-name="P4">
法国总统马克龙（Emmanuel Macron）于2023年4月5日抵中国进行为期三天的访问，欧盟主席冯德莱恩（Ursula von derLeyen）也同时到访。</text:p>
      <text:p text:style-name="P4">
Source: <text:a xlink:type="simple" xlink:href="https://www.bbc.com/zhongwen/simp/world-65997546" text:style-name="Internet_20_link" text:visited-style-name="Visited_20_Internet_20_Link">
https://www.bbc.com/zhongwen/simp/world-65997546</text:a>
</text:p>
      <!--NEWS-->
      <text:h text:style-name="P10" text:outline-level="1">
<text:span text:style-name="T4">
2023年全球十大宜居城市出炉 德国城市无一入选</text:span>
</text:h>
      <text:p text:style-name="P4">
Author: None (Language: zh)</text:p>
      <text:p text:style-name="P4">
Publisher: None</text:p>
      <text:p text:style-name="P4">
Time: 2023-06-23T10:24:00Z</text:p>
      <text:p text:style-name="P4">
Description: 今年全球十大宜居城市排行中，德国城市全部出局，去年跻身前十的唯一一座德国城市-法兰克福这一次也黯然退出。更糟糕的是，几乎所有德国城市的排名都出现了不同程度的下滑。</text:p>
      <text:p text:style-name="P4">
Videos: []</text:p>
      <text:p text:style-name="P4">
Images: []</text:p>
      <text:p text:style-name="P4">
Subject: 新闻广角</text:p>
      <text:p text:style-name="P4">
Subjects: ['维也纳', '专题报道：德国的绿水青山从何而来？', '穹顶之下', '法兰克福', '法兰克福车展']</text:p>
      <text:p text:style-name="P4">
Keywords: ['宜居城市', '维也纳', '法兰克福', '安全', '环境', '文化']</text:p>
      <text:p text:style-name="P4">
ID: 66011778</text:p>
      <!--METADATA-->
      <text:p text:style-name="P4">
<text:a xlink:type="simple" xlink:href="https://www.dw.com/zh/overlay/image/article/66011778/64392439" text:style-name="Internet_20_link" text:visited-style-name="Visited_20_Internet_20_Link">
 </text:a>
</text:p>
      <text:p text:style-name="P4">
（德国之声中文网）德国城市法兰克福被挤出了全球十大宜居城市。 <text:a xlink:type="simple" xlink:href="https://www.economist.com/graphic-detail/2023/06/21/the-worlds-most-liveable-cities-in-2023" text:style-name="Internet_20_link" text:visited-style-name="Visited_20_Internet_20_Link">
 英国《经济学人》的智库（EIU）</text:a>
每年一度都会评选全球十大宜居城市，去年的评比中，美因河畔的法兰克福还曾排名第七，而今年则下滑到了第十七名，同德国首都柏林并列。</text:p>
      <text:p text:style-name="P4">
维也纳卫冕成功，再度成为全球最宜居的城市。 <text:a xlink:type="simple" xlink:href="https://www.dw.com/zh/zh/全球生活品质哪里最高还是维也纳/a-43069418" text:style-name="Internet_20_link" text:visited-style-name="Visited_20_Internet_20_Link">
 奥地利首都维也纳当选，主要得益于这座城市极高的安全度、良好的公共设施以及丰富多彩的文化生活。</text:a>
排名第二和第五的城市依次是哥本哈根、墨尔本、悉尼和温哥华。前十名中澳大利亚成为唯一一个有两座城市入选的国家。</text:p>
      <text:p text:style-name="P4">
</text:p>
      <text:p text:style-name="P4">
去年排名第七的法兰克福今年被挤出前十，退居第17位。</text:p>
      <text:h text:style-name="P12" text:outline-level="3">
<text:span text:style-name="T4">
德国城市排名全面下滑，只有斯图加特是例外</text:span>
</text:h>
      <text:p text:style-name="P4">
包括斯德哥尔摩、鹿特丹和伦敦在内的多座欧洲城市的排名都有明显下降。《经济学人》的报道中称， <text:a xlink:type="simple" xlink:href="https://www.dw.com/zh/zh/2021全球最宜居城市亚太最优秀-欧洲落后了/a-57829924" text:style-name="Internet_20_link" text:visited-style-name="Visited_20_Internet_20_Link">
上述城市的评分并没有明显的减少，但无奈亚洲和中东一些城市提升幅度明显。</text:a>
除此之外，西欧各大城市频繁发生暴力抗议活动，也使评分大受影响。</text:p>
      <text:p text:style-name="P4">
</text:p>
      <text:p text:style-name="P4">
大阪排名第九，是唯一入选全球十大宜居城市的亚洲城市。</text:p>
      <text:p text:style-name="P4">
德国各大城市中，柏林的排名从13跌至17，慕尼黑从18跌至21，汉堡从16跌至22，杜塞尔多夫从22名跌至29名。而得益于取消防疫限制，斯图加特的排名提升了13名，现在排在第25名的位置。日本的大阪是唯一一个入选前十的亚洲城市，排名第九。</text:p>
      <text:h text:style-name="P12" text:outline-level="3">
<text:span text:style-name="T4">
香港排名较去年跃升</text:span>
</text:h>
      <text:p text:style-name="P4">
彭博社报道称，中国城市同去年相比，排名变化不大。没有中国城市进入该榜单前十。</text:p>
      <text:p text:style-name="P4">
《经济学人》的相关报告指出，这次排名多包含了不少中国城市，“这些城市在我们排名中占据中间位置，其宜居性得分在医疗保健等类别中有所上升”。</text:p>
      <text:p text:style-name="P4">
根据《经济学人》该排名，香港排名第61，比去年靠前了13位，属于“过去12个月内排名上升幅度最大的城市”之一。其他排名明显提高的亚洲城市还有越南河内、马来西亚吉隆坡和印尼的雅加达。</text:p>
      <ul>
        <li>
</li>
      </ul>
      <h5>
2022年全球最宜居城市榜单出炉：亚太大幅下降</h5>
      <text:h text:style-name="P12" text:outline-level="3">
<text:span text:style-name="T4">
维也纳重返榜首</text:span>
</text:h>
      <text:p text:style-name="P4">
奥地利首都维也纳重返榜首，疫情暴发前，维也纳就在2018和2019连续两年夺冠。今年“音乐之都”赢得了99.1分，满分为100分。</text:p>
      <ul>
        <li>
</li>
      </ul>
      <h5>
2022年全球最宜居城市榜单出炉：亚太大幅下降</h5>
      <text:h text:style-name="P12" text:outline-level="3">
<text:span text:style-name="T4">
哥本哈根紧随其后</text:span>
</text:h>
      <text:p text:style-name="P4">
排名第2的是丹麦首都哥本哈根。经济学人智库（EIU）今年对173个城市在教育、医疗、文化和环境、稳定性和基础设施五个方面展开评估。</text:p>
      <ul>
        <li>
</li>
      </ul>
      <h5>
2022年全球最宜居城市榜单出炉：亚太大幅下降</h5>
      <text:h text:style-name="P12" text:outline-level="3">
<text:span text:style-name="T4">
苏黎世排名第3</text:span>
</text:h>
      <text:p text:style-name="P4">
全球金融重镇、瑞士的苏黎世得分第3多。在经济学人的宜居城市排名榜上，苏黎世的地位一向稳定，去年由于新冠疫情因素，亚太城市强势囊括前6，即便如此，苏黎世去年仍获得第7的亮眼成绩。</text:p>
      <ul>
        <li>
</li>
      </ul>
      <h5>
2022年全球最宜居城市榜单出炉：亚太大幅下降</h5>
      <text:h text:style-name="P12" text:outline-level="3">
<text:span text:style-name="T4">
卡尔加里是第4名</text:span>
</text:h>
      <text:p text:style-name="P4">
加拿大的卡尔加里获得第4名。卡尔加里2018年因市民否决申奥而名声大震，而2020年两只大熊猫竹饲料不够提前返回中国，也曾引起过人们的关注。</text:p>
      <ul>
        <li>
</li>
      </ul>
      <h5>
2022年全球最宜居城市榜单出炉：亚太大幅下降</h5>
      <text:h text:style-name="P12" text:outline-level="3">
<text:span text:style-name="T4">
温哥华进入前5</text:span>
</text:h>
      <text:p text:style-name="P4">
温哥华进前5当之无愧。在新冠疫苗接种率较高的加拿大和欧洲，城市生活得到基本恢复，因此本次排名靠前。</text:p>
      <ul>
        <li>
</li>
      </ul>
      <h5>
2022年全球最宜居城市榜单出炉：亚太大幅下降</h5>
      <text:h text:style-name="P12" text:outline-level="3">
<text:span text:style-name="T4">
大阪代表亚洲挤进前10</text:span>
</text:h>
      <text:p text:style-name="P4">
日本的大阪市是唯一进入前10的亚洲城市。大阪去年排名第2。该市在稳定、医疗和教育方面均得到满分。</text:p>
      <ul>
        <li>
</li>
      </ul>
      <h5>
2022年全球最宜居城市榜单出炉：亚太大幅下降</h5>
      <text:h text:style-name="P12" text:outline-level="3">
<text:span text:style-name="T4">
墨尔本与大阪并列第10</text:span>
</text:h>
      <text:p text:style-name="P4">
澳大利亚的墨尔本是唯一进前10的大洋洲国家。这个排名同去年没有很大变化。</text:p>
      <ul>
        <li>
</li>
      </ul>
      <h5>
2022年全球最宜居城市榜单出炉：亚太大幅下降</h5>
      <text:h text:style-name="P12" text:outline-level="3">
<text:span text:style-name="T4">
法兰克福猛升至第7位</text:span>
</text:h>
      <text:p text:style-name="P4">
法兰克福是德国唯一进入前10的城市，在医疗和基础设施方面获得满分。同去年相比，法兰克福是上升速度最快的城市，2021年该市排在第39位。</text:p>
      <ul>
        <li>
</li>
      </ul>
      <h5>
2022年全球最宜居城市榜单出炉：亚太大幅下降</h5>
      <text:h text:style-name="P12" text:outline-level="3">
<text:span text:style-name="T4">
汉堡魅力重现</text:span>
</text:h>
      <text:p text:style-name="P4">
汉堡本次虽然排在第16位，但却是仅次于法兰克福上升速度最快的城市。</text:p>
      <ul>
        <li>
</li>
      </ul>
      <h5>
2022年全球最宜居城市榜单出炉：亚太大幅下降</h5>
      <text:h text:style-name="P12" text:outline-level="3">
<text:span text:style-name="T4">
惠灵顿排名暴跌</text:span>
</text:h>
      <text:p text:style-name="P4">
新西兰首都惠灵顿去年排名第4，下滑到今年的第50名，同该国奥克兰一道成为今年排名暴跌幅度最大的城市。新西兰严格的抗疫政策前期取得成功，比欧美更早恢复正常，这是它去年排名耀眼的原因。因病毒变异，疫情反复，以及疫苗接种率，欧美城市恢复的速度反超大洋洲。</text:p>
      <ul>
        <li>
</li>
      </ul>
      <h5>
2022年全球最宜居城市榜单出炉：亚太大幅下降</h5>
      <text:h text:style-name="P12" text:outline-level="3">
<text:span text:style-name="T4">
台北是下滑速度最快城市之一</text:span>
</text:h>
      <text:p text:style-name="P4">
凭借早期抗疫取得的成就，去年台北排在宜居榜第33位，但今年则滑落到了53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宜居城市排名会综合考虑安全、医疗保健、教育、基础设施、文化生活以及环境等诸多因素。《经济学人》也评出了全球最缺乏吸引力的十座城市，其中大马士革、的黎波里，拉各斯以及基辅。</text:p>
      <text:p text:style-name="P4">
（德广联，时代周报等）</text:p>
      <text:p text:style-name="P4">
Source: <text:a xlink:type="simple" xlink:href="https://www.dw.com/zh/2023年全球十大宜居城市出炉-德国城市无一入选/a-66011778" text:style-name="Internet_20_link" text:visited-style-name="Visited_20_Internet_20_Link">
https://www.dw.com/zh/2023年全球十大宜居城市出炉-德国城市无一入选/a-66011778?maca=chi-rss-chi-all-1127-rdf</text:a>
</text:p>
      <!--NEWS-->
      <text:h text:style-name="P10" text:outline-level="1">
<text:span text:style-name="T4">
赞比亚与债权国达成债务重组协议</text:span>
</text:h>
      <text:p text:style-name="P4">
Author: None (Language: zh)</text:p>
      <text:p text:style-name="P4">
Publisher: None</text:p>
      <text:p text:style-name="P4">
Time: 2023-06-23T10:32:00Z</text:p>
      <text:p text:style-name="P4">
Description: 自从赞比亚2020年陷入债务危机之后，本周终于在新全球融资契约峰会上与其债权国达成重组债务协议，该国总统称之为「重要里程碑」。西方领导人和官员多持肯定态度，而出席峰会的中国总理李强对此有些什么说法？</text:p>
      <text:p text:style-name="P4">
Videos: []</text:p>
      <text:p text:style-name="P4">
Images: []</text:p>
      <text:p text:style-name="P4">
Subject: 经济纵横</text:p>
      <text:p text:style-name="P4">
Subjects: ['岛屿主权争端', '专题报道：全景观看“习马会”', '国际货币基金组织', '中国', '非洲', '中共十九大', '德中关系']</text:p>
      <text:p text:style-name="P4">
Keywords: ['债务重组', '中国', '非洲', '债务减免', '债务陷阱', '国际货币基金']</text:p>
      <text:p text:style-name="P4">
ID: 66012433</text:p>
      <!--METADATA-->
      <text:p text:style-name="P4">
<text:a xlink:type="simple" xlink:href="https://www.dw.com/zh/overlay/image/article/66012433/66012519" text:style-name="Internet_20_link" text:visited-style-name="Visited_20_Internet_20_Link">
 </text:a>
</text:p>
      <text:p text:style-name="P4">
法国总统马克龙（右2）在今年5月于爱丽舍宫接见赞比亚总统希奇莱马(左2)</text:p>
      <text:p text:style-name="P4">
（德国之声中文网）在本周于巴黎举办的新全球融资契约峰会上，赞比亚与债权国达成协议，重组其63亿美元债务，此决定被视为一个重大突破。赞比亚是20国集团主导「共同框架」的一个试验案例，该框架旨在简化对陷入债务危机的发展中国家的救济。</text:p>
      <text:p text:style-name="P4">
身为非洲最大铜矿生产国的赞比亚于2020年成为第一个在新冠疫情期间拖欠主权债务的非洲国家，时隔将近一年后，赞比亚同意了国际货币基金组织（IMF）提供的13亿美元救助条款。而本次在巴黎达成的重组协议也为赞比亚从IMF获得1.88亿美元的资金铺平了道路，这笔钱即是13亿美元条款中的一部分。</text:p>
      <text:h text:style-name="P12" text:outline-level="3">
<text:span text:style-name="T4">
重要里程碑</text:span>
</text:h>
      <text:p text:style-name="P4">
赞比亚总统希奇莱马（HakaindeHichilema）在推特上的声明写道：「赞比亚已经与我们的官方债权人达成了一项债务处理协议——这是我们走向经济复苏和增长的一个重要里程碑。」</text:p>
      <text:p text:style-name="P4">
此项重组63亿美元贷款的协议将赞比亚的债务偿还期重新安排为至少20年，在正式开始偿还前有三年的宽限期，此期间赞比亚只需支付利息。</text:p>
      <text:h text:style-name="P12" text:outline-level="3">
<text:span text:style-name="T4">
中国为赞比亚最大债权国</text:span>
</text:h>
      <text:p text:style-name="P4">
赞比亚的债务重组协议涵盖了来自中国、法国、英国、南非、以色列和印度等国家的贷款，其中积欠最大债权国——中国的债务就高达41亿美元，将近本次债务重组总额的三分之二。</text:p>
      <text:p text:style-name="P4">
法国总统马克龙在推特上写道，本次的债务重组协议是「一个历史性的成就」。他补充说，将会继续努力确保陷入债务陷阱的其他国家也能从中受益。</text:p>
      <text:p text:style-name="P4">
IMF总裁格奥尔基耶娃（Kristalina Georgieva）在一份书面声明中说，这将有助于「赞比亚走上可持续经济增长和减贫的道路」。 <text:a xlink:type="simple" xlink:href="https://www.dw.com/zh/zh/债务难题如何解美财长和imf总裁访问赞比亚/a-64491558" text:style-name="Internet_20_link" text:visited-style-name="Visited_20_Internet_20_Link">
美国财政部长耶伦对此也乐见其成 </text:a>
，她表示，希望所有官方双边和私营部门的债权人迅速完成债务重组程序，「这将为赞比亚家庭提供救济，并鼓励启动经济所需的私人投资」。</text:p>
      <text:h text:style-name="P12" text:outline-level="3">
<text:span text:style-name="T4">
中方：已提供最高减免</text:span>
</text:h>
      <text:p text:style-name="P4">
此前，一些西方官员指责中国——即赞比亚最大的双边债权人——在重组谈判中拖了后腿，而中国政府否认了这一点。中国外交部发言人毛宁在今年3月的一次新闻发布会中 <text:a xlink:type="simple" xlink:href="https://www.dw.com/zh/zh/中国在穷国债务减免方面持何种立场/a-66006275" text:style-name="Internet_20_link" text:visited-style-name="Visited_20_Internet_20_Link">
呼吁多边金融机构和商业债权人参与到发展中国家的债务减免进程中</text:a>
 ，因为这些主体才是发展中国家的主要债权方。</text:p>
      <text:p text:style-name="P4">
本次也出席了新全球融资契约峰会的中国国务院总理李强则在会上表示： <text:a xlink:type="simple" xlink:href="https://www.dw.com/zh/zh/中国免除非洲23笔债务-网民纷纷吐糟/a-62876305" text:style-name="Internet_20_link" text:visited-style-name="Visited_20_Internet_20_Link">
 中国给予贫穷发展中国家的债务减免</text:a>
是20国集团国家中最高的。他也提到，中方给予的减免包括了主要工业化经济体和新兴经济体的债务减免倡议所涵盖的40%以上的债务，但李强没有提到近一步的细节。</text:p>
      <text:p text:style-name="P4">
（综合报导）</text:p>
      <text:p text:style-name="P4">
Source: <text:a xlink:type="simple" xlink:href="https://www.dw.com/zh/赞比亚与债权国达成债务重组协议/a-66012433" text:style-name="Internet_20_link" text:visited-style-name="Visited_20_Internet_20_Link">
https://www.dw.com/zh/赞比亚与债权国达成债务重组协议/a-66012433?maca=chi-rss-chi-all-1127-rdf</text:a>
</text:p>
      <!--NEWS-->
      <text:h text:style-name="P10" text:outline-level="1">
<text:span text:style-name="T4">
呼应李家超  叶刘淑仪再促就23条立法</text:span>
</text:h>
      <text:p text:style-name="P4">
Author: None</text:p>
      <text:p text:style-name="P4">
Publisher: Radio Free Asia (Organization)</text:p>
      <text:p text:style-name="P4">
Published Time: 2023-06-23T10:41:00-04:00</text:p>
      <text:p text:style-name="P4">
Modified Time: 2023-06-23T11:10: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12011in" draw:z-index="0">
<draw:image xlink:href="../Images/rfamandarin/2023-06-23T10-41-00-04-00/000000.png" xlink:type="simple" xlink:show="embed" xlink:actuate="onLoad" draw:mime-type="image/png"/>
</draw:frame>
 香港行政会议召集人叶刘淑仪 记者丁汶淇摄/RFA资料</text:p>
      <text:p text:style-name="P4">
曾在香港掀起巨大争议的23条立法再次被关注。行政长官李家超日前接受香港中通社访问时称，任内一定会就《基本法》23条立法，在今年或最迟明年一定要立法。行政会议召集人叶刘淑仪最新接受港媒专访时则表示，23条立法没有最好时机可言，现时立法情况会比2003年“容易受控好多”，市民也明白“有宪制责任”。</text:p>
      <text:p text:style-name="P4">
叶刘淑仪在2003年任保安局局长期间，主责23条立法。据香港《信报》23日发表的专访，叶刘淑仪称，若20年前立法成功，至少有法例针对分裂国家和颠覆国家，可处理到2019年的问题，当年的人就“无咁肆无忌惮”，认为尽快立法有好处。她还认为，目前的《官方机密条例》，虽已涵盖间谍罪，但条例非常原始及过时，当局就23条立法时，应再次界定间谍罪准则。</text:p>
      <text:p text:style-name="P4">
在北京授意下，港府2003年曾就《基本法》23条推动立法，但遭港人强烈反对而被迫放弃。2020年，全国人大为香港制定的港版国安法，纳入了23条部分规定，其余留待港府自行立法。港府向立法会提交2022年度立法议程时，即包括为《基本法》23条立法。</text:p>
      <text:p text:style-name="P4">
责编：凯迪</text:p>
      <text:p text:style-name="P4">
Source: <text:a xlink:type="simple" xlink:href="https://www.rfa.org/mandarin/Xinwen/1-06232023104001.html" text:style-name="Internet_20_link" text:visited-style-name="Visited_20_Internet_20_Link">
https://www.rfa.org/mandarin/Xinwen/1-06232023104001.html</text:a>
</text:p>
      <!--NEWS-->
      <text:h text:style-name="P10" text:outline-level="1">
<text:span text:style-name="T4">
两个月内13次被逼迁 王全璋律师等人不断遭威胁骚扰</text:span>
</text:h>
      <text:p text:style-name="P4">
Author: None (Language: zh)</text:p>
      <text:p text:style-name="P4">
Publisher: None</text:p>
      <text:p text:style-name="P4">
Time: 2023-06-23T10:41:00Z</text:p>
      <text:p text:style-name="P4">
Description: "709律师"王全璋与家人近期频繁被逼迁，以至于不得不将10岁的儿子送到亲戚家住。与他们有类似遭遇的还有其他律师。当局有可能要迫使他们离开北京。</text:p>
      <text:p text:style-name="P4">
Videos: []</text:p>
      <text:p text:style-name="P4">
Images: []</text:p>
      <text:p text:style-name="P4">
Subject: 时政风云</text:p>
      <text:p text:style-name="P4">
Subjects: ['王全璋', '李文足', '李和平', '王峭岭', '包龙军', '余文生', '许艳', '人权律师', '维权律师', '709律师', '中国人权']</text:p>
      <text:p text:style-name="P4">
Keywords: ['意见反馈']</text:p>
      <text:p text:style-name="P4">
ID: 66012419</text:p>
      <!--METADATA-->
      <text:p text:style-name="P4">
<text:a xlink:type="simple" xlink:href="https://www.dw.com/zh/overlay/image/article/66012419/66012733" text:style-name="Internet_20_link" text:visited-style-name="Visited_20_Internet_20_Link">
 </text:a>
</text:p>
      <text:p text:style-name="P4">
王全璋律师2023年6月20日在现居的昌平家中向美联社记者讲述他与家人被逼迁的遭遇</text:p>
      <text:p text:style-name="P4">
（德国之声中文网）王全璋律师向美联社表示，他目前居住在北京郊区一处公寓，经常被断电。而他的同事包龙军律师则表示，他还在自己拥有的公寓居住，但多次被身份不明的男子团伙堵门而无法出门。二人都是"709律师"--2015年7月9日，数百名维权律师被逮捕。</text:p>
      <text:p text:style-name="P4">
人权观察组织高级中国研究员王亚秋在一份声明中表示，王全璋等律师近期的遭遇，在时间点上与一系列外国政要访华重合。4月初，法国总统马克龙访问北京，之后，德国外长贝尔博克访华，最近则是美国国务卿布林肯前往北京。她写道："（与外国政要的）会晤原本是要发出中国在经济与参与上重新开放的信号。但对人权律师及其家人不人道的对待显示，当局想要的不过是加倍打压中国的公民社会。"</text:p>
      <text:p text:style-name="P4">
包龙军律师表示，今年4月中旬，维权律师余文生与妻子在前往会晤欧盟代表团的路上北京警方带走。与此同时，还有两位维权律师因"颠覆国家政权"指控被判处超过十年监禁。</text:p>
      <text:p text:style-name="P4">
</text:p>
      <text:p text:style-name="P4">
余文生律师4月就与妻子被警方带走</text:p>
      <text:p text:style-name="P4">
不明身份的男子团伙堵住包龙军和王全璋律师家门。两位律师相信，他们是警方非正式雇佣的，这在中国地方上是时常用来法外施压的一招。</text:p>
      <text:p text:style-name="P4">
包龙军住在自己的房子里，没有像王全璋律师那样被逼迁。但身着便装的男子团伙不时现身，有时不让他出门。他说，这样的骚扰是要迫使维权律师离开北京。他估计，当局可能是想要迫使他们返回自己的家乡。</text:p>
      <text:p text:style-name="P4">
王全璋律师与妻子李文足在北京一个半月内，已经从公寓到酒店到公寓不断被逼迁了13次。王全璋说，每到一处地点，就有便装男子成伙儿聚集，骚扰房东和邻居。有时，宾馆当天就要求他退房。最长的一次是一家酒店允许他们居住了九天。他们夫妇最后把十岁的儿子送到亲戚家去住。</text:p>
      <text:p text:style-name="P4">
而在最近一周，王全璋夫妇居住在北京郊区一栋公寓，房子是一个朋友的。这里屡次发生断电。王全璋说，第一次断电，在公寓外的电表箱里动了一个开关就好了。后来，他发现电表箱被人上了锁，以及断电到了必须有电工来修的程度。</text:p>
      <text:p text:style-name="P4">
</text:p>
      <text:p text:style-name="P4">
王全璋与家人两个月内被逼迁13次</text:p>
      <text:p text:style-name="P4">
美联社记者周二在王全璋夫妇现居的公寓楼院子里看到不明身份的七名男子。为应付断电，王全璋夫妇二人安装了太阳能电池板给手机充电，购买了一些饮用水、大米和方便面。尽管他平静地描述这一遭遇，但他的沮丧溢于言表："当然，我相信我能过上平静的生活。我现在是过一天是一天。"</text:p>
      <text:p text:style-name="P4">
"709律师"李和平的妻子王峭岭也发推特表示，他们经历了多次被逼迁，包括最近被砸卧室玻璃以及拆院门。王全璋的妻子李文足最近一条推特是6月20日，入住现居公寓十天内第五次断电。</text:p>
      <text:p text:style-name="P4">
（美联社）</text:p>
      <text:p text:style-name="P4">
Source: <text:a xlink:type="simple" xlink:href="https://www.dw.com/zh/两个月内13次被逼迁-王全璋律师等人不断遭威胁骚扰/a-66012419" text:style-name="Internet_20_link" text:visited-style-name="Visited_20_Internet_20_Link">
https://www.dw.com/zh/两个月内13次被逼迁-王全璋律师等人不断遭威胁骚扰/a-66012419?maca=chi-rss-chi-all-1127-rdf</text:a>
</text:p>
      <!--NEWS-->
      <text:h text:style-name="P10" text:outline-level="1">
<text:span text:style-name="T4">
美国“罗纳德·里根”号航空母舰将访问越南港口</text:span>
</text:h>
      <text:p text:style-name="P4">
Author: 半岛电视台＋路透社</text:p>
      <text:p text:style-name="P4">
Publisher: Al Jazeera</text:p>
      <text:p text:style-name="P4">
Published Time: 2023-06-23T10:43:32</text:p>
      <text:p text:style-name="P4">
Modified Time: 2023-06-23T10:43:32</text:p>
      <text:p text:style-name="P4">
Description: 美国核动力航空母舰罗纳德·里根号将停靠越南中部港口城市岘港，这是美国军舰罕见地访问曾经的战时敌人。</text:p>
      <text:p text:style-name="P4">
Images: ["<text:a xlink:type="simple" xlink:href="https://chinese.aljazeera.net/wp-content/uploads/2023/06/1-1687516374.png" text:style-name="Internet_20_link" text:visited-style-name="Visited_20_Internet_20_Link">
1-1687516374.png</text:a>
", "<text:a xlink:type="simple" xlink:href="https://chinese.aljazeera.net/wp-content/uploads/2023/06/1-1687516560.jpg" text:style-name="Internet_20_link" text:visited-style-name="Visited_20_Internet_20_Link">
1-1687516560.jpg</text:a>
", "<text:a xlink:type="simple" xlink:href="https://chinese.aljazeera.net/wp-content/uploads/2023/06/2-1687516455.jpg" text:style-name="Internet_20_link" text:visited-style-name="Visited_20_Internet_20_Link">
2-1687516455.jpg</text:a>
"]</text:p>
      <text:p text:style-name="P4">
Topics: ['军事', '政治', '新闻']</text:p>
      <text:p text:style-name="P4">
Keywords: ['军事', '政治', '新闻', '美国', '越南']</text:p>
      <text:p text:style-name="P4">
Type: Article</text:p>
      <!--METADATA-->
      <text:p text:style-name="P4">
<draw:frame draw:style-name="fr1" draw:name="Image131" text:anchor-type="as-char" svg:width="6.9236in" svg:height="4.612736in" draw:z-index="0">
<draw:image xlink:href="../Images/Aljazeera Chinese/2023-06-23T10-43-32/1-1687516374.png" xlink:type="simple" xlink:show="embed" xlink:actuate="onLoad" draw:mime-type="image/png"/>
</draw:frame>
 尼米兹级航空母舰罗纳德·里根号2020 年 7月在菲律宾海（路透）</text:p>
      <text:p text:style-name="P4">
美国核动力航空母舰罗纳德·里根号将停靠越南中部港口城市岘港，这是美国军舰罕见地访问曾经的战时敌人。</text:p>
      <text:p text:style-name="P4">
据当地媒体报道，越南外交部发言人周五表示，这艘航母将于周日下午抵达岘港并将停留至 6 月 30 日。</text:p>
      <text:p text:style-name="P4">
此次访问是美国航母自1975年撤军和越南战争结束48年来的第三次访问。</text:p>
      <text:p text:style-name="P4">
罗纳德·里根号按计划抵达之际，正值华盛顿寻求升级与越南的关系，以及河内与其较大邻国在中国南海边界问题上经常发生争端的紧张局势加剧背景下。</text:p>
      <text:p text:style-name="P4">
<draw:frame draw:style-name="fr1" draw:name="Image132" text:anchor-type="as-char" svg:width="6.9236in" svg:height="3.894525in" draw:z-index="0">
<draw:image xlink:href="../Images/Aljazeera Chinese/2023-06-23T10-43-32/1-1687516560.jpg" xlink:type="simple" xlink:show="embed" xlink:actuate="onLoad" draw:mime-type="image/jpeg"/>
</draw:frame>
 美国海军发布与中国军舰近距离接触的视频</text:p>
      <text:p text:style-name="P4">
周四和周五，社交媒体上充斥着消息称，6月18日，一架中国空军轰6K轰炸机在低空飞行时，能够在未被发现的情况下接近罗纳德·里根号航空母舰，并在起飞前用武器雷达锁定该舰。</text:p>
      <text:p text:style-name="P4">
社交媒体报道中没有此类事件的证据，不过，有一些人确实引用了《环球时报》新闻机构周一的一篇报道，该报道称，中国轰6K轰炸机正在“夜间绕岛飞行”。</text:p>
      <text:p text:style-name="P4">
据《环球时报》报道，除了“夜间绕岛飞行”外，该轰炸机大队还进行了“太平洋远海演习”和“南海战斗巡逻”。</text:p>
      <text:p text:style-name="P4">
据美国海军研究所称，由多艘编队作战的舰艇组成的罗纳德·里根航母打击群目前正在中国南海。</text:p>
      <text:p text:style-name="P4">
中国声称对几乎整个南海拥有主权，其中包括越南和该地区其他国家的专属经济区，美国航母经常频繁穿越能源丰富海域。</text:p>
      <text:p text:style-name="P4">
上个月，美国指责一架中国战斗机在南海上空飞行时对其一架飞机进行了“不必要的侵略性”机动。</text:p>
      <text:p text:style-name="P4">
<draw:frame draw:style-name="fr1" draw:name="Image133" text:anchor-type="as-char" svg:width="6.9236in" svg:height="3.894525in" draw:z-index="0">
<draw:image xlink:href="../Images/Aljazeera Chinese/2023-06-23T10-43-32/2-1687516455.jpg" xlink:type="simple" xlink:show="embed" xlink:actuate="onLoad" draw:mime-type="image/jpeg"/>
</draw:frame>
 中国指责美国对战斗机事件进行“挑衅”</text:p>
      <text:p text:style-name="P4">
美国印度太平洋司令部——负责监管该地区的武装部队部门——表示，其飞机在国际空域飞行时被中国歼16战斗机拦截。</text:p>
      <text:p text:style-name="P4">
美国军方在一份声明中表示，中国飞行员“直接飞到RC-135的机头前方约400英尺（约合122米）处”，迫使美机飞过其尾流湍流。</text:p>
      <text:p text:style-name="P4">
声明中谈及，该地区所有国家都应根据国际法使用国际空域。</text:p>
      <text:p text:style-name="P4">
Source: <text:a xlink:type="simple" xlink:href="https://chinese.aljazeera.net/news/2023/6/23/%e7%be%8e%e5%9b%bd%e7%bd%97%e7%ba%b3%e5%be%b7%c2%b7%e9%87%8c%e6%a0%b9%e5%8f%b7%e8%88%aa%e7%a9%ba%e6%af%8d%e8%88%b0%e5%b0%86%e8%ae%bf%e9%97%ae%e8%b6%8a%e5%8d%97%e6%b8%af%e5%8f%a3" text:style-name="Internet_20_link" text:visited-style-name="Visited_20_Internet_20_Link">
https://chinese.aljazeera.net/news/2023/6/23/%e7%be%8e%e5%9b%bd%e7%bd%97%e7%ba%b3%e5%be%b7%c2%b7%e9%87%8c%e6%a0%b9%e5%8f%b7%e8%88%aa%e7%a9%ba%e6%af%8d%e8%88%b0%e5%b0%86%e8%ae%bf%e9%97%ae%e8%b6%8a%e5%8d%97%e6%b8%af%e5%8f%a3</text:a>
</text:p>
      <!--NEWS-->
      <text:h text:style-name="P10" text:outline-level="1">
<text:span text:style-name="T4">
美印联合声明多项内容瞄准中国</text:span>
</text:h>
      <text:p text:style-name="P4">
Author: None</text:p>
      <text:p text:style-name="P4">
Publisher: Radio Free Asia (Organization)</text:p>
      <text:p text:style-name="P4">
Published Time: 2023-06-23T10:53:00-04:00</text:p>
      <text:p text:style-name="P4">
Modified Time: 2023-06-23T11:11: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779517in" draw:z-index="0">
<draw:image xlink:href="../Images/rfamandarin/2023-06-23T10-53-00-04-00/000000.png" xlink:type="simple" xlink:show="embed" xlink:actuate="onLoad" draw:mime-type="image/png"/>
</draw:frame>
印度总理莫迪22日在华盛顿与美国总统拜登联合主持了记者会。 <text:a xlink:type="simple" xlink:href="https://www.rfa.org/mandarin/Xinwen/2-06232023104635.html/@@images/image" text:style-name="Internet_20_link" text:visited-style-name="Visited_20_Internet_20_Link">
</text:a>
路透社图片</text:p>
      <text:p text:style-name="P4">
印度总理莫迪本周对美国进行三天的国事访问。周四（6月22日），在莫迪与美国总统拜登会晤后，双方发表了一份联合声明，其中多处内容暗暗指向中国。</text:p>
      <text:p text:style-name="P4">
声明中，双方强调了“基于规则的国际秩序”的重要性，并称“当代全球秩序建立在《联合国宪章》、国际法以及尊重国家主权和领土完整的原则之上。”</text:p>
      <text:p text:style-name="P4">
双方还“重申对自由、开放、包容、和平和繁荣的印太地区的持久承诺，尊重领土完整、主权以及国际法”，同时表示“对胁迫行动和日益紧张的局势感到担忧”，并反对“寻求通过武力改变现状的破坏稳定或单方面的行动。”</text:p>
      <text:p text:style-name="P4">
两位领导人还“强调遵守国际法，特别是《联合国海洋法公约》（UNCLOS），以及维护飞航自由，以应对对基于规则的海事秩序的挑战，包括在东海和南海。”</text:p>
      <text:p text:style-name="P4">
外界评论认为，莫迪访美之行不仅强化了美印伙伴关系，也向北京发出了一个无声而又强烈的信号，即两国将联手阻止北京在区域内的激进扩张。</text:p>
      <text:p text:style-name="P4">
责编：凯迪</text:p>
      <text:p text:style-name="P4">
Source: <text:a xlink:type="simple" xlink:href="https://www.rfa.org/mandarin/Xinwen/2-06232023104635.html" text:style-name="Internet_20_link" text:visited-style-name="Visited_20_Internet_20_Link">
https://www.rfa.org/mandarin/Xinwen/2-06232023104635.html</text:a>
</text:p>
      <!--NEWS-->
      <text:h text:style-name="P10" text:outline-level="1">
<text:span text:style-name="T4">
涉强迫劳动　美国会委员会公布对Shein和Temu初步调查结果</text:span>
</text:h>
      <text:p text:style-name="P4">
Author: None</text:p>
      <text:p text:style-name="P4">
Publisher: Radio Free Asia (Organization)</text:p>
      <text:p text:style-name="P4">
Published Time: 2023-06-23T10:57:00-04:00</text:p>
      <text:p text:style-name="P4">
Modified Time: 2023-06-23T11:02: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4.600844in" draw:z-index="0">
<draw:image xlink:href="../Images/rfamandarin/2023-06-23T10-57-00-04-00/000000.png" xlink:type="simple" xlink:show="embed" xlink:actuate="onLoad" draw:mime-type="image/png"/>
</draw:frame>
 图为广州一家负责为Shein公司供货的制衣厂 <text:a xlink:type="simple" xlink:href="https://www.rfa.org/mandarin/Xinwen/3-06232023105646.html/@@images/image" text:style-name="Internet_20_link" text:visited-style-name="Visited_20_Internet_20_Link">
</text:a>
法新社图片</text:p>
      <text:p text:style-name="P4">
美国会众议院美中战略竞争特设委员会周四（22日）公布一份报告，介绍了该委员会对中国快时尚品牌Shein（中文译名“希音”）和Temu（又称“拼多多海外版”）涉强迫劳动的初步调查结果。</text:p>
      <text:p text:style-name="P4">
根据该委员会新闻稿，该特设委员会5月3日开启了对耐克（Nike）、阿迪达斯（Adidas）、Shein和Temu四个品牌的初步调查。</text:p>
      <text:p text:style-name="P4">
该委员会主席、共和党籍众议员加拉格尔（MikeGallagher）评价说：“这些结果令人震惊：Temu几乎没有采取任何措施来使其供应链免受奴役劳工的影响。与此同时，Temu和Shein正围绕我们进口规则中的微量运送条款漏洞建立起自己的帝国——逃避进口税及逃避对他们出售给美国人的数百万种商品的审查。”</text:p>
      <text:p text:style-name="P4">
委员会民主党籍首席议员克里希纳莫提（RajaKrishnamoorthi）则说：“这份报告的初步调查结果令人担忧，并强化了可能从中共强迫劳动中获利的公司应该完全透明的必要性。”</text:p>
      <text:p text:style-name="P4">
初步调查结果描述了 Shein 和 Temu 利用美国微量运送条款规定来逃避海关执法——他们的几乎所有产品的价值都在 800美元以下，可以未经检查进入美国，并且免除大多数美国服装品牌支付的关税。该报告还透露，Temu没有确保遵守《维吾尔强迫劳动预防法》（UFLPA）的规定，这几乎确保了让维吾尔人强迫劳动制造的货物进入美国家庭。</text:p>
      <text:p text:style-name="P4">
两位议员最后说：这些初步和中期调查结果揭示了Temu甚至未能维持有意义的合规计划的门面，以及Shein和Temu使用微量条款漏洞的真实规模，引起了人们对强迫劳动产品持续存在，并污染美国进口产品的严重担忧。</text:p>
      <text:p text:style-name="P4">
责编：凯迪</text:p>
      <text:p text:style-name="P4">
Source: <text:a xlink:type="simple" xlink:href="https://www.rfa.org/mandarin/Xinwen/3-06232023105646.html" text:style-name="Internet_20_link" text:visited-style-name="Visited_20_Internet_20_Link">
https://www.rfa.org/mandarin/Xinwen/3-06232023105646.html</text:a>
</text:p>
      <!--NEWS-->
      <text:h text:style-name="P10" text:outline-level="1">
<text:span text:style-name="T4">
数据外泄事件增多 澳洲任命首名网安官员</text:span>
</text:h>
      <text:p text:style-name="P4">
Author: 联合早报 (Person)</text:p>
      <text:p text:style-name="P4">
Publisher: 联合早报 (Organization)</text:p>
      <text:p text:style-name="P4">
Published Time: 2023-06-23T10:57</text:p>
      <text:p text:style-name="P4">
Modified Time: 2023-06-23T10:57</text:p>
      <text:p text:style-name="P4">
Description: 澳大利亚任命一高级空军司令为首位网络安全官员，协助应对重大数据泄露事件，并在网络入侵激增之际，提高国家安全能力。路透社报道，澳洲总理阿尔巴尼斯星期五（6月23日）说，拥有30年从军...</text:p>
      <text:p text:style-name="P4">
Videos: []</text:p>
      <text:p text:style-name="P4">
Audios: []</text:p>
      <text:p text:style-name="P4">
Images: []</text:p>
      <text:p text:style-name="P4">
Type: NewsArticle</text:p>
      <text:p text:style-name="P4">
Breadcrumbs: ['即时', '国际']</text:p>
      <text:p text:style-name="P4">
Keywords: ['澳大利亚', '网络安全', '数据']</text:p>
      <!--METADATA-->
      <text:p text:style-name="P4">
澳大利亚任命一高级空军司令为首位网络安全官员，协助应对重大数据泄露事件，并在网络入侵激增之际，提高国家安全能力。</text:p>
      <text:p text:style-name="P4">
路透社报道，澳洲总理阿尔巴尼斯星期五（6月23日）说，拥有30年从军经验的空军中将戈尔迪（Darren Goldie），从7月3日起出任国家网络安全协调员。</text:p>
      <text:p text:style-name="P4">
阿尔巴尼斯说：“我们认为，为应对新的和即将出现的挑战，网络安全是现代政府的关键组成部分。”</text:p>
      <text:p text:style-name="P4">
戈尔迪的新任务将获得内政部国家办公室的支持。</text:p>
      <text:p text:style-name="P4">
澳洲接连发生多起数据外泄事件，最新一起的受害者为律师事务所HWL Ebsworth，这家公司的客户包括澳洲最大银行和一些政府部门。</text:p>
      <text:p text:style-name="P4">
HWL Ebsworth指“黑猫”（BlackCat）勒索软件（也称ALPHV），可能把它的一些被盗数据发布在暗网。</text:p>
      <text:p text:style-name="P4">
澳洲四大银行本周早些时候说，银行系统没有受此数据外泄事件影响。</text:p>
      <text:p text:style-name="P4">
Source: <text:a xlink:type="simple" xlink:href="https://www.zaobao.com.sg/realtime/world/story20230623-1407026" text:style-name="Internet_20_link" text:visited-style-name="Visited_20_Internet_20_Link">
https://www.zaobao.com.sg/realtime/world/story20230623-1407026</text:a>
</text:p>
      <!--NEWS-->
      <text:h text:style-name="P10" text:outline-level="1">
<text:span text:style-name="T4">
美中关系再掀风波　"消极合作"防冲突升级？</text:span>
</text:h>
      <text:p text:style-name="P4">
Author: None</text:p>
      <text:p text:style-name="P4">
Publisher: Radio Free Asia (Organization)</text:p>
      <text:p text:style-name="P4">
Published Time: 2023-06-23T11:00:00-04:00</text:p>
      <text:p text:style-name="P4">
Modified Time: 2023-06-23T12:35:58-04:00</text:p>
      <text:p text:style-name="P4">
Description: None</text:p>
      <text:p text:style-name="P4">
Videos: []</text:p>
      <text:p text:style-name="P4">
Audios: ["<text:a xlink:type="simple" xlink:href="https://www.rfa.org/mandarin/yataibaodao/junshiwaijiao/hcm-062320231005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6-23T11-00-00-04-00/000000.png" xlink:type="simple" xlink:show="embed" xlink:actuate="onLoad" draw:mime-type="image/png"/>
</draw:frame>
 美中两国国旗 <text:a xlink:type="simple" xlink:href="https://www.rfa.org/mandarin/yataibaodao/junshiwaijiao/hcm-06232023100555.html/@@images/image" text:style-name="Internet_20_link" text:visited-style-name="Visited_20_Internet_20_Link">
</text:a>
路透社图片  <text:a xlink:type="simple" xlink:href="https://www.rfa.org/mandarin/yataibaodao/junshiwaijiao/hcm-06232023100555.html/@@stream" text:style-name="Internet_20_link" text:visited-style-name="Visited_20_Internet_20_Link">
Audio-1-Link：https://www.rfa.org/mandarin/yataibaodao/junshiwaijiao/hcm-06232023100555.html/@@stream</text:a>
</text:p>
      <text:p text:style-name="P4">
美国总统拜登近日将中共领导人习近平称为"独裁者"，引发中国驻美使馆抗议。而美国财政部长耶伦则表示，美国与中国维系关系至关重要。中国学者阎学通近日也指出，美中目前处于"消极合作"，以防止冲突升级为战争。</text:p>
      <text:p text:style-name="P4">
<text:a xlink:type="simple" xlink:href="https://www.rfa.org/mandarin/Xinwen/1-06212023114240.html" text:style-name="Internet_20_link" text:visited-style-name="Visited_20_Internet_20_Link">
 <text:span text:style-name="T4">
拜登称习近平为独裁者 中方回应"荒谬"</text:span>
 </text:a>
  * <text:span text:style-name="T4">
<text:a xlink:type="simple" xlink:href="https://www.rfa.org/mandarin/yataibaodao/junshiwaijiao/kw-06192023132239.html" text:style-name="Internet_20_link" text:visited-style-name="Visited_20_Internet_20_Link">
 布林肯结束访华 美中均同意"稳定关系" </text:a>
 </text:span>
</text:p>
      <text:p text:style-name="P4">
据美联社本周五报道，美国财长耶伦（JanetYellen）在法国巴黎举行的记者会表示：“关于（独裁者）的言论，拜登总统和我都认为保持（与中国）沟通非常关键……以消除误解和误判，我们需要在可能的方面进行合作。”她还说道：“（美中）有分歧，而且我们也坦率承认我们确实有分歧。”</text:p>
      <text:p text:style-name="P4">
美国国务卿布林肯近日结束访中行程。清华大学国际关系研究院院长阎学通近期接受《北京日报》专访表示，美中关系的现状是冲突大于合作，在冲突大于合作的情况下，双方能进行的更多是消极合作，而非积极合作。他进一步解释，所谓的消极合作“就是双方进行的合作是防止双方冲突升级为战争，或者防止冲突变得更加严重”。</text:p>
      <text:p text:style-name="P4">
阎学通还比喻，“就像两个拳击运动员，在比赛中说好不能打后脑勺，不能肘击。中美之间的积极合作在目前状态下很难开展。”他认为，美中尽管有“竞争、冲突和对抗”，还是要加大派遣留学生等人员往来的力度。这与美苏冷战相互隔绝的状态完全不同，他不认同两国已进入“新冷战”。</text:p>
      <text:p text:style-name="P4">
北京清华大学国际关系研究院院长阎学通近期在接受《北京日报》专访时表示，美中关系的现状是冲突大于合作，在冲突大于合作的情况下，双方能进行的更多是消极合作，而非积极合作。（百度百科截图）  ****</text:p>
      <text:p text:style-name="P4">
<text:span text:style-name="T4">
谭耀南：美中激烈竞争 避免因沟通不良而擦枪走火</text:span>
</text:p>
      <text:p text:style-name="P4">
“如何定位和定义目前美中关系的状态，有一定代表性。”台湾的两岸政策协会理事长谭耀南接受本台访问，解读阎学通的谈话指出，阎学通并未把美中定义成冷战或类冷战状态。美国短期之内在与中国激烈竞争过程中，也不乐见因沟通不良而擦枪走火，导致直接的冲突，这是美中双方共同的认知。</text:p>
      <text:p text:style-name="P4">
他认为，美中关系最底线是避免冲突或破局：“换句话说，此关系的维系不以进一步增强或合作为目标，而是以防止关系更差、更坏。在缺乏沟通产生误判，介于刻意与不小心、有意与无意之间，产生双方都不乐见更大危害的状况”。</text:p>
      <text:p text:style-name="P4">
谭耀南预期，美中接下来就是在“勉强消极”的维系关系下，继续往前推进，短期之内应不至于有大状况发生。</text:p>
      <text:p text:style-name="P4">
台湾的两岸政策协会理事长谭耀南接受本台访问，认为美中关系的最终底线是避免冲突或破局。(资料图/记者李宗翰摄)  <text:a xlink:type="simple" xlink:href="https://www.rfa.org/mandarin/yataibaodao/junshiwaijiao/hcm-06232023100555.html/hcm10.jpg" text:style-name="Internet_20_link" text:visited-style-name="Visited_20_Internet_20_Link">
</text:a>
</text:p>
      <text:p text:style-name="P4">
<text:span text:style-name="T4">
高瑜：阎学通谈话反映中南海对美中关系焦虑</text:span>
</text:p>
      <text:p text:style-name="P4">
“中美就是临界点，两家已经上了竞技场了，只要违规那就是战争行为了。”北京独立媒体人高瑜告诉本台，阎学通是中国重要的国际问题专家，而且在体制内有代表性，由他出面谈中美关系是被中南海赋予的任务：“据我了解，除了阎学通，还有很多国内国际问题的学者都接到了中央的命题，让他们都谈一谈对中美关系前景的预测。这就说明中南海的焦虑”。</text:p>
      <text:p text:style-name="P4">
至于要如何看待布林肯访华，阎学通指出，这在于中国的期望值是什么。他说，“如果我们期待双方能够管控危机和冲突，防止冲突升级为战争，就会觉得访问的作用是比较大的。”然而，“如果期待这次访问能让中美恢复更多的积极合作，可能就无法满足预期。”</text:p>
      <text:p text:style-name="P4">
<text:span text:style-name="T4">
马聚：阎学通警告台海战争加速的可能性</text:span>
</text:p>
      <text:p text:style-name="P4">
旅美时事评论人士马聚认为，阎学通所指的战争是台海战争，这是习近平在统治合法性问题上面临的巨大的考验。美国管控美中冲突，面对非常危险的局面就是台海危机。马聚说，阎学通是通过另一个视角阐述对台海战争危险的感受。</text:p>
      <text:p text:style-name="P4">
马聚表示：“阎学通有一些话没有完全说透，根据大家以往对他的理解，他应该在警告所有的人，习近平其他方面的失败会加快或者是加量对台海战争的推动”。</text:p>
      <text:p text:style-name="P4">
<text:span text:style-name="T4">
央视拉高姿态 为美中画红线</text:span>
</text:p>
      <text:p text:style-name="P4">
相形之下，中国官媒的口气更强硬些。中国央视网在22日发出一篇题为《布林肯需要带回美国的三道题》的文章，指出美国对华错误认知的结果就是将中国定义为“最严峻的竞争者”，说白了，就是威胁。央视口气强硬地表示，“不把中国当威胁，就是中国给美国下半年处理对华关系划定的第一条红线”。</text:p>
      <text:p text:style-name="P4">
台湾政治大学东亚研究所名誉教授丁树范分析，美国对中国在经贸、科技全面管控，让中国难以承受。但现阶段美国仍把中国视为“竞争者”，并未拉升到“敌国”的定位，不到全面性中断经贸关系的地步。</text:p>
      <text:p text:style-name="P4">
丁树范：“某种程度，（央视）比较像对国内宣传。在拜登总统称习近平为独裁者后，它必须要对国内表现出一份强硬的态度，才能够到APEC去”。</text:p>
      <text:p text:style-name="P4">
亚太经济合作组织(APEC)峰会今年十一月将在美国旧金山召开，外界关注中国国家主席习近平是否会出席，或与东道主美国总统拜登会面。</text:p>
      <text:p text:style-name="P4">
记者黄春梅 责编：陈美华、何平 网编：洪伟</text:p>
      <text:p text:style-name="P4">
Source: <text:a xlink:type="simple" xlink:href="https://www.rfa.org/mandarin/yataibaodao/junshiwaijiao/hcm-06232023100555.html" text:style-name="Internet_20_link" text:visited-style-name="Visited_20_Internet_20_Link">
https://www.rfa.org/mandarin/yataibaodao/junshiwaijiao/hcm-06232023100555.html</text:a>
</text:p>
      <!--NEWS-->
      <text:h text:style-name="P10" text:outline-level="1">
<text:span text:style-name="T4">
MSCI明晟再次未将韩国股市重新归类为发达市场 (Free Version)</text:span>
</text:h>
      <text:p text:style-name="P4">
Author: Frances Yoon</text:p>
      <text:p text:style-name="P4">
Publisher: 华尔街日报中文网</text:p>
      <text:p text:style-name="P4">
Published Time: 2023-06-23T11:00:00.000Z</text:p>
      <text:p text:style-name="P4">
Modified Time: 2023-06-23T11:00:00.000Z</text:p>
      <text:p text:style-name="P4">
Created Time: 2023-06-23T09:50:00.000Z</text:p>
      <text:p text:style-name="P4">
Description: 韩国再次未能说服MSCI明晟考虑将其股市重新归类为发达市场，而非新兴市场，尽管韩国提出了许多改革措施以帮助国际投资者。</text:p>
      <text:p text:style-name="P4">
Images: []</text:p>
      <text:p text:style-name="P4">
Categories: ['金融市场']</text:p>
      <text:p text:style-name="P4">
Keywords: SYND</text:p>
      <text:p text:style-name="P4">
Type: Article</text:p>
      <!--METADATA-->
      <text:p text:style-name="P4">
韩国再次未能说服MSCI明晟(MSCI, MSCI)考虑将其股市重新归类为发达市场，而非新兴市场，尽管韩国提出了许多改革措施以帮助国际投资者。</text:p>
      <text:p text:style-name="P4">
Source: <text:a xlink:type="simple" xlink:href="https://cn.wsj.com/articles/msci%E6%98%8E%E6%99%9F%E5%86%8D%E6%AC%A1%E6%9C%AA%E5%B0%86%E9%9F%A9%E5%9B%BD%E8%82%A1%E5%B8%82%E9%87%8D%E6%96%B0%E5%BD%92%E7%B1%BB%E4%B8%BA%E5%8F%91%E8%BE%BE%E5%B8%82%E5%9C%BA-1b58424a" text:style-name="Internet_20_link" text:visited-style-name="Visited_20_Internet_20_Link">
https://cn.wsj.com/articles/msci%E6%98%8E%E6%99%9F%E5%86%8D%E6%AC%A1%E6%9C%AA%E5%B0%86%E9%9F%A9%E5%9B%BD%E8%82%A1%E5%B8%82%E9%87%8D%E6%96%B0%E5%BD%92%E7%B1%BB%E4%B8%BA%E5%8F%91%E8%BE%BE%E5%B8%82%E5%9C%BA-1b58424a</text:a>
</text:p>
      <!--NEWS-->
      <text:h text:style-name="P10" text:outline-level="1">
<text:span text:style-name="T4">
意大利计划退出“一带一路” 中共将派部长团“游说”</text:span>
</text:h>
      <text:p text:style-name="P4">
Author: None</text:p>
      <text:p text:style-name="P4">
Publisher: Radio Free Asia (Organization)</text:p>
      <text:p text:style-name="P4">
Published Time: 2023-06-23T11:00:48-04:00</text:p>
      <text:p text:style-name="P4">
Modified Time: 2023-06-23T11:00: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980525in" draw:z-index="0">
<draw:image xlink:href="../Images/rfamandarin/2023-06-23T11-00-48-04-00/000000.png" xlink:type="simple" xlink:show="embed" xlink:actuate="onLoad" draw:mime-type="image/png"/>
</draw:frame>
 中共中央对外联络部部长刘建超 <text:a xlink:type="simple" xlink:href="https://www.rfa.org/mandarin/Xinwen/4-06232023105817.html/@@images/image" text:style-name="Internet_20_link" text:visited-style-name="Visited_20_Internet_20_Link">
</text:a>
中共中央对外联络部官网截图</text:p>
      <text:p text:style-name="P4">
作为七国集团中唯一参与“一带一路”的国家，意大利政府正在考虑退出该计划。而据意大利媒体报导，北京将派中共中央对外联络部部长刘建超25日率团赴罗马，“游说”该国政府续签合约。</text:p>
      <text:p text:style-name="P4">
据意大利“页报”（Il Foglio）日前报道，刘建超此行主要目的是跟意大利中右派执政联盟对话，以说服该国总理梅洛尼（GiorgiaMeloni）在今年底续签“一带一路”协议。</text:p>
      <text:p text:style-name="P4">
2019年，意大利在前总理孔特（GiuseppeConte）任内加入“一带一路”计划，但其振兴经济效果被认为不如预期。合作备忘录今年底到期，若不续签就将自动失效。梅洛尼政府上台后，已多次表达考虑退出。</text:p>
      <text:p text:style-name="P4">
中国驻意大利大使贾桂德日前告诉意大利国营媒体RaiNews，若“一带一路”年底无法续约，将成为两国交往“重大障碍”，比如下周中国将派出包括宣传、海关方面的部长在内的重要代表团到访意大利，但如果意大利退出“一带一路”，“中国只好暂停这类交流访问”。</text:p>
      <text:p text:style-name="P4">
另外，中国已透过官媒《环球时报》发出胁迫性信息，暗指意大利若选择退出“一带一路”，恐需承受经贸后果。</text:p>
      <text:p text:style-name="P4">
责编：凯迪</text:p>
      <text:p text:style-name="P4">
Source: <text:a xlink:type="simple" xlink:href="https://www.rfa.org/mandarin/Xinwen/4-06232023105817.html" text:style-name="Internet_20_link" text:visited-style-name="Visited_20_Internet_20_Link">
https://www.rfa.org/mandarin/Xinwen/4-06232023105817.html</text:a>
</text:p>
      <!--NEWS-->
      <text:h text:style-name="P10" text:outline-level="1">
<text:span text:style-name="T4">
移民遭人口贩运遗弃边界  希腊当局营救145人</text:span>
</text:h>
      <text:p text:style-name="P4">
Publisher: 法新社</text:p>
      <text:p text:style-name="P4">
Published Time: 2023-06-23T11:02:08+00:00</text:p>
      <text:p text:style-name="P4">
Modified Time: 2023-06-23T10:35:02+00:00</text:p>
      <text:p text:style-name="P4">
Description: （法新社雅典22日电） 希腊当局今天在艾佛罗斯河（Evros River）一座小岛救出145位受困移民，他们遭人口贩子遗弃。这条河位于希腊与土耳其的接壤处，是逃离战争和贫困的民众前往欧洲常用的路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6-23T11-02-08-00-00/000000.png" xlink:type="simple" xlink:show="embed" xlink:actuate="onLoad" draw:mime-type="image/png"/>
</draw:frame>
</text:p>
      <text:p text:style-name="P4">
「雅典通讯社」（ANA）报导，根据参与救援行动的红十字会（Red Cross）希腊分会一个单位所述，这批包含45名女性、30位孩童在内的移民「情况良好」。</text:p>
      <text:p text:style-name="P4">
这些移民的身分未被揭露，希腊警方透过声明指出，他们被来自土耳其的人口贩子遗弃在那座岛上。</text:p>
      <text:p text:style-name="P4">
雅典当局时常指控土耳其允许移民跨境进入希腊。</text:p>
      <text:p text:style-name="P4">
希腊政府本月稍早也在同一个地区救出91人，其中包括许多亚兹迪人（Yazidis），他们是说库德语（Kurdish）且主要生活在伊拉克的少数民族。</text:p>
      <text:p text:style-name="P4">
尽管有相关安全限制措施，但地中海东部地区的移民悲剧依旧不断上演。</text:p>
      <text:p text:style-name="P4">
Source: <text:a xlink:type="simple" xlink:href="https://www.rfi.fr/cn/%E5%9B%BD%E9%99%85%E6%8A%A5%E9%81%93/20230623-%E7%A7%BB%E6%B0%91%E9%81%AD%E4%BA%BA%E5%8F%A3%E8%B4%A9%E8%BF%90%E9%81%97%E5%BC%83%E8%BE%B9%E7%95%8C-%E5%B8%8C%E8%85%8A%E5%BD%93%E5%B1%80%E8%90%A5%E6%95%91145%E4%BA%BA" text:style-name="Internet_20_link" text:visited-style-name="Visited_20_Internet_20_Link">
https://www.rfi.fr/cn/%E5%9B%BD%E9%99%85%E6%8A%A5%E9%81%93/20230623-%E7%A7%BB%E6%B0%91%E9%81%AD%E4%BA%BA%E5%8F%A3%E8%B4%A9%E8%BF%90%E9%81%97%E5%BC%83%E8%BE%B9%E7%95%8C-%E5%B8%8C%E8%85%8A%E5%BD%93%E5%B1%80%E8%90%A5%E6%95%91145%E4%BA%BA</text:a>
</text:p>
      <!--NEWS-->
      <text:h text:style-name="P10" text:outline-level="1">
<text:span text:style-name="T4">
推特上的中国：美国应该联合印度应对中国的影响力吗？</text:span>
</text:h>
      <text:p text:style-name="P4">
Author: chinese@voanews.com (文灏)</text:p>
      <text:p text:style-name="P4">
Publisher: 美国之音中文网 (Type: NewsMediaOrganization)</text:p>
      <text:p text:style-name="P4">
Published Time: 2023-06-23T11:08:19+08:00</text:p>
      <text:p text:style-name="P4">
Modified Time: 2023-06-23 03:08:19Z</text:p>
      <text:p text:style-name="P4">
Description: 印度总理纳伦德拉·莫迪周四在白宫与美国总统拜登见面，并在国会发表演讲。在美中关系持续紧张之际，美国与印度的关系成为了国际关系专家们关注的重点。尽管印度被称为世界最大民主国家，但近年来该国在人权和公民社会等方面的争议让一些专家对美印联合感到些许担忧。</text:p>
      <text:p text:style-name="P4">
Videos: []</text:p>
      <text:p text:style-name="P4">
Images: []</text:p>
      <text:p text:style-name="P4">
Categories: ['亚太', '美国']</text:p>
      <text:p text:style-name="P4">
Type: None</text:p>
      <!--METADATA-->
      <text:p text:style-name="P4">
NoneNone</text:p>
      <text:p text:style-name="P4">
Source: <text:a xlink:type="simple" xlink:href="https://www.voachinese.com/a/china-on-twitter-modi-us-visit-20230622/7149058.html" text:style-name="Internet_20_link" text:visited-style-name="Visited_20_Internet_20_Link">
https://www.voachinese.com/a/china-on-twitter-modi-us-visit-20230622/7149058.html</text:a>
</text:p>
      <!--NEWS-->
      <text:h text:style-name="P10" text:outline-level="1">
<text:span text:style-name="T4">
假如拥抱梅西事件发生在德国 球迷受何处罚?</text:span>
</text:h>
      <text:p text:style-name="P4">
Author: None (Language: zh)</text:p>
      <text:p text:style-name="P4">
Publisher: None</text:p>
      <text:p text:style-name="P4">
Time: 2023-06-23T11:11:00Z</text:p>
      <text:p text:style-name="P4">
Description: 一星期前的北京工人体育场，一名中国年轻球迷闯入了阿根廷与澳大利亚友谊赛的球场中央，并与梅西等大牌球星击掌拥抱。后来他遭到了行政拘留5天的处罚。这是否有量刑过重之嫌？德国又会怎样处理此类事件？</text:p>
      <text:p text:style-name="P4">
Videos: []</text:p>
      <text:p text:style-name="P4">
Images: []</text:p>
      <text:p text:style-name="P4">
Subject: 足坛体坛</text:p>
      <text:p text:style-name="P4">
Subjects: ['梅西', '刑罚', '球迷', '中国足球']</text:p>
      <text:p text:style-name="P4">
Keywords: ['意见反馈']</text:p>
      <text:p text:style-name="P4">
ID: 66012859</text:p>
      <!--METADATA-->
      <text:p text:style-name="P4">
<text:a xlink:type="simple" xlink:href="https://www.dw.com/zh/overlay/image/article/66012859/66012045" text:style-name="Internet_20_link" text:visited-style-name="Visited_20_Internet_20_Link">
 </text:a>
</text:p>
      <text:p text:style-name="P4">
“最幸福的被捕者”</text:p>
      <text:p text:style-name="P4">
（德国之声中文网）根据多家中国媒体从权威人士处获得的消息，6月15日冲入球场中央与梅西、马丁内斯等大牌球星击掌拥抱的年轻球迷已经在6月21日获释。</text:p>
      <text:p text:style-name="P4">
当时，阿根廷在对阵澳大利亚的友谊赛中，正获得角球机会，梅西也离角球区不远。突然，不远处的一名稚气未脱的青年球迷翻阅看台栏杆，从3米高处跳下，直奔 <text:a xlink:type="simple" xlink:href="https://www.dw.com/zh/zh/梅西兩度進球-阿根廷奪世界杯冠軍/a-64144486" text:style-name="Internet_20_link" text:visited-style-name="Visited_20_Internet_20_Link">
 梅西</text:a>
并与之拥抱。此时方才反应过来的球场保安纷纷冲上前来，未料该球迷敏捷摆脱，狂奔数十米到球场的另一端，与阿根廷队门将马丁内斯击掌。此时，多名保安仍然在他身后追逐未果。该球迷反复蛇形跑位，又飞奔回到了澳大利亚半场，终因体力不支躺倒在地，方才在全场观众"牛逼"的欢呼声中被保安抬出场外。据现场观众拍摄的手机短片显示，该球迷被押送回看台后，许多观众纷纷与他合影签名留念。</text:p>
      <text:p text:style-name="P4">
尽管在赛后接受媒体采访时，这名球迷已经表示了对梅西的歉意，且梅西本人也公开表示希望警方不要对他处罚过重，但是北京朝阳警方依然在6月16日通报称，以依法对他进行行政拘留，并处以未来12个月不得进入体育场馆观看同类别比赛的处罚。</text:p>
      <text:p text:style-name="P4">
</text:p>
      <text:p text:style-name="P4">
他飘忽的跑位，晃倒了一名安保人员</text:p>
      <text:h text:style-name="P12" text:outline-level="3">
<text:span text:style-name="T4">
<text:span text:style-name="T4">
中国舆论认为量刑过重</text:span>
</text:span>
</text:h>
      <text:p text:style-name="P4">
在中国社交媒体上，有不少网民认为，行政拘留五天的处罚对于这位并未造成严重后果的年轻球迷有些量刑过重。根据现行法规，有过行政拘留记录的人将不被允许参军入伍、进入国家安全机关，而且在报考公务员时也很有可能无法通过政审。</text:p>
      <text:p text:style-name="P4">
警方对该球迷进行的处罚依据是《治安管理处罚法》第24条："有下列行为之一，扰乱文化、体育等大型群众性活动秩序的，处警告或者二百元以下罚款；情节严重的，处五日以上十日以下拘留，可以并处五百元以下罚款：（一）强行进入场内的……(六)扰乱大型群众性活动秩序的其他行为。因扰乱体育比赛秩序被处以拘留处罚的可以同时责令其十二个月内不得进入体育场馆观看同类比赛；违反规定进入体育场所的，强行带离现场"。</text:p>
      <text:p text:style-name="P4">
北京警方在通报中还称， "比赛有比赛的规则，违反规则会受到裁判员的判罚甚至得到红黄牌的警告，球迷观赛同样有观赛的规矩，行为越界必然要受到法律的处理。"</text:p>
      <text:p text:style-name="P4">
不过，中国政法大学教授赵宏在《澎湃新闻》上撰文指出，同样根据《治安管理处罚法》，要达到"情节严重，处五日以上十日以下拘留"的情形，至少应出现在场内燃放烟花爆竹、展示侮辱性标语、条幅或是围攻场内人员以及向场内投掷杂物等行为。而现在北京警方"对一个冲入赛场只是为拥抱偶像的少年直接科以最重的处罚，有违《行政处罚法》所规定'设定和实施行政处罚必须以事实为依据，与违法行为的事实、性质、情节以及社会危害程度相当'的过罚相当原则。"赵宏认为，即便警方考虑要借此案起到预防未来发生类似事件之作用，但鉴于该球迷赛后第一时间就对主办方和公众表示歉意、梅西本人也表示谅解，因此警方本可以采用警告、罚款等更轻的处罚方式。而且"如果大众都能普遍宽容这个自由奔放的少年，也就没理由认为可以通过惩罚来警示其他潜在的'违法者'效仿其行为。"</text:p>
      <text:p text:style-name="P4">
</text:p>
      <text:p text:style-name="P4">
拥抱5秒 拘留5天</text:p>
      <text:h text:style-name="P12" text:outline-level="3">
<text:span text:style-name="T4">
<text:span text:style-name="T4">
德国如何处理类似事件？</text:span>
</text:span>
</text:h>
      <text:p text:style-name="P4">
在德国，球迷 <text:a xlink:type="simple" xlink:href="https://www.dw.com/zh/zh/温布利球场-无票球迷硬闯入场/a-58238154" text:style-name="Internet_20_link" text:visited-style-name="Visited_20_Internet_20_Link">
 擅闯球场 </text:a>
但是没有造成明显的财务损失、人身伤害的行为，通常会依据《德国刑法典》第123条"非法破坏领地安宁罪"来量刑。尽管该法条最高量刑是一年监禁，但是近年来擅闯球场的球迷通常只会面临"若干天收入"之罚款，相当于数百欧元。</text:p>
      <text:p text:style-name="P4">
不过，擅闯球场的球迷并非缴纳数百欧元即可万事大吉。当事球队、尤其是主场球队，还会遭到德国足协、德国联赛委员会、欧足联、国际足联等主管机构的罚款，动辄数万欧元，理由则是没有做好比赛现场的安保工作，导致球迷擅闯球场事件发生。而遭到巨额罚款的球队，通常也会随即依据《民法典》要求球迷等额赔偿。2006年德乙联赛的一次擅闯球场事件，常常在司法界被认作是经典判例：球迷擅闯球场事件发生后，德国足协对汉莎罗斯托克队处以2万欧元之罚款，认为其安保不力。随后，汉莎罗斯托克队前去法院对当事球迷提起民事诉讼。法庭最后支持了原告的要求，判决被告赔偿2万欧元，因为后者确实对球队造成了经济损失。</text:p>
      <text:p text:style-name="P4">
此外，如果当事球迷不能支付"非法破坏领地安宁罪"的数百欧元罚款，则会遭到"罚款替代监禁"之处罚。根据《德国刑法典》第43条的规定，相当于当事人一天收入的罚款，折合为一天刑期。德国联邦议会6月22日刚刚通过一份议案，今后"罚款替代监禁"的刑期将会减半。</text:p>
      <text:p text:style-name="P4">
Source: <text:a xlink:type="simple" xlink:href="https://www.dw.com/zh/假如拥抱梅西事件发生在德国-球迷受何处罚/a-66012859" text:style-name="Internet_20_link" text:visited-style-name="Visited_20_Internet_20_Link">
https://www.dw.com/zh/假如拥抱梅西事件发生在德国-球迷受何处罚/a-66012859?maca=chi-rss-chi-all-1127-rdf</text:a>
</text:p>
      <!--NEWS-->
      <text:h text:style-name="P10" text:outline-level="1">
<text:span text:style-name="T4">
不久前才认罪 拜登儿受邀出席白宫印度总理国宴</text:span>
</text:h>
      <text:p text:style-name="P4">
Publisher: 法新社</text:p>
      <text:p text:style-name="P4">
Published Time: 2023-06-23T11:32:09+00:00</text:p>
      <text:p text:style-name="P4">
Modified Time: 2023-06-23T11:05:02+00:00</text:p>
      <text:p text:style-name="P4">
Description: （法新社华盛顿22日电） 美国总统拜登今晚设国宴款待来访的印度总理莫迪（Narendra Modi），数天前才同意对数项联邦罪名认罪的拜登儿子韩特（Hun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23T11-32-09-00-00/000000.png" xlink:type="simple" xlink:show="embed" xlink:actuate="onLoad" draw:mime-type="image/png"/>
</draw:frame>
</text:p>
      <text:p text:style-name="P4">
根据白宫发布的名单，韩特与妻子柯恩（MelissaCohen）、拜登与第一夫人吉儿（Jill）所生的女儿艾希礼（Ashley），以及去年在白宫举行婚礼的拜登孙女娜欧蜜（Naomi），都在接近400人的获邀宾客当中。</text:p>
      <text:p text:style-name="P4">
韩特是拜登首段婚姻唯一仍存活的子女。拜登的前妻与两人的幼女1972年在同一场车祸中丧命，大儿子波伊（Beau）2015年因脑癌病逝。</text:p>
      <text:p text:style-name="P4">
韩特本周针对2项税务相关联邦起诉罪名认罪，并承认即使自己有服用毒品历史仍非法持有枪枝，触犯「管制药物使用者或成瘾者拥有枪械」罪名。韩特曾出书及公开大谈与古柯硷毒瘾的奋战。他预定7月26日出庭。</text:p>
      <text:p text:style-name="P4">
美国检方20日宣布韩特与司法部达成认罪协议后，拜登告诉媒体记者，他对儿子感到「非常骄傲」。</text:p>
      <text:p text:style-name="P4">
这场国宴还有不少印度裔美籍显赫人士获邀，包括Google母公司Alphabet的执行长皮查伊（SundarPichai）与微软（Microsoft）执行长纳德拉（Satya Nadella）。</text:p>
      <text:p text:style-name="P4">
其他贵宾包括苹果公司（Apple Inc.）执行长库克（Tim Cook）、印度裔好莱坞电影导演奈沙马兰（M. NightShyamalan）及时装设计师雷夫罗伦（Ralph Lauren）。</text:p>
      <text:p text:style-name="P4">
Source: <text:a xlink:type="simple" xlink:href="https://www.rfi.fr/cn/%E5%9B%BD%E9%99%85%E6%8A%A5%E9%81%93/20230623-%E4%B8%8D%E4%B9%85%E5%89%8D%E6%89%8D%E8%AE%A4%E7%BD%AA-%E6%8B%9C%E7%99%BB%E5%84%BF%E5%8F%97%E9%82%80%E5%87%BA%E5%B8%AD%E7%99%BD%E5%AE%AB%E5%8D%B0%E5%BA%A6%E6%80%BB%E7%90%86%E5%9B%BD%E5%AE%B4" text:style-name="Internet_20_link" text:visited-style-name="Visited_20_Internet_20_Link">
https://www.rfi.fr/cn/%E5%9B%BD%E9%99%85%E6%8A%A5%E9%81%93/20230623-%E4%B8%8D%E4%B9%85%E5%89%8D%E6%89%8D%E8%AE%A4%E7%BD%AA-%E6%8B%9C%E7%99%BB%E5%84%BF%E5%8F%97%E9%82%80%E5%87%BA%E5%B8%AD%E7%99%BD%E5%AE%AB%E5%8D%B0%E5%BA%A6%E6%80%BB%E7%90%86%E5%9B%BD%E5%AE%B4</text:a>
</text:p>
      <!--NEWS-->
      <text:h text:style-name="P10" text:outline-level="1">
<text:span text:style-name="T4">
学运领袖季风遭严密监控　北京贵阳无容身之处</text:span>
</text:h>
      <text:p text:style-name="P4">
Author: None</text:p>
      <text:p text:style-name="P4">
Publisher: Radio Free Asia (Organization)</text:p>
      <text:p text:style-name="P4">
Published Time: 2023-06-23T11:33:00-04:00</text:p>
      <text:p text:style-name="P4">
Modified Time: 2023-06-23T13:31:46-04:00</text:p>
      <text:p text:style-name="P4">
Description: None</text:p>
      <text:p text:style-name="P4">
Videos: []</text:p>
      <text:p text:style-name="P4">
Audios: ["<text:a xlink:type="simple" xlink:href="https://www.rfa.org/mandarin/yataibaodao/renquanfazhi/gf-06232023102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5.125697in" draw:z-index="0">
<draw:image xlink:href="../Images/rfamandarin/2023-06-23T11-33-00-04-00/000000.png" xlink:type="simple" xlink:show="embed" xlink:actuate="onLoad" draw:mime-type="image/png"/>
</draw:frame>
 八九学运领袖季风被贵州国保严密监控 <text:a xlink:type="simple" xlink:href="https://www.rfa.org/mandarin/yataibaodao/renquanfazhi/gf-06232023102222.html/@@images/image" text:style-name="Internet_20_link" text:visited-style-name="Visited_20_Internet_20_Link">
</text:a>
季风独家提供，拍摄日期不详  <text:a xlink:type="simple" xlink:href="https://www.rfa.org/mandarin/yataibaodao/renquanfazhi/gf-06232023102222.html/@@stream" text:style-name="Internet_20_link" text:visited-style-name="Visited_20_Internet_20_Link">
Audio-1-Link：https://www.rfa.org/mandarin/yataibaodao/renquanfazhi/gf-06232023102222.html/@@stream</text:a>
</text:p>
      <text:p text:style-name="P4">
在今年六四周年纪念前夕被北京当局驱逐逼迁的八九学运领袖季风，被迫离开北京后，流浪到贵州，但仍遭遇同样命运。当地国保阻止他在省会贵阳停留，并强迫他回到偏远的老家。</text:p>
      <text:p text:style-name="P4">
<text:a xlink:type="simple" xlink:href="https://www.rfa.org/mandarin/yataibaodao/renquanfazhi/gt-06022023021308.html" text:style-name="Internet_20_link" text:visited-style-name="Visited_20_Internet_20_Link">
 <text:span text:style-name="T4">
"六四"34周年 异议人士被上岗被旅游</text:span>
 </text:a>
  * <text:span text:style-name="T4">
<text:a xlink:type="simple" xlink:href="https://www.rfa.org/mandarin/yataibaodao/renquanfazhi/ec-04272023042944.html" text:style-name="Internet_20_link" text:visited-style-name="Visited_20_Internet_20_Link">
 北京驱赶维权人士 王全璋住家遭断水断电 </text:a>
 </text:span>
</text:p>
      <text:p text:style-name="P4">
自从上月被北京当局驱逐后，八九学运领袖季风到处流浪。近期他回到户籍所在的贵州散心，当局的监控丝毫没有放松，不准他在省会贵阳长时间逗留，更强迫他返回偏远的老家。</text:p>
      <text:p text:style-name="P4">
季风：“我现在在贵州也是数一数二数三的（异议人士）。它现在想把我逼到我家乡所在的县城，就是遵义市下面的桐梓县。遵义市的国保对我是很客气的，挺好的，但是不让我到省城，说省城有敏感人物。他们连我舅舅也不让见。”</text:p>
      <text:p text:style-name="P4">
近日季风曾在贵阳市一位朋友家里暂住，但即使他保持低调，国保仍然如影随形。</text:p>
      <text:p text:style-name="P4">
季风：“把我朋友带到派出所，让我朋友带他们到他家里，再把我请到派出所。贵阳市国保的一个头带了七八个人，阵仗很吓人的。我就告诉他你们抓我呀，你们把我的朋友都吓住了。他拿我没办法就找别人，这是我最不愿意的。不能因为朋友跟我见个面，就无限期受到骚扰、警告、恐吓。”</text:p>
      <text:p text:style-name="P4">
<text:span text:style-name="T4">
贵阳朋友因接待季风被带到派出所</text:span>
</text:p>
      <text:p text:style-name="P4">
季风引述贵阳国保的话说，季风本人是自由的，但谁敢见他，后果自负。</text:p>
      <text:p text:style-name="P4">
季风在八九学运期间曾出任贵州大学“高自联”主席。近年一直住在北京。北京独立媒体人高瑜表示，季风本来在北京通州宋庄找到新房子。当局上月却对他表明，北京容不下他。</text:p>
      <text:p text:style-name="P4">
高瑜：“警方出面让房主取消他居住。现在也通知他赶快搬出去，说只能搁一些家具。北京警察跟他说，可以到（河北）燕郊，我们帮你租房。他当时不同意，被迫离开北京。五月份开始就到处流浪。”</text:p>
      <text:p text:style-name="P4">
独立媒体人高瑜（图）把季风的遭遇与被驱逐的709受害律师相提并论（高瑜独家提供，拍摄日期不详）  <text:a xlink:type="simple" xlink:href="https://www.rfa.org/mandarin/yataibaodao/renquanfazhi/gf-06232023102222.html/m0623gf-2.png" text:style-name="Internet_20_link" text:visited-style-name="Visited_20_Internet_20_Link">
</text:a>
</text:p>
      <text:p text:style-name="P4">
高瑜认为，季风的遭遇与709案受害律师王全璋和李和平类似，相信当局是基于相同考量驱逐他们。</text:p>
      <text:p text:style-name="P4">
高瑜：“给你安排到越偏僻的地方，让你影响越小。他一个人，不像李和平、王全璋，他（季风）还能走得远一些，像拖家带口的就非常麻烦。”</text:p>
      <text:p text:style-name="P4">
目前身在湖南的季风透露，流浪之旅的下一站很可能是深圳。按照计划，自己在夏季结束前会前往邻近北京的河北燕郊，重新建立家园。</text:p>
      <text:p text:style-name="P4">
记者：高锋 责编：陈美华、嘉远 网编：洪伟</text:p>
      <text:p text:style-name="P4">
Source: <text:a xlink:type="simple" xlink:href="https://www.rfa.org/mandarin/yataibaodao/renquanfazhi/gf-06232023102222.html" text:style-name="Internet_20_link" text:visited-style-name="Visited_20_Internet_20_Link">
https://www.rfa.org/mandarin/yataibaodao/renquanfazhi/gf-06232023102222.html</text:a>
</text:p>
      <!--NEWS-->
      <text:h text:style-name="P10" text:outline-level="1">
<text:span text:style-name="T4">
MeToo从台湾延烧 多名中国人权律师被控性侵</text:span>
</text:h>
      <text:p text:style-name="P4">
Author: None (Language: zh)</text:p>
      <text:p text:style-name="P4">
Publisher: None</text:p>
      <text:p text:style-name="P4">
Time: 2023-06-23T11:35:00Z</text:p>
      <text:p text:style-name="P4">
Description: Me Too议题在台湾社会持续引发关注，受到指控的对象已经从演艺圈、政界人士扩展到其他领域。近日，多名女性指称在与中国维权律师圈的接触中，遭遇过性侵。</text:p>
      <text:p text:style-name="P4">
Videos: []</text:p>
      <text:p text:style-name="P4">
Images: []</text:p>
      <text:p text:style-name="P4">
Subject: 时政风云</text:p>
      <text:p text:style-name="P4">
Subjects: ['滕彪', '岛屿主权争端', '马英九', '专题报道：全景观看“习马会”', '专题报道：2016年台湾大选', '科隆', '台湾', '六四事件']</text:p>
      <text:p text:style-name="P4">
Keywords: ['MeToo', '台湾', '滕彪', '维权律师', '民运', '性侵', '骚扰']</text:p>
      <text:p text:style-name="P4">
ID: 66013233</text:p>
      <!--METADATA-->
      <text:p text:style-name="P4">
<text:a xlink:type="simple" xlink:href="https://www.dw.com/zh/overlay/image/article/66013233/46380050" text:style-name="Internet_20_link" text:visited-style-name="Visited_20_Internet_20_Link">
 </text:a>
</text:p>
      <text:p text:style-name="P4">
（德国之声中文网）旅美的原中国人权律师 <text:a xlink:type="simple" xlink:href="https://www.dw.com/zh/zh/滕彪/t-41560919" text:style-name="Internet_20_link" text:visited-style-name="Visited_20_Internet_20_Link">
 滕彪 </text:a>
本周三（6月21日）在推特上发表声明，为自己多年前曾对一名台湾女性的错误举动道歉。滕彪承认，2016年在印度达兰萨拉的一次会议期间，他在酒店房间对这位女性媒体工作者做出非礼之举。他表示自己已私下道歉，现在则为给对方造成的伤害公开致歉。</text:p>
      <text:p text:style-name="P4">
化名"心语"的当事女性随即接受台湾媒体"菱传媒"采访，对滕彪的部分说法予以驳斥。她说："滕彪这种行为已经不是性骚扰，而是强暴未遂。"心语称自己当时奋力反抗才得以逃离。</text:p>
      <text:p text:style-name="P4">
报道称，心语多年來一直向滕彪要求道歉，但一直到 <text:a xlink:type="simple" xlink:href="https://www.dw.com/zh/zh/台灣metoo延燒-下一步是什麼/a-65896549" text:style-name="Internet_20_link" text:visited-style-name="Visited_20_Internet_20_Link">
 台湾近期MeToo风暴 </text:a>
延烧，滕彪才同意用公开声明的方式发表道歉。心语说，自己事先看了道歉声明后，要求加上"強暴未遂"字樣，但滕彪沒有回应，并于6月21日在推特发布。</text:p>
      <text:p text:style-name="P4">
滕彪在声明中说，"那是一场异常笨拙的求爱，但心语女士的感受并不相同，我完全尊重她的感受。"他还说，自己当时的做法是"不可接受和不可原谅的"。</text:p>
      <text:p text:style-name="P4">
心语则在采访中对滕彪未经其同意发布声明表示愤怒，并反驳了"求爱"的说法，并称"印度达兰萨拉事件过后，他还曾骚扰过我几次。"</text:p>
      <text:p text:style-name="P4">
滕彪此后在回复BBC问询时表示，他有"强有力的证据，（显示）强奸未遂的指控是毫无根据的"，但没有具体说明。报道称，滕彪在发布道歉声明后，辞去了在两个人权组织的职务。</text:p>
      <text:p text:style-name="P4">
<text:a xlink:type="simple" xlink:href="https://www.dw.com/zh/zh/六四週年之際-王丹陷性騷風暴/a-65818250" text:style-name="Internet_20_link" text:visited-style-name="Visited_20_Internet_20_Link">
 六四週年之際 王丹陷性騷風暴 </text:a>
延申阅读：六四週年之際 王丹陷性騷風暴</text:p>
      <text:h text:style-name="P12" text:outline-level="3">
<text:span text:style-name="T4">
谁应该顾大局？</text:span>
</text:h>
      <text:p text:style-name="P4">
这一事件被公开后，相继有更多的女性在社交媒体上透露自己在与中国大陆维权人士的接触中曾有类似经历。目前被当局关押的湖南公益人士程渊的妻子施明磊发推称，2020年自己在为狱中的丈夫抗争期间，遭遇人权律师邓林华性骚扰。</text:p>
      <text:p text:style-name="P4">
现居美国的原女权活动人士、记者赵思乐也发文称，人权律师王秋实在2015年代理一个大型政治案件期间，曾骚扰多名被捕者家属，并对她性侵。</text:p>
      <text:p text:style-name="P4">
</text:p>
      <text:p text:style-name="P4">
台湾MeToo运动延烧，扩大到中国的民运、维权人士圈</text:p>
      <text:p text:style-name="P4">
化名"考拉"的赵威则在脸书上发文，称自己2015年在广州一家酒店遭公民记者朱瑞峰性侵。赵威曾是维权律师李和平的助理，本人曾被控"涉嫌煽动颠覆国家政权"的罪名入狱一年。</text:p>
      <text:p text:style-name="P4">
赵思乐在脸书贴文中指出，受害者在向周围的人讲述遭遇，得到的往往是所谓应该"顾全大局"的回应，然而"到头來，我们的忍耐换來了什么？如果中国民主运动需要通过男人压迫女人來完成，它不值得成功。"</text:p>
      <text:p text:style-name="P4">
据心语在接受采访时介绍，当年自己曾向参加同一会议的知名民运人士杨建利求助，但是"杨建利得知此事后，不但沒接住我，还严厉指责我为何给他捅娄子"。对此，"公民力量"创办人杨建利6月21日在推特发表声明,为他的错误向心语道歉。杨建利表示，作为团队的负责人"躲避责任没有给心语应有的救援"，而是"不问青红皂白地假定心语对此事负有一定的责任，……给她造成了很深的伤害"。他还承认，"意识到自己长期对女权、米兔等议题不够重视"。</text:p>
      <text:p text:style-name="P4">
赵威则在贴文中写道："我不认为一个群体中，发生了性暴力事件就可以抹黑到一个群体，相反，如果一个群体对性暴力持包容态度，那才是对群体的抹黑。"</text:p>
      <text:p text:style-name="P4">
（综合报道）</text:p>
      <text:p text:style-name="P4">
Source: <text:a xlink:type="simple" xlink:href="https://www.dw.com/zh/metoo从台湾延烧-多名中国人权律师被控性侵/a-66013233" text:style-name="Internet_20_link" text:visited-style-name="Visited_20_Internet_20_Link">
https://www.dw.com/zh/metoo从台湾延烧-多名中国人权律师被控性侵/a-66013233?maca=chi-rss-chi-all-1127-rdf</text:a>
</text:p>
      <!--NEWS-->
      <text:h text:style-name="P10" text:outline-level="1">
<text:span text:style-name="T4">
马国法庭判公正党胜诉 祖莱达须赔偿1000万令吉</text:span>
</text:h>
      <text:p text:style-name="P4">
Author: 联合早报 (Person)</text:p>
      <text:p text:style-name="P4">
Publisher: 联合早报 (Organization)</text:p>
      <text:p text:style-name="P4">
Published Time: 2023-06-23T11:49</text:p>
      <text:p text:style-name="P4">
Modified Time: 2023-06-23T14:08</text:p>
      <text:p text:style-name="P4">
Description: 马来西亚人民公正党对前公正党副主席祖莱达叛党兴讼索偿，吉隆坡高庭裁定公正党胜诉，祖莱达必须向公正党赔偿1000万令吉（约288万3000新元）。“当今大马”报道，公正党代表律师纳夫...</text:p>
      <text:p text:style-name="P4">
Videos: []</text:p>
      <text:p text:style-name="P4">
Audios: []</text:p>
      <text:p text:style-name="P4">
Images: []</text:p>
      <text:p text:style-name="P4">
Type: NewsArticle</text:p>
      <text:p text:style-name="P4">
Breadcrumbs: ['即时', '国际']</text:p>
      <text:p text:style-name="P4">
Keywords: ['马来西亚', '人民公正党', '土著团结党', '赔偿']</text:p>
      <!--METADATA-->
      <text:p text:style-name="P4">
马来西亚人民公正党对前公正党副主席祖莱达叛党兴讼索偿，吉隆坡高庭裁定公正党胜诉，祖莱达必须向公正党赔偿1000万令吉（约288万3000新元）。</text:p>
      <text:p text:style-name="P4">
“当今大马”报道，公正党代表律师纳夫珀雷星（Navpreet Singh）证实，吉隆坡民事高庭法官阿达尔星期五（6月23日）在线上聆讯中作此裁决。</text:p>
      <text:p text:style-name="P4">
2020年2月喜来登政变发生后，祖莱达与时任公正党署理主席阿兹敏等国会议员一起退出公正党，加入土著团结党，导致马哈迪领导的希盟政府倒台。祖莱达退出公正党前兼任公正党妇女组主席。</text:p>
      <text:p text:style-name="P4">
同年10月，公正党援引祖莱达在2018年大选前签订的“契约”条款，向法院提起诉讼，向祖莱达索取1000万令吉，作为叛党赔偿。</text:p>
      <text:p text:style-name="P4">
时任公正党总秘书赛夫丁称，公正党为宣传党名和党标志耗资不菲，祖莱达当时使用公正党标志参选，称公正党为她提供了“超过1000万令吉的实用价值”。</text:p>
      <text:p text:style-name="P4">
除祖莱达外，阿兹敏等退出公正党的国会议员也面临索偿官司。据悉，阿兹敏面对2000万令吉的索偿额。</text:p>
      <text:p text:style-name="P4">
祖莱达于2022年5月退出土团党，另组全民党。</text:p>
      <text:p text:style-name="P4">
Source: <text:a xlink:type="simple" xlink:href="https://www.zaobao.com.sg/realtime/world/story20230623-1407031" text:style-name="Internet_20_link" text:visited-style-name="Visited_20_Internet_20_Link">
https://www.zaobao.com.sg/realtime/world/story20230623-1407031</text:a>
</text:p>
      <!--NEWS-->
      <text:h text:style-name="P10" text:outline-level="1">
<text:span text:style-name="T4">
乌克兰水坝溃决后 赫松市居民返回残破家园</text:span>
</text:h>
      <text:p text:style-name="P4">
Publisher: 法新社</text:p>
      <text:p text:style-name="P4">
Published Time: 2023-06-23T12:02:08+00:00</text:p>
      <text:p text:style-name="P4">
Modified Time: 2023-06-23T11:35:02+00:00</text:p>
      <text:p text:style-name="P4">
Description: （法新社赫松23日电） 乌克兰南部的卡科夫卡水坝本月初溃堤，造成至少数十人丧命。乌国女子皮夫涅娃在灾后返回赫松市被洪水摧残的家，她无助地表示，「现在我一无所有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23T12-02-08-00-00/000000.png" xlink:type="simple" xlink:show="embed" xlink:actuate="onLoad" draw:mime-type="image/png"/>
</draw:frame>
</text:p>
      <text:p text:style-name="P4">
基辅当局指控俄国军队炸毁第聂伯河（Dnipro River）上的卡科夫卡水坝，俄方则指控是乌克兰所为。</text:p>
      <text:p text:style-name="P4">
水坝溃堤之际，皮夫涅娃（TetianaPivneva）和她的2名孩子正在200公里外的敖德萨（Odesa）。她于这个星期返家，但依然不知道该如何处理家园被毁的状况。</text:p>
      <text:p text:style-name="P4">
这位41岁的单亲妈妈说：「无法用言语形容，我哭了好几天。就算事发当时我人在这里，也无能为力。水势根本难以阻挡。」由于大坝溃决，附近的第聂伯河水位上涨了数公尺。</text:p>
      <text:p text:style-name="P4">
在朋友的协助下，皮夫涅娃正在清理她的家，走在覆盖地板的泥浆上。</text:p>
      <text:p text:style-name="P4">
皮夫涅娃叹了口气说：「这里有2个行李箱，里面装着从敖德萨带来的东西，还有2名孩子、1只猫和1只狗。我只剩这些了。」</text:p>
      <text:p text:style-name="P4">
一对退休夫妇伊戈尔（Igor）和娜塔莉亚（Natalia）也无视危险警告而回到赫松市的家中，以「试图挽救还能拯救的东西」。</text:p>
      <text:p text:style-name="P4">
娜塔莉亚表示：「我们没有力量可以重建房子，也没有钱。我不知道我们该怎么办。」</text:p>
      <text:p text:style-name="P4">
这对夫妇正设法联系相关当局，以登记洪灾受害者的身分，如此他们才能接受国家援助。</text:p>
      <text:p text:style-name="P4">
Source: <text:a xlink:type="simple" xlink:href="https://www.rfi.fr/cn/%E5%9B%BD%E9%99%85%E6%8A%A5%E9%81%93/20230623-%E4%B9%8C%E5%85%8B%E5%85%B0%E6%B0%B4%E5%9D%9D%E6%BA%83%E5%86%B3%E5%90%8E-%E8%B5%AB%E6%9D%BE%E5%B8%82%E5%B1%85%E6%B0%91%E8%BF%94%E5%9B%9E%E6%AE%8B%E7%A0%B4%E5%AE%B6%E5%9B%AD" text:style-name="Internet_20_link" text:visited-style-name="Visited_20_Internet_20_Link">
https://www.rfi.fr/cn/%E5%9B%BD%E9%99%85%E6%8A%A5%E9%81%93/20230623-%E4%B9%8C%E5%85%8B%E5%85%B0%E6%B0%B4%E5%9D%9D%E6%BA%83%E5%86%B3%E5%90%8E-%E8%B5%AB%E6%9D%BE%E5%B8%82%E5%B1%85%E6%B0%91%E8%BF%94%E5%9B%9E%E6%AE%8B%E7%A0%B4%E5%AE%B6%E5%9B%AD</text:a>
</text:p>
      <!--NEWS-->
      <text:h text:style-name="P10" text:outline-level="1">
<text:span text:style-name="T4">
专栏 | 劳工通讯：深圳市光明区玉塘街道长圳社区宇顺电子股份有限公司劳资冲突 (四)</text:span>
</text:h>
      <text:p text:style-name="P4">
Author: None</text:p>
      <text:p text:style-name="P4">
Publisher: Radio Free Asia (Organization)</text:p>
      <text:p text:style-name="P4">
Published Time: 2023-06-23T12:15:12-04:00</text:p>
      <text:p text:style-name="P4">
Modified Time: 2023-06-23T12:15:12-04:00</text:p>
      <text:p text:style-name="P4">
Description: None</text:p>
      <text:p text:style-name="P4">
Videos: []</text:p>
      <text:p text:style-name="P4">
Audios: ["<text:a xlink:type="simple" xlink:href="https://www.rfa.org/mandarin/zhuanlan/laogongtongxun/hdf-062320230913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645512in" draw:z-index="0">
<draw:image xlink:href="../Images/rfamandarin/2023-06-23T12-15-12-04-00/000000.png" xlink:type="simple" xlink:show="embed" xlink:actuate="onLoad" draw:mime-type="image/png"/>
</draw:frame>
 <text:a xlink:type="simple" xlink:href="https://www.rfa.org/mandarin/zhuanlan/laogongtongxun/hdf-06232023091330.html/@@images/image" text:style-name="Internet_20_link" text:visited-style-name="Visited_20_Internet_20_Link">
</text:a>
Photo: RFA  <text:a xlink:type="simple" xlink:href="https://www.rfa.org/mandarin/zhuanlan/laogongtongxun/hdf-06232023091330.html/@@stream" text:style-name="Internet_20_link" text:visited-style-name="Visited_20_Internet_20_Link">
Audio-1-Link：https://www.rfa.org/mandarin/zhuanlan/laogongtongxun/hdf-06232023091330.html/@@stream</text:a>
</text:p>
      <text:p text:style-name="P4">
今年五一劳动节刚过，位于深圳光明区玉塘街道长圳社区的宇顺电子股份有限公司发生劳资冲突，原因是工厂被当地社区限期搬迁，工人对工厂给出的补偿方案不满，便 <text:a xlink:type="simple" xlink:href="https://maps.clb.org.hk/" text:style-name="Internet_20_link" text:visited-style-name="Visited_20_Internet_20_Link">
聚集到长圳社区党群服务中心求助</text:a>
。</text:p>
      <text:p text:style-name="P4">
有工人从现场发出 <text:a xlink:type="simple" xlink:href="https://www.douyin.com/video/7232096082895981824" text:style-name="Internet_20_link" text:visited-style-name="Visited_20_Internet_20_Link">
 视频 </text:a>
，镜头从长圳社区“党群服务中心”和“新时代文明实践站”的牌子，缓缓移向楼顶上的五星红旗，工人的画外音说：看到没有，五星红旗飘的很高啊！</text:p>
      <text:p text:style-name="P4">
<text:a xlink:type="simple" xlink:href="http://www.szsuccess.com.cn/yxwl/index_13.aspx" text:style-name="Internet_20_link" text:visited-style-name="Visited_20_Internet_20_Link">
 宇顺电子股份有限公司 </text:a>
2004年成立，2009年A股上市。</text:p>
      <text:p text:style-name="P4">
早在4年前， <text:a xlink:type="simple" xlink:href="https://guba.eastmoney.com/o/news,qa,1202796272.html" text:style-name="Internet_20_link" text:visited-style-name="Visited_20_Internet_20_Link">
 2019年，宇顺厂便收到长圳社区发出书面通知</text:a>
，要在3年内搬迁。三年后，去年2月，企业又收到长圳社区书面通知，要求在去年5月31日前清理完租赁关系，8月10号腾空厂房。而宇顺厂的厂房租约到2024年7月才到期。</text:p>
      <text:p text:style-name="P4">
那么，从2019年企业第一次收到社区搬迁通知至今差不多4年期间，宇顺厂工会有没有代表员工跟厂方就补偿方案进行过协商谈判呢？</text:p>
      <text:p text:style-name="P4">
另外，主持工厂搬迁的是长圳社区，而长圳社区工会服务中心跟社区党群服务中心一起办公。那么，长圳社区工会有没有就这一有可能影响工人权益的搬迁计划，与社区服务中心进行协商，以确保员工利益在搬迁过程中能够得到保障呢？</text:p>
      <text:p text:style-name="P4">
尤其是，长圳社区要求宇顺厂在租约到期前搬迁，势必影响工厂的经营，从而影响企业对工人做出合理补偿的能力。长圳社区工会有没有代表宇顺厂工人参与企业跟长圳社区的协商，建议长圳社区就提早中止租约对企业做出额外补偿，以确保企业有能力对工人做出合理补偿呢？</text:p>
      <text:p text:style-name="P4">
再有，当工人们已经聚集到长圳社区党群服务中心（与长圳社区工会一起办公）求助的时候，社区工会有没有出面代表工人，跟社区和厂方协商谈判呢？</text:p>
      <text:p text:style-name="P4">
半年前，2022年12月13日，宇顺股份有限公司曾就本次搬迁发出 <text:a xlink:type="simple" xlink:href="https://pdf.dfcfw.com/pdf/H2_AN202212121581022248_1.pdf" text:style-name="Internet_20_link" text:visited-style-name="Visited_20_Internet_20_Link">
 公告</text:a>
，其中提到，员工将跟随厂区搬迁，未跟随厂区搬迁人员，公司将按劳动法有关规定合法终止劳动关系。</text:p>
      <text:p text:style-name="P4">
那么，在此后半年多时间里，长圳社区工会、玉塘街道工会、光明区工会以至于深圳市总工会，各自为避免事态激化做过些什么呢？</text:p>
      <text:p text:style-name="P4">
资料显示，玉塘街道总工会去年曾经公布过一个耗资17万元的购买法律服务 <text:a xlink:type="simple" xlink:href="http://www.szgm.gov.cn/xxgk/xqgwhxxgkml/gzgg/content/post_10136621.html" text:style-name="Internet_20_link" text:visited-style-name="Visited_20_Internet_20_Link">
 工作方案</text:a>
。这一方案9月公布，10月启动，目标是到2022年底，全街道一级、二级社区工会法律顾问覆盖率达到100%，还要协助重点企业工会参与劳动法律监督，构建多形式、多层级的劳资沟通协商机制。</text:p>
      <text:p text:style-name="P4">
那么，玉塘街道总工会有没有按照自己制定和公布的工作方案，协助宇顺电子有限公司工会与厂方协商搬迁补偿方案呢？</text:p>
      <text:p text:style-name="P4">
还有一件事，去年6月， <text:a xlink:type="simple" xlink:href="https://guba.eastmoney.com/o/news,qa,1202796272.html" text:style-name="Internet_20_link" text:visited-style-name="Visited_20_Internet_20_Link">
 宇顺厂50多名工人曾投诉</text:a>
到深圳市住房公积金管理中心，说厂方一直没给一线生产工人缴纳住房公积金。那次工人去公积金管理中心投诉前，有没有来找工会求助，要求工会代表工人跟企业通过协商完成补缴呢？</text:p>
      <text:p text:style-name="P4">
宇顺厂成立19年、上市14年，不给一线工人缴纳住房公积金，企业工会、长圳社区工会、玉塘街道工会、光明去工会对此知情吗？</text:p>
      <text:p text:style-name="P4">
请听我就这些问题，跟长圳社区工作人员的谈话。</text:p>
      <text:p text:style-name="P4">
Source: <text:a xlink:type="simple" xlink:href="https://www.rfa.org/mandarin/zhuanlan/laogongtongxun/hdf-06232023091330.html" text:style-name="Internet_20_link" text:visited-style-name="Visited_20_Internet_20_Link">
https://www.rfa.org/mandarin/zhuanlan/laogongtongxun/hdf-06232023091330.html</text:a>
</text:p>
      <!--NEWS-->
      <text:h text:style-name="P10" text:outline-level="1">
<text:span text:style-name="T4">
西方国家投入数十亿美元重建饱受战争蹂躏的乌克兰</text:span>
</text:h>
      <text:p text:style-name="P4">
Author: 半岛电视台＋通讯社</text:p>
      <text:p text:style-name="P4">
Publisher: Al Jazeera</text:p>
      <text:p text:style-name="P4">
Published Time: 2023-06-23T12:43:32</text:p>
      <text:p text:style-name="P4">
Modified Time: 2023-06-23T12:43:32</text:p>
      <text:p text:style-name="P4">
Description: 外国捐助者已承诺在多年时间内向乌克兰提供 600 亿欧元（660 亿美元），以帮助该国在俄罗斯 2022 年 2 月入侵后进行重建。</text:p>
      <text:p text:style-name="P4">
Images: ["<text:a xlink:type="simple" xlink:href="https://chinese.aljazeera.net/wp-content/uploads/2023/06/1-1687523815.png" text:style-name="Internet_20_link" text:visited-style-name="Visited_20_Internet_20_Link">
1-1687523815.png</text:a>
", "<text:a xlink:type="simple" xlink:href="https://chinese.aljazeera.net/wp-content/uploads/2023/06/1-1687523857.png" text:style-name="Internet_20_link" text:visited-style-name="Visited_20_Internet_20_Link">
1-1687523857.png</text:a>
"]</text:p>
      <text:p text:style-name="P4">
Topics: ['乌克兰战争', '军事', '政治', '新闻']</text:p>
      <text:p text:style-name="P4">
Keywords: ['乌克兰战争', '军事', '政治', '新闻', '乌克兰', '欧洲']</text:p>
      <text:p text:style-name="P4">
Type: Article</text:p>
      <!--METADATA-->
      <text:p text:style-name="P4">
<draw:frame draw:style-name="fr1" draw:name="Image159" text:anchor-type="as-char" svg:width="6.9236in" svg:height="4.612736in" draw:z-index="0">
<draw:image xlink:href="../Images/Aljazeera Chinese/2023-06-23T12-43-32/1-1687523815.png" xlink:type="simple" xlink:show="embed" xlink:actuate="onLoad" draw:mime-type="image/png"/>
</draw:frame>
 俄罗斯导弹将房屋夷为废墟（美联社）</text:p>
      <text:p text:style-name="P4">
外国捐助者已承诺在多年时间内向乌克兰提供 600 亿欧元（660 亿美元），以帮助该国在俄罗斯 2022 年 2 月入侵后进行重建。</text:p>
      <text:p text:style-name="P4">
在伦敦举行的为期两天的乌克兰复兴会议上做出了这些承诺，主要包括欧盟周二宣布的 500 亿欧元（550 亿美元）承诺以及英国和美国的新承诺。</text:p>
      <text:p text:style-name="P4">
英国外交大臣詹姆斯·克莱弗利表示，“我们没有想到这会是一次认捐会议，尽管如此，今天在这次会议上，我们可以宣布总共提供 600 亿欧元来支持乌克兰。”</text:p>
      <text:p text:style-name="P4">
自俄罗斯开始全面入侵以来已近 16 个月，房屋、医院和重要基础设施已成为废墟，基辅面临数年甚至数十年的重建。</text:p>
      <text:p text:style-name="P4">
世界银行估计重建费用超过 4000 亿美元，这一数字随着战争造成的人员伤亡而日益增加。</text:p>
      <text:p text:style-name="P4">
伦敦会议上的外交官和政治领导人强调了这项任务的巨大规模，敦促私营企业也进行投资，克莱弗利表示，来自 42 个国家的近 500 家公司已承诺发挥自己的作用。</text:p>
      <text:p text:style-name="P4">
出席会议的乌克兰总理杰尼斯·什米加尔感谢代表们的财政支持，并补充说，乌克兰不会等到战争结束才开始重建。</text:p>
      <text:p text:style-name="P4">
乌克兰最初的重点将是其能源部门，该部门在俄罗斯的连续袭击中受到持续攻击，导致许多家庭陷入黑暗，在严寒的冬季无法取暖。</text:p>
      <text:p text:style-name="P4">
<draw:frame draw:style-name="fr1" draw:name="Image160" text:anchor-type="as-char" svg:width="6.9236in" svg:height="4.612736in" draw:z-index="0">
<draw:image xlink:href="../Images/Aljazeera Chinese/2023-06-23T12-43-32/1-1687523857.png" xlink:type="simple" xlink:show="embed" xlink:actuate="onLoad" draw:mime-type="image/png"/>
</draw:frame>
英国、美国和欧盟均承诺提供巨额资金帮助乌克兰重建（美联社）</text:p>
      <text:p text:style-name="P4">
美国承诺提供超过 13 亿美元的新援助，其中包括超过 5 亿美元用于恢复和改善该国的能源网络。</text:p>
      <text:p text:style-name="P4">
会议还讨论了乌克兰未来加入欧盟等问题，官员们强调，该国需要取得更多进展，以满足减少腐败和改革司法机构等条件。</text:p>
      <text:p text:style-name="P4">
欧盟委员会主席乌苏拉·冯德莱恩表示，此类改革将向投资者发出“强有力的信息”，即他们将获得“在乌克兰投资所需的透明度、公平性和运作良好的机构”。</text:p>
      <text:p text:style-name="P4">
美国国务卿安东尼·布林肯也强调了长期受腐败困扰的乌克兰反腐败努力的重要性，他表示，美国承诺的部分资金还将用于升级港口和边境基础设施，以及数字化海关程序，以提高违规行为的难度。</text:p>
      <text:p text:style-name="P4">
德国外交部长安娜莱娜·贝尔伯克表示：“目标是重建一个适合欧盟的乌克兰。”</text:p>
      <text:p text:style-name="P4">
德国将于 2024 年主办下一次乌克兰重建会议。</text:p>
      <text:p text:style-name="P4">
Source: <text:a xlink:type="simple" xlink:href="https://chinese.aljazeera.net/news/2023/6/23/%e8%a5%bf%e6%96%b9%e5%9b%bd%e5%ae%b6%e6%8a%95%e5%85%a5%e6%95%b0%e5%8d%81%e4%ba%bf%e7%be%8e%e5%85%83%e9%87%8d%e5%bb%ba%e9%a5%b1%e5%8f%97%e6%88%98%e4%ba%89%e8%b9%82%e8%ba%8f%e7%9a%84%e4%b9%8c%e5%85%8b" text:style-name="Internet_20_link" text:visited-style-name="Visited_20_Internet_20_Link">
https://chinese.aljazeera.net/news/2023/6/23/%e8%a5%bf%e6%96%b9%e5%9b%bd%e5%ae%b6%e6%8a%95%e5%85%a5%e6%95%b0%e5%8d%81%e4%ba%bf%e7%be%8e%e5%85%83%e9%87%8d%e5%bb%ba%e9%a5%b1%e5%8f%97%e6%88%98%e4%ba%89%e8%b9%82%e8%ba%8f%e7%9a%84%e4%b9%8c%e5%85%8b</text:a>
</text:p>
      <!--NEWS-->
      <text:h text:style-name="P10" text:outline-level="1">
<text:span text:style-name="T4">
德语媒体：不恰当的礼遇</text:span>
</text:h>
      <text:p text:style-name="P4">
Author: None (Language: zh)</text:p>
      <text:p text:style-name="P4">
Publisher: None</text:p>
      <text:p text:style-name="P4">
Time: 2023-06-23T13:05:00Z</text:p>
      <text:p text:style-name="P4">
Description: 中国总理李强此次访问柏林，德方接待规格之高异乎寻常：总统接见、总理设宴，检阅三军仪仗队、会晤工商界精英，特别是德中政府磋商后两国总理共同出席、却不准记者提问的新闻发布会，更是引起了德国媒体格外的关注。</text:p>
      <text:p text:style-name="P4">
Videos: []</text:p>
      <text:p text:style-name="P4">
Images: []</text:p>
      <text:p text:style-name="P4">
Subject: 评论分析</text:p>
      <text:p text:style-name="P4">
Subjects: ['德中关系', '欧债危机', '欧盟', '岛屿主权争端', '专题报道：全景观看“习马会”', '德国', '中国', '留学德国', '中共十九大', '留学德国']</text:p>
      <text:p text:style-name="P4">
Keywords: ['德中政府磋商', '肖尔茨', '李强', '德中关系', '中欧关系', '台海局势', '德国', '中国']</text:p>
      <text:p text:style-name="P4">
ID: 66014213</text:p>
      <!--METADATA-->
      <text:p text:style-name="P4">
<text:a xlink:type="simple" xlink:href="https://www.dw.com/zh/overlay/image/article/66014213/65975159" text:style-name="Internet_20_link" text:visited-style-name="Visited_20_Internet_20_Link">
 </text:a>
</text:p>
      <text:p text:style-name="P4">
（德国之声中文网）《每日新闻》网站发表评论称，同中国开展交流是件好事，但同中国开展政府磋商，却是个错误。因为德国开展政府级磋商的伙伴历来都是其他民主国家，给予北京这一外交礼遇非常不合时宜，<text:a xlink:type="simple" xlink:href="https://www.dw.com/zh/zh/德国与中国压力山大的伙伴关系/a-65941273" text:style-name="Internet_20_link" text:visited-style-name="Visited_20_Internet_20_Link">
 2011年启动这一磋商就是个错误，现在继续开展政府磋商则是错上加错。</text:a>
 这篇题为《不应给予中国这样的礼遇》的写道：</text:p>
      <text:p text:style-name="P4">
"首先，同12年前相比，中国已经发生了极大的变化。无论是内政、外交，还是经济领域，中共领导层变得越来越具进攻性，也越来越民族主义。无法期待这一届中国政府会推动中国的自由化或对外开放进程。</text:p>
      <text:p text:style-name="P4">
其次，中国领导层至少在间接对普京及其侵乌战争提供着支持。访德期间，中国总理李强闭口不提侵略一词，更没有进行任何谴责，他在闭会声明中只是以"  纷繁复杂的国际局势"一笔带过。"</text:p>
      <text:p text:style-name="P4">
评论指出，面对宣扬民族主义，不断对台发出武力威胁，并推行不公平的经济政策的北京当局，欧盟正在尝试对上述挑战做出共同应对，但德国却同"制度性对手"中国开展政府磋商，这无疑是发出了一个极其错误的信号。</text:p>
      <text:p text:style-name="P4">
"柏林为中国总理及其政府代表团铺上了红地毯。这些看似和睦的画面向德国的友邦发出了一个信号：中国在德国扮演着特殊的角色。但是，同一个专制国家举行政府磋商是错误的，这种错误不应在继续下去了。"</text:p>
      <text:p text:style-name="P4">
《商报》也发表评论称，刚刚在柏林结束的德中政府磋商，对于德国而言，是一场不合时宜的政府磋商，但对中国来说，却是一场外交和宣传的重大胜利。</text:p>
      <text:p text:style-name="P4">
</text:p>
      <text:p text:style-name="P4">
《商报》：本次德中政府磋商甚至没有发布联合声明，毕竟北京和柏林之间的分歧已经过大。</text:p>
      <text:p text:style-name="P4">
"对中国来说，这次政府磋商显然是非常成功的。来自柏林的画面正是北京求之不得的：德国总理率领八位部长同中方代表举行会谈，处处欢声笑语。中国媒体对德中政府磋商进行了连篇累牍地报道，以此证明德中关系发展得非常之好。这也符合北京的反美说辞：美国四处制造动荡，而中国则是合作和自由贸易的捍卫者。</text:p>
      <text:p text:style-name="P4">
对德国政府来说，政府磋商的结果就没有那么理想了。在德国方面看来，磋商的实质内容更为重要，而正如事前的预期那样，德中政府磋商涉及的实质内容少之又少。 <text:a xlink:type="simple" xlink:href="https://www.dw.com/zh/zh/德中政府磋商不能提问的总理新闻发布会/a-65978567" text:style-name="Internet_20_link" text:visited-style-name="Visited_20_Internet_20_Link">
德国总理肖尔茨居然顺从中国领导层的意愿，在周二的联合新闻发布会上取消了记者提问环节。默克尔担任总理期间，尽管遇到中方阻力，记者提问总是必须保留的环节。</text:a>
</text:p>
      <text:p text:style-name="P4">
本次德中政府磋商甚至没有发布联合声明，毕竟北京和柏林之间的分歧已经过大。同北京开展对话至关重要，但德中双方日益凸显的不平衡状态也说明，同中国这样一个国家开展政府磋商已经不合时宜。"</text:p>
      <text:p text:style-name="P4">
<text:span text:style-name="T5">
摘编自其他媒体的内容，不代表德国之声的立场或观点。</text:span>
</text:p>
      <text:p text:style-name="P4">
Source: <text:a xlink:type="simple" xlink:href="https://www.dw.com/zh/德语媒体：不恰当的礼遇/a-66014213" text:style-name="Internet_20_link" text:visited-style-name="Visited_20_Internet_20_Link">
https://www.dw.com/zh/德语媒体：不恰当的礼遇/a-66014213?maca=chi-rss-chi-all-1127-rdf</text:a>
</text:p>
      <!--NEWS-->
      <text:h text:style-name="P10" text:outline-level="1">
<text:span text:style-name="T4">
韩国环境评估：萨德系统电磁辐射“微不足道”</text:span>
</text:h>
      <text:p text:style-name="P4">
Author: None (Language: zh)</text:p>
      <text:p text:style-name="P4">
Publisher: None</text:p>
      <text:p text:style-name="P4">
Time: 2023-06-23T13:07:00Z</text:p>
      <text:p text:style-name="P4">
Description: 韩国对萨德导弹防御系统的环境影响评估发现，按照安全标准衡量，其电磁辐射“微不足道”。此次评估为该系统的永久部署铺平了道路。</text:p>
      <text:p text:style-name="P4">
Videos: []</text:p>
      <text:p text:style-name="P4">
Images: []</text:p>
      <text:p text:style-name="P4">
Subject: 时政风云</text:p>
      <text:p text:style-name="P4">
Subjects: ['韩国', '奥巴马', '美国', '朝鲜']</text:p>
      <text:p text:style-name="P4">
Keywords: ['韩国', '美国', '萨德', '萨德导弹防御系统', '电磁辐射', '环境影响']</text:p>
      <text:p text:style-name="P4">
ID: 66014152</text:p>
      <!--METADATA-->
      <h5>
时政风云</h5>
      <text:h text:style-name="P12" text:outline-level="3">
<text:span text:style-name="T4">
韩国环境评估：萨德系统电磁辐射“微不足道”</text:span>
</text:h>
      <text:p text:style-name="P4">
韩国对萨德导弹防御系统的环境影响评估发现，按照安全标准衡量，其电磁辐射“微不足道”。此次评估为该系统的永久部署铺平了道路。</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萨德：高尔夫场上的防卫</text:span>
</text:h>
      <text:p text:style-name="P4">
（德国之声中文网）韩国国防部6月21日表示，韩国对美国部署在该国的 <text:a xlink:type="simple" xlink:href="https://www.dw.com/zh/zh/韩国站队美国萨德问题难解/a-62942430" text:style-name="Internet_20_link" text:visited-style-name="Visited_20_Internet_20_Link">
 萨德系统</text:a>
（THAAD，终端高空区域防御系统）的环境影响评估发现，按照安全标准衡量，其电磁辐射"微不足道"。此次评估为该系统的永久部署铺平了道路。</text:p>
      <text:p text:style-name="P4">
韩国国防部表示，2017 年安装在韩国的萨德系统（THAAD，终端高空区域防御系统）产生的电磁辐射最高水平低于安全标准的0.2%。部分当地居民对将其安置在韩国东南部星州郡空军基地表示不满。</text:p>
      <text:p text:style-name="P4">
韩国国防部在一份声明中表示："最新的环境影响评估是星州基地正常化的第一步。"</text:p>
      <text:p text:style-name="P4">
这项研究结果预计将为该系统的更多基础设施建设扫清道路。官员们表示，由于附近居民抗议该系统对他们健康的影响，萨德系统无法满负荷运行。</text:p>
      <text:p text:style-name="P4">
</text:p>
      <text:p text:style-name="P4">
部署萨德系统始终遭到部分韩国民众反对（资料图片）</text:p>
      <text:p text:style-name="P4">
反对设置萨德反导弹系统的韩国民间团体国家公民社会网路（National Civil Society Network）和绍成里村（SosungriVillage）谴责政府的声明，称该评估乃仓促完成，并暗示将继续抗议。</text:p>
      <text:p text:style-name="P4">
中国也对这一装置做出了愤怒的反应，认为该系统强大的雷达可以窥视其领空。</text:p>
      <text:p text:style-name="P4">
美国和韩国表示，萨德系统是为了自卫，旨在应对朝鲜不断变化的威胁。</text:p>
      <text:p text:style-name="P4">
拥有核武器的朝鲜一直在测试各种武器，包括洲际弹道导弹，加剧了与韩国及其主要盟友美国的紧张关系。</text:p>
      <text:p text:style-name="P4">
（路透社）</text:p>
      <text:p text:style-name="P4">
<text:span text:style-name="T5">
© 2023年德国之声版权声明：本文所有内容受到著作权法保护，如无德国之声特别授权，不得擅自使用。任何不当行为都将导致追偿，并受到刑事追究。</text:span>
</text:p>
      <ul>
        <li>
</li>
      </ul>
      <h5>
中韩关系：先做生意，再谈战略利益？</h5>
      <text:h text:style-name="P12" text:outline-level="3">
<text:span text:style-name="T4">
“台湾问题也是一个全球性问题”</text:span>
</text:h>
      <text:p text:style-name="P4">
韩国总统尹锡悦4月19日在接受路透社专访谈到台湾海峡局势说，韩国和国际社会站在一起，反对试图以武力改变台海现状。他还说:“台湾问题不仅是中国和台湾之间的问题，也和朝鲜问题一样，是一个全球性问题。”次日中国外交部召见韩国驻华大使提出严正交涉，称尹锡悦的言论“完全不可接受”。韩国外交部同日也召见中国驻韩大使，就中方评论韩国总统涉台发言表达抗议。两国关系再度蒙上阴影。建交30年来，中韩关系经历了怎样的发展？</text:p>
      <ul>
        <li>
</li>
      </ul>
      <h5>
中韩关系：先做生意，再谈战略利益？</h5>
      <text:h text:style-name="P12" text:outline-level="3">
<text:span text:style-name="T4">
90年代才建交</text:span>
</text:h>
      <text:p text:style-name="P4">
1992年8月24日，中华人民共和国与大韩民国正式建立大使级外交关系，结束了两国长期互不承认和相互隔绝的历史。图为韩国外长李相玉（前左）和中国外长钱其琛在北京签署、交换建交联合公报。之前一天，韩国宣布与中华民国断交，使台湾失去了亚洲最后一个邦交国。</text:p>
      <ul>
        <li>
</li>
      </ul>
      <h5>
中韩关系：先做生意，再谈战略利益？</h5>
      <text:h text:style-name="P12" text:outline-level="3">
<text:span text:style-name="T4">
韩国总统首访</text:span>
</text:h>
      <text:p text:style-name="P4">
1992年9月，时任韩国总统卢泰愚（1995年资料图片）在两国建交数周后便出访中国，会见了中共中央总书记江泽民、国家主席杨尚昆、国务院总理李鹏等人。双方签署了《中韩贸易协定》、《中韩投资保护协定》等一系列合作协议。</text:p>
      <ul>
        <li>
</li>
      </ul>
      <h5>
中韩关系：先做生意，再谈战略利益？</h5>
      <text:h text:style-name="P12" text:outline-level="3">
<text:span text:style-name="T4">
从全面合作到战略伙伴</text:span>
</text:h>
      <text:p text:style-name="P4">
上世纪90年代末到2000年代初，韩国总统金大中在任期间，中韩关系被提升为 “面向21世纪的全面合作伙伴关系”。2008年5月，时任韩国总统李明博访华时，两国关系被再次提升为“战略合作伙伴关系”。图为中国总理温家宝2010年5月访问韩国时受到李明博的欢迎。</text:p>
      <ul>
        <li>
</li>
      </ul>
      <h5>
中韩关系：先做生意，再谈战略利益？</h5>
      <text:h text:style-name="P12" text:outline-level="3">
<text:span text:style-name="T4">
你来我往</text:span>
</text:h>
      <text:p text:style-name="P4">
上世纪末以来，韩中之间的商贸、文化、人员交往日趋密切。2021年数据显示，韩国在中国的留学生为5万多人，中国在韩国的留学生超过2万，各自在对方国家外国留学生中人数均居第一位。中国成为韩国企业投资的热门选择。韩国流行文化在中国拥有大量爱好者。韩国也一度成为中国人青睐的旅游目的地。图为首尔景福宫前的中国游客（2014年）。</text:p>
      <ul>
        <li>
</li>
      </ul>
      <h5>
中韩关系：先做生意，再谈战略利益？</h5>
      <text:h text:style-name="P12" text:outline-level="3">
<text:span text:style-name="T4">
“蜜月期”</text:span>
</text:h>
      <text:p text:style-name="P4">
朴槿惠（图：2016年在杭州参加G20峰会）任韩国总统期间也多次访问北京，2014年习近平也曾访问韩国，中韩两国关系被认为i进入“蜜月期”，两国经济、文化领域的交往进一步密切。</text:p>
      <ul>
        <li>
</li>
      </ul>
      <h5>
中韩关系：先做生意，再谈战略利益？</h5>
      <text:h text:style-name="P12" text:outline-level="3">
<text:span text:style-name="T4">
萨德事件</text:span>
</text:h>
      <text:p text:style-name="P4">
鉴于朝鲜发展核武能力对韩国构成的安全威胁，2016年，韩国政府决定部署美国的萨德反导弹系统（THAAD）。由于其雷达有探测到中方的潜在能力，被中国认为会对其国土安全造成影响。在反对无效后，北京对韩采取多项反制措施，包括对禁制韩国媒体及艺人演出、旅游封锁等。这些措施也导致中韩关系迅速冷却。</text:p>
      <ul>
        <li>
</li>
      </ul>
      <h5>
中韩关系：先做生意，再谈战略利益？</h5>
      <text:h text:style-name="P12" text:outline-level="3">
<text:span text:style-name="T4">
殃及韩国企业</text:span>
</text:h>
      <text:p text:style-name="P4">
由于部署萨德系统的地皮，是首尔政府向韩国乐天集团置换而来，该零售业巨头成为中国官方和民间报复的目标。一时间出现消费者抵制乐天、示威抗议，甚至供货商断供，数十家乐天超市被“勒令停业”。此外，三星手机、启亚汽车等韩国品牌的销量也暴跌。中国旅行社纷纷下架韩国游，让韩国旅游业受到冲击。</text:p>
      <ul>
        <li>
</li>
      </ul>
      <h5>
中韩关系：先做生意，再谈战略利益？</h5>
      <text:h text:style-name="P12" text:outline-level="3">
<text:span text:style-name="T4">
“三不一限”共识</text:span>
</text:h>
      <text:p text:style-name="P4">
2017年11月，中韩达成共识，韩方表明不考虑追加新的萨德系统；对既有的萨德系统在使用上进行必要的限制；不加入美国反导体系；不发展韩美日三方军事同盟及无意损害中方安全利益。2017年时任总统文在寅访问中国以后，两国关系开始趋于缓和。</text:p>
      <ul>
        <li>
</li>
      </ul>
      <h5>
中韩关系：先做生意，再谈战略利益？</h5>
      <text:h text:style-name="P12" text:outline-level="3">
<text:span text:style-name="T4">
机遇还是威胁</text:span>
</text:h>
      <text:p text:style-name="P4">
中国是韩国最大的贸易伙伴、出口市场和进口来源国，韩国则是中国第三大贸易伙伴国。在韩国最大单一收入来源半导体出口中，对华出口超过四成。2022年8月韩国《中央日报》的一份问卷调查显示，19.3%的受访者认为中国的崛起是一种“机会”，而75.4%的受访者认为这是一种“威胁”。图为抗议文在寅政府与朝鲜亲善政策的韩国民众打出反中标语（2018年4月，首尔）。</text:p>
      <ul>
        <li>
</li>
      </ul>
      <h5>
中韩关系：先做生意，再谈战略利益？</h5>
      <text:h text:style-name="P12" text:outline-level="3">
<text:span text:style-name="T4">
靠向哪一边</text:span>
</text:h>
      <text:p text:style-name="P4">
现任韩国总统尹锡悦（右）2022年5月上任后表现出更积极向美国靠拢的路线，表示将加速萨德系统的部署建设。韩国2022年5月正式加入美国牵头的“印太经济框架”(IPEF)，并于8月宣布加入美国主导、包括日本、韩国和台湾的“芯片四方联盟”，其目的除强化供应链，也包括对中国的技术出口管制。</text:p>
      <ul>
        <li>
</li>
      </ul>
      <h5>
中韩关系：先做生意，再谈战略利益？</h5>
      <text:h text:style-name="P12" text:outline-level="3">
<text:span text:style-name="T4">
韩国的“安全关切”</text:span>
</text:h>
      <text:p text:style-name="P4">
种种迹象表明，韩国正在力图减少经济上对中国的依赖性。在2022年中韩建交30周年之际，吉林大学国际关系研究所副所长孙兴杰在《明报》撰文称，目前中韩需要拓展合作领域，在安全议题上沟通协调，“补齐安全合作短板”。图为韩国星洲郡部署的萨德导弹防御系统（2017年9月资料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ul>
        <li>
<text:span text:style-name="T4">
日期</text:span>
 23.06.2023   * <text:span text:style-name="T4">
主题</text:span>
 <text:a xlink:type="simple" xlink:href="https://www.dw.com/zh/zh/韩国/t-40364866" text:style-name="Internet_20_link" text:visited-style-name="Visited_20_Internet_20_Link">
 韩国 </text:a>
 , <text:a xlink:type="simple" xlink:href="https://www.dw.com/zh/zh/奥巴马/t-17454206" text:style-name="Internet_20_link" text:visited-style-name="Visited_20_Internet_20_Link">
 奥巴马 </text:a>
 , <text:a xlink:type="simple" xlink:href="https://www.dw.com/zh/zh/美国/t-40349886" text:style-name="Internet_20_link" text:visited-style-name="Visited_20_Internet_20_Link">
 美国 </text:a>
 , <text:a xlink:type="simple" xlink:href="https://www.dw.com/zh/zh/朝鲜/t-17456127" text:style-name="Internet_20_link" text:visited-style-name="Visited_20_Internet_20_Link">
 朝鲜 </text:a>
  * <text:span text:style-name="T4">
关键词</text:span>
 <text:a xlink:type="simple" xlink:href="https://www.dw.com/zh/search/zh" text:style-name="Internet_20_link" text:visited-style-name="Visited_20_Internet_20_Link">
 韩国 </text:a>
 , <text:a xlink:type="simple" xlink:href="https://www.dw.com/zh/search/zh" text:style-name="Internet_20_link" text:visited-style-name="Visited_20_Internet_20_Link">
 美国 </text:a>
 , <text:a xlink:type="simple" xlink:href="https://www.dw.com/zh/search/zh" text:style-name="Internet_20_link" text:visited-style-name="Visited_20_Internet_20_Link">
 萨德 </text:a>
 , <text:a xlink:type="simple" xlink:href="https://www.dw.com/zh/search/zh" text:style-name="Internet_20_link" text:visited-style-name="Visited_20_Internet_20_Link">
 萨德导弹防御系统 </text:a>
 , <text:a xlink:type="simple" xlink:href="https://www.dw.com/zh/search/zh" text:style-name="Internet_20_link" text:visited-style-name="Visited_20_Internet_20_Link">
 电磁辐射 </text:a>
 , <text:a xlink:type="simple" xlink:href="https://www.dw.com/zh/search/zh" text:style-name="Internet_20_link" text:visited-style-name="Visited_20_Internet_20_Link">
 环境影响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zIO</li>
      </ul>
      <h5>
相关内容</h5>
      <text:p text:style-name="P4">
[ </text:p>
      <text:h text:style-name="P12" text:outline-level="3">
<text:span text:style-name="T4">
布林肯:支持韩中发展“健康成熟”的关系</text:span>
</text:h>
      <text:p text:style-name="P4">
美国国务卿布林肯在访华前夕与韩国外长朴振通电话，就美韩、韩中、美中关系以及朝鲜半岛问题进行了磋商。首尔方面透露，朴振在通话中可能提到了近期中国驻韩大使邢海明言论引发的外交摩擦。</text:p>
      <text:p text:style-name="P4">
](https://www.dw.com/zh/zh/布林肯支持韩中发展健康成熟的关系/a-65948139) [</text:p>
      <text:h text:style-name="P12" text:outline-level="3">
<text:span text:style-name="T4">
中阿关系不断深化 美国忧心忡忡</text:span>
</text:h>
      <text:p text:style-name="P4">
中国与阿拉伯在“中阿合作论坛”召开首日签署了100亿美元投资协议，涵盖採礦、技術和可再生能源等领域。华盛顿对于北京与美国最紧密的中东盟国的关系不断加深感到不安。</text:p>
      <text:p text:style-name="P4">
](https://www.dw.com/zh/zh/中阿关系不断深化-美国忧心忡忡/a-65913364) [</text:p>
      <text:h text:style-name="P12" text:outline-level="3">
<text:span text:style-name="T4">
客座评论：东亚格局对北京外交能力的考验</text:span>
</text:h>
      <text:p text:style-name="P4">
今年对习近平来说又是一个外交多事的一年。 在欧洲胡说八道的卢沙野才刚准备撤回国内，现在又出现了跟韩国和日本的问题。现在东亚又在看着习近平将如何处理这一桩桩外交“事故”。人们不仅要问，为什么习近平在外交上老是那么事不如愿？ 与民主国家共存难道真的无法实现？</text:p>
      <text:p text:style-name="P4">
](https://www.dw.com/zh/zh/客座评论东亚格局对北京外交能力的考验/a-65922851)</text:p>
      <text:p text:style-name="P4">
Source: <text:a xlink:type="simple" xlink:href="https://www.dw.com/zh/韩国环境评估：萨德系统电磁辐射-微不足道/a-66014152" text:style-name="Internet_20_link" text:visited-style-name="Visited_20_Internet_20_Link">
https://www.dw.com/zh/韩国环境评估：萨德系统电磁辐射-微不足道/a-66014152?maca=chi-rss-chi-all-1127-rdf</text:a>
</text:p>
      <!--NEWS-->
      <text:h text:style-name="P10" text:outline-level="1">
<text:span text:style-name="T4">
银川烧烤店爆炸酿31死后 习近平下令全国开展安全风险专项整治</text:span>
</text:h>
      <text:p text:style-name="P4">
Author: chinese@voanews.com (金谷)</text:p>
      <text:p text:style-name="P4">
Publisher: 美国之音中文网 (Type: NewsMediaOrganization)</text:p>
      <text:p text:style-name="P4">
Published Time: 2023-06-23T13:15:23+08:00</text:p>
      <text:p text:style-name="P4">
Modified Time: 2023-06-23 05:15:23Z</text:p>
      <text:p text:style-name="P4">
Description: 中国端午节前夕发生重大爆炸事件，中国西北宁夏回族自治区首府银川市一家烧烤店周三（6月21日）晚间发生燃气爆炸，造成31人死亡、7人受伤，随后中国国家主席习近平下令“尽快查明事故原因，依法严肃追究责任，”并责成有关部门近期开展一次安全生产风险专项整治。中国因监管不力、腐败和安全措施松懈，工业事故频传。</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president-orders-safety-campaign-after-explosion-at-barbecue-restaurant-kills-31-people-20230622/7149491.html" text:style-name="Internet_20_link" text:visited-style-name="Visited_20_Internet_20_Link">
https://www.voachinese.com/a/china-s-president-orders-safety-campaign-after-explosion-at-barbecue-restaurant-kills-31-people-20230622/7149491.html</text:a>
</text:p>
      <!--NEWS-->
      <text:h text:style-name="P10" text:outline-level="1">
<text:span text:style-name="T4">
俄罗斯官员指责西方“操纵”哈萨克斯坦</text:span>
</text:h>
      <text:p text:style-name="P4">
Author: 通讯社</text:p>
      <text:p text:style-name="P4">
Publisher: Al Jazeera</text:p>
      <text:p text:style-name="P4">
Published Time: 2023-06-23T13:25:00</text:p>
      <text:p text:style-name="P4">
Modified Time: 2023-06-23T13:25:00</text:p>
      <text:p text:style-name="P4">
Description: 据俄罗斯塔斯社报道，俄罗斯联邦安全委员会指责西方国家试图通过干涉主权国家的事务来离间俄罗斯和哈萨克斯坦之间的关系。</text:p>
      <text:p text:style-name="P4">
Images: ["<text:a xlink:type="simple" xlink:href="https://chinese.aljazeera.net/wp-content/uploads/2023/06/1-1687525564.png" text:style-name="Internet_20_link" text:visited-style-name="Visited_20_Internet_20_Link">
1-1687525564.png</text:a>
"]</text:p>
      <text:p text:style-name="P4">
Topics: ['政治', '新闻']</text:p>
      <text:p text:style-name="P4">
Keywords: ['政治', '新闻', '俄罗斯', '哈萨克斯坦']</text:p>
      <text:p text:style-name="P4">
Type: Article</text:p>
      <!--METADATA-->
      <text:p text:style-name="P4">
<draw:frame draw:style-name="fr1" draw:name="Image179" text:anchor-type="as-char" svg:width="6.9236in" svg:height="4.612736in" draw:z-index="0">
<draw:image xlink:href="../Images/Aljazeera Chinese/2023-06-23T13-25-00/1-1687525564.png" xlink:type="simple" xlink:show="embed" xlink:actuate="onLoad" draw:mime-type="image/png"/>
</draw:frame>
去年，哈萨克斯坦总统卡西姆若马尔特·托卡耶夫与俄罗斯总统弗拉基米尔·普京（右）同台时表示，他的国家不会承认乌克兰东部或其他前苏联共和国的亲俄罗斯小国的独立（路透）</text:p>
      <text:p text:style-name="P4">
据俄罗斯塔斯社报道，俄罗斯联邦安全委员会指责西方国家试图通过干涉主权国家的事务来离间俄罗斯和哈萨克斯坦之间的关系。</text:p>
      <text:p text:style-name="P4">
周五发表上述评论之际，俄罗斯安全委员会秘书尼古拉·帕特鲁舍夫正在访问哈萨克斯坦，会见来自中亚前苏联加盟共和国的同行。</text:p>
      <text:p text:style-name="P4">
塔斯社援引帕特鲁舍夫副手亚历山大·舍夫佐夫在阿拉木图的话报道称，“美国及其盟友正试图支持民族主义情绪，散布谎言，操纵公众舆论，包括通过互联网和社交网络。”</text:p>
      <text:p text:style-name="P4">
石油资源丰富的哈萨克斯坦是俄罗斯的长期盟友和密切经济伙伴，自 2022 年 2 月莫斯科军队入侵乌克兰以来，该国一直谨慎行事。</text:p>
      <text:p text:style-name="P4">
哈萨克斯坦官员经常呼吁通过外交手段结束战争，并表示，该国将遵守（但不会加入）西方对俄罗斯的制裁。</text:p>
      <text:p text:style-name="P4">
哈萨克斯坦公民向乌克兰人提供了援助，当弗拉基米尔·普京总统在 2022 年下令进行部分军事动员时，许多不想服役的俄罗斯年轻人逃往哈萨克斯坦。</text:p>
      <text:p text:style-name="P4">
然而观察人士表示，在表面之下，哈萨克斯坦正试图摆脱俄罗斯的势力范围。</text:p>
      <text:p text:style-name="P4">
哈萨克斯坦政府本月表示，总统托卡耶夫不会出席在俄罗斯圣彼得堡举行的年度经济论坛，相反，阿拉木图表示，较低级别的官员将参与其中，但没有给出解释。</text:p>
      <text:p text:style-name="P4">
在去年的论坛上，托卡耶夫与普京同台表示，哈萨克斯坦不会承认乌克兰东部或其他前苏联加盟共和国的亲俄小国的独立。</text:p>
      <text:p text:style-name="P4">
他的言论引起了人们的关注，因为哈萨克斯坦与俄罗斯拥有世界上最长的连续陆地边界，几十年来一直是莫斯科领导的安全和贸易集团的成员，并称俄罗斯为战略伙伴。</text:p>
      <text:p text:style-name="P4">
周三，哈萨克斯坦——俄罗斯、土耳其和伊朗参与的叙利亚和谈的长期东道国——出人意料地提议结束这一进程。</text:p>
      <text:p text:style-name="P4">
这个中亚国家自2017年以来一直主办此类会议。</text:p>
      <text:p text:style-name="P4">
哈萨克斯坦副外长卡纳特·图米什呼吁结束三方会谈，并表示，他们的目标已经实现。</text:p>
      <text:p text:style-name="P4">
他告诉记者说，“叙利亚逐渐摆脱该地区的孤立可以被视为阿斯塔纳进程已经完成其任务的标志。”</text:p>
      <text:p text:style-name="P4">
“考虑到叙利亚重返阿拉伯大家庭，我们建议正式宣布阿斯塔纳进程第20次会议为最后一次会议。”</text:p>
      <text:p text:style-name="P4">
周一，哈萨克斯坦取消了俄罗斯歌手格里戈里·莱普斯 (Grigory Leps)的一场演唱会，原因是俄罗斯歌手格里戈里·莱普斯对入侵乌克兰的支持遭到强烈反对。</text:p>
      <text:p text:style-name="P4">
在联合国，哈萨克斯坦在有关乌克兰战争的投票中基本上选择弃权，而不是支持莫斯科。</text:p>
      <text:p text:style-name="P4">
Source: <text:a xlink:type="simple" xlink:href="https://chinese.aljazeera.net/news/2023/6/23/%e4%bf%84%e7%bd%97%e6%96%af%e5%ae%98%e5%91%98%e6%8c%87%e8%b4%a3%e8%a5%bf%e6%96%b9%e6%93%8d%e7%ba%b5%e5%93%88%e8%90%a8%e5%85%8b%e6%96%af%e5%9d%a6" text:style-name="Internet_20_link" text:visited-style-name="Visited_20_Internet_20_Link">
https://chinese.aljazeera.net/news/2023/6/23/%e4%bf%84%e7%bd%97%e6%96%af%e5%ae%98%e5%91%98%e6%8c%87%e8%b4%a3%e8%a5%bf%e6%96%b9%e6%93%8d%e7%ba%b5%e5%93%88%e8%90%a8%e5%85%8b%e6%96%af%e5%9d%a6</text:a>
</text:p>
      <!--NEWS-->
      <text:h text:style-name="P10" text:outline-level="1">
<text:span text:style-name="T4">
中国网红反对报考新闻专业言论引官媒抨击</text:span>
</text:h>
      <text:p text:style-name="P4">
Author: None</text:p>
      <text:p text:style-name="P4">
Publisher: Radio Free Asia (Organization)</text:p>
      <text:p text:style-name="P4">
Published Time: 2023-06-23T13:34:00-04:00</text:p>
      <text:p text:style-name="P4">
Modified Time: 2023-06-23T15:12:57-04:00</text:p>
      <text:p text:style-name="P4">
Description: None</text:p>
      <text:p text:style-name="P4">
Videos: []</text:p>
      <text:p text:style-name="P4">
Audios: ["<text:a xlink:type="simple" xlink:href="https://www.rfa.org/mandarin/yataibaodao/kejiaowen/sc-062320231105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897317in" draw:z-index="0">
<draw:image xlink:href="../Images/rfamandarin/2023-06-23T13-34-00-04-00/000000.png" xlink:type="simple" xlink:show="embed" xlink:actuate="onLoad" draw:mime-type="image/png"/>
</draw:frame>
中国网红考研辅导讲师张雪峰在网上讨论有关高考志愿的问题 <text:a xlink:type="simple" xlink:href="https://www.rfa.org/mandarin/yataibaodao/kejiaowen/sc-06232023110519.html/@@images/image" text:style-name="Internet_20_link" text:visited-style-name="Visited_20_Internet_20_Link">
</text:a>
张雪峰微博截图  <text:a xlink:type="simple" xlink:href="https://www.rfa.org/mandarin/yataibaodao/kejiaowen/sc-06232023110519.html/@@stream" text:style-name="Internet_20_link" text:visited-style-name="Visited_20_Internet_20_Link">
Audio-1-Link：https://www.rfa.org/mandarin/yataibaodao/kejiaowen/sc-06232023110519.html/@@stream</text:a>
</text:p>
      <text:p text:style-name="P4">
中国网红张雪峰关于高考报专业的言论，目前已经引来中国官媒抨击。不过，有不少民众认为张雪峰说的有道理，并嘲讽中国官媒的说法。</text:p>
      <ul>
        <li>
<text:span text:style-name="T4">
<text:a xlink:type="simple" xlink:href="https://www.rfa.org/mandarin/Xinwen/6-04182023161051.html" text:style-name="Internet_20_link" text:visited-style-name="Visited_20_Internet_20_Link">
 越考越差？中国现“逆向考研” </text:a>
 </text:span>
  * <text:span text:style-name="T4">
<text:a xlink:type="simple" xlink:href="https://www.rfa.org/mandarin/Xinwen/8-04152023161604.html" text:style-name="Internet_20_link" text:visited-style-name="Visited_20_Internet_20_Link">
 工作难找：网络曝光上海大学毕业生就业率32% </text:a>
 </text:span>
  * <text:span text:style-name="T4">
<text:a xlink:type="simple" xlink:href="https://www.rfa.org/mandarin/Xinwen/9-09262022164358.html" text:style-name="Internet_20_link" text:visited-style-name="Visited_20_Internet_20_Link">
 疫情下求职难 中国今年考研人数将破500万 </text:a>
 </text:span>
</li>
      </ul>
      <text:p text:style-name="P4">
<text:span text:style-name="T4">
网红讲师言论遭学界及官媒抨击</text:span>
</text:p>
      <text:p text:style-name="P4">
近日，中国网红考研辅导讲师张雪峰在网上直播时，讲出了一段引起剧烈争论的话：“（高考）理科590（分），报新闻？我跟你说，你会毁崩溃的。如果我是家长的话，这孩子非要报新闻学，我一定会干一个事，就是把他打晕。”</text:p>
      <text:p text:style-name="P4">
在接受中国媒体《中国新闻周刊》采访时，张雪峰表示：“不得不承认，学新闻传播的学生中有80%是没有从事本行业的。新闻传播在曾经是很好的专业……现在呢？每个人都是自媒体。”</text:p>
      <text:p text:style-name="P4">
张雪峰发出上述的时间，正值一年一度的中国高考季。他的言论，引起了重庆大学新闻学院教授张小强的反驳。6月15日，张小强在网上发文：“朋友们！千万别被张雪峰这样的网红忽悠。他害人不浅，误导公众。”张小强本人也在他自己发布的抖音视频中说道：“我啊，想把他（张雪峰）打晕。新闻专业能文能武，文的就不说了。武的方面，新闻专业向来被称为‘文科中的理工科’，学习中需要的硬技能和理工知识较多。要想真正学好，不仅要会写稿、P图，还要能扛机器拍片、能编程、能做数据、能做各种分析。张雪峰说现在都是自媒体，那太狭隘了，主流媒体依然是一个能吸纳就业的行业。”</text:p>
      <text:p text:style-name="P4">
 张小强对张雪峰言论的批驳文章。（微博截图）  <text:a xlink:type="simple" xlink:href="https://www.rfa.org/mandarin/yataibaodao/kejiaowen/sc-06232023110519.html/m0623-sc1.jpg" text:style-name="Internet_20_link" text:visited-style-name="Visited_20_Internet_20_Link">
</text:a>
</text:p>
      <text:p text:style-name="P4">
张小强也表示，自主创业、到互联网大厂、考公务员、到国有企业等也属于新闻专业的就业前景。</text:p>
      <text:p text:style-name="P4">
此外，厦门大学新闻学教授邹振东也就张雪峰的言论发表评论，表示“值得反思张雪峰提出的问题，却不要轻信他的结论。”</text:p>
      <text:p text:style-name="P4">
 邹振东对张雪峰言论的回应。（微博截图）  <text:a xlink:type="simple" xlink:href="https://www.rfa.org/mandarin/yataibaodao/kejiaowen/sc-06232023110519.html/m0623-sc2.jpg" text:style-name="Internet_20_link" text:visited-style-name="Visited_20_Internet_20_Link">
</text:a>
</text:p>
      <text:p text:style-name="P4">
除了引起学界人士的反对外，由中国国家教育部主管的官媒《中国教育报》也展开了对张雪峰的抨击。《中国教育报》在6月22日发布文章，不点名地表示：“某所谓‘网红’名师关于‘报新闻学就把孩子打晕’的言论，在新闻学界和业界引发广泛争议。”“那些简单、粗暴的‘网红’言论，具有很强的迷惑性，它们的传播力越大，破坏力也越大。”文章也质问道：“普通家庭的孩子，选专业是不是只能选能‘吃上饭’的？”</text:p>
      <text:p text:style-name="P4">
<text:span text:style-name="T4">
不少民众认为张雪峰说得有道理</text:span>
</text:p>
      <text:p text:style-name="P4">
不过，有不少民众却觉得张雪峰的言论显得颇有道理。今年家中有亲戚的子女参与了高考、来自广州的徐先生表示，他亲戚的小孩不会选择新闻学作为大学专业：“我觉得张雪峰说打人当然是不对的，必须要反对这种暴力伤人的说法。但是，感觉新闻学这个专业现在就业前景不够好，除非小孩特别喜欢（才会去报）吧。现在的就业就是要求稳。而且官方控制了新闻，在中国做这一行也没有什么好的发展前途。”</text:p>
      <text:p text:style-name="P4">
 网友对《中国教育报》文章的议论。（微博截图）  <text:a xlink:type="simple" xlink:href="https://www.rfa.org/mandarin/yataibaodao/kejiaowen/sc-06232023110519.html/m0623-sc3.jpg" text:style-name="Internet_20_link" text:visited-style-name="Visited_20_Internet_20_Link">
</text:a>
</text:p>
      <text:p text:style-name="P4">
在微博上，热搜话题“警惕网红言论误导志愿填报”目前已经引来了超过6100万次阅读。有不少网友在这一话题下对《中国教育报》抨击张雪峰的文章进行了嘲讽。有一条点赞达到2000的微博说，《中国教育报》的文章“真是站着说话不腰疼，普通人家的孩子难道可以选吃不上饭的专业吗？”另一条点赞超过700的微博针对《中国教育报》的文章说：“真正的新闻都没了，你吃肉不说，还吧唧嘴，不害臊吗？”</text:p>
      <text:p text:style-name="P4">
 网友对《中国教育报》文章的议论。（微博截图）  <text:a xlink:type="simple" xlink:href="https://www.rfa.org/mandarin/yataibaodao/kejiaowen/sc-06232023110519.html/m0623-sc4.jpg" text:style-name="Internet_20_link" text:visited-style-name="Visited_20_Internet_20_Link">
</text:a>
</text:p>
      <text:p text:style-name="P4">
来自深圳的陈小姐则有两名亲戚的子女分别在去年和今年参加高考。她表示，在她的亲友中，家长一般都希望子女报考师范类、医学类专业，不少人期盼子女能在大学毕业后考上公务员。对于包括新闻学在内的难找工作的专业，则很少有人报：“新闻学这个专业，我身边的人一般不会让子女选，因为不容易找工作。而且这个专业学出来，很多人要靠关系才能进一些单位工作，经济很差，现在大家都想要稳定，所以很少有人报这个专业。</text:p>
      <text:p text:style-name="P4">
记者：孙诚 责编：嘉远 网编：何足</text:p>
      <text:p text:style-name="P4">
Source: <text:a xlink:type="simple" xlink:href="https://www.rfa.org/mandarin/yataibaodao/kejiaowen/sc-06232023110519.html" text:style-name="Internet_20_link" text:visited-style-name="Visited_20_Internet_20_Link">
https://www.rfa.org/mandarin/yataibaodao/kejiaowen/sc-06232023110519.html</text:a>
</text:p>
      <!--NEWS-->
      <text:h text:style-name="P10" text:outline-level="1">
<text:span text:style-name="T4">
美国核动力航母 将罕见停靠越南岘港六天</text:span>
</text:h>
      <text:p text:style-name="P4">
Author: 联合早报 (Person)</text:p>
      <text:p text:style-name="P4">
Publisher: 联合早报 (Organization)</text:p>
      <text:p text:style-name="P4">
Published Time: 2023-06-23T13:35</text:p>
      <text:p text:style-name="P4">
Modified Time: 2023-06-23T13:35</text:p>
      <text:p text:style-name="P4">
Description: 美国航空母舰“罗纳德·里根”号星期天（6月25日）将停靠越南中部港口城市岘港。路透社报道，罗纳德·里根号为尼米兹级核动力航母的九号舰，在南中国海局势依然紧张之际，美国军舰停靠这个东...</text:p>
      <text:p text:style-name="P4">
Videos: []</text:p>
      <text:p text:style-name="P4">
Audios: []</text:p>
      <text:p text:style-name="P4">
Images: []</text:p>
      <text:p text:style-name="P4">
Type: NewsArticle</text:p>
      <text:p text:style-name="P4">
Breadcrumbs: ['即时', '国际']</text:p>
      <text:p text:style-name="P4">
Keywords: ['美国', '航空母舰', '越南', '南中国海', '中国']</text:p>
      <!--METADATA-->
      <text:p text:style-name="P4">
美国航空母舰“罗纳德·里根”号星期天（6月25日）将停靠越南中部港口城市岘港。</text:p>
      <text:p text:style-name="P4">
路透社报道，罗纳德·里根号为尼米兹级核动力航母的九号舰，在南中国海局势依然紧张之际，美国军舰停靠这个东南亚国家港口是非常罕见的。</text:p>
      <text:p text:style-name="P4">
越南媒体引述越南外交部发言人的话说，罗纳德·里根号将于25日下午抵达岘港，并停留至30日。</text:p>
      <text:p text:style-name="P4">
越南外交部没有回应路透社的置评请求。</text:p>
      <text:p text:style-name="P4">
罗纳德·里根号为越南战争结束之后，第三艘访问越南的美国航母。2020年，为纪念越战结束25周年，尼米兹级核动力航母的四号舰西奥多·罗斯福号，停靠了越南。</text:p>
      <text:p text:style-name="P4">
中国宣称拥有几乎整个南中国海的主权，其中涵盖越南和区内其他国家的专属经济区。在华盛顿寻求升级美国和越南的关系之时，河内与北京却为南中国海主权问题而频繁发生摩擦。</text:p>
      <text:p text:style-name="P4">
南中国海是国际航线的重要航道，美国航母经常穿越这个资源丰富的海域，并经常被中国军舰跟踪监视。</text:p>
      <text:p text:style-name="P4">
台湾国防部日前公布，中国大陆航母山东舰编队星期三沿台湾海峡以西南行驶。这是台湾官方近一个月内第二次通报山东舰编队通过台湾海峡。</text:p>
      <text:p text:style-name="P4">
Source: <text:a xlink:type="simple" xlink:href="https://www.zaobao.com.sg/realtime/world/story20230623-1407046" text:style-name="Internet_20_link" text:visited-style-name="Visited_20_Internet_20_Link">
https://www.zaobao.com.sg/realtime/world/story20230623-1407046</text:a>
</text:p>
      <!--NEWS-->
      <text:h text:style-name="P10" text:outline-level="1">
<text:span text:style-name="T4">
美媒：美无人机将助印度在有争议边境追踪中国军队</text:span>
</text:h>
      <text:p text:style-name="P4">
Author: None</text:p>
      <text:p text:style-name="P4">
Publisher: Radio Free Asia (Organization)</text:p>
      <text:p text:style-name="P4">
Published Time: 2023-06-23T13:48:32-04:00</text:p>
      <text:p text:style-name="P4">
Modified Time: 2023-06-23T13:48: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88615in" draw:z-index="0">
<draw:image xlink:href="../Images/rfamandarin/2023-06-23T13-48-32-04-00/000000.png" xlink:type="simple" xlink:show="embed" xlink:actuate="onLoad" draw:mime-type="image/png"/>
</draw:frame>
资料图片：2020年6月17日，印度边境安全部队（BSF）士兵在加格涅尔（Gagangir）守卫通往与中国接壤列城（Leh）的高速公路。 法新社资料图片</text:p>
      <text:p text:style-name="P4">
本周四（22日），在印度总理莫迪首次对美国进行国事访问期间，美国和印度在华盛顿宣布了一项协议，印度计划购买美国升级版 MQ-9B 无人机，交易价值约 30亿美元。美国媒体称, 此次采购表明，印度加强了对中印边境地区的密切关注。</text:p>
      <text:p text:style-name="P4">
据美国《华尔街日报》报道，印度官员称，作为交易的一部分，印度预计将获得约 30 架 MQ-9B 高空无人机，其中包括“海洋卫士”和“天空卫士”无人机。其中一些将在印度组装并携带武器。官员们表示，其中大约一半预计将交付印度海军，其余的将供印度陆军和空军用于监视。</text:p>
      <text:p text:style-name="P4">
报道说，这项采购表明印度加大了对中印边境的关注力度。直到几年前，印度还主要依靠人力巡逻来监视有争议的边界。2020年，中印两国军队在边界发生的一场致命性对抗震惊了新德里，导致两国关系恶化，并迫使双方增加了边境部署的部队、武器和监视设备。</text:p>
      <text:p text:style-name="P4">
上周，美国国家安全顾问沙利文（JakeSullivan）表示，他认为莫迪这次国事访问将是美印关系的一个转型时刻，而中国的挑战是两国关系日益密切的关键驱动因素之一。</text:p>
      <text:p text:style-name="P4">
责编：凯迪</text:p>
      <text:p text:style-name="P4">
Source: <text:a xlink:type="simple" xlink:href="https://www.rfa.org/mandarin/Xinwen/5-06232023134611.html" text:style-name="Internet_20_link" text:visited-style-name="Visited_20_Internet_20_Link">
https://www.rfa.org/mandarin/Xinwen/5-06232023134611.html</text:a>
</text:p>
      <!--NEWS-->
      <text:h text:style-name="P10" text:outline-level="1">
<text:span text:style-name="T4">
赞比亚与中国和西方债权人达成债务重组 有望为债务困境国家开先例</text:span>
</text:h>
      <text:p text:style-name="P4">
Author: chinese@voanews.com (杨安)</text:p>
      <text:p text:style-name="P4">
Publisher: 美国之音中文网 (Type: NewsMediaOrganization)</text:p>
      <text:p text:style-name="P4">
Published Time: 2023-06-23T13:50:52+08:00</text:p>
      <text:p text:style-name="P4">
Modified Time: 2023-06-23 05:50:52Z</text:p>
      <text:p text:style-name="P4">
Description: 法国政府周四在巴黎举行的“新全球融资契约峰会”（Summit for a New Global Financial Pact）期间宣布，赞比亚已经与包括中国在内的政府债权人达成重组63亿美元贷款的协议。赞比亚总哈凯恩德·希奇莱马（Hakainde Hichilema）也通过推文证实并表示，这是赞比亚经济复苏和增长之旅的重要里程碑。</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debt-plagued-zambia-reaches-deal-to-rework-6-3b-in-loans-france-says-20230622/7149488.html" text:style-name="Internet_20_link" text:visited-style-name="Visited_20_Internet_20_Link">
https://www.voachinese.com/a/debt-plagued-zambia-reaches-deal-to-rework-6-3b-in-loans-france-says-20230622/7149488.html</text:a>
</text:p>
      <!--NEWS-->
      <text:h text:style-name="P10" text:outline-level="1">
<text:span text:style-name="T4">
港媒：中央美院新院长就任遭联署反对</text:span>
</text:h>
      <text:p text:style-name="P4">
Author: None</text:p>
      <text:p text:style-name="P4">
Publisher: Radio Free Asia (Organization)</text:p>
      <text:p text:style-name="P4">
Published Time: 2023-06-23T13:52:02-04:00</text:p>
      <text:p text:style-name="P4">
Modified Time: 2023-06-23T13:52: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5.148032in" draw:z-index="0">
<draw:image xlink:href="../Images/rfamandarin/2023-06-23T13-52-02-04-00/000000.png" xlink:type="simple" xlink:show="embed" xlink:actuate="onLoad" draw:mime-type="image/png"/>
</draw:frame>
 中央美术学院的新院长林茂 <text:a xlink:type="simple" xlink:href="https://www.rfa.org/mandarin/Xinwen/6-06232023134928.html/@@images/image" text:style-name="Internet_20_link" text:visited-style-name="Visited_20_Internet_20_Link">
</text:a>
中央美术学院官网图片</text:p>
      <text:p text:style-name="P4">
中国的百年老校中央美术学院日前迎来了一位年仅47岁的新院长林茂，引发争议。中央美院多名重量级教授联署公开信表达不满，称这次院长的推选工作草率，让大家无法理解。教育部则回应称，这次院长调整是著眼中央美院长远发展，并称林茂“政治素质好，拥护党的领导”。</text:p>
      <text:p text:style-name="P4">
据港媒《星岛日报》的观察文章说，参与联署者都是中央美院的重量级教授，包括油画系主任张路江、建筑学院院长朱培、美术馆馆长张子康、艺术管理与教授学院院长余丁等多人。他们在公开信中称，中央美院院长应该是有卓越艺术和学术水准，有高等美术院校工作经验，在中国美术界有影响，德才兼备的领导者。希望教育部慎重考虑院长人选。</text:p>
      <text:p text:style-name="P4">
不过，教育部人事司司长何光彩21日仍然宣布，由林茂接替范迪安担任中央美院新院长，并称这次院长调整，“严格按照组织程序，经过反复比选、通盘考虑、慎重研究”。</text:p>
      <text:p text:style-name="P4">
中央美院是中国教育部直属的唯一一所高等美术学校，成立以来的7位院长分别是徐悲鸿、江丰、吴作人、古元、靳尚谊、潘公凯、范迪安，均为中国美术界大家。</text:p>
      <text:p text:style-name="P4">
而新院长林茂1975年9月出生，从中央美院油画系毕业后，长期在文化部工作，曾任文化和旅游部艺术发展中心副主任，去年才被空降为中央美院副院长。</text:p>
      <text:p text:style-name="P4">
责编：凯迪</text:p>
      <text:p text:style-name="P4">
Source: <text:a xlink:type="simple" xlink:href="https://www.rfa.org/mandarin/Xinwen/6-06232023134928.html" text:style-name="Internet_20_link" text:visited-style-name="Visited_20_Internet_20_Link">
https://www.rfa.org/mandarin/Xinwen/6-06232023134928.html</text:a>
</text:p>
      <!--NEWS-->
      <text:h text:style-name="P10" text:outline-level="1">
<text:span text:style-name="T4">
重组63亿美元贷款　赞比亚与中国在内债权人达成协议</text:span>
</text:h>
      <text:p text:style-name="P4">
Author: None</text:p>
      <text:p text:style-name="P4">
Publisher: Radio Free Asia (Organization)</text:p>
      <text:p text:style-name="P4">
Published Time: 2023-06-23T13:59:00-04:00</text:p>
      <text:p text:style-name="P4">
Modified Time: 2023-06-23T14:12: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612011in" draw:z-index="0">
<draw:image xlink:href="../Images/rfamandarin/2023-06-23T13-59-00-04-00/000000.png" xlink:type="simple" xlink:show="embed" xlink:actuate="onLoad" draw:mime-type="image/png"/>
</draw:frame>
法国政府周四(22日)在巴黎举行的全球金融峰会期间宣布，深陷债务困境的赞比亚与包括中国在内的政府债权人已达成重组 63亿美元贷款的协议。图为首都卢萨卡民众聚集在忙碌的市场上购买木炭。 <text:a xlink:type="simple" xlink:href="https://www.rfa.org/mandarin/Xinwen/7-06232023135342.html/@@images/image" text:style-name="Internet_20_link" text:visited-style-name="Visited_20_Internet_20_Link">
</text:a>
美联社资料图片</text:p>
      <text:p text:style-name="P4">
法国政府周四(22日)在巴黎举行的全球金融峰会期间宣布，深陷债务困境的赞比亚与包括中国在内的政府债权人已达成重组 63亿美元贷款的协议。出席峰会的美国财政部长耶伦(Janet Yellen)对这一消息表示欢迎。这也被视为发展中国家应对中国“一带一路”倡议下积累的大量债务的一个试验案例。</text:p>
      <text:p text:style-name="P4">
据美联社及《华尔街日报》报道，该协议涵盖来自英、法、南非、以色列和印度等国的贷款，其中来自最大债权国中国的贷款总额为 41 亿美元。</text:p>
      <text:p text:style-name="P4">
协议经过超过18个月的艰难谈判才达成。在此期间，美国财政部长耶伦和其他领导人一再指责北京阻碍了谈判进展。新协议将让国际货币基金组织（IMF）可向赞比亚支付13亿美元救助资金中的1.88亿美元，这笔资金的发放从4月搁置至今。</text:p>
      <text:p text:style-name="P4">
中国在“一带一路 ”框架下，已向发展中国家提供了近1万亿美元的贷款，而目前国际环境下，许多使用中国资金的政府在偿还贷款方面遇到困难。其中，加纳、斯里兰卡和埃塞俄比亚已经在与中国当局就以数十亿美元计的其他贷款进行债务减免谈判，IMF和世界银行(WorldBank)的官员此前已表示，他们希望，与赞比亚达成的债务协议能够鼓励其他发展中国家效仿。</text:p>
      <text:p text:style-name="P4">
责编：凯迪</text:p>
      <text:p text:style-name="P4">
Source: <text:a xlink:type="simple" xlink:href="https://www.rfa.org/mandarin/Xinwen/7-06232023135342.html" text:style-name="Internet_20_link" text:visited-style-name="Visited_20_Internet_20_Link">
https://www.rfa.org/mandarin/Xinwen/7-06232023135342.html</text:a>
</text:p>
      <!--NEWS-->
      <text:h text:style-name="P10" text:outline-level="1">
<text:span text:style-name="T4">
欧元区6月经济成长放缓 降至5个月来低点</text:span>
</text:h>
      <text:p text:style-name="P4">
Publisher: 法新社</text:p>
      <text:p text:style-name="P4">
Published Time: 2023-06-23T14:02:09+00:00</text:p>
      <text:p text:style-name="P4">
Modified Time: 2023-06-23T13:35:02+00:00</text:p>
      <text:p text:style-name="P4">
Description: （法新社布鲁塞尔23日电） 标普全球（S&amp;P Global）今天公布的各界瞩目综合采购经理人指数（PMI）显示，受到工业生产下滑严重打击，欧元区6月经济活动已降至5个月来低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6-23T14-02-09-00-00/000000.png" xlink:type="simple" xlink:show="embed" xlink:actuate="onLoad" draw:mime-type="image/png"/>
</draw:frame>
</text:p>
      <text:p text:style-name="P4">
标普全球的欧元区6月综合采购经理人指数，从5月份的52.8降至6月份50.3。</text:p>
      <text:p text:style-name="P4">
这项指数以50作为经济强弱的荣枯线，超过50就代表经济活动增长，低于50则代表经济前景欠佳。</text:p>
      <text:p text:style-name="P4">
Source: <text:a xlink:type="simple" xlink:href="https://www.rfi.fr/cn/%E8%B4%A2%E7%BB%8F%E5%BF%AB%E8%AE%AF/20230623-%E6%AC%A7%E5%85%83%E5%8C%BA6%E6%9C%88%E7%BB%8F%E6%B5%8E%E6%88%90%E9%95%BF%E6%94%BE%E7%BC%93-%E9%99%8D%E8%87%B35%E4%B8%AA%E6%9C%88%E6%9D%A5%E4%BD%8E%E7%82%B9" text:style-name="Internet_20_link" text:visited-style-name="Visited_20_Internet_20_Link">
https://www.rfi.fr/cn/%E8%B4%A2%E7%BB%8F%E5%BF%AB%E8%AE%AF/20230623-%E6%AC%A7%E5%85%83%E5%8C%BA6%E6%9C%88%E7%BB%8F%E6%B5%8E%E6%88%90%E9%95%BF%E6%94%BE%E7%BC%93-%E9%99%8D%E8%87%B35%E4%B8%AA%E6%9C%88%E6%9D%A5%E4%BD%8E%E7%82%B9</text:a>
</text:p>
      <!--NEWS-->
      <text:h text:style-name="P10" text:outline-level="1">
<text:span text:style-name="T4">
热浪席卷中国　北京发“红色”警报</text:span>
</text:h>
      <text:p text:style-name="P4">
Author: None</text:p>
      <text:p text:style-name="P4">
Publisher: Radio Free Asia (Organization)</text:p>
      <text:p text:style-name="P4">
Published Time: 2023-06-23T14:03:00-04:00</text:p>
      <text:p text:style-name="P4">
Modified Time: 2023-06-23T14:04: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4.612011in" draw:z-index="0">
<draw:image xlink:href="../Images/rfamandarin/2023-06-23T14-03-00-04-00/000000.png" xlink:type="simple" xlink:show="embed" xlink:actuate="onLoad" draw:mime-type="image/png"/>
</draw:frame>
 北京气象台周五（23日）发布了罕见的高温“红色”预警信号。图为一些孩童23日在购物中心外的喷泉中玩耍。 <text:a xlink:type="simple" xlink:href="https://www.rfa.org/mandarin/Xinwen/8-06232023140058.html/@@images/image" text:style-name="Internet_20_link" text:visited-style-name="Visited_20_Internet_20_Link">
</text:a>
美联社图片</text:p>
      <text:p text:style-name="P4">
北京气象台周五（23日）发布了高温“红色”预警信号，预计当地高温天气将持续到25日，大部分地区最高气温可达37～40℃。此前一天，北京气温创下了有记录以来的六月最高纪录。目前，中国北方大片地区正经历长时间的热浪袭击，预计极端气温将持续到下周。</text:p>
      <text:p text:style-name="P4">
综合中国媒体报道，北京市气象台称，北京周四下午气温高达 41.1 摄氏度,是1961年有气象记录以来最热的6月天。这也是北京历史上的第二高温，略低于1999 年 7 月 24 日记录的 41.9 摄氏度。</text:p>
      <text:p text:style-name="P4">
周五，北京官方公布气温达到 40.3摄氏度。市气象台首席预报员张迎新在新闻发布会上表示，“这是气象台建站以来（1951年）首次出现了连续两天超过40℃以上的高温天气。”</text:p>
      <text:p text:style-name="P4">
中国气象局表示，北京目前正在经历长期热浪，极端气温将持续到6月底。同时，今年6月以来（截止到22日），全国共有183个国家气象站日最高气温突破月极值，46个站突破历史极值，华北地区日最高气温突破历史极值均出现在6月22日。</text:p>
      <text:p text:style-name="P4">
专家表示，晴朗干燥的天气加剧了近期的热浪。</text:p>
      <text:p text:style-name="P4">
责编：凯迪</text:p>
      <text:p text:style-name="P4">
Source: <text:a xlink:type="simple" xlink:href="https://www.rfa.org/mandarin/Xinwen/8-06232023140058.html" text:style-name="Internet_20_link" text:visited-style-name="Visited_20_Internet_20_Link">
https://www.rfa.org/mandarin/Xinwen/8-06232023140058.html</text:a>
</text:p>
      <!--NEWS-->
      <text:h text:style-name="P10" text:outline-level="1">
<text:span text:style-name="T4">
冲突持续：苏丹军方宣布击落试图袭击其总部的无人机  美国为推迟吉达谈判寻找理由</text:span>
</text:h>
      <text:p text:style-name="P4">
Author: 半岛电视台</text:p>
      <text:p text:style-name="P4">
Publisher: Al Jazeera</text:p>
      <text:p text:style-name="P4">
Published Time: 2023-06-23T14:24:23</text:p>
      <text:p text:style-name="P4">
Modified Time: 2023-06-23T14:24:23</text:p>
      <text:p text:style-name="P4">
Description: 当地消息人士告诉半岛电视台记者，苏丹北达尔富尔州首府法希尔以东间歇性响起重型武器和轻型武器的声音，与此同时，有关苏丹问题的吉达谈判遭到推迟。</text:p>
      <text:p text:style-name="P4">
Images: ["<text:a xlink:type="simple" xlink:href="https://chinese.aljazeera.net/wp-content/uploads/2023/06/sudan-1687298943-1687528818.jpg" text:style-name="Internet_20_link" text:visited-style-name="Visited_20_Internet_20_Link">
sudan-1687298...</text:a>
", "<text:a xlink:type="simple" xlink:href="https://chinese.aljazeera.net/wp-content/uploads/2023/06/image-1687528660.jpg" text:style-name="Internet_20_link" text:visited-style-name="Visited_20_Internet_20_Link">
image-1687528...</text:a>
", "<text:a xlink:type="simple" xlink:href="https://chinese.aljazeera.net/wp-content/uploads/2023/06/image-1-1687528731.jpg" text:style-name="Internet_20_link" text:visited-style-name="Visited_20_Internet_20_Link">
image-1-16875...</text:a>
"]</text:p>
      <text:p text:style-name="P4">
Topics: ['军事', '政治', '新闻']</text:p>
      <text:p text:style-name="P4">
Keywords: ['军事', '政治', '新闻', '世界', '苏丹']</text:p>
      <text:p text:style-name="P4">
Type: Article</text:p>
      <!--METADATA-->
      <text:p text:style-name="P4">
<draw:frame draw:style-name="fr1" draw:name="Image198" text:anchor-type="as-char" svg:width="6.9236in" svg:height="4.366416in" draw:z-index="0">
<draw:image xlink:href="../Images/Aljazeera Chinese/2023-06-23T14-24-23/sudan-1687298943-1687528818.jpg" xlink:type="simple" xlink:show="embed" xlink:actuate="onLoad" draw:mime-type="image/jpeg"/>
</draw:frame>
苏丹首都喀土穆在早期的爆炸和冲突后留下的痕迹 (阿纳多卢通讯社)</text:p>
      <text:p text:style-name="P4">
当地消息人士告诉半岛电视台记者，苏丹北达尔富尔州首府法希尔以东间歇性响起重型武器和轻型武器的声音，与此同时，有关苏丹问题的吉达谈判遭到推迟。</text:p>
      <text:p text:style-name="P4">
这些消息人士向半岛电视台记者指出，苏丹军队与快速支援部队22日在该市再次发生暴力战斗，并造成一位平民死亡、6人受伤。</text:p>
      <text:p text:style-name="P4">
而在喀土穆，苏丹军方的一名军事消息人士告诉半岛电视台记者，他所在的部队于22日击落了一架试图攻击总指挥部的无人机。</text:p>
      <text:p text:style-name="P4">
在苏丹北科尔多凡州首府奥贝德市，当地消息人士向半岛电视台记者指出，该市的一些街区在23日上午爆发了冲突。</text:p>
      <text:p text:style-name="P4">
据半岛电视台记者报道，警察部队与快速支援部队在奥贝德发生冲突，并造成一人死亡、6人受伤。</text:p>
      <text:p text:style-name="P4">
在该国首都喀土穆，半岛电视台记者报道称，有战斗机飞越首都上空，与此同时，在恩图曼西南方向出现枪声，苏丹军方轰炸了快速支援部队在喀土穆和恩图曼的驻地。</text:p>
      <text:p text:style-name="P4">
半岛电视台记者表示，“贾里夫沙尔格”地区正在遭受炮击，其目标是快速支援部队的据点。</text:p>
      <text:p text:style-name="P4">
<draw:frame draw:style-name="fr1" draw:name="Image199" text:anchor-type="as-char" svg:width="6.9236in" svg:height="3.894525in" draw:z-index="0">
<draw:image xlink:href="../Images/Aljazeera Chinese/2023-06-23T14-24-23/image-1687528660.jpg" xlink:type="simple" xlink:show="embed" xlink:actuate="onLoad" draw:mime-type="image/jpeg"/>
</draw:frame>
 苏丹爆发冲突 (通讯社)</text:p>
      <text:h text:style-name="P13" text:outline-level="4">
<text:span text:style-name="T4">
吉达谈判被推迟</text:span>
</text:h>
      <text:p text:style-name="P4">
另一方面，美国负责非洲事务的助理国务卿莫莉·菲表示，有关苏丹问题的吉达谈判被推迟，是因为当前的方案未能控制该国局势。</text:p>
      <text:p text:style-name="P4">
双方最近一次达成的为期3天休战已经结束，但却没有任何迹象表明可能延长休战或者取得任何外交突破。</text:p>
      <text:p text:style-name="P4">
在这样的背景下，苏丹主权委员会副主席马利克·阿格尔表示，苏丹拒绝非盟为解决苏丹危机而提出的倡议，因为苏丹的非盟成员国资格已被暂停，他还将这项倡议称为“占领倡议”。</text:p>
      <text:p text:style-name="P4">
他指出，这项倡议的目的是让国际部队进入苏丹，并使喀土穆地区非军事化。</text:p>
      <text:p text:style-name="P4">
此外，他还表示，“伊加特”（东非政府间发展组织）正寻求组建一个总部设在肯尼亚的流亡政府，以迫使苏丹同意其倡议。</text:p>
      <text:p text:style-name="P4">
<draw:frame draw:style-name="fr1" draw:name="Image200" text:anchor-type="as-char" svg:width="6.9236in" svg:height="3.894525in" draw:z-index="0">
<draw:image xlink:href="../Images/Aljazeera Chinese/2023-06-23T14-24-23/image-1-1687528731.jpg" xlink:type="simple" xlink:show="embed" xlink:actuate="onLoad" draw:mime-type="image/jpeg"/>
</draw:frame>
 苏丹爆发冲突 (通讯社)</text:p>
      <text:h text:style-name="P13" text:outline-level="4">
<text:span text:style-name="T4">
阿格尔：人民拒绝与快速支援部队和解</text:span>
</text:h>
      <text:p text:style-name="P4">
另一方面，阿格尔在开罗发表的新闻声明中指出，苏丹人民团结在军方及其领导层周围，他还强调，苏丹人民拒绝与快速支援部队达成任何和解，并将军队视为安全港。</text:p>
      <text:p text:style-name="P4">
阿格尔表示，军队并不缺乏战斗所需的军用物资，他还表示，军事局势在数量和装备方面令人安心。他还披露了有关“快速支援部队系统性的侵犯行为”的资料，例如占领医院和房屋并实施抢劫，以及针对女性的暴力行为。</text:p>
      <text:p text:style-name="P4">
阿格尔要求军队以国家认为适当的战术和战略方式来解决叛乱问题。</text:p>
      <text:p text:style-name="P4">
他还表示，快速支援部队指挥官达加洛（哈米德提）在2019年4月之前没有任何政治野心或政治话语，而他与自由和变革中央委员会结成的联盟，使他在推翻奥马尔·巴希尔的统治后在该国获得了新的地位，并且他们还允许他叛乱。</text:p>
      <text:p text:style-name="P4">
Source: <text:a xlink:type="simple" xlink:href="https://chinese.aljazeera.net/news/military/2023/6/23/%e5%86%b2%e7%aa%81%e6%8c%81%e7%bb%ad%e8%8b%8f%e4%b8%b9%e5%86%9b%e6%96%b9%e5%ae%a3%e5%b8%83%e5%87%bb%e8%90%bd%e8%af%95%e5%9b%be%e8%a2%ad%e5%87%bb%e5%85%b6%e6%80%bb%e9%83%a8%e7%9a%84%e6%97%a0" text:style-name="Internet_20_link" text:visited-style-name="Visited_20_Internet_20_Link">
https://chinese.aljazeera.net/news/military/2023/6/23/%e5%86%b2%e7%aa%81%e6%8c%81%e7%bb%ad%e8%8b%8f%e4%b8%b9%e5%86%9b%e6%96%b9%e5%ae%a3%e5%b8%83%e5%87%bb%e8%90%bd%e8%af%95%e5%9b%be%e8%a2%ad%e5%87%bb%e5%85%b6%e6%80%bb%e9%83%a8%e7%9a%84%e6%97%a0</text:a>
</text:p>
      <!--NEWS-->
      <text:h text:style-name="P10" text:outline-level="1">
<text:span text:style-name="T4">
澳洲中资矿业被指破坏环境，且游说“反示威法”</text:span>
</text:h>
      <text:p text:style-name="P4">
Author: None</text:p>
      <text:p text:style-name="P4">
Publisher: Radio Free Asia (Organization)</text:p>
      <text:p text:style-name="P4">
Published Time: 2023-06-23T14:44:00-04:00</text:p>
      <text:p text:style-name="P4">
Modified Time: 2023-06-23T15:28:12-04:00</text:p>
      <text:p text:style-name="P4">
Description: None</text:p>
      <text:p text:style-name="P4">
Videos: []</text:p>
      <text:p text:style-name="P4">
Audios: ["<text:a xlink:type="simple" xlink:href="https://www.rfa.org/mandarin/yataibaodao/huanjing/cl-062320231255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00844in" draw:z-index="0">
<draw:image xlink:href="../Images/rfamandarin/2023-06-23T14-44-00-04-00/000000.png" xlink:type="simple" xlink:show="embed" xlink:actuate="onLoad" draw:mime-type="image/png"/>
</draw:frame>
 塔斯马尼亚州居民包恩斯(ViolaBarnes)为了守护塔肯纳雨林,一度在树上露宿示威长达72天。 <text:a xlink:type="simple" xlink:href="https://www.rfa.org/mandarin/yataibaodao/huanjing/cl-06232023125518.html/@@images/image" text:style-name="Internet_20_link" text:visited-style-name="Visited_20_Internet_20_Link">
</text:a>
Viola Barnes提供照片  <text:a xlink:type="simple" xlink:href="https://www.rfa.org/mandarin/yataibaodao/huanjing/cl-06232023125518.html/@@stream" text:style-name="Internet_20_link" text:visited-style-name="Visited_20_Internet_20_Link">
Audio-1-Link：https://www.rfa.org/mandarin/yataibaodao/huanjing/cl-06232023125518.html/@@stream</text:a>
</text:p>
      <text:p text:style-name="P4">
中国央企中国五矿集团属下在澳大利亚子公司“矿业金属集团”(MMG),计画在塔斯马尼亚州(Tasmania)塔肯纳雨林(Takayna;又名Tarkine)内,建造一座放置剧毒污泥(toxicsludge)废料的设施。环保团体指出,有关计画恐怕会造成雨林内多个物种陷入灭绝;而且矿业金属集团为了让环保人士噤声,还游说当地立法机构加重处罚示威活动,此举被认为侵蚀了澳大利亚的民主自由。</text:p>
      <ul>
        <li>
<text:span text:style-name="T4">
<text:a xlink:type="simple" xlink:href="https://www.rfa.org/mandarin/Xinwen/5-05252023142735.html" text:style-name="Internet_20_link" text:visited-style-name="Visited_20_Internet_20_Link">
 澳洲欲摆脱中国依赖 重塑锂矿业 </text:a>
 </text:span>
  * <text:span text:style-name="T4">
<text:a xlink:type="simple" xlink:href="https://www.rfa.org/mandarin/yataibaodao/junshiwaijiao/cm-11242021084410.html" text:style-name="Internet_20_link" text:visited-style-name="Visited_20_Internet_20_Link">
 "禁澳煤令"一年后 中国首次开放澳大利亚煤炭清关 </text:a>
 </text:span>
  * <text:span text:style-name="T4">
<text:a xlink:type="simple" xlink:href="https://www.rfa.org/mandarin/yataibaodao/ql1-05182021034913.html" text:style-name="Internet_20_link" text:visited-style-name="Visited_20_Internet_20_Link">
 澳铁矿石价涨五成 中国稀土价跌跌不休 </text:a>
 </text:span>
</li>
      </ul>
      <text:p text:style-name="P4">
长期关注塔肯纳雨林生态保育的布郎基金会(The Bob BrownFoundation)执行经理韦伯(JennyWeber)向本台解释,“矿业金属集团”计划兴建的放置废料设施在落成后,将可容纳高达2500万立方米的剧毒污泥,恐怕会对塔肯纳雨林140公顷范围内的生态环境带来威胁。她说:“矿区曾经泄漏不少废料,于是他们想要建造尾矿坝,以便将废料引导至美丽的派文河(PiemanRiver),然后流入塔肯纳雨林;问题是,该森林是多个濒危物种生物的栖息地。”</text:p>
      <text:p text:style-name="P4">
韦伯指出,“矿业金属集团”于塔斯马尼亚州开采金属的罗斯伯里矿山(Rosebery)拥有足够空间,该集团是可以在矿山内兴建有关放置废料的设施。她说:“来自塔斯马尼亚州和全澳各地数以千计民众,曾经在森林里示威,要求该集团将废料留在自己在矿区内。”</text:p>
      <text:p text:style-name="P4">
韦伯指出，中国央企五矿集团属下子公司“矿业金属集团”（MMG）游说推动 ‘反示威法’的举动，已侵害到澳大利亚的民主和自由。 （The Bob BrownFoundation提供照片）  <text:a xlink:type="simple" xlink:href="https://www.rfa.org/mandarin/yataibaodao/huanjing/cl-06232023125518.html/weber.jpeg" text:style-name="Internet_20_link" text:visited-style-name="Visited_20_Internet_20_Link">
 </text:a>
</text:p>
      <text:p text:style-name="P4">
在示威者当中,包括当地居民包恩斯(ViolaBarnes);她向本台表示,为了守护这座森林,她自从去年12月起在森林里露宿示威,持续长达两个多月。她说:“我住在树上长达72天;那是一棵香桃树,它的位置就是‘矿业金属集团’想要兴建尾矿坝存放废料的地点。”</text:p>
      <text:p text:style-name="P4">
包恩斯提到,她在树上露宿的期间,并没有看见“矿业金属集团”派人前来了解示威者的诉求。她说:“我住在树上抗议期间,完全看不到‘矿业金属集团’有派任何人来前来和示威者对话。”</text:p>
      <text:p text:style-name="P4">
韦伯指出,“矿业金属集团”不单只没有聆听示威者的诉求,而且还试图扑灭示威者的声音。她说:“‘矿业金属集团’就是其中一家公司,游说议会通过‘反示威法’,以便加重处罚示威活动。”</text:p>
      <text:p text:style-name="P4">
去年塔斯马尼亚州州议会通过《2022年违警修正(工作场所保护)法案》(Police OffencesAmendment (WorkplaceProtection) Act 2022)──也就是俗称的 ‘反示威法’;按照该法案,除了罚款之外,示威者还可能会被判有期徒刑。</text:p>
      <text:p text:style-name="P4">
 反示威法内容。(塔斯马尼亚州政府官网截图)  <text:a xlink:type="simple" xlink:href="https://www.rfa.org/mandarin/yataibaodao/huanjing/cl-06232023125518.html/screenshot-2023-06-23-125910.jpg" text:style-name="Internet_20_link" text:visited-style-name="Visited_20_Internet_20_Link">
</text:a>
</text:p>
      <text:p text:style-name="P4">
韦伯指‘矿业金属集团’游说州议会通过‘反示威法’的举动,已侵害到塔斯马尼亚州以及澳大利亚的民主和自由。她说:“他们要塔斯马尼亚州民众噤声,让大家不敢示威。”</text:p>
      <text:p text:style-name="P4">
韦伯强调,当地民众将会坚持捍卫自然环境和公民权利;她说:“我们不会退让的,我们需要保护森林,必须保护濒危物种;我们的示威是受到民众支持的。”</text:p>
      <text:p text:style-name="P4">
韦伯提到,环保人仕的行动已经升级,☆目前致力向澳大利亚联邦政府提出要求,希望环境部长皮伯塞克(TanyaPlibersek)介入阻止“矿业金属集团”让剧毒污泥流入塔肯纳雨林。</text:p>
      <text:p text:style-name="P4">
记者：丘德真 责编：嘉远 网编：何足</text:p>
      <text:p text:style-name="P4">
Source: <text:a xlink:type="simple" xlink:href="https://www.rfa.org/mandarin/yataibaodao/huanjing/cl-06232023125518.html" text:style-name="Internet_20_link" text:visited-style-name="Visited_20_Internet_20_Link">
https://www.rfa.org/mandarin/yataibaodao/huanjing/cl-06232023125518.html</text:a>
</text:p>
      <!--NEWS-->
      <text:h text:style-name="P10" text:outline-level="1">
<text:span text:style-name="T4">
专栏 | 夜话中南海：薄熙来大秘徐鸣返京近九年为何还能回重庆“利用影响力”？</text:span>
</text:h>
      <text:p text:style-name="P4">
Author: None</text:p>
      <text:p text:style-name="P4">
Publisher: Radio Free Asia (Organization)</text:p>
      <text:p text:style-name="P4">
Published Time: 2023-06-23T14:45:12-04:00</text:p>
      <text:p text:style-name="P4">
Modified Time: 2023-06-23T14:45:12-04:00</text:p>
      <text:p text:style-name="P4">
Description: None</text:p>
      <text:p text:style-name="P4">
Videos: []</text:p>
      <text:p text:style-name="P4">
Audios: ["<text:a xlink:type="simple" xlink:href="https://www.rfa.org/mandarin/zhuanlan/yehuazhongnanhai/gx-062320230914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3.88615in" draw:z-index="0">
<draw:image xlink:href="../Images/rfamandarin/2023-06-23T14-45-12-04-00/000000.png" xlink:type="simple" xlink:show="embed" xlink:actuate="onLoad" draw:mime-type="image/png"/>
</draw:frame>
 原国家粮食局党组成员、副局长徐鸣 <text:a xlink:type="simple" xlink:href="https://www.rfa.org/mandarin/zhuanlan/yehuazhongnanhai/gx-06232023091446.html/@@images/image" text:style-name="Internet_20_link" text:visited-style-name="Visited_20_Internet_20_Link">
</text:a>
网络图片  <text:a xlink:type="simple" xlink:href="https://www.rfa.org/mandarin/zhuanlan/yehuazhongnanhai/gx-06232023091446.html/@@stream" text:style-name="Internet_20_link" text:visited-style-name="Visited_20_Internet_20_Link">
Audio-1-Link：https://www.rfa.org/mandarin/zhuanlan/yehuazhongnanhai/gx-06232023091446.html/@@stream</text:a>
</text:p>
      <text:p text:style-name="P4">
前中央政治局委员兼重庆市委书记薄熙来垮台九年多后，他当年的大秘徐鸣居然还能回到重庆“利用影响力”犯案，令中共当局不能不对此时由陈敏主导的重庆市委对薄熙来余毒的肃清与否打一个大大的问号。</text:p>
      <text:p text:style-name="P4">
在本专栏的上篇文章《蔡奇意外上位，五年后的陈敏尔还有戏吗？》中，我们已经向读者和听众们介绍了蔡奇在中共二十大上高就习近平“正国级大秘”的同时，很可能是因为受到手下二、三把手接连发生“意外”，自己大秘也被降级使用的牵连而未能“入常”的陈敏尔成为中共执政史上第一个先后换兼两个不同直辖市委书记的连任政治局委员。但一些媒体在转载或转引这篇文章内容时，却不约而同地把陈敏尔二十大“失常”的原因仅仅集中在他的大秘颜伟一人身上。而事实上仅从逻辑上判断，他陈敏尔在担任中央政治局委员兼重庆市委书记期间，手下的两个副书记先后出事的幕后原因无论是什么，他陈敏尔都无法完全置身事外。此二人一个是当时已经是连任两届中央候补委员，重庆市委专职党务副书记，比陈敏尔还年轻五岁的任学峰，居然在赴京参加中央全会期间于京西宾馆跳楼轻生；另一个原本被看好成为陈敏尔重庆市委书记接班人，外传是习近平亲家的重庆市委副书记兼重庆市长，十九届中央候补委员唐良智居然被降格使用，打发到安徽省当了一届政协主席。</text:p>
      <text:p text:style-name="P4">
另外，薄熙来的大秘，日前才被中共当局宣布判处十五年有期徒刑的徐鸣退休之后居然还能够回到重庆犯案，应该也成了陈敏尔主持的重庆市委对薄熙来余毒肃清不力的“严重工作失误”内容之一。</text:p>
      <text:p text:style-name="P4">
我们在过去的相关节目中已经介绍过，今年4月7日，中共最高检宣布原国家粮食局党组成员、副局长徐鸣被提起公诉之后，中国内地众多网络媒体立刻以《“老虎”徐鸣被公诉：当上处长就开始敛财，曾是薄熙来下属》为题大肆渲染。</text:p>
      <text:p text:style-name="P4">
出生于1958年的徐鸣，当年是和李克强同在安徽省凤阳县当知青。恢复高考后，李克强凭过硬的高考成绩进入了北大；徐鸣则凭自己父亲在县武装部的影响力，当了一个“后门兵”。不过，非常善于钻营的徐鸣当兵之后还是给自己觅得了到军队院校“进修”的机会，并因此有了“学历”。</text:p>
      <text:p text:style-name="P4">
从部队转业地方之后的徐鸣在中共原国家经委、原国家计委、原国务院经贸办、原国务院经贸委及商务部工作。与薄熙来结识并成为其政治知己，都是在2004年2月，薄熙来调任国务院商务部长之后发生的。</text:p>
      <text:p text:style-name="P4">
当时的徐鸣还只是该部的市场体系建设司的副司长。薄熙来到任半年后，即将他原地提拔为正司长；一年多后，又安排他在这个司的司长职务之外，再兼任该部的政策研究室主任。  2006年3月，徐鸣又被薄熙来安排调任商务部综合司司长。</text:p>
      <text:p text:style-name="P4">
薄熙来是在2007年10月召开的中共十七大上，进入中央政治局并被任命为重庆市委书记的。半年后徐鸣前往，先是被委以重庆市委副秘书长兼研究室主任职务，具体扮演的角色其实就是薄熙来身边的一秘。</text:p>
      <text:p text:style-name="P4">
笔者在今年4月发表的相关文章中曾引用知情人的说法，当初徐鸣在自己的家人都不愿意离开北京的前提下，仍然愉快地接受了薄熙来的“建议”，跟随薄熙来到重庆任职，就是因为薄熙来原本计划的从国务院副总理再到接班总理的晋升之路已经被断绝，外放重庆5年后回到北京，也不会再去染指国务院。意思是，他徐鸣如果继续留在国务院系统，薄熙来已经是爱莫能助。但是，如果他徐鸣愿意去重庆的话，其政治前景完全是薄熙来一个人就能说了算的。</text:p>
      <text:p text:style-name="P4">
也就是从徐鸣决心从北京迁重庆之后，他和妻子的关系开始出现裂痕，后来到底是离了婚，而且是把一场离婚官司持续了3年。</text:p>
      <text:p text:style-name="P4">
众所周知，当年薄熙来在重庆可谓是一手遮天，说一不二。2010年6月，薄熙来下令让时任重庆市委常委、秘书长范照兵改任市委统战部长，将徐鸣提升为重庆市委秘书长，并继续兼任市委研究室主任和市直属机关党工委书记。当年底，中组部批准晋升徐鸣重庆市委常委，官至副省部级。    薄熙来倒台之前的2011年12月，薄熙来又令时任重庆市委常委兼两江新区党工委书记和管委会主任的翁杰明与徐鸣进行职务互换，目的是给徐鸣的从政简历再添光彩，为晋升正省部级做政治热身。但薄谷开来毒杀洋人一案东窗事发后，徐鸣的大好前途也随着薄熙来的入狱而终止。</text:p>
      <text:p text:style-name="P4">
2012年6月22日，新一届重庆市委领导班子13人亮相，徐鸣未进入新常委名单，不过仍暂时还留在两江新区党工委书记和管委会主任位置上一段时间。</text:p>
      <text:p text:style-name="P4">
在2013年的全国两会上，曾有记者向时任重庆市长黄奇帆问到徐鸣的新工作，黄奇帆回答：“他已经调到北京工作。”</text:p>
      <text:p text:style-name="P4">
2013年3月，徐鸣回到北京，任国家粮食局副局长，保留副部长级待遇。</text:p>
      <text:p text:style-name="P4">
2018年3月，根据第十三届全国人大出台的国务院机构改革方案，对国家粮食局的职责进行整合，组建国家粮食和物资储备局，不再保留国家粮食局，徐鸣则就此退休。</text:p>
      <text:p text:style-name="P4">
在退休之后，徐鸣仍正常参加社会活动。就在2021年春节前夕，国家粮食和物资储备局主要领导分别以电话等方式慰问了此前的老领导。徐鸣也在被慰问之列。但几个月之后，他就被宣布“接受调查”。此时，他的离婚官司刚刚结束了两个月。</text:p>
      <text:p text:style-name="P4">
却原来，徐鸣当年追随薄熙来离京赴重庆后，不愿随他而去的妻子自然是继续住在徐鸣被商务部分配继而被“私有化”的住房里。徐鸣退休当年即与妻子打起离婚官司，之所以持续了3年之久，就是因为他妻子坚持住在徐鸣一人名下的房子里不走。两次法院出庭之后，徐鸣终于“讨回了公道”，法院判决房子归徐鸣居住，他的妻子必须搬出。</text:p>
      <text:p text:style-name="P4">
去年1月，徐鸣被宣布开除中共党籍，取消副部级干部退休待遇。中纪委通报，徐鸣妄议党中央大政方针，热衷迷信活动；违规收受私营企业主财物，违规出入私人会所并接受宴请；不按规定报告个人有关事项；利用职务影响为其子经营活动谋取利益；为追逐个人名利多方算计，把公权力当作攫取私利的工具，大搞权力寻租，利用职务便利和影响力为他人在企业经营、项目承揽、职务晋升等方面谋利，并非法收受巨额财物。</text:p>
      <text:p text:style-name="P4">
一个月后，徐鸣被最高检察院宣布逮捕。</text:p>
      <text:p text:style-name="P4">
今年年1月5日，福建省厦门市中级法院一审公开开庭审理了徐鸣受贿和利用影响力受贿一案。</text:p>
      <text:p text:style-name="P4">
厦门检察院起诉指控：1995年至2021年，被告人徐鸣利用担任原国家经济贸易委员会对外经济贸易司外商投资处处长、对外经济协调司外资企业处处长、对外经济协调司副司长，商务部市场体系建设司副司长、司长、综合司司长，重庆市委副秘书长，重庆市委常委、秘书长，原国家粮食局党组成员、副局长等职务上的便利以及职权、地位形成的便利条件，为有关单位和个人，在项目承揽、经营审批、案件处理和人事调整等事项上提供帮助，非法收受财物共计折合人民币5120万余元；2021年6月，徐鸣离职后利用原担任重庆市委常委、秘书长等职权、地位形成的便利条件，承诺通过其他国家工作人员职务上的行为，为他人在案件处理上提供帮助，非法收受人民币120万元。</text:p>
      <text:p text:style-name="P4">
当时官媒的报道强调：徐鸣当庭表示认罪悔罪。人大代表、政协委员、媒体记者及群众等20余人旁听了庭审。</text:p>
      <text:p text:style-name="P4">
本月20日，福建省厦门市中级法院公开宣布对对被告人徐鸣以受贿罪判处有期徒刑十四年，并处罚金人民币四百万元，以利用影响力受贿罪判处有期徒刑二年，并处罚金人民币十万元，决定执行有期徒刑十五年，并处罚金人民币四百一十万元；对查封、扣押、冻结在案的徐鸣受贿和利用影响力受贿犯罪所得财物及其孳息，依法予以追缴，上缴国库。</text:p>
      <text:p text:style-name="P4">
厦门法院认为，被告人徐鸣的行为构成受贿罪和利用影响力受贿罪，受贿数额特别巨大，利用影响力受贿数额巨大。鉴于徐鸣部分受贿系未遂，利用影响力受贿系自首，归案后主动交代监察机关尚未掌握的大部分受贿事实，认罪悔罪，积极退赃，犯罪所得及其孳息已全部查扣到案，对其所犯受贿罪可予从轻处罚，对其所犯利用影响力受贿罪可予减轻处罚。法庭遂作出上述判决。</text:p>
      <text:p text:style-name="P4">
请注意这份判决的两个重要细节。一是徐鸣是被“从轻处罚”，原因是他的“大部分受贿事实”，都是“归案后主动交待监察机关尚未掌握的”，而且“认罪悔罪、积极退赃”；二是他是被两罪并罚，即所谓“受贿罪”和“利用影响力受贿罪”。</text:p>
      <text:p text:style-name="P4">
“受贿罪”不必多做解释，从1995年到2021年，长达26年的受贿史。</text:p>
      <text:p text:style-name="P4">
至于为什么还有一项“利用影响力受贿罪”，就要先弄明白这个罪名的来由。</text:p>
      <text:p text:style-name="P4">
外界注意到关于中共刑法中的“利用影响力受贿罪”和“受贿罪”的区别，始于对当年周永康之子周滨的审判。</text:p>
      <text:p text:style-name="P4">
中共刑法第三百八十八条对“利用影响力受贿罪”的解释是：国家工作人员的近亲属或者其他与该国家工作人员关系密切的人，通过该国家工作人员职务上的行为，或者利用该国家工作人员职权或者地位形成的便利条件，通过其他国家工作人员职务上的行为，为请托人谋取不正当利益，索取请托人财物或者收受请托人财物。数额较大或者有其他较重情节的，处三年以下有期徒刑或者拘役，并处罚金；数额巨大或者有其他严重情节的，处三年以上七年以下有期徒刑，并处罚金；数额特别巨大或者有其他特别严重情节的，处七年以上有期徒刑，并处罚金或者没收财产。</text:p>
      <text:p text:style-name="P4">
离职的国家工作人员或者其近亲属以及其他与其关系密切的人，利用该离职的国家工作人员原职权或者地位形成的便利条件实施前述行为的，依照利用影响力受贿罪定罪处罚。</text:p>
      <text:p text:style-name="P4">
在当年的周滨一案中，法院认定周滨犯受贿罪，判处有期徒刑十三年，并处罚金人民币1.9亿元；犯利用影响力受贿罪，判处有期徒刑八年，并处罚金人民币1.6亿元；犯非法经营罪，判处有期徒刑三年，并处罚金人民币20万元。由于周滨具有自首、坦白、积极退赃、认罪悔罪等法定或酌定从轻处罚情节，决定执行有期徒刑十八年，并处罚金人民币3.502亿元。</text:p>
      <text:p text:style-name="P4">
另外，当时周永康的妻子贾晓晔也是因为犯下“利用影响力受贿罪”被判刑。</text:p>
      <text:p text:style-name="P4">
周滨是7年前被司法处理的，三罪并罚也只被判了18年，而且他的两项受贿被处罚金高达3.5亿，是徐鸣被判罚金4百10余万的近90倍。由此对比，足见出中共当局对徐鸣的“从轻处罚”，也是“轻”得十分受限。</text:p>
      <text:p text:style-name="P4">
周滨是当年的中共中央政治局常委兼中央政法委书记的周永康之子，贾晓晔是周滨的后妈，所以他们母子二人的所谓“利用影响力受贿罪”当然再好理解不过了。而如今徐鸣为什么也被定有这款罪，按照本文前面已经引述起诉书的说法就是：2021年6月，徐鸣离职后利用担任原重庆市委常委、秘书长等职权、地位形成的便利条件，承诺通过其他国家工作人员职务上的行为，为他人在案件处理上提供帮助，非法收受120万元。</text:p>
      <text:p text:style-name="P4">
请注意，徐鸣是2021年7月被公开宣布“接受调查”的，而在重庆犯下的“利用影响力受贿”，是发生在2021年6月。这足以说明徐鸣被调查的起因一定是在重庆的“利用影响力”，至于其他所有，也就是从1995到2021年的所有受贿内容，都是在“调查”之后才主动交待出来的。</text:p>
      <text:p text:style-name="P4">
前面也已经介绍过，徐鸣在重庆的政治失势始于2012年6月被逐出重庆市委常委会。但9年之后的他，居然还能够利用他“担任原重庆市委常委、秘书长等职权、地位形成的便利条件”犯案，这足以令当时由陈敏尔主导的重庆市委对所谓薄熙来流毒的肃清工作被大打折扣。后续的分析内容，留待本专栏下篇文章继续向读者和听众们介绍。</text:p>
      <text:p text:style-name="P4">
(本期节目由高新主持及播讲）</text:p>
      <text:p text:style-name="P4">
(文章只代表特约评论员个人的立场和观点）</text:p>
      <text:p text:style-name="P4">
Source: <text:a xlink:type="simple" xlink:href="https://www.rfa.org/mandarin/zhuanlan/yehuazhongnanhai/gx-06232023091446.html" text:style-name="Internet_20_link" text:visited-style-name="Visited_20_Internet_20_Link">
https://www.rfa.org/mandarin/zhuanlan/yehuazhongnanhai/gx-06232023091446.html</text:a>
</text:p>
      <!--NEWS-->
      <text:h text:style-name="P10" text:outline-level="1">
<text:span text:style-name="T4">
德经济部猛砍对华投资担保 政府内分歧巨大</text:span>
</text:h>
      <text:p text:style-name="P4">
Author: None (Language: zh)</text:p>
      <text:p text:style-name="P4">
Publisher: None</text:p>
      <text:p text:style-name="P4">
Time: 2023-06-23T14:48:00Z</text:p>
      <text:p text:style-name="P4">
Description: 德国绿党主席出任经济部长以来，政府为德企在华投资提供的担保已经大幅削减。然而，同为执政党的社民党依然高度关注德中经济关系。《明镜周刊》从圈内人士处获悉，执政党在对华政策上的巨大分歧，导致新对华战略迟迟不能出炉。</text:p>
      <text:p text:style-name="P4">
Videos: []</text:p>
      <text:p text:style-name="P4">
Images: []</text:p>
      <text:p text:style-name="P4">
Subject: 时政风云</text:p>
      <text:p text:style-name="P4">
Subjects: ['德中关系', '德中贸易', '直接投资', '投资担保', '德资企业', '对华战略']</text:p>
      <text:p text:style-name="P4">
Keywords: ['意见反馈']</text:p>
      <text:p text:style-name="P4">
ID: 66016296</text:p>
      <!--METADATA-->
      <text:p text:style-name="P4">
<text:a xlink:type="simple" xlink:href="https://www.dw.com/zh/overlay/image/article/66016296/65978435" text:style-name="Internet_20_link" text:visited-style-name="Visited_20_Internet_20_Link">
 </text:a>
</text:p>
      <text:p text:style-name="P4">
6月20日，中国总理李强、发改委主任郑栅洁、德国总理肖尔茨、经济部长哈贝克在柏林共同出席论坛活动。李强希望哈贝克“不要采取歧视性措施”。</text:p>
      <text:p text:style-name="P4">
（德国之声中文网）据《明镜周刊》通过政府内部文件获悉，德国绿党主席哈贝克(RobertHabeck)自从2021年底出任德国经济部长以来，该部门为德企在华投资的政府担保额已经削减了50亿欧元。该报道例举了四起新申请案例，指出联邦经济部驳回了四家德企总额1.01亿欧元的<text:a xlink:type="simple" xlink:href="https://www.dw.com/zh/zh/德经济部对华出口担保政策持续开放/a-65950221" text:style-name="Internet_20_link" text:visited-style-name="Visited_20_Internet_20_Link">
 在华投资担保 </text:a>
请求；而在另外四起案例中，四家企业总额5.54亿欧元的在华投资担保延长申请也遭驳回。此外，共有约40亿欧元的德企在华投资担保申请压根就没有得到受理，还有约2.82亿的延长申请因当事企业疑与新疆有业务往来而遭撤回。</text:p>
      <text:p text:style-name="P4">
2013年，德国联邦经济部总共新批准了37项德企在华投资担保。《明镜周刊》指出，到了2022年，经济部总共只批准了9项，而今年上半年也只有5项。哈贝克出任经济部长至今大约一年半的时间里，德国政府总共只批准了7.8亿欧元的德企在华投资担保新申请，以及11亿欧元的延长申请。</text:p>
      <text:p text:style-name="P4">
</text:p>
      <text:p text:style-name="P4">
肖尔茨与哈贝克在对华政策上显然存在巨大分歧</text:p>
      <text:p text:style-name="P4">
<text:span text:style-name="T4">
利益导向还是价值观导向？</text:span>
</text:p>
      <text:p text:style-name="P4">
《明镜周刊》认为，这是 <text:a xlink:type="simple" xlink:href="https://www.dw.com/zh/zh/德国联邦经济部酝酿强硬路线降低对中国市场的依赖/a-63070816" text:style-name="Internet_20_link" text:visited-style-name="Visited_20_Internet_20_Link">
 哈贝克以及绿党削减对华经济依赖</text:a>
努力的一部分。在公开层面上，哈贝克及其执掌的联邦经济部强调，过去几十年间，政府提供的对外投资担保过度集中在中国，导致"联邦预算的风险过度集中"。但是这一切也极有可能是出于绿党的意识形态导向：该执政党努力推动以价值观为主导的对华外交与经贸政策，而不再是以经济利益为主导。</text:p>
      <text:p text:style-name="P4">
绿党的这一对华政策导向，与同为执政党的社民党形成了分歧。就在本周，社民党籍的德国总理肖尔茨在接待到访的中国总理李强时，就说"两国都受惠于相互贸易和投资"，并盛赞相互投资为对方"创造了经济增长、就业岗位，并在气候中性方面取得进展"。</text:p>
      <text:p text:style-name="P4">
相比绿党，社民党更偏向于德国的产业界以及工会组织。《明镜周刊》指出，许多社民党选民都担心，如果 <text:a xlink:type="simple" xlink:href="https://www.dw.com/zh/zh/德中关系/t-62235618" text:style-name="Internet_20_link" text:visited-style-name="Visited_20_Internet_20_Link">
 德中关系</text:a>
 恶化，将导致自己的就业岗位受到威胁，所以"必要时人权问题应当靠后"。</text:p>
      <text:p text:style-name="P4">
</text:p>
      <text:p text:style-name="P4">
德中关系今后将呈现怎样的走向？</text:p>
      <text:p text:style-name="P4">
<text:span text:style-name="T4">
对华战略继续难产</text:span>
</text:p>
      <text:p text:style-name="P4">
《明镜周刊》还注意到，德国政府内部就对华政策的分歧，早已引起了中国政府的关注。 <text:a xlink:type="simple" xlink:href="https://www.dw.com/zh/zh/德中政府磋商不能提问的总理新闻发布会/a-65978567" text:style-name="Internet_20_link" text:visited-style-name="Visited_20_Internet_20_Link">
 李强在德国期间</text:a>
就当面对哈贝克表示，希望德方不要采取"歧视性的手段"，否则只会损害"健康的经济发展"。</text:p>
      <text:p text:style-name="P4">
目前，德国政府的新对华战略依然没有出炉。社民党主导的总理府与绿党执掌的外交部、经济部依然在诸多议题上存在重大分歧。政府圈内消息人士称，外界期盼已久的这份文件，不太可能在暑假前出炉。</text:p>
      <text:p text:style-name="P4">
（明镜周刊、路透社）</text:p>
      <text:h text:style-name="P12" text:outline-level="3">
<text:span text:style-name="T4">
專訪：脫離風險？關鍵要看如何定義</text:span>
</text:h>
      <text:p text:style-name="P4">
Source: <text:a xlink:type="simple" xlink:href="https://www.dw.com/zh/德经济部猛砍对华投资担保-政府内分歧巨大/a-66016296" text:style-name="Internet_20_link" text:visited-style-name="Visited_20_Internet_20_Link">
https://www.dw.com/zh/德经济部猛砍对华投资担保-政府内分歧巨大/a-66016296?maca=chi-rss-chi-all-1127-rdf</text:a>
</text:p>
      <!--NEWS-->
      <text:h text:style-name="P10" text:outline-level="1">
<text:span text:style-name="T4">
报告: 在华英企面临进一步被北京打压风险</text:span>
</text:h>
      <text:p text:style-name="P4">
Author: None</text:p>
      <text:p text:style-name="P4">
Publisher: Radio Free Asia (Organization)</text:p>
      <text:p text:style-name="P4">
Published Time: 2023-06-23T15:37:00-04:00</text:p>
      <text:p text:style-name="P4">
Modified Time: 2023-06-23T16:17: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88615in" draw:z-index="0">
<draw:image xlink:href="../Images/rfamandarin/2023-06-23T15-37-00-04-00/000000.png" xlink:type="simple" xlink:show="embed" xlink:actuate="onLoad" draw:mime-type="image/png"/>
</draw:frame>
英国智库“中国战略风险研究所（CSRI）"新发布的一份报告 <text:a xlink:type="simple" xlink:href="https://www.rfa.org/mandarin/Xinwen/9-06232023153107.html/@@images/image" text:style-name="Internet_20_link" text:visited-style-name="Visited_20_Internet_20_Link">
</text:a>
CSRI官网截图</text:p>
      <text:p text:style-name="P4">
由前香港立法会议员郭荣铿撰写、英国智库“中国战略风险研究所（CSRI）”发布的一份新报告警告称，中国今年生效的一系列以国家安全为重点的新立法对在华的英国企业构成了越来越大的风险，特别是那些提供法律和咨询服务的公司。</text:p>
      <text:p text:style-name="P4">
该报告强调了中国最近对《反间谍法》的修订可能使广泛的普通商业活动面临风险。将于今年 7 月生效的这些修正案极大地扩大了可被视为间谍或国家安全风险的资料范围。该报告预测，最近警方对美国咨询公司贝恩公司和明茨集团的突袭可能只是一系列打压私营部门行动中的第一步，外国咨询、审计和律师公司可能在不久的将来受到越来越严格的审查。</text:p>
      <text:p text:style-name="P4">
作为世界领先的咨询、审计和法律服务中心之一，这些发展预计将对伦敦以及更广泛的英国企业产生巨大影响。中国政府已指示其国有企业逐步停止使用“四大”会计师事务所，其中三家总部位于伦敦：德勤、安永和毕马威。</text:p>
      <text:p text:style-name="P4">
该报告作者郭荣铿警告说：“英国公司应该小心。北京最近对美国咨询公司的打压很可能只是冰山一角。”他还说，在中国经营的英国企业面临着越来越高的法律风险，甚至普通的商业活动也会受到威胁。</text:p>
      <text:p text:style-name="P4">
责编：凯迪</text:p>
      <text:p text:style-name="P4">
Source: <text:a xlink:type="simple" xlink:href="https://www.rfa.org/mandarin/Xinwen/9-06232023153107.html" text:style-name="Internet_20_link" text:visited-style-name="Visited_20_Internet_20_Link">
https://www.rfa.org/mandarin/Xinwen/9-06232023153107.html</text:a>
</text:p>
      <!--NEWS-->
      <text:h text:style-name="P10" text:outline-level="1">
<text:span text:style-name="T4">
欧洲疾控中心：伊蚊活动扩张导致蚊媒疾病风险增加</text:span>
</text:h>
      <text:p text:style-name="P4">
Author: 联合早报 (Person)</text:p>
      <text:p text:style-name="P4">
Publisher: 联合早报 (Organization)</text:p>
      <text:p text:style-name="P4">
Published Time: 2023-06-23T15:38</text:p>
      <text:p text:style-name="P4">
Modified Time: 2023-06-23T15:53</text:p>
      <text:p text:style-name="P4">
Description: 欧洲疾病预防与控制中心星期四（6月22日）发布新闻公报说，欧洲的热浪和洪水变得更加频繁和严重，夏季变得更长并更炎热，白纹伊蚊和埃及伊蚊等入侵蚊种的活动范围不断扩张，导致欧盟和欧洲经...</text:p>
      <text:p text:style-name="P4">
Videos: []</text:p>
      <text:p text:style-name="P4">
Audios: []</text:p>
      <text:p text:style-name="P4">
Images: []</text:p>
      <text:p text:style-name="P4">
Type: NewsArticle</text:p>
      <text:p text:style-name="P4">
Breadcrumbs: ['即时', '国际']</text:p>
      <text:p text:style-name="P4">
Keywords: ['欧洲', '伊蚊', '热浪', '洪水']</text:p>
      <!--METADATA-->
      <text:p text:style-name="P4">
欧洲疾病预防与控制中心星期四（6月22日）发布新闻公报说，欧洲的热浪和洪水变得更加频繁和严重，夏季变得更长并更炎热，白纹伊蚊和埃及伊蚊等入侵蚊种的活动范围不断扩张，导致欧盟和欧洲经济区国家蚊媒疾病风险增加。</text:p>
      <text:p text:style-name="P4">
新华社报道，数据显示，2013年白纹伊蚊在八个欧盟和欧洲经济区国家的114个地区活动，2023年白纹伊蚊的活动范围已扩大至13个国家的337个地区。</text:p>
      <text:p text:style-name="P4">
欧洲疾控中心说，白纹伊蚊是一种已知的基孔肯雅热病毒和骨痛热症病毒载体，这种伊蚊的活动范围正在欧洲进一步向北和向西扩张。此外，可传播骨痛热症病毒、黄热病毒、兹卡病毒和西尼罗病毒等的埃及伊蚊，自2022年就已在塞浦路斯出现。</text:p>
      <text:p text:style-name="P4">
数据显示，2022年，欧盟和欧洲经济区共报告西尼罗病毒感染病例1133起，死亡92起。</text:p>
      <text:p text:style-name="P4">
欧洲疾控中心主任阿蒙在公报中说：“近年来，我们看到入侵蚊种在地理上向欧盟和欧洲经济区以前未受影响的地区扩张……如果这种情况继续下去，我们预计会看到更多病例，甚至可能出现骨痛热症和基孔肯雅热等疾病的死亡病例。”</text:p>
      <text:p text:style-name="P4">
她呼吁，重点关注对蚊子数量的控制，加强监测并做好个人防护等应对措施。</text:p>
      <text:p text:style-name="P4">
Source: <text:a xlink:type="simple" xlink:href="https://www.zaobao.com.sg/realtime/world/story20230623-1407158" text:style-name="Internet_20_link" text:visited-style-name="Visited_20_Internet_20_Link">
https://www.zaobao.com.sg/realtime/world/story20230623-1407158</text:a>
</text:p>
      <!--NEWS-->
      <text:h text:style-name="P10" text:outline-level="1">
<text:span text:style-name="T4">
美国司法部首次对中国芬太尼制造商提出指控</text:span>
</text:h>
      <text:p text:style-name="P4">
Author: None</text:p>
      <text:p text:style-name="P4">
Publisher: Radio Free Asia (Organization)</text:p>
      <text:p text:style-name="P4">
Published Time: 2023-06-23T15:40:00-04:00</text:p>
      <text:p text:style-name="P4">
Modified Time: 2023-06-23T16:17: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198828in" draw:z-index="0">
<draw:image xlink:href="../Images/rfamandarin/2023-06-23T15-40-00-04-00/000000.png" xlink:type="simple" xlink:show="embed" xlink:actuate="onLoad" draw:mime-type="image/png"/>
</draw:frame>
 含有芬太尼的药片 法新社资料图片</text:p>
      <text:p text:style-name="P4">
美国司法部周五（ 23日）对四家中国化学品制造公司和八名个人提起刑事起诉，指控他们非法贩运用于制造芬太尼的前体化学品。这是美国首次就此类罪行起诉中国化学品制造公司和中国公民。</text:p>
      <text:p text:style-name="P4">
芬太尼是一种高度成瘾的阿片类药物，非常容易致命，许多吸毒者因误食大量芬太尼而死亡。本周早些时候，美国国务卿布林肯在访华时曾说，他明确表示，美国需要中国在阻止芬太尼的流入方面加强合作。</text:p>
      <text:p text:style-name="P4">
司法部在周五的声明中说，他们当天在纽约南区和东区逮捕了两人，并公布了三份起诉书，指控这些中国公司及其员工犯有生产、分销和贩售芬太尼前体化学品相关的罪行。</text:p>
      <text:p text:style-name="P4">
司法部说，在这些调查中，美国缉毒局 (DEA) 查获了 200 多公斤与芬太尼相关的前体化学品，这一数量可能含有足以杀死 2500 万美国人的致命剂量。</text:p>
      <text:p text:style-name="P4">
据路透社报道，检察官表示，这些被起诉的中国公司被指控向墨西哥锡那罗亚（Sinaloa）毒品集团出售了芬太尼前体化学品，该毒品集团又向美国大量输出芬太尼。起诉书还指，这些公司中包括一家名为河北锡那罗亚贸易公司。他们在墨西哥和美国的社媒平台上宣传前体化学品，并使用虚假海关表格和错误的包装标签，用海运和空运方式运输。</text:p>
      <text:p text:style-name="P4">
责编：凯迪</text:p>
      <text:p text:style-name="P4">
Source: <text:a xlink:type="simple" xlink:href="https://www.rfa.org/mandarin/Xinwen/10-06232023153853.html" text:style-name="Internet_20_link" text:visited-style-name="Visited_20_Internet_20_Link">
https://www.rfa.org/mandarin/Xinwen/10-06232023153853.html</text:a>
</text:p>
      <!--NEWS-->
      <text:h text:style-name="P10" text:outline-level="1">
<text:span text:style-name="T4">
韩国和越南同意加强安全合作</text:span>
</text:h>
      <text:p text:style-name="P4">
Author: 联合早报 (Person)</text:p>
      <text:p text:style-name="P4">
Publisher: 联合早报 (Organization)</text:p>
      <text:p text:style-name="P4">
Published Time: 2023-06-23T15:41</text:p>
      <text:p text:style-name="P4">
Modified Time: 2023-06-23T16:26</text:p>
      <text:p text:style-name="P4">
Description: 韩国总统尹锡悦和越南国家主席武文赏同意加强安全合作，以应对朝鲜的核威胁，并承诺增加双边贸易和投资，尽管两国今年均经济疲弱。路透社报道，首次以总统身份访问越南的尹锡悦，承认韩国经济低...</text:p>
      <text:p text:style-name="P4">
Videos: []</text:p>
      <text:p text:style-name="P4">
Audios: []</text:p>
      <text:p text:style-name="P4">
Images: []</text:p>
      <text:p text:style-name="P4">
Type: NewsArticle</text:p>
      <text:p text:style-name="P4">
Breadcrumbs: ['即时', '国际']</text:p>
      <text:p text:style-name="P4">
Keywords: ['韩国', '越南', '朝鲜核计划', '尹锡悦']</text:p>
      <!--METADATA-->
      <text:p text:style-name="P4">
韩国总统尹锡悦和越南国家主席武文赏同意加强安全合作，以应对朝鲜的核威胁，并承诺增加双边贸易和投资，尽管两国今年均经济疲弱。</text:p>
      <text:p text:style-name="P4">
路透社报道，首次以总统身份访问越南的尹锡悦，承认韩国经济低迷，但他强调，越南在首尔增长战略中扮演关键角色。</text:p>
      <text:p text:style-name="P4">
尹锡悦与武文赏签署了17项协议，涵盖关键矿产和在韩国工作的越南工人等一系列课题。</text:p>
      <text:p text:style-name="P4">
尹锡悦也宣布，韩国将在2030年之前向越南提供40亿美元（约54亿新元）贷款，作为支持两国经济合作努力的一部分。</text:p>
      <text:p text:style-name="P4">
越南是少数与朝鲜关系密切的国家。武文赏在联合新闻发布会上说，越南“已为参与朝鲜半岛无核化进程做好准备”。</text:p>
      <text:p text:style-name="P4">
韩越首脑还同意强化两国的国防工业关系，以及在南中国海的安全合作。</text:p>
      <text:p text:style-name="P4">
许多国家包括韩国正在与越南政府磋商向越南出售武器，以协助越南实现武器库现代化的目标。</text:p>
      <text:p text:style-name="P4">
Source: <text:a xlink:type="simple" xlink:href="https://www.zaobao.com.sg/realtime/world/story20230623-1407159" text:style-name="Internet_20_link" text:visited-style-name="Visited_20_Internet_20_Link">
https://www.zaobao.com.sg/realtime/world/story20230623-1407159</text:a>
</text:p>
      <!--NEWS-->
      <text:h text:style-name="P10" text:outline-level="1">
<text:span text:style-name="T4">
东盟首次联合军演 中国因素不容忽视</text:span>
</text:h>
      <text:p text:style-name="P4">
Author: chinese@voanews.com (美国之音)</text:p>
      <text:p text:style-name="P4">
Publisher: 美国之音中文网 (Type: NewsMediaOrganization)</text:p>
      <text:p text:style-name="P4">
Published Time: 2023-06-23T15:47:13+08:00</text:p>
      <text:p text:style-name="P4">
Modified Time: 2023-06-23 07:47:13Z</text:p>
      <text:p text:style-name="P4">
Description: 东盟之中许多国家在南中国海的主权问题上和中国关系紧张，周四（6月22日），印尼军方称东盟首次联合军演将移师印尼所属水域南纳土纳海（South Natuna Sea），而非原先计划的南中国海争端海域。</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asean-planning-first-joint-military-drills-with-eyes-on-china-20230623/7149538.html" text:style-name="Internet_20_link" text:visited-style-name="Visited_20_Internet_20_Link">
https://www.voachinese.com/a/asean-planning-first-joint-military-drills-with-eyes-on-china-20230623/7149538.html</text:a>
</text:p>
      <!--NEWS-->
      <text:h text:style-name="P10" text:outline-level="1">
<text:span text:style-name="T4">
卡梅隆：从铁达尼号到泰坦号 一堆警告都没人听</text:span>
</text:h>
      <text:p text:style-name="P4">
Author: 联合早报 (Person)</text:p>
      <text:p text:style-name="P4">
Publisher: 联合早报 (Organization)</text:p>
      <text:p text:style-name="P4">
Published Time: 2023-06-23T15:50</text:p>
      <text:p text:style-name="P4">
Modified Time: 2023-06-23T21:53</text:p>
      <text:p text:style-name="P4">
Description: 6月22日，搜救队在失事海域搜寻失联的潜水器“泰坦”号。（法新社） 电影《泰坦尼克号》导演卡梅隆认为，铁达尼号与“泰坦”号的悲剧十...</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铁达尼号', '爆炸', '泰坦号']</text:p>
      <!--METADATA-->
      <text:p text:style-name="P4">
<draw:frame draw:style-name="fr1" draw:name="Image215" text:anchor-type="as-char" svg:width="6.9236in" svg:height="4.615733in" draw:z-index="0">
<draw:image xlink:href="../Images/zaobao world/2023-06-23T15-50/000000.png" xlink:type="simple" xlink:show="embed" xlink:actuate="onLoad" draw:mime-type="image/png"/>
</draw:frame>
 6月22日，搜救队在失事海域搜寻失联的潜水器“泰坦”号。（法新社）</text:p>
      <text:p text:style-name="P4">
电影《泰坦尼克号》导演卡梅隆认为，铁达尼号与 <text:a xlink:type="simple" xlink:href="https://www.zaobao.com.sg/realtime/world/story20230623-1406985" text:style-name="Internet_20_link" text:visited-style-name="Visited_20_Internet_20_Link">
 “泰坦”号</text:a>
的悲剧十分相似，同样都是警告没人理睬，同样是多国协力展开营救。</text:p>
      <text:p text:style-name="P4">
法国国际广播电台（rfi）报道，作为一名潜水专家，卡梅隆（JamesCameron）星期四（6月22日）告诉美国广播公司（ABC）：“我为（泰坦号）与铁达尼号灾难的相似之处感到震惊，铁达尼号船长曾多次被警告注意船前有冰，却仍在月光暗淡的夜晚全速驶入冰域，导致许多人死亡。”</text:p>
      <text:p text:style-name="P4">
他指出，海洋勘探界一直对泰坦号这个潜水器的安全性表示担忧，指泰坦号的碳纤维结构具有“根本性的缺陷”，但专家的警告都被人们忽视了，“这实在令人震惊……真的很超现实”。</text:p>
      <text:p text:style-name="P4">
卡梅隆除了是好莱坞知名导演，还是一名潜水器设计师，他设计的船只可以下潜到比铁达尼号所处深度还要深的地方。</text:p>
      <text:p text:style-name="P4">
他还说，泰坦号下潜仍属“实验性”活动，不应收费并且让不是深海工程师的乘客冒险。乘坐泰坦号探索铁达尼号残骸的费用为每人25万美元（约33万5000新元），盈利用于铁达尼号研究。</text:p>
      <text:p text:style-name="P4">
美国海岸警卫队海军少将莫格星期四（22日）召开新闻发布会说，当天上午，加拿大的遥控水下搜索车（ROV）在北大西洋偏远角落的海面下四公里处，发现一个残骸碎片场，证实泰坦号潜水器已遭遇“灾难性的内爆”，五名乘员相信已经遇难。</text:p>
      <text:p text:style-name="P4">
Source: <text:a xlink:type="simple" xlink:href="https://www.zaobao.com.sg/realtime/world/story20230623-1407163" text:style-name="Internet_20_link" text:visited-style-name="Visited_20_Internet_20_Link">
https://www.zaobao.com.sg/realtime/world/story20230623-1407163</text:a>
</text:p>
      <!--NEWS-->
      <text:h text:style-name="P10" text:outline-level="1">
<text:span text:style-name="T4">
美国公布中国电商调查报告　规避法律、涉强迫劳动引发担忧</text:span>
</text:h>
      <text:p text:style-name="P4">
Author: None</text:p>
      <text:p text:style-name="P4">
Publisher: Radio Free Asia (Organization)</text:p>
      <text:p text:style-name="P4">
Published Time: 2023-06-23T15:57:00-04:00</text:p>
      <text:p text:style-name="P4">
Modified Time: 2023-06-23T16:48:51-04:00</text:p>
      <text:p text:style-name="P4">
Description: None</text:p>
      <text:p text:style-name="P4">
Videos: []</text:p>
      <text:p text:style-name="P4">
Audios: ["<text:a xlink:type="simple" xlink:href="https://www.rfa.org/mandarin/yataibaodao/jingmao/tj-062320231034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4.612011in" draw:z-index="0">
<draw:image xlink:href="../Images/rfamandarin/2023-06-23T15-57-00-04-00/000000.png" xlink:type="simple" xlink:show="embed" xlink:actuate="onLoad" draw:mime-type="image/png"/>
</draw:frame>
中国电商拼多多2018年7月26日在美国纳斯达克上市时在纽约街头打出的广告。拼多多等中国电商通过小额包裹对美出口而逃避美国关税以及供应链来源的审查再次引发对这些企业涉及用户信息安全和强制劳工问题的担忧。路透社资料图  <text:a xlink:type="simple" xlink:href="https://www.rfa.org/mandarin/yataibaodao/jingmao/tj-06232023103422.html/@@stream" text:style-name="Internet_20_link" text:visited-style-name="Visited_20_Internet_20_Link">
Audio-1-Link：https://www.rfa.org/mandarin/yataibaodao/jingmao/tj-06232023103422.html/@@stream</text:a>
</text:p>
      <text:p text:style-name="P4">
美国众议院一个特设委员会发布的最新报告显示，中国电商"希音"（Shein）和海外版"拼多多"（Temu）等透过小额包裹对美出口，逃避美国关税以及供应链来源审查。上述调查结论，再次引发有关中国海外企业涉及用户信息安全和强制劳工问题的担忧。</text:p>
      <text:p text:style-name="P4">
<text:a xlink:type="simple" xlink:href="https://www.rfa.org/Xinwen/3-06232023105646.html" text:style-name="Internet_20_link" text:visited-style-name="Visited_20_Internet_20_Link">
 <text:span text:style-name="T4">
涉强迫劳动 美国会委员会公布对Shein和Temu初步调查结果</text:span>
 </text:a>
  * <text:span text:style-name="T4">
<text:a xlink:type="simple" xlink:href="https://www.rfa.org/jw-05042023115548.html" text:style-name="Internet_20_link" text:visited-style-name="Visited_20_Internet_20_Link">
 拼多多、希音在美引发人权担忧 美国在打压中国企业吗？ </text:a>
 </text:span>
  * <text:a xlink:type="simple" xlink:href="https://www.rfa.org/mandarin/Xinwen/4-06102023120039.html" text:style-name="Internet_20_link" text:visited-style-name="Visited_20_Internet_20_Link">
 <text:span text:style-name="T4">
涉侵犯人权 美再禁两家中国公司产品进口</text:span>
 </text:a>
  * <text:span text:style-name="T4">
<text:a xlink:type="simple" xlink:href="https://www.rfa.org/mandarin/Xinwen/4-05092023140456.html" text:style-name="Internet_20_link" text:visited-style-name="Visited_20_Internet_20_Link">
 报告：新疆棉花收获中持续强化强迫劳动 </text:a>
 </text:span>
  * <text:span text:style-name="T4">
<text:a xlink:type="simple" xlink:href="https://www.rfa.org/mandarin/yataibaodao/jingmao/tj-12232022135221.html" text:style-name="Internet_20_link" text:visited-style-name="Visited_20_Internet_20_Link">
 TikTok窃取记者隐私数据 美国再兴下架声浪 </text:a>
 </text:span>
</text:p>
      <text:p text:style-name="P4">
6月22日，众议院“美国与中国共产党战略竞争特设委员会”（Select Committee on the Strategic CompetitionBetween the United States and the Chinese CommunistParty）公布的最新报告指出，海外版拚多多以及平价服饰网站“希音”利用法律漏洞，规避美国进口关税以及商品供应链来源审查。</text:p>
      <text:p text:style-name="P4">
报告提到，这两家中国电商销往美国的包裹中，有百分之三十以上采用小额包裹方式，这样的销售模式可规避美国海关审查，其中拼多多更是透过小额销售规避美国有关《防止强迫维吾尔人劳动法》（UFLPA）的供应链审查，不仅违法对美出口新疆产品，更有涉嫌强迫劳动的问题。</text:p>
      <text:p text:style-name="P4">
<text:span text:style-name="T4">
学者：衣物是否由新疆棉制成难调查</text:span>
</text:p>
      <text:p text:style-name="P4">
针对上述报告的调查结论，华盛顿智库哈德逊研究所（Hudson Institute）高级研究员杜斯特伯格（Thomas J.Duesterberg）告诉本台记者：“这是落实《防止强迫维吾尔人劳动法》的问题。要追踪低价服饰的棉花来源很困难，我认为这个问题值得认真关注，尤其是Temu跟Shein透过小额销售规避美国海关，美国国会值得深究这件事。”</text:p>
      <text:p text:style-name="P4">
本周五，本台记者就此联络上述两家中国电商置评。</text:p>
      <text:p text:style-name="P4">
希音的发言人回应表示：“我们对特设委员会提供详细的资讯，我们会继续透明地回答特设委员会的问题。我们对于强迫劳动零容忍，并且积极配合《防止强迫维吾尔人劳动法》。……我们没有和新疆的制造商存在联系，如果发现我们有衣服制品使用不适当地区的棉花，我们会立刻采取相对应行动。”</text:p>
      <text:p text:style-name="P4">
但至截稿时间为止，拼多多尚未回复本台查询。</text:p>
      <text:p text:style-name="P4">
 广州一家为Shein公司供货的制衣厂（法新社图片）</text:p>
      <text:p text:style-name="P4">
<text:span text:style-name="T4">
中国企业海外运营困境 TikTok曾与中共分享香港民运人士数据</text:span>
</text:p>
      <text:p text:style-name="P4">
近年来，一些知名的中国企业因涉及用户信息安全以及供应链人权侵犯等问题，而日趋陷入在海外经营的困境。</text:p>
      <text:p text:style-name="P4">
中国海外版抖音（TikTok）母公司字节跳动的前高级主管余尹涛，近日起诉该公司的法庭文件中披露，TikTok曾在2018年与中国共产党分享香港民运人士的数据，包括用户的网络资讯、SIM卡识别、以及IP位址等。尽管字节跳动多次否认上述指控，但这似乎印证了美国国会此前有关TikTok与中国政府分享用户数据的担忧。</text:p>
      <text:p text:style-name="P4">
针对有关中国电商在美运营所引发的人权问题担忧，杜斯特伯格表示：“例如美国政府质疑TikTok协助中国当局宣传的问题，有许多信息显示TikTok会筛选、推广有利于北京当局的信息，并且屏蔽有关北京当局的负面资讯；微信上也有类似的状况。因为全美国有百分之二十以上的人使用TikTok，而且美国有30%以上的年轻人以TikTok作为主要的新闻来源，TikTok协助中国宣传就变成了很严重的问题。”</text:p>
      <text:p text:style-name="P4">
杜斯特伯格还指出，美国政界对中国电商实施严厉监管也是与对等原则有关：“不同于这些中国公司可以进入美国，美国的社交平台与零售商无法进入中国市场。所以基于对等原则，美国官员对于中国企业的态度更加谨慎也很合理。”</text:p>
      <text:p text:style-name="P4">
而针对字节跳动否认有关与中国政府分享数据，杜斯特伯格表示：“有证据直接显示TikTok与中国政府分享数据，同时他们还暗中监视美国记者。所以我们可以说，字节跳动在否认时并不诚实。”</text:p>
      <text:p text:style-name="P4">
 处于美中两国国旗夹缝中的抖音标志（路透社图片）</text:p>
      <text:p text:style-name="P4">
<text:span text:style-name="T4">
学者：美国政府担心中国企业资讯不透明</text:span>
</text:p>
      <text:p text:style-name="P4">
美国圣托马斯大学政治系主任叶耀元则认为，美国政府对中国海外企业在涉及人权问题方面的担忧，凸显中国企业在运营过程中难以跟美国法律接轨：“（美国政府）倒不是说先推（反对中国企业），而是要先调查这些公司到底是不是符合美国的规范，而进一步调查本来就需要花时间。另一个层次来讲，美国更担心这些中资公司在进入美国要投资、开业的时候，他们背后所提供的资讯是不是完整的？（美国）很担心这些公司隐藏太多讯息，甚至担心这些公司背后有中国官股。”</text:p>
      <text:p text:style-name="P4">
哈德逊研究所中国中心主任余茂春则以阿里巴巴为例，向记者解释为何美国对中方企业保持警惕：“中共对阿里巴巴的全盘接管就是一个非常重要的教训，这并不是说这些中国的电商巨头就一定是中共国家安全和情报机构，但是在中国，这种共产党掌控一切的国家里面，一旦任何企业占有了世界消费市场相当的地位，中国会毫不犹豫地加以监管和管控。所以，这对美国来讲是一种国家安全的重要考量。”</text:p>
      <text:p text:style-name="P4">
余茂春同时还表达了与杜斯特伯格近似的看法：“从商业对等的原则上来讲，美国的电商市场是非常开放的，那么中国的电商市场对美国的电商企业的开放程度完全是不对等的。所以美国完全有理由根据商业机会对等的原则，对中国的电商打进美国市场加以管控。这毫不奇怪。”</text:p>
      <text:p text:style-name="P4">
记者：唐缘媛 责编：何平 网编：洪伟</text:p>
      <text:p text:style-name="P4">
Source: <text:a xlink:type="simple" xlink:href="https://www.rfa.org/mandarin/yataibaodao/jingmao/tj-06232023103422.html" text:style-name="Internet_20_link" text:visited-style-name="Visited_20_Internet_20_Link">
https://www.rfa.org/mandarin/yataibaodao/jingmao/tj-06232023103422.html</text:a>
</text:p>
      <!--NEWS-->
      <text:h text:style-name="P10" text:outline-level="1">
<text:span text:style-name="T4">
中国摆谱美国？ 美中关系能否解冻？(戴忠仁/汪浩/黄介正) | 亚洲很想聊</text:span>
</text:h>
      <text:p text:style-name="P4">
Author: None</text:p>
      <text:p text:style-name="P4">
Publisher: Radio Free Asia (Organization)</text:p>
      <text:p text:style-name="P4">
Published Time: 2023-06-23T16:00:00-04:00</text:p>
      <text:p text:style-name="P4">
Modified Time: 2023-06-23T13:59: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88615in" draw:z-index="0">
<draw:image xlink:href="../Images/rfamandarin/2023-06-23T16-00-00-04-00/000000.png" xlink:type="simple" xlink:show="embed" xlink:actuate="onLoad" draw:mime-type="image/png"/>
</draw:frame>
 <text:a xlink:type="simple" xlink:href="https://www.rfa.org/mandarin/duomeiti/yazhou-henxiangliao/yz-06232023134434.html/@@images/image" text:style-name="Internet_20_link" text:visited-style-name="Visited_20_Internet_20_Link">
</text:a>
 自由亚洲电台制图</text:p>
      <text:p text:style-name="P4">
美国国务卿 #布林肯19日完成自2018年来对中首次的外交最高层级访问。虽然为低谷时期的美中关系破冰，但是过程中，美方盼建立类冷战时期的军事“危机管控机制”，似被中方拒绝。而引起争议的#习近平 会见布林肯座位安排方式，是否可能会引发美国国会杯葛日后改善美中关系的努力？淡江大学战略所副教授 #黄介正，国际问题专家#汪浩，解读美中会谈的利益交锋和思考脉络。</text:p>
      <text:p text:style-name="P4">
Source: <text:a xlink:type="simple" xlink:href="https://www.rfa.org/mandarin/duomeiti/yazhou-henxiangliao/yz-06232023134434.html" text:style-name="Internet_20_link" text:visited-style-name="Visited_20_Internet_20_Link">
https://www.rfa.org/mandarin/duomeiti/yazhou-henxiangliao/yz-06232023134434.html</text:a>
</text:p>
      <!--NEWS-->
      <text:h text:style-name="P10" text:outline-level="1">
<text:span text:style-name="T4">
事实查核｜日本“洗白"核污水？ "单方面决定"排海？</text:span>
</text:h>
      <text:p text:style-name="P4">
Author: 作者：郑崇生，发自华盛顿</text:p>
      <text:p text:style-name="P4">
Publisher: Radio Free Asia (Organization)</text:p>
      <text:p text:style-name="P4">
Published Time: 2023-06-23T16:09:53-04:00</text:p>
      <text:p text:style-name="P4">
Modified Time: 2023-06-23T16:09:53-04:00</text:p>
      <text:p text:style-name="P4">
Description: 作者：郑崇生，发自华盛顿</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629306in" draw:z-index="0">
<draw:image xlink:href="../Images/rfamandarin/2023-06-23T16-09-53-04-00/000000.png" xlink:type="simple" xlink:show="embed" xlink:actuate="onLoad" draw:mime-type="image/png"/>
</draw:frame>
 <text:a xlink:type="simple" xlink:href="https://www.rfa.org/mandarin/shishi-hecha/hc-06232023160018.html/@@images/image" text:style-name="Internet_20_link" text:visited-style-name="Visited_20_Internet_20_Link">
</text:a>
 自由亚洲电台制图</text:p>
      <text:p text:style-name="P4">
<text:span text:style-name="T4">
标签：错误、误导</text:span>
</text:p>
      <text:p text:style-name="P4">
<text:span text:style-name="T4">
一分钟完读：</text:span>
</text:p>
      <text:p text:style-name="P4">
预计6月底，国际原子能机构（IAEA）将公布福岛核电站排海计划最终版的完整评估报告，按照此前报告，IAEA大概率将支持日本的计划，将经过处理的福岛核电站事故废水排入海中，针对福岛事故废水的处置，国际各方再起争论。</text:p>
      <text:p text:style-name="P4">
6月5日，中国常驻国际原子能机构代表李松在IAEA月度理事会上 <text:a xlink:type="simple" xlink:href="http://vienna.china-mission.gov.cn/dbthd/202306/t20230606_11090145.htm" text:style-name="Internet_20_link" text:visited-style-name="Visited_20_Internet_20_Link">
 指责 </text:a>
日本的决定没有足够科学依据，使福岛核事故污染风险转移到邻国和周边环境。6月7日，中国外交部发言人汪文斌则在北京例行记者会上进一步 <text:a xlink:type="simple" xlink:href="https://www.mfa.gov.cn/web/fyrbt_673021/202306/t20230607_11091218.shtml" text:style-name="Internet_20_link" text:visited-style-name="Visited_20_Internet_20_Link">
 指控</text:a>
，日本政府一再“洗白”核污水，在“没有充分论证其他处置方案”的情况下，“单方面决定”一排了之，是把海洋当自家下水道。受此官方舆论引导，中文社交媒体上开始大量出现福岛废水有“巨大危害”等信息。</text:p>
      <text:p text:style-name="P4">
然而，亚洲事实查核实验室发现，这些说法并没有依据，日本计划排放的处理水虽无法达到完美，但根据IAEA的标准和中国目前执行的标准，都已达到了安全水平。中国外交部对于日本“没有充分论证”、“单方面决定”的指控也涉嫌误导。福岛事故以来，日本提出了多种废水处置方式进行论证，IAEA也多次参与研究评估过程。</text:p>
      <text:p text:style-name="P4">
<text:span text:style-name="T4">
深度分析：</text:span>
</text:p>
      <text:p text:style-name="P4">
在日本波仓海岸（HakuraBeach）、上千个储存超过130万立方米福岛核电站核废水的储水设备近日再成为国际舆论焦点。东京电力公司计划于今年夏天开始排放有约近40万立方米、完成ALPS净化过程的处理水， 并指出其排放行为可控、依据国际原子能机构（IAEA）的科学评估符合“安全排放”标准。</text:p>
      <text:p text:style-name="P4">
然而，福岛处理水排海计划一直受到环保组织和一些国家的质疑，尤其是中国。中国外交部门最近连续表态，质疑日本排海污水“是否真的无害”，并称此举“没有充分论证其他处置方案”、是“单方面决定”。</text:p>
      <text:p text:style-name="P4">
汪文斌指责日本“不负责任”的言论在中文媒体和社交媒体上大量流传，并且被进一步引申解读。社交媒体上开始出现关于核废水将有“巨大危害”的言论。抖音、TikTok等平台上流传着“福岛核废水含60多种放射性元素”、“半衰期长达5000年”等说法。</text:p>
      <text:p text:style-name="P4">
 中文社交媒体上有大量关于日本核废水排海的评论视频（图/社交媒体截图）  <text:a xlink:type="simple" xlink:href="https://www.rfa.org/mandarin/shishi-hecha/hc-06232023160018.html/p1-793e4ea45a924f53622a56fe.png" text:style-name="Internet_20_link" text:visited-style-name="Visited_20_Internet_20_Link">
 </text:a>
</text:p>
      <text:p text:style-name="P4">
<text:span text:style-name="T4">
日本排海废水有"巨大危害"吗？</text:span>
</text:p>
      <text:p text:style-name="P4">
日本计划排放的“ALPS处理水”全名Advanced Liquid ProcessingSystem，先进液体处理系统，国际原子能机构指出，这是一个抽水和过滤系统，能将62种放射性核素从受污染水中有效去除——除了放射性物质氚（Tritium）之外。</text:p>
      <text:p text:style-name="P4">
氚是氢的同位素，化学式为T或​​3H，中子数比氢多一个，又称为重氢。氚与氢类似，会氧结合，形成HTO类似水的化合物，在自然水体、人体和自然环境中微量存在，氚气也因其发光性能广泛应用于发光、照明等领域。</text:p>
      <text:p text:style-name="P4">
氚的放射性半衰期 为12.32年。氚化水的生物半衰期为7-14天，也就是说，如果喝了1公升水里满满有1500贝克的氚，经过一周后留在体内约750贝克。</text:p>
      <text:p text:style-name="P4">
贝克（Becquerel）是放射性强度的 <text:a xlink:type="simple" xlink:href="https://www.chinansc.cn/gzxc/bwbd/hyfsjczsxgwt/201705/t20170503_550625.html" text:style-name="Internet_20_link" text:visited-style-name="Visited_20_Internet_20_Link">
 国际通用单位</text:a>
，放射性强度主要是评量每秒钟有多少个原子核发生衰变。</text:p>
      <text:p text:style-name="P4">
含氚水排放至大海，是全世界、包括拥有55台核电机组的中国也采用的最终处置方法。而在国际原子能机构的指导建议下，日本要排放入海前，还会将ALPS处理水再次稀释。中国外交系统始终宣称，经过ALPS净化的“处理水”与核电站正常运行排水不能“相提并论”，但并没有论证其区别。</text:p>
      <text:p text:style-name="P4">
新西兰奥克兰大学（University of Auckland）物理系副教授大卫·克罗夫切克（DavidKrofcheck）则明确表示，经过ALPS净化处理的水，和正常运行核电站的废水安全水平相同，日本即将排放的含氚处理水在排放前还将氚浓度稀释到1500贝克/每公升，甚至是世界卫生组织<text:a xlink:type="simple" xlink:href="https://cdn.who.int/media/docs/default-source/wash-documents/water-safety-and-quality/dwq-guidelines-4/gdwq4-with-add1-chap9.pdf" text:style-name="Internet_20_link" text:visited-style-name="Visited_20_Internet_20_Link">
 建议饮用水 </text:a>
中含氚标准10000贝克/每公升的约七分之一。在新西兰、澳大利亚与台湾的科技媒体中心（Science MediaCentre）共同主办的简报会上，克罗夫切克回答亚洲事实查核实验室的提问时说，当地捕捞上来的鱼，他会吃。</text:p>
      <text:p text:style-name="P4">
不过，他也提醒，除了关注氚之外，更值得注意的是还有碳-14等其他60多种放射性元素，日本福岛排放的ALPS水能做到什么样的净化程度，也应检视。</text:p>
      <text:p text:style-name="P4">
根据日本经济产业省官网公布的 <text:a xlink:type="simple" xlink:href="https://www.meti.go.jp/english/earthquake/nuclear/decommissioning/atw.html" text:style-name="Internet_20_link" text:visited-style-name="Visited_20_Internet_20_Link">
 资讯</text:a>
，碳-14也无法通过ALPS净化流程完全去除。但产经省指出，储罐中水的碳-14含量已远低于日本国家的管制标准。稀释后，碳14含量将降至最多不超过日本国家标准的千分之一。</text:p>
      <text:p text:style-name="P4">
根据日本经济产业省的说法，ALPS处理水排海前，除氚以外其他放射性物质经净化及稀释处理后，对环境的影响可以忽略不计。</text:p>
      <text:p text:style-name="P4">
官方发布的废水排海计划及影响示意图（图/日本经济产业省网站）  <text:a xlink:type="simple" xlink:href="https://www.rfa.org/mandarin/shishi-hecha/hc-06232023160018.html/p2-4ea77ecf7701622a56fe-7b804f53-526f672c.png" text:style-name="Internet_20_link" text:visited-style-name="Visited_20_Internet_20_Link">
</text:a>
</text:p>
      <text:p text:style-name="P4">
因此，中文社交媒体所传日本核废水“有巨大危害”一说，并没有足以佐证的科学证据。</text:p>
      <text:p text:style-name="P4">
<text:span text:style-name="T4">
中国的核电废水标准更高吗？</text:span>
</text:p>
      <text:p text:style-name="P4">
2011年东日本大地震导致福岛核电站发生事故以来，全速发展核电的中国也加强了核能安全上管理，提高了系列安全法规。然而，日本计划中的废水排海，参照中国正在执行的标准，也是符合规定的。</text:p>
      <text:p text:style-name="P4">
2011年9月，中国实施了新的 <text:a xlink:type="simple" xlink:href="http://english.mee.gov.cn/Resources/standards/Radioactivity/radiation/201111/W020110309343679722427.pdf" text:style-name="Internet_20_link" text:visited-style-name="Visited_20_Internet_20_Link">
 《核动力厂环境辐射防护规定》</text:a>
（GB6249-2011）和 <text:a xlink:type="simple" xlink:href="https://www.mee.gov.cn/ywgz/fgbz/bz/bzwb/hxxhj/fsxhjbz/201103/W020191222415914838455.pdf" text:style-name="Internet_20_link" text:visited-style-name="Visited_20_Internet_20_Link">
 《核电厂放射性液态流出物排放技术要求》</text:a>
（GB14587-2011），提高了核电厂放射性物质排放的总量控制要求，并针对核电站所处位置的敏感性进行分级管理——滨海核电厂放射性流出物的排放规定除氚和碳-14以外，其他放射性核素的浓度不应超过每公升1000贝克；在滨湖、滨河与水库的核电站则为每升100贝克。2020年，中国根据IAEA《乏燃料管理安全和放射性废物管理安全联合公约》提交了最新履约<text:a xlink:type="simple" xlink:href="https://www.iaea.org/sites/default/files/china-7rm_chinese.pdf" text:style-name="Internet_20_link" text:visited-style-name="Visited_20_Internet_20_Link">
 报告 </text:a>
 。</text:p>
      <text:p text:style-name="P4">
但即便是提高了控制要求，中国上述国家标准也并没有规定滨海核电厂排放氚和碳-14的浓度限值，只规定了系统排放口处除氚、碳-14外其他放射性核素的总排放浓度上限值为1000贝克/升。</text:p>
      <text:p text:style-name="P4">
原国家环保总局于2007年还曾 <text:a xlink:type="simple" xlink:href="https://www.mee.gov.cn/gkml/zj/haq/200910/t20091022_173026.htm" text:style-name="Internet_20_link" text:visited-style-name="Visited_20_Internet_20_Link">
 公告</text:a>
，批准滨海核电站秦山第三核电站批排废水的放射性浓度控制值由原来的每公升370贝克放宽为每公升3700贝克，也批准废水排放在线连续监测系统的放射性浓度报警值调整为每公升10000贝克。</text:p>
      <text:p text:style-name="P4">
 原中国国家环保总局批准秦山第三核电站放宽排放限值（图/中国生态环境部官网截图）  <text:a xlink:type="simple" xlink:href="https://www.rfa.org/mandarin/shishi-hecha/hc-06232023160018.html/p3-751f600173af588390e8622a56fe.png" text:style-name="Internet_20_link" text:visited-style-name="Visited_20_Internet_20_Link">
 </text:a>
</text:p>
      <text:p text:style-name="P4">
__</text:p>
      <text:p text:style-name="P4">
也就是说，东电这次即将排海的福岛ALPS处理水，氚浓度的限值是2007年调整后的中国秦山核电站被允许排放浓度限值的约1/2。</text:p>
      <text:p text:style-name="P4">
另外，在液态氚排出的总量控制上，2016年，原环境保护部国家核安全局 <text:a xlink:type="simple" xlink:href="https://www.mee.gov.cn/gkml/sthjbgw/haq/201610/t20161012_365398.htm" text:style-name="Internet_20_link" text:visited-style-name="Visited_20_Internet_20_Link">
 批准</text:a>
秦山核电站基地的年总排放量限值是8.04E+14Bq，即800兆贝克。</text:p>
      <text:p text:style-name="P4">
而秦山核电站在2022年《核安全信息报告》中 <text:a xlink:type="simple" xlink:href="https://www.cnnp.com.cn/cnnp/resource/cms/article/1086607/1309623/QS-5EM-RCEM-23032701%20%E7%A7%A6%E5%B1%B1%E6%A0%B8%E7%94%B5%E6%A0%B8%E5%AE%89%E5%85%A8%E4%BF%A1%E6%81%AF%E5%85%AC%E5%BC%80%E5%B9%B4%E5%BA%A6%E6%8A%A5%E5%91%8A%EF%BC%882022%E5%B9%B4%EF%BC%89.pdf" text:style-name="Internet_20_link" text:visited-style-name="Visited_20_Internet_20_Link">
 指出</text:a>
，当年只用了约25%的总量，换算下来也就是2.01E+14Bq，即201兆贝克，也远高出日本官方预估福岛核电站处理水排海计划每年约22兆贝克估值。</text:p>
      <text:p text:style-name="P4">
<text:span text:style-name="T4">
日本不沟通、资讯不科学、没事实依据？</text:span>
</text:p>
      <text:p text:style-name="P4">
今年4月，中国驻日本大使吴江浩公开 <text:a xlink:type="simple" xlink:href="http://jp.china-embassy.gov.cn/mtdhnew/202304/t20230429_11068816.htm" text:style-name="Internet_20_link" text:visited-style-name="Visited_20_Internet_20_Link">
 指责 </text:a>
，日方自始至终没有同相关国家充分协商，“没有得到国际原子能机构认可”、“没有建立国际社会普遍参与的长期有效监督机制”、“没有穷尽甚至没有研究论证其他解决方案”，这与后来李松、汪文斌等人的谴责口径一致。</text:p>
      <text:p text:style-name="P4">
中方还指控，日本没有提供足够科学和事实依据，解决国际对排海方案正当性、净化装置有效性、核污染水数据可靠性及环境影响不确定性的关切。</text:p>
      <text:p text:style-name="P4">
然而，根据亚洲事实查核实验室的求证，这些指控均与事实不符。</text:p>
      <text:p text:style-name="P4">
2011年以来，日本定期向 <text:a xlink:type="simple" xlink:href="https://www.iaea.org/topics/response/fukushima-daiichi-nuclear-accident/fukushima-daiichi-alps-treated-water-discharge" text:style-name="Internet_20_link" text:visited-style-name="Visited_20_Internet_20_Link">
 国际原子能机构 </text:a>
递交福岛核电厂事故处理进度与监测报告，东京电力公司也架设专门日、英文 <text:a xlink:type="simple" xlink:href="https://www.tepco.co.jp/en/hd/decommission/index-e.html" text:style-name="Internet_20_link" text:visited-style-name="Visited_20_Internet_20_Link">
 网站</text:a>
，说明处理进展，甚至针对ALPS处理水增加设置 <text:a xlink:type="simple" xlink:href="https://www.tepco.co.jp/zh-cn/decommission/progress/watertreatment/index-cn.html" text:style-name="Internet_20_link" text:visited-style-name="Visited_20_Internet_20_Link">
 中文与韩文专门页面 </text:a>
，希望与读中文和韩文的邻国有更好沟通，且每月定期公布福岛核电站的 <text:a xlink:type="simple" xlink:href="https://www.tepco.co.jp/en/hd/decommission/data/index-e.html" text:style-name="Internet_20_link" text:visited-style-name="Visited_20_Internet_20_Link">
 相关监测数据</text:a>
 。</text:p>
      <text:p text:style-name="P4">
 东电面向公众的中文解释图 （图/东京电力公司官网）<text:a xlink:type="simple" xlink:href="https://www.rfa.org/mandarin/shishi-hecha/hc-06232023160018.html/p4-4e1c75355b987f51-7b804f53.png" text:style-name="Internet_20_link" text:visited-style-name="Visited_20_Internet_20_Link">
 </text:a>
</text:p>
      <text:p text:style-name="P4">
__</text:p>
      <text:p text:style-name="P4">
日本驻华大使馆指出，日方每个月定期都在东京向包括中国在内的各国驻日使馆、媒体简报。</text:p>
      <text:p text:style-name="P4">
对于日本与国际社会在核废水处理、处置问题上的沟通表现，在前述科学媒介中心的简报会上，澳洲阿德莱大学（University ofAdelaide）物理、化学及地球科学院教授胡克（TonyHooker）表示，日本在科学上、国际合作上、以及数据透明上，相较来说已经算是很开放且愿意沟通的了。</text:p>
      <text:p text:style-name="P4">
日本于2016年提出5种处置ALPS处理水的方式，到2021年4月最后确定是排海后，积极寻求国际原子能机构参与并监督整个排海计划。IAEA组成的 <text:a xlink:type="simple" xlink:href="https://www.iaea.org/newscenter/pressreleases/iaea-holds-first-meeting-of-international-task-force-set-up-to-review-safety-of-fukushima-treated-water-release" text:style-name="Internet_20_link" text:visited-style-name="Visited_20_Internet_20_Link">
特别工作组 </text:a>
 中，有包括中国在内、来自11国的科学家，这两年走访日本，召开数十次会议，发表6份相关 <text:a xlink:type="simple" xlink:href="https://www.iaea.org/topics/response/fukushima-daiichi-nuclear-accident/fukushima-daiichi-alps-treated-water-discharge/reports" text:style-name="Internet_20_link" text:visited-style-name="Visited_20_Internet_20_Link">
 报告</text:a>
 ，提出具体建议。</text:p>
      <text:p text:style-name="P4">
期间，特别工作组还与包括奥地利、瑞士、法国、韩国与美国等地的独立第三方实验室 <text:a xlink:type="simple" xlink:href="https://www.iaea.org/sites/default/files/first_interlaboratory_comparison_on_the_determination_of_radionuclides_in_alps_treated_water.pdf" text:style-name="Internet_20_link" text:visited-style-name="Visited_20_Internet_20_Link">
 合作</text:a>
，确认日本ALPS处理水能够达到避免对环境与人体有害的国际标准。特别工作组今年5月底 <text:a xlink:type="simple" xlink:href="https://www.iaea.org/newscenter/pressreleases/iaea-task-force-on-fukushima-daiichi-treated-water-release-conducts-final-mission-to-japan-prior-to-publication-of-its-safety-assessment" text:style-name="Internet_20_link" text:visited-style-name="Visited_20_Internet_20_Link">
 最后一次前往福岛</text:a>
 ，要确认即将推出的最终版报告可为未来人类免于受放射物物质有害影响形成参考指标。</text:p>
      <text:p text:style-name="P4">
亚洲事实查核实验室致函IAEA，询问特别工作组近日最后一次评估工作的结论， 截至发稿，尚未收到回复。</text:p>
      <text:p text:style-name="P4">
核电站事故废水的排放确实充满争议，中国也并不是唯一的反对者。包括 <text:a xlink:type="simple" xlink:href="https://tchina.kyodonews.net/news/2023/06/b7d81935515c.html" text:style-name="Internet_20_link" text:visited-style-name="Visited_20_Internet_20_Link">
 日本本国的渔民</text:a>
 、 <text:a xlink:type="simple" xlink:href="https://www.greenpeace.org/international/press-release/59193/science-environmental-protection-international-law-g7-japans-fukushima-water-discharge/" text:style-name="Internet_20_link" text:visited-style-name="Visited_20_Internet_20_Link">
 绿色和平组织</text:a>
、海洋生态学界仍反对福岛核电站的排海计划，他们对废水排海产生的后果充满疑虑。在克罗夫切克看来，这与东电当年第一时间处理危机的缓慢速度也有关系，但作为物理学者，他想提醒世人的是，福岛核事故后的放射性危机处理，还有三、四十年的路要走，要避免下一次的地震引发可能更严重的核能相关危机。那1000多桶的处理水放在海边不能不管，而在所有选项中，在他看来，排海已是“最不坏的选择”。</text:p>
      <text:p text:style-name="P4">
<text:span text:style-name="T4">
结论：</text:span>
</text:p>
      <text:p text:style-name="P4">
根据上述查核结果，中国批评、抵制对日本福岛核废水排海计划，是核事故处理过程中国际争议中的一部分。然而，中国社交媒体上所传处理水有“巨大危害”等言论，是错误信息，外交部对日本的处置方案“没有充分论证”、“单方面决定”的指控，也与事实不符。</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6232023160018.html" text:style-name="Internet_20_link" text:visited-style-name="Visited_20_Internet_20_Link">
https://www.rfa.org/mandarin/shishi-hecha/hc-06232023160018.html</text:a>
</text:p>
      <!--NEWS-->
      <text:h text:style-name="P10" text:outline-level="1">
<text:span text:style-name="T4">
专栏 | 周末茶馆：为何惊险走线（2）：六四一代王志华</text:span>
</text:h>
      <text:p text:style-name="P4">
Author: None</text:p>
      <text:p text:style-name="P4">
Publisher: Radio Free Asia (Organization)</text:p>
      <text:p text:style-name="P4">
Published Time: 2023-06-23T16:21:15-04:00</text:p>
      <text:p text:style-name="P4">
Modified Time: 2023-06-23T16:21:15-04:00</text:p>
      <text:p text:style-name="P4">
Description: None</text:p>
      <text:p text:style-name="P4">
Videos: []</text:p>
      <text:p text:style-name="P4">
Audios: ["<text:a xlink:type="simple" xlink:href="https://www.rfa.org/mandarin/zhuanlan/teahouse/tea-062320231518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88615in" draw:z-index="0">
<draw:image xlink:href="../Images/rfamandarin/2023-06-23T16-21-15-04-00/000000.png" xlink:type="simple" xlink:show="embed" xlink:actuate="onLoad" draw:mime-type="image/png"/>
</draw:frame>
 王志华5月13号抵达美国边境墙。 <text:a xlink:type="simple" xlink:href="https://www.rfa.org/mandarin/zhuanlan/teahouse/tea-06232023151852.html/@@images/image" text:style-name="Internet_20_link" text:visited-style-name="Visited_20_Internet_20_Link">
</text:a>
王志华提供  <text:a xlink:type="simple" xlink:href="https://www.rfa.org/mandarin/zhuanlan/teahouse/tea-06232023151852.html/@@stream" text:style-name="Internet_20_link" text:visited-style-name="Visited_20_Internet_20_Link">
Audio-1-Link：https://www.rfa.org/mandarin/zhuanlan/teahouse/tea-06232023151852.html/@@stream</text:a>
</text:p>
      <text:p text:style-name="P4">
今天的《周末茶馆》节目我们继续关注从中国来美国的走线潮的根源。今年以来，每个月都有数以千计的中国人从美国西南边境非法越境进入美国，俗称走线。</text:p>
      <text:p text:style-name="P4">
1989年天安门学生民主运动时，来自湖南株洲的异议人士王志华是广州中山大学的学生。中国公民运动网2020年6月12日曾报道，因为做六四手势，王志华在湖南株洲被行政拘留10天。</text:p>
      <text:p text:style-name="P4">
王志华于今年5月13号通过走线来到美国。王志华在接受我们采访时表示自己是六四一代。</text:p>
      <text:p text:style-name="P4">
那么到底是什么原因使王志华离开中国、决定走线来到美国？今天的节目来听听王志华怎么说。详细情况请点击本网页《周末茶馆》节目的音频文件链接。</text:p>
      <text:p text:style-name="P4">
王志华抵美后与人道中国创办人周锋锁在纽约会面。(王志华提供)  <text:a xlink:type="simple" xlink:href="https://www.rfa.org/mandarin/zhuanlan/teahouse/tea-06232023151852.html/738b5fd7534e62b57f8e540e4e0e4eba90534e2d56fd521b529e4eba5468950b950157287ebd7ea64f1a9762.png" text:style-name="Internet_20_link" text:visited-style-name="Visited_20_Internet_20_Link">
</text:a>
</text:p>
      <text:p text:style-name="P4">
2020年12月3号，自由亚洲电台曾引用维权网的报道说，湖南维权人士欧彪峰因为董瑶琼案发声而遭株洲警方传唤，湖南公民陈思明和王志华曾去株洲市芦淞区公安分局打听欧彪峰的消息。</text:p>
      <text:p text:style-name="P4">
2020年12月7号，自由亚洲电台再次引用维权网消息报道，湖南维权人士陈思明、王志华等人到株洲拘留所给欧彪峰送饭。</text:p>
      <text:p text:style-name="P4">
王志华抵达美国后，于5月下旬在美国纽约和民间组织人道中国创办人周锋锁先生会面。我们就此采访了周锋锁先生。</text:p>
      <text:p text:style-name="P4">
王志华到达美国之后，写了两篇记录走线经过的文章《自由之上，再无价值》和《走线札记：没有什么可以阻挡，人们奔赴自由的脚步》。两篇文章都表达了他对自由的渴望。</text:p>
      <text:p text:style-name="P4">
王志华在推特上表示，三十四年了，八九六四仍然是敏感数字；三十四年了，我仍然要以流亡者的身份逃离中国。这不仅是个人的悲剧，也是这个苦难国度的悲剧。</text:p>
      <text:p text:style-name="P4">
王志华在美国推特上还透露，多年前他和湖南株洲公民陈思明认识后，两人约好纪念六四。后来确实两人因为公开纪念六四多次被传讯、拘捕。</text:p>
      <text:p text:style-name="P4">
六四三十四周年之际，王志华终于可以在纽约街头公开纪念六四了，但是在他的家乡湖南株洲，陈思明却又因为想纪念六四被拘留数日后获释。</text:p>
      <text:p text:style-name="P4">
王志华和陈思明的遭遇突显中国异议人士的困境。</text:p>
      <text:p text:style-name="P4">
王志华抵美后在纽约参加纪念六四三十四周年活动。(王志华提供)  <text:a xlink:type="simple" xlink:href="https://www.rfa.org/mandarin/zhuanlan/teahouse/tea-06232023151852.html/738b5fd7534e62b57f8e540e57287ebd7ea653c252a07eaa5ff5516d56db4e09534156db54685e746d3b52a8.png" text:style-name="Internet_20_link" text:visited-style-name="Visited_20_Internet_20_Link">
</text:a>
</text:p>
      <text:p text:style-name="P4">
《周末茶馆》节目会继续关注中国走线人的经历，透视中国走线潮的根源。</text:p>
      <text:p text:style-name="P4">
《周末茶馆》主持人小安的社交媒体：  推特账号：https://twitter.com/XIAOAN000  脸书账号：https://www.facebook.com/pei.an.58  声明：自由亚洲电台播出的被采访者的观点并不一定代表自由亚洲电台的立场。</text:p>
      <text:p text:style-name="P4">
Source: <text:a xlink:type="simple" xlink:href="https://www.rfa.org/mandarin/zhuanlan/teahouse/tea-06232023151852.html" text:style-name="Internet_20_link" text:visited-style-name="Visited_20_Internet_20_Link">
https://www.rfa.org/mandarin/zhuanlan/teahouse/tea-06232023151852.html</text:a>
</text:p>
      <!--NEWS-->
      <text:h text:style-name="P10" text:outline-level="1">
<text:span text:style-name="T4">
白宫：波音公司将在印度投资1亿美元</text:span>
</text:h>
      <text:p text:style-name="P4">
Author: 联合早报 (Person)</text:p>
      <text:p text:style-name="P4">
Publisher: 联合早报 (Organization)</text:p>
      <text:p text:style-name="P4">
Published Time: 2023-06-23T16:26</text:p>
      <text:p text:style-name="P4">
Modified Time: 2023-06-23T16:39</text:p>
      <text:p text:style-name="P4">
Description: 白宫宣布，波音公司将在印度投资1亿美元（约1.35亿新元），以开发基础设施和飞行员培训。路透社报道，白宫星期四（6月22日）发声明宣布上述消息。印度航空公司本周早些时候与波音公司签...</text:p>
      <text:p text:style-name="P4">
Videos: []</text:p>
      <text:p text:style-name="P4">
Audios: []</text:p>
      <text:p text:style-name="P4">
Images: []</text:p>
      <text:p text:style-name="P4">
Type: NewsArticle</text:p>
      <text:p text:style-name="P4">
Breadcrumbs: ['即时', '国际']</text:p>
      <text:p text:style-name="P4">
Keywords: ['波音公司', '印度', '美国', '拜登']</text:p>
      <!--METADATA-->
      <text:p text:style-name="P4">
白宫宣布，波音公司将在印度投资1亿美元（约1.35亿新元），以开发基础设施和飞行员培训。</text:p>
      <text:p text:style-name="P4">
路透社报道，白宫星期四（6月22日）发声明宣布上述消息。</text:p>
      <text:p text:style-name="P4">
印度航空公司本周早些时候与波音公司签署超过200架飞机订单，其中包括20架波音787型“梦幻客机”（Dreamliner）、10架世界上最大的双引擎喷气式客机777X，以及190架737MAX窄体飞机。</text:p>
      <text:p text:style-name="P4">
这一发展也伴随着美印两国公司，在印度总理莫迪星期四与美国总统拜登在华盛顿会晤期间，签署的一系列交易。</text:p>
      <text:p text:style-name="P4">
拜登星期四在白宫为莫迪举行盛大的欢迎仪式，两人结束闭门会谈后，在联合新闻发布会上说，美印两国是“世界上最亲密伙伴之一”。</text:p>
      <text:p text:style-name="P4">
Source: <text:a xlink:type="simple" xlink:href="https://www.zaobao.com.sg/realtime/world/story20230623-1407173" text:style-name="Internet_20_link" text:visited-style-name="Visited_20_Internet_20_Link">
https://www.zaobao.com.sg/realtime/world/story20230623-1407173</text:a>
</text:p>
      <!--NEWS-->
      <text:h text:style-name="P10" text:outline-level="1">
<text:span text:style-name="T4">
担心更多中国人与马国人通婚 马青：不应分区域肤色</text:span>
</text:h>
      <text:p text:style-name="P4">
Author: 联合早报 (Person)</text:p>
      <text:p text:style-name="P4">
Publisher: 联合早报 (Organization)</text:p>
      <text:p text:style-name="P4">
Published Time: 2023-06-23T16:54</text:p>
      <text:p text:style-name="P4">
Modified Time: 2023-06-23T17:01</text:p>
      <text:p text:style-name="P4">
Description: 针对马来西亚内政部副部长三苏安努亚强调将严肃关注中国人与马国人通婚情况的说法，马青署理总团长陈志雄提醒，不应在回应课题或处理问题时，区分种族肤色和区域。《东方日报》星期五（6月23...</text:p>
      <text:p text:style-name="P4">
Videos: []</text:p>
      <text:p text:style-name="P4">
Audios: []</text:p>
      <text:p text:style-name="P4">
Images: []</text:p>
      <text:p text:style-name="P4">
Type: NewsArticle</text:p>
      <text:p text:style-name="P4">
Breadcrumbs: ['即时', '国际']</text:p>
      <text:p text:style-name="P4">
Keywords: ['马来西亚', '华人']</text:p>
      <!--METADATA-->
      <text:p text:style-name="P4">
针对马来西亚内政部副部长三苏安努亚强调将严肃关注中国人与马国人通婚情况的说法，马青署理总团长陈志雄提醒，不应在回应课题或处理问题时，区分种族肤色和区域。</text:p>
      <text:p text:style-name="P4">
《东方日报》星期五（6月23日）报道，陈志雄发文告称：“这番言论是想表达什么呢？是要告诉国人，我们不会让更多中国人嫁进来或者迎娶本地人吗？”</text:p>
      <text:p text:style-name="P4">
他补充称：“如果副部长担心国人与外国人通婚而带来影响，为什么不公布国人与巴基斯坦的通婚数据？又或者公布多少罗兴亚难民在马来西亚通婚数据呢？”</text:p>
      <text:p text:style-name="P4">
他认为，这类针对肤色或区域作出的不当发言，或影响中国与马来西亚之间的友好关系，提醒团结政府内阁成员须看重这个言论，谨言慎行，避免再作出类似不当言论。</text:p>
      <text:p text:style-name="P4">
三苏安努亚近期在讲述内政部的工作之时，特别强调会严肃关注中国国籍者与本地人通婚的情况。</text:p>
      <text:p text:style-name="P4">
Source: <text:a xlink:type="simple" xlink:href="https://www.zaobao.com.sg/realtime/world/story20230623-1407179" text:style-name="Internet_20_link" text:visited-style-name="Visited_20_Internet_20_Link">
https://www.zaobao.com.sg/realtime/world/story20230623-1407179</text:a>
</text:p>
      <!--NEWS-->
      <text:h text:style-name="P10" text:outline-level="1">
<text:span text:style-name="T4">
致命性援助？纽时：中国公司向俄军工厂运送大量火药</text:span>
</text:h>
      <text:p text:style-name="P4">
Author: None</text:p>
      <text:p text:style-name="P4">
Publisher: Radio Free Asia (Organization)</text:p>
      <text:p text:style-name="P4">
Published Time: 2023-06-23T17:02:00-04:00</text:p>
      <text:p text:style-name="P4">
Modified Time: 2023-06-23T17:13: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4.612011in" draw:z-index="0">
<draw:image xlink:href="../Images/rfamandarin/2023-06-23T17-02-00-04-00/000000.png" xlink:type="simple" xlink:show="embed" xlink:actuate="onLoad" draw:mime-type="image/png"/>
</draw:frame>
 中国保利科技公司（PolyTechnologies）在巴格达国际国防与安全展览会所设的展示摊位，摄于2013年3月13日。 <text:a xlink:type="simple" xlink:href="https://www.rfa.org/mandarin/Xinwen/11-06232023165735.html/@@images/image" text:style-name="Internet_20_link" text:visited-style-name="Visited_20_Internet_20_Link">
</text:a>
法新社资料图片</text:p>
      <text:p text:style-name="P4">
中国国有企业保利集团下属的保利科技公司去年向一家俄罗斯军工厂--巴尔瑙尔弹药厂，运送了数万公斤无烟火药，其数量足够制造至少 8000万发子弹。运送火药的火车是从外贝加尔边境的后贝加尔斯克口岸进入俄罗斯的。</text:p>
      <text:p text:style-name="P4">
据美国《纽约时报》23日披露，这些先前未报告的货物由美国贸易数据聚合商“进口精灵（ Import Genius）”发现，这引发了人们对北京在俄乌战争中所扮演角色的新疑问。美国官员一直对中国可能向俄罗斯输送所谓的“致命性援助”表示担忧，尽管他们没有明确表示中国已经运送了此类货物。</text:p>
      <text:p text:style-name="P4">
美国国务卿布林肯（AnthonyBlinken）周一访华时表示，中国已向美国保证，不会向俄罗斯提供用于乌克兰战场的致命性援助，而且美国政府“目前没有看到任何情况”来反驳这一点，但他说，美方担心的是“可能提供援助的中国私营公司”。</text:p>
      <text:p text:style-name="P4">
自俄乌战争以来，保利科技公司向巴尔瑙尔弹药厂运送的货物总计近 200万美元。一些专家表示，这已构成了此类致命性援助。根据海关记录，保利科技是打算让这些火药用于制造俄罗斯的卡拉什尼科夫突击步枪和狙击步枪的子弹。</text:p>
      <text:p text:style-name="P4">
“进口精灵”公司研究部主任威廉·乔治（WilliamGeorge）向《纽约时报》表示，这些火药出口的含义是非常清楚的，“当向一个交战国运送意在制造军用弹夹的大量火药，想象制成品不会在战场上导致致命性效果是不合理的。”卡内基莫斯科中心主任亚历山大·加布耶夫（Alexander Gabuev）也表示，“这是致命性的支持”，但问题是影响和规模到底有多大。</text:p>
      <text:p text:style-name="P4">
报道说，这些无烟火药与乌克兰战场之间没有已知的直接联系，保利科技公司在海关文件中将这些火药描述为“用于生产外国式猎枪弹夹”。但是安全研究中心的中俄问题专家布莱恩·卡尔森（BrianCarlson）向《纽约时报》表示，虽然这些弹夹的确可以用于狩猎，但是非常罕见。他说：“这些就是军用弹夹。” 此外，这种无烟火药还被军队用作迫击炮的弹药。</text:p>
      <text:p text:style-name="P4">
《纽约时报》指出，保利科技有限公司此前曾遭到美国政府的制裁，原因是在全球出售导弹技术并向伊朗提供支持。巴尔瑙尔弹药厂是俄罗斯中部的一家私营工厂，但过去十年来与俄罗斯政府和军方签订了大量合同。该厂去年12月被欧盟列入制裁名单。</text:p>
      <text:p text:style-name="P4">
责编：凯迪</text:p>
      <text:p text:style-name="P4">
Source: <text:a xlink:type="simple" xlink:href="https://www.rfa.org/mandarin/Xinwen/11-06232023165735.html" text:style-name="Internet_20_link" text:visited-style-name="Visited_20_Internet_20_Link">
https://www.rfa.org/mandarin/Xinwen/11-06232023165735.html</text:a>
</text:p>
      <!--NEWS-->
      <text:h text:style-name="P10" text:outline-level="1">
<text:span text:style-name="T4">
南中国海态势紧张 美国航母罕见停靠越南岘港</text:span>
</text:h>
      <text:p text:style-name="P4">
Author: chinese@voanews.com (杨安)</text:p>
      <text:p text:style-name="P4">
Publisher: 美国之音中文网 (Type: NewsMediaOrganization)</text:p>
      <text:p text:style-name="P4">
Published Time: 2023-06-23T17:14:48+08:00</text:p>
      <text:p text:style-name="P4">
Modified Time: 2023-06-23 09:14:48Z</text:p>
      <text:p text:style-name="P4">
Description: 美国核动力航空母舰“里根号”（USS Ronald Reagan）将于周日（6月25日）停靠越南中部的港口城市岘港。就在围绕南中国海的紧张态势持续升温的背景下，美国军舰罕见地访问这个东南亚国家，凸显华盛顿正寻求升级与河内的正式关系。</text:p>
      <text:p text:style-name="P4">
Videos: []</text:p>
      <text:p text:style-name="P4">
Images: []</text:p>
      <text:p text:style-name="P4">
Categories: ['南中国海争端', '中国']</text:p>
      <text:p text:style-name="P4">
Type: None</text:p>
      <!--METADATA-->
      <text:p text:style-name="P4">
NoneNone</text:p>
      <text:p text:style-name="P4">
Source: <text:a xlink:type="simple" xlink:href="https://www.voachinese.com/a/uss-ronald-reagan-to-make-rare-port-call-in-vietnam-20230623/7149574.html" text:style-name="Internet_20_link" text:visited-style-name="Visited_20_Internet_20_Link">
https://www.voachinese.com/a/uss-ronald-reagan-to-make-rare-port-call-in-vietnam-20230623/7149574.html</text:a>
</text:p>
      <!--NEWS-->
      <text:h text:style-name="P10" text:outline-level="1">
<text:span text:style-name="T4">
科技巨头马斯克和扎克伯格 要在笼子里搏斗较量？</text:span>
</text:h>
      <text:p text:style-name="P4">
Author: 李可爱 (Person)</text:p>
      <text:p text:style-name="P4">
Publisher: 联合早报 (Organization)</text:p>
      <text:p text:style-name="P4">
Published Time: 2023-06-23T17:22</text:p>
      <text:p text:style-name="P4">
Modified Time: 2023-06-23T17:33</text:p>
      <text:p text:style-name="P4">
Description: 全球最引人注目的科技亿万富豪——电动车巨头首席执行官马斯克（Elon Musk）和脸书首席执行官扎克伯格（Mark Zuckerberg）互相喊话，要在笼子搏斗比赛互相较量。马斯克...</text:p>
      <text:p text:style-name="P4">
Videos: []</text:p>
      <text:p text:style-name="P4">
Audios: []</text:p>
      <text:p text:style-name="P4">
Images: []</text:p>
      <text:p text:style-name="P4">
Type: NewsArticle</text:p>
      <text:p text:style-name="P4">
Breadcrumbs: ['即时', '国际']</text:p>
      <text:p text:style-name="P4">
Keywords: ['财经即时', '马斯克', '扎克伯格']</text:p>
      <!--METADATA-->
      <text:p text:style-name="P4">
全球最引人注目的科技亿万富豪——电动车巨头首席执行官马斯克（Elon Musk）和脸书首席执行官扎克伯格（MarkZuckerberg）互相喊话，要在笼子搏斗比赛互相较量。</text:p>
      <text:p text:style-name="P4">
马斯克本月20日在推特上说，他随时准备与扎克伯格“进行一场笼斗”。而脸书和Instagram母公司MetaPlatform的老板扎克伯格也不甘示弱，随后发布了马斯克推文的屏幕截图，并写道“把地点发给我”。</text:p>
      <text:p text:style-name="P4">
马斯克没有退缩，很快又回复了扎克伯格说：“拉斯维加斯八角馆（Vegas Octagon）。”</text:p>
      <text:p text:style-name="P4">
拉斯维加斯八角馆是许多终极格斗锦标赛比赛（Ultimate Fighting Championship，简称：UFC）的比赛地点。</text:p>
      <text:p text:style-name="P4">
即将在本月底迎来52岁生日的马斯克在推特上说：“我有一个很厉害的动作，称之为‘海象’，我只需要躺在对手身上，什么也不做。”</text:p>
      <text:p text:style-name="P4">
他还写道：“除了抱起我的孩子并将他们‘扔’到空中，我几乎从不运动锻炼。”</text:p>
      <text:p text:style-name="P4">
与马斯卡恰恰相反，39岁的扎克伯格接受过综合武术（Mixed Martial Arts）训练，而且最近还赢得了柔术锦标赛冠军。</text:p>
      <text:p text:style-name="P4">
这两个世界级富豪一来一往的言论很快在社交媒体界传开，也让许多人津津乐道，大谈谁将赢得这场搏斗比赛。</text:p>
      <text:p text:style-name="P4">
不过以马斯克过往发表过的言论来看，马斯克与扎克伯格是否真打起来还很难说。马斯克经常口不遮拦，例如，他在今年4月曾说过要让他的狗担任推特首席执行官，又或是他在2018年说要将特斯拉私有化等，这些都没有落实。马斯克唯有兑现了他会辞去推特首席执行官职位的承诺。</text:p>
      <text:p text:style-name="P4">
不论这场笼子搏斗比赛是否会开锣，MetaPlatform本月初已经向员工展示了一个旨在与推特平台竞争的社交网络计划。马斯克与扎克伯格就算不在拉斯维加斯开战，相信不久后也会在社交平台市场上斗个高低。</text:p>
      <text:p text:style-name="P4">
Source: <text:a xlink:type="simple" xlink:href="https://www.zaobao.com.sg/realtime/world/story20230623-1407190" text:style-name="Internet_20_link" text:visited-style-name="Visited_20_Internet_20_Link">
https://www.zaobao.com.sg/realtime/world/story20230623-1407190</text:a>
</text:p>
      <!--NEWS-->
      <text:h text:style-name="P10" text:outline-level="1">
<text:span text:style-name="T4">
英情报局：俄罗斯在克里米亚训练“战斗海豚”</text:span>
</text:h>
      <text:p text:style-name="P4">
Author: 联合早报 (Person)</text:p>
      <text:p text:style-name="P4">
Publisher: 联合早报 (Organization)</text:p>
      <text:p text:style-name="P4">
Published Time: 2023-06-23T17:27</text:p>
      <text:p text:style-name="P4">
Modified Time: 2023-06-23T17:27</text:p>
      <text:p text:style-name="P4">
Description: 英国军事情报局说，俄罗斯似乎正在克里米亚半岛训练“战斗海豚”，以对抗乌克兰军队。法新社报道，英国国防情报局星期五（6月23日）发布最新消息称，自2022年以来，俄罗斯海军部门对黑海...</text:p>
      <text:p text:style-name="P4">
Videos: []</text:p>
      <text:p text:style-name="P4">
Audios: []</text:p>
      <text:p text:style-name="P4">
Images: []</text:p>
      <text:p text:style-name="P4">
Type: NewsArticle</text:p>
      <text:p text:style-name="P4">
Breadcrumbs: ['即时', '国际']</text:p>
      <text:p text:style-name="P4">
Keywords: ['英国', '俄乌战争', '俄罗斯', '克里米亚']</text:p>
      <!--METADATA-->
      <text:p text:style-name="P4">
英国军事情报局说，俄罗斯似乎正在克里米亚半岛训练“战斗海豚”，以对抗乌克兰军队。</text:p>
      <text:p text:style-name="P4">
法新社报道，英国国防情报局星期五（6月23日）发布最新消息称，自2022年以来，俄罗斯海军部门对黑海舰队在塞瓦斯托波尔市（Sevastopol）的主要基地进行了大量安全投资。</text:p>
      <text:p text:style-name="P4">
俄军的海域防卫包括在横跨港口入口处，设置至少四层网和围栏。最近几周，在这些防御措施周围海域，还出现越来越多“训练有素的海洋哺乳动物”。</text:p>
      <text:p text:style-name="P4">
英情报局说：“图像显示，港口内的浮动哺乳动物围栏几乎增加了一倍，其中可能包括瓶鼻海豚（bottle-noseddolphins）……这些动物可能是为了对付敌方潜水员。”</text:p>
      <text:p text:style-name="P4">
最新消息说，俄海军已经在利用白鲸和海豹在北极水域执行一系列任务。</text:p>
      <text:p text:style-name="P4">
2019年，挪威海域出现了一条戴着安全带的鲸鱼，引发了人们对俄军使用海豚监视别国的猜测；这只鲸鱼背上装戴一个放置动作相机的支架，塑料扣上还印有“装备圣彼得堡”字样。上个月，瑞典海岸也出现了“监视海豚”。</text:p>
      <text:p text:style-name="P4">
一位退休的苏联上校曾告诉法新社，莫斯科甚至训练海豚在敌方船只上安装爆炸装置。</text:p>
      <text:p text:style-name="P4">
Source: <text:a xlink:type="simple" xlink:href="https://www.zaobao.com.sg/realtime/world/story20230623-1407196" text:style-name="Internet_20_link" text:visited-style-name="Visited_20_Internet_20_Link">
https://www.zaobao.com.sg/realtime/world/story20230623-1407196</text:a>
</text:p>
      <!--NEWS-->
      <text:h text:style-name="P10" text:outline-level="1">
<text:span text:style-name="T4">
忧升息前景 欧股收黑</text:span>
</text:h>
      <text:p text:style-name="P4">
Publisher: 法新社</text:p>
      <text:p text:style-name="P4">
Published Time: 2023-06-23T17:32:07+00:00</text:p>
      <text:p text:style-name="P4">
Modified Time: 2023-06-23T17:20:04+00:00</text:p>
      <text:p text:style-name="P4">
Description: （法新社伦敦23日电） 多国央行冒着经济衰退风险，本周相继调高利率，投资人忧心更多升息下，欧洲股市今天收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17581in" draw:z-index="0">
<draw:image xlink:href="../Images/rficn/2023-06-23T17-32-07-00-00/000000.png" xlink:type="simple" xlink:show="embed" xlink:actuate="onLoad" draw:mime-type="image/png"/>
</draw:frame>
</text:p>
      <text:p text:style-name="P4">
伦敦FTSE 100指数下跌40.16点或0.54%，收在7461.87点。</text:p>
      <text:p text:style-name="P4">
法兰克福DAX指数下跌158.22点或0.99%，收在15829.94点。</text:p>
      <text:p text:style-name="P4">
巴黎CAC 40指数下跌39.86点或0.55%，收在7163.42点。（译者：徐睿承）</text:p>
      <text:p text:style-name="P4">
Source: <text:a xlink:type="simple" xlink:href="https://www.rfi.fr/cn/%E8%B4%A2%E7%BB%8F%E5%BF%AB%E8%AE%AF/20230623-%E5%BF%A7%E5%8D%87%E6%81%AF%E5%89%8D%E6%99%AF-%E6%AC%A7%E8%82%A1%E6%94%B6%E9%BB%91" text:style-name="Internet_20_link" text:visited-style-name="Visited_20_Internet_20_Link">
https://www.rfi.fr/cn/%E8%B4%A2%E7%BB%8F%E5%BF%AB%E8%AE%AF/20230623-%E5%BF%A7%E5%8D%87%E6%81%AF%E5%89%8D%E6%99%AF-%E6%AC%A7%E8%82%A1%E6%94%B6%E9%BB%91</text:a>
</text:p>
      <!--NEWS-->
      <text:h text:style-name="P10" text:outline-level="1">
<text:span text:style-name="T4">
《亚太报道》2023年6月23日音频</text:span>
</text:h>
      <text:p text:style-name="P4">
Author: None</text:p>
      <text:p text:style-name="P4">
Publisher: Radio Free Asia (Organization)</text:p>
      <text:p text:style-name="P4">
Published Time: 2023-06-23T17:40:28-04:00</text:p>
      <text:p text:style-name="P4">
Modified Time: 2023-06-23T17:40:28-04:00</text:p>
      <text:p text:style-name="P4">
Description: None</text:p>
      <text:p text:style-name="P4">
Videos: []</text:p>
      <text:p text:style-name="P4">
Audios: ["<text:a xlink:type="simple" xlink:href="https://www.rfa.org/mandarin/apr-audio/yp-062320231238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88615in" draw:z-index="0">
<draw:image xlink:href="../Images/rfamandarin/2023-06-23T17-40-28-04-00/000000.png" xlink:type="simple" xlink:show="embed" xlink:actuate="onLoad" draw:mime-type="image/png"/>
</draw:frame>
 <text:a xlink:type="simple" xlink:href="https://www.rfa.org/mandarin/apr-audio/yp-06232023123829.html/@@images/image" text:style-name="Internet_20_link" text:visited-style-name="Visited_20_Internet_20_Link">
</text:a>
 自由亚洲电台制图  <text:a xlink:type="simple" xlink:href="https://www.rfa.org/mandarin/apr-audio/yp-06232023123829.html/@@stream" text:style-name="Internet_20_link" text:visited-style-name="Visited_20_Internet_20_Link">
Audio-1-Link：https://www.rfa.org/mandarin/apr-audio/yp-06232023123829.html/@@stream </text:a>
</text:p>
      <text:p text:style-name="P4">
此次节目的主要内容：</text:p>
      <text:p text:style-name="P4">
1. 北京大学出现反对"一党极权"标语，举牌人士被校方带走；</text:p>
      <text:p text:style-name="P4">
2. 人权打压升级，八九学运领袖季风连续遭北京、贵阳警方驱赶、逼迁；</text:p>
      <text:p text:style-name="P4">
3. 网红讲师张雪峰有关反对学生报考新闻学的言论，引发中国舆论热议；</text:p>
      <text:p text:style-name="P4">
4. 美国总统拜登指称习近平为"独裁者"后，美中关系再起风波；</text:p>
      <text:p text:style-name="P4">
5. 香港原《苹果日报》记者在海外建立平台，为港人提供新闻服务。</text:p>
      <text:p text:style-name="P4">
Source: <text:a xlink:type="simple" xlink:href="https://www.rfa.org/mandarin/apr-audio/yp-06232023123829.html" text:style-name="Internet_20_link" text:visited-style-name="Visited_20_Internet_20_Link">
https://www.rfa.org/mandarin/apr-audio/yp-06232023123829.html</text:a>
</text:p>
      <!--NEWS-->
      <text:h text:style-name="P10" text:outline-level="1">
<text:span text:style-name="T4">
北京高温天气警报升至最高级别红色预警</text:span>
</text:h>
      <text:p text:style-name="P4">
Author: chinese@voanews.com (金谷)</text:p>
      <text:p text:style-name="P4">
Publisher: 美国之音中文网 (Type: NewsMediaOrganization)</text:p>
      <text:p text:style-name="P4">
Published Time: 2023-06-23T17:44:50+08:00</text:p>
      <text:p text:style-name="P4">
Modified Time: 2023-06-23 15:58:31Z</text:p>
      <text:p text:style-name="P4">
Description: 中国首都北京周五（6月23日）将炎热天气预警升级为“红色”，此为天气预警级别中的最高级别。北京许多地区的气温皆高达40摄氏度（104华氏度）。</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beijing-sizzles-with-hot-weather-alert-at-highest-level-20230623/7149583.html" text:style-name="Internet_20_link" text:visited-style-name="Visited_20_Internet_20_Link">
https://www.voachinese.com/a/beijing-sizzles-with-hot-weather-alert-at-highest-level-20230623/7149583.html</text:a>
</text:p>
      <!--NEWS-->
      <text:h text:style-name="P10" text:outline-level="1">
<text:span text:style-name="T4">
日政府对拜登有关防卫费增额言论提出异议</text:span>
</text:h>
      <text:p text:style-name="P4">
Author: 联合早报 (Person)</text:p>
      <text:p text:style-name="P4">
Publisher: 联合早报 (Organization)</text:p>
      <text:p text:style-name="P4">
Published Time: 2023-06-23T17:55</text:p>
      <text:p text:style-name="P4">
Modified Time: 2023-06-23T18:26</text:p>
      <text:p text:style-name="P4">
Description: 美国总统拜登日前称，日本决定增加防卫费是“他说服日相岸田文雄的结果”。对此，日本官员回应称，增加防卫费“是日本自己的判断”，并向华盛顿提出异议。共同社报道，日本内阁官房长官松野博一...</text:p>
      <text:p text:style-name="P4">
Videos: []</text:p>
      <text:p text:style-name="P4">
Audios: []</text:p>
      <text:p text:style-name="P4">
Images: []</text:p>
      <text:p text:style-name="P4">
Type: NewsArticle</text:p>
      <text:p text:style-name="P4">
Breadcrumbs: ['即时', '国际']</text:p>
      <text:p text:style-name="P4">
Keywords: ['日本', '美国', '拜登', '美日关系']</text:p>
      <!--METADATA-->
      <text:p text:style-name="P4">
美国总统拜登日前称，日本决定增加防卫费是“他说服日相岸田文雄的结果”。对此，日本官员回应称，增加防卫费“是日本自己的判断”，并向华盛顿提出异议。</text:p>
      <text:p text:style-name="P4">
共同社报道，日本内阁官房长官松野博一星期五（6月23日）在记者会上说：“虽然还不清楚（拜登）总统发言的真实意图，但我们说明了日本的立场，指出有可能引发误解（之处）。”</text:p>
      <text:p text:style-name="P4">
据称，美方也对日本的立场表示了理解。</text:p>
      <text:p text:style-name="P4">
美国白宫官网显示，拜登在面向2024年美国总统选举的集会上发表演讲时，称“日本已有很长时间没有增加防卫费”，“包括广岛在内，我三次会晤了日本的领导人。我说服了他，他自己也觉得必须做些不同的事情。日本（决定）飞跃性地增加防卫费”。</text:p>
      <text:p text:style-name="P4">
Source: <text:a xlink:type="simple" xlink:href="https://www.zaobao.com.sg/realtime/world/story20230623-1407204" text:style-name="Internet_20_link" text:visited-style-name="Visited_20_Internet_20_Link">
https://www.zaobao.com.sg/realtime/world/story20230623-1407204</text:a>
</text:p>
      <!--NEWS-->
      <text:h text:style-name="P10" text:outline-level="1">
<text:span text:style-name="T4">
周五美市盘前走低 重点谈分析师如何评价特斯拉</text:span>
</text:h>
      <text:p text:style-name="P4">
Author: 李可爱 (Person)</text:p>
      <text:p text:style-name="P4">
Publisher: 联合早报 (Organization)</text:p>
      <text:p text:style-name="P4">
Published Time: 2023-06-23T19:26</text:p>
      <text:p text:style-name="P4">
Modified Time: 2023-06-23T19:26</text:p>
      <text:p text:style-name="P4">
Description: 星期五（6月23日）重点：投资者担心利率若继续上升，或导致全球经济陷入衰退。美国华尔街股市主要股指期货星期五（6月23日）走低。7时截稿时，标准与普尔500指数期货下跌22.90点...</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今晚美市看什么', '美国股市', '美市', '财经即时', '特斯拉']</text:p>
      <!--METADATA-->
      <text:h text:style-name="P13" text:outline-level="4">
<text:span text:style-name="T4">
星期五（6月23日）重点：</text:span>
</text:h>
      <ul>
        <li>
投资者担心利率若继续上升，或导致全球经济陷入衰退。美国华尔街股市主要股指期货星期五（6月23日）走低。   * 7时截稿时，标准与普尔500指数期货下跌22.90点或0.52％，报4359.00点；纳斯达克100指数期货退低102.30点或0.68％，报14940.00点；道琼斯指数期货则跌了119.90点，报33826.80点。   * 标准与普尔500指数和纳斯达克指数隔夜（星期四）收高。美联储主席鲍威尔继续表明鹰派立场，暗示央行紧缩周期尚未结束，但保证美联储将谨慎行事。   * 标准与普尔500指数隔夜起16.20点，闭市报4381.89点。重量级的道琼斯指数则微跌4.81点，闭市报33946.71点。以科技股为主的纳斯达克100指数升高1.18％或174.87点，以15042.32点收市。   * 美国股市隔夜交易淡静，交易所总成交量是96亿股，比过去20天的113亿7000万股平均成交量明显少很多。</li>
      </ul>
      <text:h text:style-name="P13" text:outline-level="4">
<text:span text:style-name="T4">
盘前交易重点：</text:span>
</text:h>
      <ul>
        <li>
在隔夜刚刚披露成功完成3亿美元筹集资金计划后，太空旅游公司维珍银河控股公司（Virgin Galactic Holdings）今晚又宣布将通过出售普通股，筹集不超过4亿美元资金。这一连串消息导致该公司股价今晚盘前下挫17.86％。   * 据知情人士透露，福特汽车（Ford Motor）正准备在未来几个星期内启动新一轮裁员行动。这是该汽车制造商为简化业务和降低成本而采取的最新举措。这次裁员预计主要包括美国受薪员工，预料最早可能于下星期宣布。被裁员工人数不详。福特汽车股价在今晚盘前退低0.10美元，截稿时报14.09美元。   * 3M股价今晚盘前上涨3.05美元，截稿时报103.48美元。该公司刚宣布将与全国公共水供应商就饮用水中所谓的“永久化学物质”索赔达成和解。该协议价值103亿美元，付款期限为13年。3M表示将在第二季度业绩里记录这笔协议涉及的金额与费用。   * 星期五下文我们来看看市场分析师如何评价电动车巨头特斯拉（Tesla）。今晚盘前该股下跌3.15美元，截稿时报261.46美元。   * 盘前活跃股按序：特斯拉、维珍银河控股、亚马逊（Amazon）、Palantir Technologies和超微（Advanced Micro Devices）。截稿时，这五只活跃股的股价全部下跌。</li>
      </ul>
      <text:p text:style-name="P4">
<draw:frame draw:style-name="fr1" draw:name="Image242" text:anchor-type="as-char" svg:width="6.9236in" svg:height="4.615733in" draw:z-index="0">
<draw:image xlink:href="../Images/zaobao world/2023-06-23T19-26/000000.png" xlink:type="simple" xlink:show="embed" xlink:actuate="onLoad" draw:mime-type="image/png"/>
</draw:frame>
巴克莱分析师认为，以特斯拉近期具有挑战性的基本面来看，该股价最近的涨势显得过于剧烈。（路透社）</text:p>
      <text:h text:style-name="P13" text:outline-level="4">
<text:span text:style-name="T4">
特斯拉（Tesla Inc）（纳斯达克证券交易所代码：TSLA）</text:span>
</text:h>
      <text:p text:style-name="P4">
由于市场不少分析师预计消费者对车子需求正在减弱，而中国市场的竞争将加剧，因此电动车巨头特斯拉的股票在短短几个交易日里二度评级被下调。该股在星期三（21日）曾因此暴跌5.5％，不过在隔夜收回小部分失地。</text:p>
      <text:p text:style-name="P4">
摩根士丹利隔夜将特斯拉的评级从“增持”（Overweight）下调至“同等权重”（EqualWeight），并将它的目标价从200美元上调至250美元。虽说是目标价上调，但是这个新的目标价还比隔夜的闭市价少了5.5％。</text:p>
      <text:p text:style-name="P4">
摩根士丹利分析团队对特斯拉的看法是，现在斯拉股票估值是达到合理水平了。</text:p>
      <text:p text:style-name="P4">
摩根士丹利分析师乔纳斯（AdamJonas）说：“我们并不是说特斯拉股价涨势将‘结束’。而是从我们团队讨论中发现，投资者一直对特斯拉的股价走势存有一定怀疑。虽然特斯拉股最近出现反弹，但我们预计特斯拉目前普遍受认可的盈利预测，将出现大幅度的负面修正。”</text:p>
      <text:p text:style-name="P4">
摩根士丹利分析团队也认为，来自中国电动车厂商的“竞争加剧”，以及消费者对车子需求放缓，都给特斯拉股票带来了更大风险。乔纳斯预计，在未来12个月内，特斯拉股价在牛市情况下预料可攀升至450美元，在熊市情况下则可退守到90美元。</text:p>
      <text:p text:style-name="P4">
尽管评级被下调，乔纳斯仍觉得，特斯拉股是投资者的电动车投资组合中“必定要拥有的股票”，而且该股也是引领电动交通和可再生能源经济工业的“旗手”。</text:p>
      <text:p text:style-name="P4">
除了摩根士丹利之外，星期三上午巴克莱（Barclays）分析师利维（DanLevy）也将特斯拉股票评级从“增持”下调至“持平”。利维将特斯拉的目标价格从之前的220美元上调至260美元。这个新的目标价也低于特斯拉隔夜的闭市价。</text:p>
      <text:p text:style-name="P4">
利维说，以特斯拉近期具有挑战性的基本面来看，该股价最近的涨势显得过于剧烈。他提醒投资者，不要忘了特斯拉车子的利润和需求问题。这一系列的问题仍令人担忧。</text:p>
      <text:p text:style-name="P4">
虽然特斯拉股价在过去两个交易日连续下跌，但是在上个星期，该股整体上仍上涨约6％。单单在6月份，该股就已经上涨约30％了。在上星期三股价下跌之前，特斯拉还创下13连涨的记录。虽然特斯拉股价仍比2021年11月触及的414美元历史高点低36％，但是自开年以来，该股价已上涨144.78％。</text:p>
      <text:p text:style-name="P4">
难怪在Tipranks的30名分析师当中，虽有14名给予特斯拉股“买进”的评级，但也有12名给予“持守”评级，甚至还有四名给予“卖出”评级。他们给出的一年期限平均目标价是216.72美元，也就意味他们认为特斯拉股价还有可能下跌18.10％。</text:p>
      <text:p text:style-name="P4">
Source: <text:a xlink:type="simple" xlink:href="https://www.zaobao.com.sg/realtime/world/story20230623-1407235" text:style-name="Internet_20_link" text:visited-style-name="Visited_20_Internet_20_Link">
https://www.zaobao.com.sg/realtime/world/story20230623-1407235</text:a>
</text:p>
      <!--NEWS-->
      <text:h text:style-name="P10" text:outline-level="1">
<text:span text:style-name="T4">
涉贩运芬太尼生产原料 美国起诉4家中国企业</text:span>
</text:h>
      <text:p text:style-name="P4">
Publisher: 法新社</text:p>
      <text:p text:style-name="P4">
Published Time: 2023-06-23T20:02:08+00:00</text:p>
      <text:p text:style-name="P4">
Modified Time: 2023-06-23T19:35:02+00:00</text:p>
      <text:p text:style-name="P4">
Description: （法新社华盛顿23日电） 美国司法部长贾兰德（Merrick Garland）今天宣布，美国政府依贩运用于制造芬太尼（fentanyl）的化学原料为名，起诉4家中国公司和8名隶属这些公司的中国主管及员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617581in" draw:z-index="0">
<draw:image xlink:href="../Images/rficn/2023-06-23T20-02-08-00-00/000000.png" xlink:type="simple" xlink:show="embed" xlink:actuate="onLoad" draw:mime-type="image/png"/>
</draw:frame>
</text:p>
      <text:p text:style-name="P4">
法新社报导，其中2名中国人已遭逮捕。美国司法部扩大打击这种合成鸦片类药物，这类药物过去10年已导致数十万人服药过量而死亡。</text:p>
      <text:p text:style-name="P4">
这是美国首次在境内针对贩运芬太尼先驱化学品起诉中国公司。</text:p>
      <text:p text:style-name="P4">
贾兰德指出：「这些公司及其员工故意合谋生产致命的芬太尼，并在美国进行分销。」</text:p>
      <text:p text:style-name="P4">
他说：「仅其中1家中国化学公司已运送200多公斤的芬太尼相关先驱化学原料至美国，目的是为制造50公斤的芬太尼，如此的芬太尼致命剂量足以杀死2500万美国人。」（译者：徐睿承）</text:p>
      <text:p text:style-name="P4">
Source: <text:a xlink:type="simple" xlink:href="https://www.rfi.fr/cn/%E5%9B%BD%E9%99%85%E6%8A%A5%E9%81%93/20230623-%E6%B6%89%E8%B4%A9%E8%BF%90%E8%8A%AC%E5%A4%AA%E5%B0%BC%E7%94%9F%E4%BA%A7%E5%8E%9F%E6%96%99-%E7%BE%8E%E5%9B%BD%E8%B5%B7%E8%AF%894%E5%AE%B6%E4%B8%AD%E5%9B%BD%E4%BC%81%E4%B8%9A" text:style-name="Internet_20_link" text:visited-style-name="Visited_20_Internet_20_Link">
https://www.rfi.fr/cn/%E5%9B%BD%E9%99%85%E6%8A%A5%E9%81%93/20230623-%E6%B6%89%E8%B4%A9%E8%BF%90%E8%8A%AC%E5%A4%AA%E5%B0%BC%E7%94%9F%E4%BA%A7%E5%8E%9F%E6%96%99-%E7%BE%8E%E5%9B%BD%E8%B5%B7%E8%AF%894%E5%AE%B6%E4%B8%AD%E5%9B%BD%E4%BC%81%E4%B8%9A</text:a>
</text:p>
      <!--NEWS-->
      <text:h text:style-name="P10" text:outline-level="1">
<text:span text:style-name="T4">
俄罗斯：不会透露在白罗斯部署的核武细节</text:span>
</text:h>
      <text:p text:style-name="P4">
Author: 联合早报 (Person)</text:p>
      <text:p text:style-name="P4">
Publisher: 联合早报 (Organization)</text:p>
      <text:p text:style-name="P4">
Published Time: 2023-06-23T20:41</text:p>
      <text:p text:style-name="P4">
Modified Time: 2023-06-23T20:41</text:p>
      <text:p text:style-name="P4">
Description: 俄罗斯高级官员表明，俄罗斯不会透露在白罗斯领土上部署核武器的细节。路透社星期五（6月23日）报道，俄外交部副部长里亚布科夫（Sergei Ryabkov）还说，俄罗斯没有计划向美国...</text:p>
      <text:p text:style-name="P4">
Videos: []</text:p>
      <text:p text:style-name="P4">
Audios: []</text:p>
      <text:p text:style-name="P4">
Images: []</text:p>
      <text:p text:style-name="P4">
Type: NewsArticle</text:p>
      <text:p text:style-name="P4">
Breadcrumbs: ['即时', '国际']</text:p>
      <text:p text:style-name="P4">
Keywords: ['俄罗斯', '白罗斯', '核武器', '俄乌战争']</text:p>
      <!--METADATA-->
      <text:p text:style-name="P4">
俄罗斯高级官员表明，俄罗斯不会透露在白罗斯领土上部署核武器的细节。</text:p>
      <text:p text:style-name="P4">
路透社星期五（6月23日）报道，俄外交部副部长里亚布科夫（SergeiRyabkov）还说，俄罗斯没有计划向美国通报俄核动力水下无人机“海神”的测试情况，因为它们不属于现有的核查协议范围。</text:p>
      <text:p text:style-name="P4">
5月26日，俄罗斯开始把核武器运到白罗斯境内，启动在白罗斯部署战术核武器的计划。这是自1991年苏联解体以来，莫斯科首次在境外部署核武器，引发了西方的担忧。</text:p>
      <text:p text:style-name="P4">
针对西方国家批评俄方境外部署核武是不负责任的挑衅行为。俄总统普京反指美国几十年来一直在盟友领土上部署战术核武器，因此，俄罗斯这么做并非不寻常。据悉，美国拥有大约200件战术核武器，一半部署在欧洲基地。</text:p>
      <text:p text:style-name="P4">
俄罗斯副外长加卢津曾说，白俄罗斯是作为无核武器国家加入《不扩散核武器条约》，白俄罗斯仍然是无核武器国家。对核武器的控制权未从俄方移交给白方，一切符合国际法义务。</text:p>
      <text:p text:style-name="P4">
Source: <text:a xlink:type="simple" xlink:href="https://www.zaobao.com.sg/realtime/world/story20230623-1407250" text:style-name="Internet_20_link" text:visited-style-name="Visited_20_Internet_20_Link">
https://www.zaobao.com.sg/realtime/world/story20230623-1407250</text:a>
</text:p>
      <!--NEWS-->
      <text:h text:style-name="P10" text:outline-level="1">
<text:span text:style-name="T4">
乌克兰称在南部取得进展 阻止俄军东部攻势</text:span>
</text:h>
      <text:p text:style-name="P4">
Author: 联合早报 (Person)</text:p>
      <text:p text:style-name="P4">
Publisher: 联合早报 (Organization)</text:p>
      <text:p text:style-name="P4">
Published Time: 2023-06-23T20:57</text:p>
      <text:p text:style-name="P4">
Modified Time: 2023-06-23T20:57</text:p>
      <text:p text:style-name="P4">
Description: 乌克兰国防高级官员称，乌军已经遏止了俄军在乌东库比扬斯克和莱曼地区的攻势，同时也在南部稳步推进。路透社报道，乌国防部副部长马里亚尔星期五（6月23日）说：“我们在库皮扬斯克和莱曼方...</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乌克兰国防高级官员称，乌军已经遏止了俄军在乌东库比扬斯克和莱曼地区的攻势，同时也在南部稳步推进。</text:p>
      <text:p text:style-name="P4">
路透社报道，乌国防部副部长马里亚尔星期五（6月23日）说：“我们在库皮扬斯克和莱曼方向进行了非常激烈的战斗，乌克兰士兵在那里阻止了敌人。”</text:p>
      <text:p text:style-name="P4">
马里亚尔补充称，俄军队仍计划控制整个乌东顿涅茨克和卢甘斯克地区。</text:p>
      <text:p text:style-name="P4">
针对外界有关乌军反攻行动不如预期的说法，她回应称：“一切都在按计划进行，没必要期望攻势是非常快的事情……我们每天都在稳步推进。”</text:p>
      <text:p text:style-name="P4">
路透社无法核实战场上的情况。俄乌双方都说，敌军损失惨重，而莫斯科也不承认乌克兰最近的军事成果。</text:p>
      <text:p text:style-name="P4">
同日，乌克兰空军发声明称，已成功打击俄军针对乌西部赫梅利尼茨基地区（Khmelnytskyi）一机场发射的13枚巡航导弹。</text:p>
      <text:p text:style-name="P4">
声明指出，俄军是在星期五午夜前后从里海发射导弹，这些导弹是从四架图-95MS轰炸机发出。</text:p>
      <text:p text:style-name="P4">
此外，乌南赫尔松州一家运输公司也在星期五遭俄军袭击，造成至少三名平民死亡。</text:p>
      <text:p text:style-name="P4">
Source: <text:a xlink:type="simple" xlink:href="https://www.zaobao.com.sg/realtime/world/story20230623-1407256" text:style-name="Internet_20_link" text:visited-style-name="Visited_20_Internet_20_Link">
https://www.zaobao.com.sg/realtime/world/story20230623-1407256</text:a>
</text:p>
      <!--NEWS-->
      <text:h text:style-name="P10" text:outline-level="1">
<text:span text:style-name="T4">
莫迪访美加强合作 印度及东南亚会因此改变外交政策吗？</text:span>
</text:h>
      <text:p text:style-name="P4">
Author: chinese@voanews.com (林柏宏)</text:p>
      <text:p text:style-name="P4">
Publisher: 美国之音中文网 (Type: NewsMediaOrganization)</text:p>
      <text:p text:style-name="P4">
Published Time: 2023-06-23T21:01:16+08:00</text:p>
      <text:p text:style-name="P4">
Modified Time: 2023-06-23 21:11:34Z</text:p>
      <text:p text:style-name="P4">
Description: 印度总理莫迪6月22日与美国总统拜登举行会谈，两国关系也进一步获得深化。专家分析，美印在有关供应链和国防工业的协议是双边合作的重要议题，但新德里仍未全面倒向华盛顿，双方并非盟友而是战略伙伴。此外，邻近印度的东南亚各国外交政策仍大致不变，避免在美中之间选边站。</text:p>
      <text:p text:style-name="P4">
Videos: []</text:p>
      <text:p text:style-name="P4">
Images: []</text:p>
      <text:p text:style-name="P4">
Categories: ['美国', '亚太']</text:p>
      <text:p text:style-name="P4">
Type: None</text:p>
      <!--METADATA-->
      <text:p text:style-name="P4">
NoneNone</text:p>
      <text:p text:style-name="P4">
Source: <text:a xlink:type="simple" xlink:href="https://www.voachinese.com/a/impact-of-modi-visits-us-20230623/7149780.html" text:style-name="Internet_20_link" text:visited-style-name="Visited_20_Internet_20_Link">
https://www.voachinese.com/a/impact-of-modi-visits-us-20230623/7149780.html</text:a>
</text:p>
      <!--NEWS-->
      <text:h text:style-name="P10" text:outline-level="1">
<text:span text:style-name="T4">
曾拒绝乘坐泰坦号者：潜艇设备“低劣”</text:span>
</text:h>
      <text:p text:style-name="P4">
Author: 联合早报 (Person)</text:p>
      <text:p text:style-name="P4">
Publisher: 联合早报 (Organization)</text:p>
      <text:p text:style-name="P4">
Published Time: 2023-06-23T21:50</text:p>
      <text:p text:style-name="P4">
Modified Time: 2023-06-23T23:13</text:p>
      <text:p text:style-name="P4">
Description: 几名曾拒绝乘坐失事潜水器的人纷纷表明，观光潜水器“泰坦”号的设备“低劣”，他们出于安全考虑，最终都选择放弃搭乘。英国《邮报网站》（Mail Online）星期五（6月23日）报道，...</text:p>
      <text:p text:style-name="P4">
Videos: []</text:p>
      <text:p text:style-name="P4">
Audios: []</text:p>
      <text:p text:style-name="P4">
Images: []</text:p>
      <text:p text:style-name="P4">
Type: NewsArticle</text:p>
      <text:p text:style-name="P4">
Breadcrumbs: ['即时', '国际']</text:p>
      <text:p text:style-name="P4">
Keywords: ['泰坦号', '铁达尼号', '爆炸']</text:p>
      <!--METADATA-->
      <text:p text:style-name="P4">
几名曾拒绝乘坐失事潜水器的人纷纷表明，观光潜水器“泰坦”号的设备“低劣”，他们出于安全考虑，最终都选择放弃搭乘。</text:p>
      <text:p text:style-name="P4">
英国《邮报网站》（MailOnline）星期五（6月23日）报道，至少有五名原本计划搭乘泰坦号的人，因质疑潜水器的安全性等原因，没有登上这艘“设备劣质”的潜水器。</text:p>
      <text:p text:style-name="P4">
泰坦号所有者、美国私人海底勘探公司海洋之门探险公司（OceanGate Expeditions）公司曾向梅斯特（RobertMester）提供登船机会，但他在看到泰坦号上安置的“现成”设备后，选择拒绝搭乘。</text:p>
      <text:p text:style-name="P4">
梅斯特说：“泰坦号有一个碳纤维船体……这不是一种适合用来深潜的材料。”</text:p>
      <text:p text:style-name="P4">
另一名曾在2016年报名搭乘的受访者说：“我发现他们用旧的脚手架杆作为潜艇的压舱物……而且（泰坦号）的控制系统是电脑游戏式的控制器。”</text:p>
      <text:p text:style-name="P4">
已经交付8万英镑（约15万新元）的61岁布朗则说，在得知他们使用脚手架杆作为压舱物（Ballast）后，我担心安全问题选择退出。</text:p>
      <text:p text:style-name="P4">
压舱物通常被用来调整飞机等运载工具的重心，使它达到要求的实用重心范围内。通常压舱物都放在最前面或最后面的位置，以便用较少重量的压舱物达到调整重心的目的。</text:p>
      <text:p text:style-name="P4">
载着五人前往铁达尼号沉船遗址进行探险旅游的潜水器“泰坦”号（Titan）星期天（6月18日）在加拿大东部海域失踪。五日后，加拿大的遥控水下搜索车（ROV）在北大西洋偏远角落的海面下4公里处，发现一个残骸碎片场，潜水器被指发生“灾难性内爆”，相信无人生还。</text:p>
      <text:p text:style-name="P4">
不幸遇难的五人分别为英国富豪哈丁、巴基斯坦裔富商达乌德与儿子苏莱曼、有“铁达尼先生”之称的法国潜水家纳吉奥莱，以及海洋之门探险公司创办人拉什。</text:p>
      <text:p text:style-name="P4">
Source: <text:a xlink:type="simple" xlink:href="https://www.zaobao.com.sg/realtime/world/story20230623-1407268" text:style-name="Internet_20_link" text:visited-style-name="Visited_20_Internet_20_Link">
https://www.zaobao.com.sg/realtime/world/story20230623-1407268</text:a>
</text:p>
      <!--NEWS-->
      <text:h text:style-name="P10" text:outline-level="1">
<text:span text:style-name="T4">
为民请命季孝龙怼李强陷“文字狱” “厕所革命”发起人反封城被 “寻滋罪”</text:span>
</text:h>
      <text:p text:style-name="P4">
Author: chinese@voanews.com (叶兵)</text:p>
      <text:p text:style-name="P4">
Publisher: 美国之音中文网 (Type: NewsMediaOrganization)</text:p>
      <text:p text:style-name="P4">
Published Time: 2023-06-23T22:31:19+08:00</text:p>
      <text:p text:style-name="P4">
Modified Time: 2023-06-23 15:47:05Z</text:p>
      <text:p text:style-name="P4">
Description: 上海异议人士、人权捍卫者季孝龙因批评造成巨大次生灾害的中共极端防疫政策和民怨四起的上海封城而再度被控“寻衅滋事罪”的案件在6月21日上海浦东法院开庭。一些海外中文媒体和自媒体予以关注。季孝龙亲属和知情者说，开庭两天前法院才告知季孝龙，违反了必须提前三天告知开庭日期的相关法律，辩方提出抗议并要求延期开庭，庭审在主审法官坚持进行数十分钟后草草收场。</text:p>
      <text:p text:style-name="P4">
Videos: []</text:p>
      <text:p text:style-name="P4">
Images: []</text:p>
      <text:p text:style-name="P4">
Categories: ['人权', '中国', '编辑推荐']</text:p>
      <text:p text:style-name="P4">
Type: None</text:p>
      <!--METADATA-->
      <text:p text:style-name="P4">
NoneNone</text:p>
      <text:p text:style-name="P4">
Source: <text:a xlink:type="simple" xlink:href="https://www.voachinese.com/a/critic-on-trial-for-his-tweets-slamming-zero-covid-policy-and-lockdown-of-shanghai-under-the-city-s-then-ccp-chief-li-qiang-20230623/7149709.html" text:style-name="Internet_20_link" text:visited-style-name="Visited_20_Internet_20_Link">
https://www.voachinese.com/a/critic-on-trial-for-his-tweets-slamming-zero-covid-policy-and-lockdown-of-shanghai-under-the-city-s-then-ccp-chief-li-qiang-20230623/7149709.html</text:a>
</text:p>
      <!--NEWS-->
      <text:h text:style-name="P10" text:outline-level="1">
<text:span text:style-name="T4">
泰国南部海滩出现大量死鱼</text:span>
</text:h>
      <text:p text:style-name="P4">
Author: 联合早报 (Person)</text:p>
      <text:p text:style-name="P4">
Publisher: 联合早报 (Organization)</text:p>
      <text:p text:style-name="P4">
Published Time: 2023-06-23T22:36</text:p>
      <text:p text:style-name="P4">
Modified Time: 2023-06-23T22:54</text:p>
      <text:p text:style-name="P4">
Description: 泰国南部一处长约四公里的海滩出现成千上万条死鱼，专家称，气候变化可能是罪魁祸首。美国有线电视新闻网（CNN）星期五（6月23日）报道，泰国农业大学渔业学院副院长他姆龙那瓦沙瓦德（T...</text:p>
      <text:p text:style-name="P4">
Videos: []</text:p>
      <text:p text:style-name="P4">
Audios: []</text:p>
      <text:p text:style-name="P4">
Images: []</text:p>
      <text:p text:style-name="P4">
Type: NewsArticle</text:p>
      <text:p text:style-name="P4">
Breadcrumbs: ['即时', '国际']</text:p>
      <text:p text:style-name="P4">
Keywords: ['泰国', '海滩', '气候暖化']</text:p>
      <!--METADATA-->
      <text:p text:style-name="P4">
泰国南部一处长约四公里的海滩出现成千上万条死鱼，专家称，气候变化可能是罪魁祸首。</text:p>
      <text:p text:style-name="P4">
美国有线电视新闻网（CNN）星期五（6月23日）报道，泰国农业大学渔业学院副院长他姆龙那瓦沙瓦德（ThonThamrongnawasawat）说，南部的春蓬府（Chumphon）海滩的死鱼因“水华”（Water bloom）现象，导致水中氧气含量降低窒息而死。</text:p>
      <text:p text:style-name="P4">
他说：“各种自然现象，如珊瑚白化或浮游生物繁殖，已经自然发生了几千年到几万年。然而，当全球暖化发生时，它加剧并增加了现有现象的发生频率。”</text:p>
      <text:p text:style-name="P4">
水华是指水体中氮磷含量过高导致藻类、细菌或浮游生物突然性过度增殖的现象，同时也是一种二次污染；通常水的颜色会呈现出绿色或蓝色。</text:p>
      <text:p text:style-name="P4">
当地政府称，每年这里都会发生一到两次的“浮游生物水华”，通常会持续两到三天。官员们已收集了海水进行深入评估和分析。</text:p>
      <text:p text:style-name="P4">
Source: <text:a xlink:type="simple" xlink:href="https://www.zaobao.com.sg/realtime/world/story20230623-1407283" text:style-name="Internet_20_link" text:visited-style-name="Visited_20_Internet_20_Link">
https://www.zaobao.com.sg/realtime/world/story20230623-1407283</text:a>
</text:p>
      <!--NEWS-->
      <text:h text:style-name="P10" text:outline-level="1">
<text:span text:style-name="T4">
布林肯宣布成立针对芬太尼危机的全球联盟</text:span>
</text:h>
      <text:p text:style-name="P4">
Author: 联合早报 (Person)</text:p>
      <text:p text:style-name="P4">
Publisher: 联合早报 (Organization)</text:p>
      <text:p text:style-name="P4">
Published Time: 2023-06-23T23:13</text:p>
      <text:p text:style-name="P4">
Modified Time: 2023-06-23T23:13</text:p>
      <text:p text:style-name="P4">
Description: 美国国务卿布林肯正在建立一个新的国家联盟，以应对非法合成毒品如芬太尼的威胁。彭博社报道，布林肯星期五（6月23日）发声明称，这个由40多个国家组成的联盟旨在联合各国，共同防止合成毒...</text:p>
      <text:p text:style-name="P4">
Videos: []</text:p>
      <text:p text:style-name="P4">
Audios: []</text:p>
      <text:p text:style-name="P4">
Images: []</text:p>
      <text:p text:style-name="P4">
Type: NewsArticle</text:p>
      <text:p text:style-name="P4">
Breadcrumbs: ['即时', '国际']</text:p>
      <text:p text:style-name="P4">
Keywords: ['美国', '布林肯', '毒品', '鸦片']</text:p>
      <!--METADATA-->
      <text:p text:style-name="P4">
美国国务卿布林肯正在建立一个新的国家联盟，以应对非法合成毒品如芬太尼的威胁。</text:p>
      <text:p text:style-name="P4">
彭博社报道，布林肯星期五（6月23日）发声明称，这个由40多个国家组成的联盟旨在联合各国，共同防止合成毒品的非法制造和贩运，确定新毒品的出现趋势，实施措施有效地应对，避免毒品泛滥危害公共健康。</text:p>
      <text:p text:style-name="P4">
新联盟包括欧盟、日本、德国、埃及、斯里兰卡、巴拿马和秘鲁。美国国务院高级官员此前透露，中国已被邀请加入，但未说明北京是否已承诺加入。</text:p>
      <text:p text:style-name="P4">
这位名知情官员说，中国大使馆派出一名代表参加了本周的讨论会议，美国将把中方官员与会视为一个积极的信号。</text:p>
      <text:p text:style-name="P4">
他补充说，美国并没有向这个新联盟提供新资金，但希望获得更多有关前体（precursor）化学品如何在世界各地流动的信息。美国还希望鼓励在港口进行更好的标识和监测，并了解各国可能需要哪些资源来帮助打击合成毒品。</text:p>
      <text:p text:style-name="P4">
前体又称前驱体、先质等，在化学领域，前体是一种可以参与化学反应的化学物质，其反应结果是生成另一种化学物质。</text:p>
      <text:p text:style-name="P4">
在2021年8月至2022年8月，美国有10万7735人死于过量用药，三分之二服用了合成鸦片类药物，其中主要为芬太尼。由于芬太尼是美国人当前面对的最大威胁，美国此前称，对抗芬太尼需要一个类似抗击冠病的全球性策略。</text:p>
      <text:p text:style-name="P4">
芬太尼是一种合成鸦片类药物，效力可比海洛英强上50倍</text:p>
      <text:p text:style-name="P4">
Source: <text:a xlink:type="simple" xlink:href="https://www.zaobao.com.sg/realtime/world/story20230623-1407293" text:style-name="Internet_20_link" text:visited-style-name="Visited_20_Internet_20_Link">
https://www.zaobao.com.sg/realtime/world/story20230623-1407293</text:a>
</text:p>
      <!--NEWS-->
      <text:h text:style-name="P10" text:outline-level="1">
<text:span text:style-name="T4">
中国侵权无所不用其极，维权律师王全璋两个月被迫搬家13次</text:span>
</text:h>
      <text:p text:style-name="P4">
Author: chinese@voanews.com (松仁)</text:p>
      <text:p text:style-name="P4">
Publisher: 美国之音中文网 (Type: NewsMediaOrganization)</text:p>
      <text:p text:style-name="P4">
Published Time: 2023-06-23T23:45:30+08:00</text:p>
      <text:p text:style-name="P4">
Modified Time: 2023-06-23 15:45:30Z</text:p>
      <text:p text:style-name="P4">
Description: 中国政府对维权人士的打压可谓无所不用其极，最近一位曾遭当局关押而且已经被取消律师资格的维权律师在北京两个月内被迫搬家13次就是明证。</text:p>
      <text:p text:style-name="P4">
Videos: []</text:p>
      <text:p text:style-name="P4">
Images: []</text:p>
      <text:p text:style-name="P4">
Categories: ['中国', '人权', '法律']</text:p>
      <text:p text:style-name="P4">
Type: None</text:p>
      <!--METADATA-->
      <text:p text:style-name="P4">
NoneNone</text:p>
      <text:p text:style-name="P4">
Source: <text:a xlink:type="simple" xlink:href="https://www.voachinese.com/a/chinese-human-rights-lawyer-chased-out-of-13-homes-in-2-months-as-pressure-rises-on-legal-advocates-20230623/7149960.html" text:style-name="Internet_20_link" text:visited-style-name="Visited_20_Internet_20_Link">
https://www.voachinese.com/a/chinese-human-rights-lawyer-chased-out-of-13-homes-in-2-months-as-pressure-rises-on-legal-advocates-20230623/7149960.html</text:a>
</text:p>
      <!--NEWS-->
      <text:h text:style-name="P10" text:outline-level="1">
<text:span text:style-name="T4">
市场忧升息潮  亚股收跌</text:span>
</text:h>
      <text:p text:style-name="P4">
Publisher: 法新社</text:p>
      <text:p text:style-name="P4">
Published Time: 2023-06-23T3:32:09+00:00</text:p>
      <text:p text:style-name="P4">
Modified Time: 2023-06-23T11:20:04+00:00</text:p>
      <text:p text:style-name="P4">
Description: （法新社香港23日电） 世界多国央行一系列升息措施，再掀市场对于全球经济的担忧，亚洲股市今天收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617581in" draw:z-index="0">
<draw:image xlink:href="../Images/rficn/2023-06-23T3-32-09-00-00/000000.png" xlink:type="simple" xlink:show="embed" xlink:actuate="onLoad" draw:mime-type="image/png"/>
</draw:frame>
</text:p>
      <text:p text:style-name="P4">
市场在六月上半月充满乐观情绪，因为相信美国联邦准备理事会（Fed）将会结束升息循环，但这股乐观情绪已被担忧取代，市场忧心官员为对抗顽固通膨，未来仍将数次升息。</text:p>
      <text:p text:style-name="P4">
联准会上周决定维持6月利率按兵不动，连续10次升息的脚步为之暂停，一度让市场增添信心，但联准会主席鲍尔（JeromePowell）21日警告可能需要持续升息，令投资人失去信心。</text:p>
      <text:p text:style-name="P4">
英国央行英格兰银行（Bank ofEngland）昨天出乎意料升息2码，瑞士及挪威官员也继续升息。上周，欧元区（Eurozone）、澳洲及加拿大也调高利率。</text:p>
      <text:p text:style-name="P4">
与此同时，在日本通膨增幅高于预期后，市场猜测日本央行「日本银行」（Bank of Japan）是否会放弃超宽松货币政策。</text:p>
      <text:p text:style-name="P4">
土耳其也已改变利率政策，将基准利率提高近一倍。土国总统艾尔段（Recep Tayyip Erdogan）过去两年曾实行非典型货币政策，藉由降息对应高通膨。</text:p>
      <text:p text:style-name="P4">
鲍尔在国会作证时告诉议员，今年再升息两次是「很好的猜测」。</text:p>
      <text:p text:style-name="P4">
景顺顾问公司（Invesco Advisers）的胡伯（Kristina Hooper）指出，今年再升息两次可能导致「严重衰退。」</text:p>
      <text:p text:style-name="P4">
东京股市日经225指数下跌1.5%，收32781.54点；香港恒生指数下挫1.7%，收18889.97点；上海证券交易所今天因国定假日休市。</text:p>
      <text:p text:style-name="P4">
此外，雪梨股市也挫跌逾1%。首尔、新加坡、孟买、曼谷、雅加达、马尼拉、威灵顿股市也收黑。</text:p>
      <text:p text:style-name="P4">
Source: <text:a xlink:type="simple" xlink:href="https://www.rfi.fr/cn/%E8%B4%A2%E7%BB%8F%E5%BF%AB%E8%AE%AF/20230623-%E5%B8%82%E5%9C%BA%E5%BF%A7%E5%8D%87%E6%81%AF%E6%BD%AE-%E4%BA%9A%E8%82%A1%E6%94%B6%E8%B7%8C" text:style-name="Internet_20_link" text:visited-style-name="Visited_20_Internet_20_Link">
https://www.rfi.fr/cn/%E8%B4%A2%E7%BB%8F%E5%BF%AB%E8%AE%AF/20230623-%E5%B8%82%E5%9C%BA%E5%BF%A7%E5%8D%87%E6%81%AF%E6%BD%AE-%E4%BA%9A%E8%82%A1%E6%94%B6%E8%B7%8C</text:a>
</text:p>
      <!--NEWS-->
      <text:h text:style-name="P10" text:outline-level="1">
<text:span text:style-name="T4">
柬埔寨修法打击流亡人士 大选不投票未来禁选公职</text:span>
</text:h>
      <text:p text:style-name="P4">
Publisher: 法新社</text:p>
      <text:p text:style-name="P4">
Published Time: 2023-06-23T5:32:09+00:00</text:p>
      <text:p text:style-name="P4">
Modified Time: 2023-06-23T11:05:01+00:00</text:p>
      <text:p text:style-name="P4">
Description: （法新社金边23日电） 柬埔寨国会今天无异议通过一项修正法案，在下个月登场大选中没有投票的人，未来将不准参与竞选公职。此举不仅冲击流亡海外的反对派，也惩罚要以不投票杯葛大选的批评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617581in" draw:z-index="0">
<draw:image xlink:href="../Images/rficn/2023-06-23T5-32-09-00-00/000000.png" xlink:type="simple" xlink:show="embed" xlink:actuate="onLoad" draw:mime-type="image/png"/>
</draw:frame>
</text:p>
      <text:p text:style-name="P4">
柬埔寨下个月将举行大选，但最大的反对党被以技术性因素取消参选资格，现任强人总理洪森（Hun Sen）所属政党几乎无人反对。</text:p>
      <text:p text:style-name="P4">
多个人权团体谴责统治柬埔寨近40年的洪森，是在利用法律制度镇压任何与洪森政权作对的人。</text:p>
      <text:p text:style-name="P4">
柬埔寨国会今天表决一致通过修正法案。国会所有席次都由洪森率领的柬埔寨人民党（Cambodian People's Party）议员所把持。</text:p>
      <text:p text:style-name="P4">
柬埔寨内政部长苏庆（Sar Kheng）表示，任何人「在无适当理由的情况下没有投票…将连续4次不得竞选公职」。但他并未详述「适当的理由」涵盖哪些原因。</text:p>
      <text:p text:style-name="P4">
他还指出：「此次修正案也将对扰乱和阻碍选民登记程序（及）选举的个人祭出罚款与罚则。」</text:p>
      <text:p text:style-name="P4">
这次修法将严重影响诸多逃往海外的柬埔寨反对派领导人，他们声称受到出于政治动机的起诉罪名迫害。柬埔寨每5年举行一次大选，且没有海外投票机制。</text:p>
      <text:p text:style-name="P4">
Source: <text:a xlink:type="simple" xlink:href="https://www.rfi.fr/cn/%E5%9B%BD%E9%99%85%E6%8A%A5%E9%81%93/20230623-%E6%9F%AC%E5%9F%94%E5%AF%A8%E4%BF%AE%E6%B3%95%E6%89%93%E5%87%BB%E6%B5%81%E4%BA%A1%E4%BA%BA%E5%A3%AB-%E5%A4%A7%E9%80%89%E4%B8%8D%E6%8A%95%E7%A5%A8%E6%9C%AA%E6%9D%A5%E7%A6%81%E9%80%89%E5%85%AC%E8%81%8C" text:style-name="Internet_20_link" text:visited-style-name="Visited_20_Internet_20_Link">
https://www.rfi.fr/cn/%E5%9B%BD%E9%99%85%E6%8A%A5%E9%81%93/20230623-%E6%9F%AC%E5%9F%94%E5%AF%A8%E4%BF%AE%E6%B3%95%E6%89%93%E5%87%BB%E6%B5%81%E4%BA%A1%E4%BA%BA%E5%A3%AB-%E5%A4%A7%E9%80%89%E4%B8%8D%E6%8A%95%E7%A5%A8%E6%9C%AA%E6%9D%A5%E7%A6%81%E9%80%89%E5%85%AC%E8%81%8C</text:a>
</text:p>
      <!--NEWS-->
      <text:h text:style-name="P10" text:outline-level="1">
<text:span text:style-name="T4">
莫迪转向亲美抗中?　观察人士:印中具矛盾本质，印美结盟趋好</text:span>
</text:h>
      <text:p text:style-name="P4">
Author: chinese@voanews.com (李贤)</text:p>
      <text:p text:style-name="P4">
Publisher: 美国之音中文网 (Type: NewsMediaOrganization)</text:p>
      <text:p text:style-name="P4">
Published Time: 2023-06-24T00:02:34+08:00</text:p>
      <text:p text:style-name="P4">
Modified Time: 2023-06-23 16:02:34Z</text:p>
      <text:p text:style-name="P4">
Description: 印度总理纳伦德拉·莫迪（Narendra Modi）本周出访美国，签署一系列国防和商业协议，并称两国是“世界上最亲密的伙伴之一”，被外界视为剑指中国。中国官方因端午节假期暂无任何回应，但微博舆论不乏唱衰美印同盟的论调，复旦大学教授林民旺也说，印度转向亲美只拿好处、不承担盟友义务，未来恐立场摇摆，但多位分析人士则说，印中竞争关系已定，印美结盟前景看好。</text:p>
      <text:p text:style-name="P4">
Videos: []</text:p>
      <text:p text:style-name="P4">
Images: []</text:p>
      <text:p text:style-name="P4">
Categories: ['亚太', '美国', '中国']</text:p>
      <text:p text:style-name="P4">
Type: None</text:p>
      <!--METADATA-->
      <text:p text:style-name="P4">
NoneNone</text:p>
      <text:p text:style-name="P4">
Source: <text:a xlink:type="simple" xlink:href="https://www.voachinese.com/a/china-reacts-to-modi-s-us-visit-20230623/7149807.html" text:style-name="Internet_20_link" text:visited-style-name="Visited_20_Internet_20_Link">
https://www.voachinese.com/a/china-reacts-to-modi-s-us-visit-20230623/7149807.html</text:a>
</text:p>
      <!--NEWS-->
      <text:h text:style-name="P10" text:outline-level="1">
<text:span text:style-name="T4">
中国经济很奇怪，再多的钱砸进去也听不到响</text:span>
</text:h>
      <text:p text:style-name="P4">
Author: chinese@voanews.com (木风)</text:p>
      <text:p text:style-name="P4">
Publisher: 美国之音中文网 (Type: NewsMediaOrganization)</text:p>
      <text:p text:style-name="P4">
Published Time: 2023-06-24T00:05:26+08:00</text:p>
      <text:p text:style-name="P4">
Modified Time: 2023-06-23 16:58:31Z</text:p>
      <text:p text:style-name="P4">
Description: 今年年初，中国经济出现短暂的复苏之后很快呈现出疲态，官方公布的许多数据显示，中国经济出现了四十年来罕见的全面疲软的状态。北京虽然推出一些刺激措施，但效果很有限。外国投资者大都处在观望和收缩状态。</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investors-shelve-china-assets-before-bigger-stimulus-20230623/7149703.html" text:style-name="Internet_20_link" text:visited-style-name="Visited_20_Internet_20_Link">
https://www.voachinese.com/a/investors-shelve-china-assets-before-bigger-stimulus-20230623/7149703.html</text:a>
</text:p>
      <!--NEWS-->
      <text:h text:style-name="P10" text:outline-level="1">
<text:span text:style-name="T4">
忧影响新闻从业员利益，香港记协考虑介入《愿荣光归香港》禁制令</text:span>
</text:h>
      <text:p text:style-name="P4">
Author: chinese@voanews.com (高锋)</text:p>
      <text:p text:style-name="P4">
Publisher: 美国之音中文网 (Type: NewsMediaOrganization)</text:p>
      <text:p text:style-name="P4">
Published Time: 2023-06-24T00:55:44+08:00</text:p>
      <text:p text:style-name="P4">
Modified Time: 2023-06-23 17:30:48Z</text:p>
      <text:p text:style-name="P4">
Description: 香港记者协会考虑申请介入禁播反修例歌曲《愿荣光归香港》案件，促请当局增加新闻豁免条款。记协强调，提出有关申请纯粹基于业界利益考量。民主派人士则形容这项禁令史无前例，不仅侵犯港人言论自由，违法者还将负上刑事责任。</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journalist-group-seeks-to-intervene-in-glory-to-hong-kong-ban-20230623/7150041.html" text:style-name="Internet_20_link" text:visited-style-name="Visited_20_Internet_20_Link">
https://www.voachinese.com/a/hong-kong-journalist-group-seeks-to-intervene-in-glory-to-hong-kong-ban-20230623/7150041.html</text:a>
</text:p>
      <!--NEWS-->
      <text:h text:style-name="P10" text:outline-level="1">
<text:span text:style-name="T4">
向俄罗斯提供“致命性援助”？纽时揭中国保利公司向俄兵工厂运送大量制造子弹的火药</text:span>
</text:h>
      <text:p text:style-name="P4">
Author: chinese@voanews.com (松仁)</text:p>
      <text:p text:style-name="P4">
Publisher: 美国之音中文网 (Type: NewsMediaOrganization)</text:p>
      <text:p text:style-name="P4">
Published Time: 2023-06-24T01:27:54+08:00</text:p>
      <text:p text:style-name="P4">
Modified Time: 2023-06-23 17:27:54Z</text:p>
      <text:p text:style-name="P4">
Description: 一家中国公司去年至少两次通过中俄货运火车向俄罗斯一家兵工厂运送了几万公斤的俗称“无烟粉”的火药，而使用这些火药至少可以生产8000万发子弹。</text:p>
      <text:p text:style-name="P4">
Videos: []</text:p>
      <text:p text:style-name="P4">
Images: []</text:p>
      <text:p text:style-name="P4">
Categories: ['乌克兰局势', '中国', '军事']</text:p>
      <text:p text:style-name="P4">
Type: None</text:p>
      <!--METADATA-->
      <text:p text:style-name="P4">
NoneNone</text:p>
      <text:p text:style-name="P4">
Source: <text:a xlink:type="simple" xlink:href="https://www.voachinese.com/a/chinese-firm-sent-large-shipments-of-gunpowder-to-russian-munitions-factory-20230623/7149955.html" text:style-name="Internet_20_link" text:visited-style-name="Visited_20_Internet_20_Link">
https://www.voachinese.com/a/chinese-firm-sent-large-shipments-of-gunpowder-to-russian-munitions-factory-20230623/7149955.html</text:a>
</text:p>
      <!--NEWS-->
      <text:h text:style-name="P10" text:outline-level="1">
<text:span text:style-name="T4">
莫迪访美促两国关系跨入新时代，中国议题是“房间里的大象”</text:span>
</text:h>
      <text:p text:style-name="P4">
Author: chinese@voanews.com (孙承)</text:p>
      <text:p text:style-name="P4">
Publisher: 美国之音中文网 (Type: NewsMediaOrganization)</text:p>
      <text:p text:style-name="P4">
Published Time: 2023-06-24T02:35:53+08:00</text:p>
      <text:p text:style-name="P4">
Modified Time: 2023-06-23 18:35:53Z</text:p>
      <text:p text:style-name="P4">
Description: 在印太地区局势持续紧张之际，美国星期四以最高礼遇的盛大典礼欢迎印度总理莫迪对美国进行国事访问，将两国近年来迅速升温的双边关系推向了顶点。</text:p>
      <text:p text:style-name="P4">
Videos: []</text:p>
      <text:p text:style-name="P4">
Images: []</text:p>
      <text:p text:style-name="P4">
Categories: ['美国', '亚太']</text:p>
      <text:p text:style-name="P4">
Type: None</text:p>
      <!--METADATA-->
      <text:p text:style-name="P4">
NoneNone</text:p>
      <text:p text:style-name="P4">
Source: <text:a xlink:type="simple" xlink:href="https://www.voachinese.com/a/modi-us-visit-china-20230623/7150164.html" text:style-name="Internet_20_link" text:visited-style-name="Visited_20_Internet_20_Link">
https://www.voachinese.com/a/modi-us-visit-china-20230623/7150164.html</text:a>
</text:p>
      <!--NEWS-->
      <text:h text:style-name="P10" text:outline-level="1">
<text:span text:style-name="T4">
乌克兰盟友承诺数百亿美元用于重建，基辅需要更多帮助</text:span>
</text:h>
      <text:p text:style-name="P4">
Author: chinese@voanews.com (里奇韦尔)</text:p>
      <text:p text:style-name="P4">
Publisher: 美国之音中文网 (Type: NewsMediaOrganization)</text:p>
      <text:p text:style-name="P4">
Published Time: 2023-06-24T03:02:17+08:00</text:p>
      <text:p text:style-name="P4">
Modified Time: 2023-06-23 19:02:17Z</text:p>
      <text:p text:style-name="P4">
Description: 本星期，乌克兰的盟友在伦敦召开的会议上承诺提供数百亿美元的赠款和贷款，帮助遭到俄罗斯入侵的乌克兰重建。</text:p>
      <text:p text:style-name="P4">
Videos: []</text:p>
      <text:p text:style-name="P4">
Images: []</text:p>
      <text:p text:style-name="P4">
Categories: ['乌克兰局势', '经济·金融·贸易', '欧洲']</text:p>
      <text:p text:style-name="P4">
Type: None</text:p>
      <!--METADATA-->
      <text:p text:style-name="P4">
NoneNone</text:p>
      <text:p text:style-name="P4">
Source: <text:a xlink:type="simple" xlink:href="https://www.voachinese.com/a/ukraine-s-allies-pledge-billions-for-reconstruction-but-kyiv-needs-much-more-20230623/7150441.html" text:style-name="Internet_20_link" text:visited-style-name="Visited_20_Internet_20_Link">
https://www.voachinese.com/a/ukraine-s-allies-pledge-billions-for-reconstruction-but-kyiv-needs-much-more-20230623/7150441.html</text:a>
</text:p>
      <!--NEWS-->
      <text:h text:style-name="P10" text:outline-level="1">
<text:span text:style-name="T4">
揭谎频道：那些被中国不当羁押的美国公民</text:span>
</text:h>
      <text:p text:style-name="P4">
Author: chinese@voanews.com (易林)</text:p>
      <text:p text:style-name="P4">
Publisher: 美国之音中文网 (Type: Organization)</text:p>
      <text:p text:style-name="P4">
Published Time: 2023-06-24T03:34:56+08:00</text:p>
      <text:p text:style-name="P4">
Modified Time: 2023-06-23 19:34:56Z</text:p>
      <text:p text:style-name="P4">
Description: 中国至少不当拘押着三名美国公民。</text:p>
      <text:p text:style-name="P4">
Videos: []</text:p>
      <text:p text:style-name="P4">
Images: []</text:p>
      <text:p text:style-name="P4">
Categories: ['揭谎频道', '编辑推荐']</text:p>
      <text:p text:style-name="P4">
Type: None</text:p>
      <!--METADATA-->
      <text:p text:style-name="P4">
NoneNone</text:p>
      <text:p text:style-name="P4">
Source: <text:a xlink:type="simple" xlink:href="https://www.voachinese.com/a/fact-check-china-us-wrongful-detainee/7150109.html" text:style-name="Internet_20_link" text:visited-style-name="Visited_20_Internet_20_Link">
https://www.voachinese.com/a/fact-check-china-us-wrongful-detainee/7150109.html</text:a>
</text:p>
      <!--NEWS-->
      <text:h text:style-name="P10" text:outline-level="1">
<text:span text:style-name="T4">
利比亚在打击加密币采矿行动中逮捕50名中国公民</text:span>
</text:h>
      <text:p text:style-name="P4">
Author: chinese@voanews.com (美国之音)</text:p>
      <text:p text:style-name="P4">
Publisher: 美国之音中文网 (Type: NewsMediaOrganization)</text:p>
      <text:p text:style-name="P4">
Published Time: 2023-06-24T04:13:50+08:00</text:p>
      <text:p text:style-name="P4">
Modified Time: 2023-06-23 20:13:50Z</text:p>
      <text:p text:style-name="P4">
Description: 的黎波里的检方周四（6月22日）表示，利比亚当局已经捣毁了该国西部的一个加密币采矿作业点，并表示有50名中国公民被拘留。</text:p>
      <text:p text:style-name="P4">
Videos: []</text:p>
      <text:p text:style-name="P4">
Images: []</text:p>
      <text:p text:style-name="P4">
Categories: ['非洲', '经济·金融·贸易', '中国', '法律']</text:p>
      <text:p text:style-name="P4">
Type: None</text:p>
      <!--METADATA-->
      <text:p text:style-name="P4">
NoneNone</text:p>
      <text:p text:style-name="P4">
Source: <text:a xlink:type="simple" xlink:href="https://www.voachinese.com/a/libya-arrests-50-chinese-nationals-in-crackdown-on-crypto-mining-20230623/7150541.html" text:style-name="Internet_20_link" text:visited-style-name="Visited_20_Internet_20_Link">
https://www.voachinese.com/a/libya-arrests-50-chinese-nationals-in-crackdown-on-crypto-mining-20230623/715054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